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나눔고딕" svg:font-family="나눔고딕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font-name="맑은 고딕" fo:color="#000000"/>
    </style:style>
    <style:style style:name="T3" style:parent-style-name="기본단락글꼴" style:family="text">
      <style:text-properties style:font-name="맑은 고딕" fo:color="#000000"/>
    </style:style>
    <style:style style:name="T4" style:parent-style-name="기본단락글꼴" style:family="text">
      <style:text-properties style:font-name="맑은 고딕" fo:color="#000000"/>
    </style:style>
    <style:style style:name="T5" style:parent-style-name="기본단락글꼴" style:family="text">
      <style:text-properties style:font-name="맑은 고딕" fo:color="#000000"/>
    </style:style>
    <style:style style:name="T6" style:parent-style-name="기본단락글꼴" style:family="text">
      <style:text-properties style:font-name="맑은 고딕" fo:color="#000000"/>
    </style:style>
    <style:style style:name="T7" style:parent-style-name="기본단락글꼴" style:family="text">
      <style:text-properties style:font-name="맑은 고딕" fo:color="#000000"/>
    </style:style>
    <style:style style:name="T8" style:parent-style-name="기본단락글꼴" style:family="text">
      <style:text-properties style:font-name="맑은 고딕" fo:color="#000000"/>
    </style:style>
    <style:style style:name="T9" style:parent-style-name="기본단락글꼴" style:family="text">
      <style:text-properties style:font-name="맑은 고딕" fo:color="#000000"/>
    </style:style>
    <style:style style:name="T10" style:parent-style-name="기본단락글꼴" style:family="text">
      <style:text-properties style:font-name="맑은 고딕" fo:color="#000000"/>
    </style:style>
    <style:style style:name="T11" style:parent-style-name="기본단락글꼴" style:family="text">
      <style:text-properties style:font-name="맑은 고딕" fo:color="#000000"/>
    </style:style>
    <style:style style:name="T12" style:parent-style-name="기본단락글꼴" style:family="text">
      <style:text-properties style:font-name="맑은 고딕" fo:color="#000000"/>
    </style:style>
    <style:style style:name="T13" style:parent-style-name="기본단락글꼴" style:family="text">
      <style:text-properties style:font-name="맑은 고딕" fo:color="#000000"/>
    </style:style>
    <style:style style:name="T14" style:parent-style-name="기본단락글꼴" style:family="text">
      <style:text-properties style:font-name="맑은 고딕" fo:color="#000000"/>
    </style:style>
    <style:style style:name="T15" style:parent-style-name="기본단락글꼴" style:family="text">
      <style:text-properties style:font-name="맑은 고딕" fo:color="#000000"/>
    </style:style>
    <style:style style:name="T16" style:parent-style-name="기본단락글꼴" style:family="text">
      <style:text-properties style:font-name="맑은 고딕" fo:color="#000000"/>
    </style:style>
    <style:style style:name="T17" style:parent-style-name="기본단락글꼴" style:family="text">
      <style:text-properties style:font-name="맑은 고딕" fo:color="#000000"/>
    </style:style>
    <style:style style:name="T18" style:parent-style-name="기본단락글꼴" style:family="text">
      <style:text-properties style:font-name="맑은 고딕" fo:color="#000000"/>
    </style:style>
    <style:style style:name="T19" style:parent-style-name="기본단락글꼴" style:family="text">
      <style:text-properties style:font-name="맑은 고딕" fo:color="#000000"/>
    </style:style>
    <style:style style:name="T20" style:parent-style-name="기본단락글꼴" style:family="text">
      <style:text-properties style:font-name="맑은 고딕" fo:color="#000000"/>
    </style:style>
    <style:style style:name="T21" style:parent-style-name="기본단락글꼴" style:family="text">
      <style:text-properties style:font-name="맑은 고딕" fo:color="#000000"/>
    </style:style>
    <style:style style:name="T22" style:parent-style-name="기본단락글꼴" style:family="text">
      <style:text-properties style:font-name="맑은 고딕" fo:color="#000000"/>
    </style:style>
    <style:style style:name="T23" style:parent-style-name="기본단락글꼴" style:family="text">
      <style:text-properties style:font-name="맑은 고딕" fo:color="#000000"/>
    </style:style>
    <style:style style:name="T24" style:parent-style-name="기본단락글꼴" style:family="text">
      <style:text-properties style:font-name="맑은 고딕" fo:color="#000000"/>
    </style:style>
    <style:style style:name="T25" style:parent-style-name="기본단락글꼴" style:family="text">
      <style:text-properties style:font-name="맑은 고딕" fo:color="#000000"/>
    </style:style>
    <style:style style:name="T26" style:parent-style-name="기본단락글꼴" style:family="text">
      <style:text-properties style:font-name="맑은 고딕" fo:color="#000000"/>
    </style:style>
    <style:style style:name="T27" style:parent-style-name="기본단락글꼴" style:family="text">
      <style:text-properties style:font-name="맑은 고딕" fo:color="#000000"/>
    </style:style>
    <style:style style:name="T28" style:parent-style-name="기본단락글꼴" style:family="text">
      <style:text-properties style:font-name="맑은 고딕" fo:color="#000000"/>
    </style:style>
    <style:style style:name="T29" style:parent-style-name="기본단락글꼴" style:family="text">
      <style:text-properties style:font-name="맑은 고딕" fo:color="#000000"/>
    </style:style>
    <style:style style:name="T30" style:parent-style-name="기본단락글꼴" style:family="text">
      <style:text-properties style:font-name="맑은 고딕" fo:color="#000000"/>
    </style:style>
    <style:style style:name="T31" style:parent-style-name="기본단락글꼴" style:family="text">
      <style:text-properties style:font-name="맑은 고딕" fo:color="#000000"/>
    </style:style>
    <style:style style:name="T32" style:parent-style-name="기본단락글꼴" style:family="text">
      <style:text-properties style:font-name="맑은 고딕" fo:color="#000000"/>
    </style:style>
    <style:style style:name="T33" style:parent-style-name="기본단락글꼴" style:family="text">
      <style:text-properties style:font-name="맑은 고딕" fo:color="#000000"/>
    </style:style>
    <style:style style:name="T34" style:parent-style-name="기본단락글꼴" style:family="text">
      <style:text-properties style:font-name="맑은 고딕" fo:color="#000000"/>
    </style:style>
    <style:style style:name="T35" style:parent-style-name="기본단락글꼴" style:family="text">
      <style:text-properties style:font-name="맑은 고딕" fo:color="#000000"/>
    </style:style>
    <style:style style:name="T36" style:parent-style-name="기본단락글꼴" style:family="text">
      <style:text-properties style:font-name="맑은 고딕" fo:color="#000000"/>
    </style:style>
    <style:style style:name="T37" style:parent-style-name="기본단락글꼴" style:family="text">
      <style:text-properties style:font-name="맑은 고딕" fo:color="#000000"/>
    </style:style>
    <style:style style:name="T38" style:parent-style-name="기본단락글꼴" style:family="text">
      <style:text-properties style:font-name="맑은 고딕" fo:color="#000000"/>
    </style:style>
    <style:style style:name="T39" style:parent-style-name="기본단락글꼴" style:family="text">
      <style:text-properties style:font-name="맑은 고딕" fo:color="#000000"/>
    </style:style>
    <style:style style:name="T40" style:parent-style-name="기본단락글꼴" style:family="text">
      <style:text-properties style:font-name="맑은 고딕" fo:color="#000000"/>
    </style:style>
    <style:style style:name="T41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42" style:parent-style-name="기본단락글꼴" style:family="text">
      <style:text-properties style:font-name="맑은 고딕" fo:color="#000000"/>
    </style:style>
    <style:style style:name="T43" style:parent-style-name="기본단락글꼴" style:family="text">
      <style:text-properties style:font-name="맑은 고딕" fo:color="#000000"/>
    </style:style>
    <style:style style:name="T44" style:parent-style-name="기본단락글꼴" style:family="text">
      <style:text-properties style:font-name="맑은 고딕" fo:color="#000000"/>
    </style:style>
    <style:style style:name="T45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46" style:parent-style-name="기본단락글꼴" style:family="text">
      <style:text-properties style:font-name="맑은 고딕" fo:color="#000000"/>
    </style:style>
    <style:style style:name="T47" style:parent-style-name="기본단락글꼴" style:family="text">
      <style:text-properties style:font-name="맑은 고딕" fo:color="#000000"/>
    </style:style>
    <style:style style:name="T48" style:parent-style-name="기본단락글꼴" style:family="text">
      <style:text-properties style:font-name="맑은 고딕" fo:color="#000000"/>
    </style:style>
    <style:style style:name="T49" style:parent-style-name="기본단락글꼴" style:family="text">
      <style:text-properties style:font-name="맑은 고딕" fo:color="#000000"/>
    </style:style>
    <style:style style:name="T50" style:parent-style-name="기본단락글꼴" style:family="text">
      <style:text-properties style:font-name="맑은 고딕" fo:color="#000000"/>
    </style:style>
    <style:style style:name="T51" style:parent-style-name="기본단락글꼴" style:family="text">
      <style:text-properties style:font-name="맑은 고딕" fo:color="#000000"/>
    </style:style>
    <style:style style:name="T52" style:parent-style-name="기본단락글꼴" style:family="text">
      <style:text-properties style:font-name="맑은 고딕" fo:color="#000000"/>
    </style:style>
    <style:style style:name="T53" style:parent-style-name="기본단락글꼴" style:family="text">
      <style:text-properties style:font-name="맑은 고딕" fo:color="#000000"/>
    </style:style>
    <style:style style:name="T54" style:parent-style-name="기본단락글꼴" style:family="text">
      <style:text-properties style:font-name="맑은 고딕" fo:color="#000000"/>
    </style:style>
    <style:style style:name="T55" style:parent-style-name="기본단락글꼴" style:family="text">
      <style:text-properties style:font-name="맑은 고딕" fo:color="#000000"/>
    </style:style>
    <style:style style:name="T56" style:parent-style-name="기본단락글꼴" style:family="text">
      <style:text-properties style:font-name="맑은 고딕" fo:color="#000000"/>
    </style:style>
    <style:style style:name="T57" style:parent-style-name="기본단락글꼴" style:family="text">
      <style:text-properties style:font-name="맑은 고딕" fo:color="#000000"/>
    </style:style>
    <style:style style:name="T58" style:parent-style-name="기본단락글꼴" style:family="text">
      <style:text-properties style:font-name="맑은 고딕" fo:color="#000000"/>
    </style:style>
    <style:style style:name="T59" style:parent-style-name="기본단락글꼴" style:family="text">
      <style:text-properties style:font-name="맑은 고딕" fo:color="#000000"/>
    </style:style>
    <style:style style:name="T60" style:parent-style-name="기본단락글꼴" style:family="text">
      <style:text-properties style:font-name="맑은 고딕" fo:color="#000000"/>
    </style:style>
    <style:style style:name="T61" style:parent-style-name="기본단락글꼴" style:family="text">
      <style:text-properties style:font-name="맑은 고딕" fo:color="#000000"/>
    </style:style>
    <style:style style:name="T62" style:parent-style-name="기본단락글꼴" style:family="text">
      <style:text-properties style:font-name="맑은 고딕" fo:font-weight="bold" style:font-weight-asian="bold" style:font-weight-complex="bold" fo:color="#000000"/>
    </style:style>
    <style:style style:name="T63" style:parent-style-name="기본단락글꼴" style:family="text">
      <style:text-properties style:font-name="맑은 고딕" fo:color="#000000"/>
    </style:style>
    <style:style style:name="T64" style:parent-style-name="기본단락글꼴" style:family="text">
      <style:text-properties style:font-name="맑은 고딕" fo:color="#000000"/>
    </style:style>
    <style:style style:name="T65" style:parent-style-name="기본단락글꼴" style:family="text">
      <style:text-properties style:font-name="맑은 고딕" fo:color="#000000"/>
    </style:style>
    <style:style style:name="T66" style:parent-style-name="기본단락글꼴" style:family="text">
      <style:text-properties style:font-name="맑은 고딕" fo:color="#000000"/>
    </style:style>
    <style:style style:name="T67" style:parent-style-name="기본단락글꼴" style:family="text">
      <style:text-properties style:font-name="맑은 고딕" fo:color="#000000"/>
    </style:style>
    <style:style style:name="T68" style:parent-style-name="기본단락글꼴" style:family="text">
      <style:text-properties style:font-name="맑은 고딕" fo:color="#000000"/>
    </style:style>
    <style:style style:name="T69" style:parent-style-name="기본단락글꼴" style:family="text">
      <style:text-properties style:font-name="맑은 고딕" fo:color="#000000"/>
    </style:style>
    <style:style style:name="T70" style:parent-style-name="기본단락글꼴" style:family="text">
      <style:text-properties style:font-name="맑은 고딕" fo:color="#000000"/>
    </style:style>
    <style:style style:name="T71" style:parent-style-name="기본단락글꼴" style:family="text">
      <style:text-properties style:font-name="맑은 고딕" fo:color="#000000"/>
    </style:style>
    <style:style style:name="T72" style:parent-style-name="기본단락글꼴" style:family="text">
      <style:text-properties style:font-name="맑은 고딕" fo:color="#000000"/>
    </style:style>
    <style:style style:name="T73" style:parent-style-name="기본단락글꼴" style:family="text">
      <style:text-properties style:font-name="맑은 고딕" fo:color="#000000"/>
    </style:style>
    <style:style style:name="T74" style:parent-style-name="기본단락글꼴" style:family="text">
      <style:text-properties style:font-name="맑은 고딕" fo:color="#000000"/>
    </style:style>
    <style:style style:name="T75" style:parent-style-name="기본단락글꼴" style:family="text">
      <style:text-properties style:font-name="맑은 고딕" fo:color="#000000"/>
    </style:style>
    <style:style style:name="T76" style:parent-style-name="기본단락글꼴" style:family="text">
      <style:text-properties style:font-name="맑은 고딕" fo:color="#000000"/>
    </style:style>
    <style:style style:name="T77" style:parent-style-name="기본단락글꼴" style:family="text">
      <style:text-properties style:font-name="맑은 고딕" fo:color="#000000"/>
    </style:style>
    <style:style style:name="T78" style:parent-style-name="기본단락글꼴" style:family="text">
      <style:text-properties style:font-name="맑은 고딕" fo:color="#000000"/>
    </style:style>
    <style:style style:name="T79" style:parent-style-name="기본단락글꼴" style:family="text">
      <style:text-properties style:font-name="맑은 고딕" fo:color="#000000"/>
    </style:style>
    <style:style style:name="T80" style:parent-style-name="기본단락글꼴" style:family="text">
      <style:text-properties style:font-name="맑은 고딕" fo:color="#000000"/>
    </style:style>
    <style:style style:name="T81" style:parent-style-name="기본단락글꼴" style:family="text">
      <style:text-properties style:font-name="맑은 고딕" fo:color="#000000"/>
    </style:style>
    <style:style style:name="T82" style:parent-style-name="기본단락글꼴" style:family="text">
      <style:text-properties style:font-name="맑은 고딕" fo:color="#000000"/>
    </style:style>
    <style:style style:name="T83" style:parent-style-name="기본단락글꼴" style:family="text">
      <style:text-properties style:font-name="맑은 고딕" fo:color="#000000"/>
    </style:style>
    <style:style style:name="T84" style:parent-style-name="기본단락글꼴" style:family="text">
      <style:text-properties style:font-name="맑은 고딕" fo:color="#000000"/>
    </style:style>
    <style:style style:name="T85" style:parent-style-name="기본단락글꼴" style:family="text">
      <style:text-properties style:font-name="맑은 고딕" fo:color="#000000"/>
    </style:style>
    <style:style style:name="T86" style:parent-style-name="기본단락글꼴" style:family="text">
      <style:text-properties style:font-name="맑은 고딕" fo:color="#000000"/>
    </style:style>
    <style:style style:name="T87" style:parent-style-name="기본단락글꼴" style:family="text">
      <style:text-properties style:font-name="맑은 고딕" fo:color="#000000"/>
    </style:style>
    <style:style style:name="T88" style:parent-style-name="기본단락글꼴" style:family="text">
      <style:text-properties style:font-name="맑은 고딕" fo:color="#000000"/>
    </style:style>
    <style:style style:name="T89" style:parent-style-name="기본단락글꼴" style:family="text">
      <style:text-properties style:font-name="맑은 고딕" fo:color="#000000"/>
    </style:style>
    <style:style style:name="T90" style:parent-style-name="기본단락글꼴" style:family="text">
      <style:text-properties style:font-name="맑은 고딕" fo:color="#000000"/>
    </style:style>
    <style:style style:name="T91" style:parent-style-name="기본단락글꼴" style:family="text">
      <style:text-properties style:font-name="맑은 고딕" fo:color="#000000"/>
    </style:style>
    <style:style style:name="T92" style:parent-style-name="기본단락글꼴" style:family="text">
      <style:text-properties style:font-name="맑은 고딕" fo:color="#000000"/>
    </style:style>
    <style:style style:name="T93" style:parent-style-name="기본단락글꼴" style:family="text">
      <style:text-properties style:font-name="맑은 고딕" fo:color="#000000"/>
    </style:style>
    <style:style style:name="T94" style:parent-style-name="기본단락글꼴" style:family="text">
      <style:text-properties style:font-name="맑은 고딕" fo:color="#000000"/>
    </style:style>
    <style:style style:name="T95" style:parent-style-name="기본단락글꼴" style:family="text">
      <style:text-properties style:font-name="맑은 고딕" fo:color="#000000"/>
    </style:style>
    <style:style style:name="T96" style:parent-style-name="기본단락글꼴" style:family="text">
      <style:text-properties style:font-name="맑은 고딕" fo:color="#000000"/>
    </style:style>
    <style:style style:name="T97" style:parent-style-name="기본단락글꼴" style:family="text">
      <style:text-properties style:font-name="맑은 고딕" fo:color="#000000"/>
    </style:style>
    <style:style style:name="T98" style:parent-style-name="기본단락글꼴" style:family="text">
      <style:text-properties style:font-name="맑은 고딕" fo:color="#000000"/>
    </style:style>
    <style:style style:name="T99" style:parent-style-name="기본단락글꼴" style:family="text">
      <style:text-properties style:font-name="맑은 고딕" fo:color="#000000"/>
    </style:style>
    <style:style style:name="T100" style:parent-style-name="기본단락글꼴" style:family="text">
      <style:text-properties style:font-name="맑은 고딕" fo:color="#000000"/>
    </style:style>
    <style:style style:name="T101" style:parent-style-name="기본단락글꼴" style:family="text">
      <style:text-properties style:font-name="맑은 고딕" fo:color="#000000"/>
    </style:style>
    <style:style style:name="T102" style:parent-style-name="기본단락글꼴" style:family="text">
      <style:text-properties style:font-name="맑은 고딕" fo:color="#000000"/>
    </style:style>
    <style:style style:name="T103" style:parent-style-name="기본단락글꼴" style:family="text">
      <style:text-properties style:font-name="맑은 고딕" fo:color="#000000"/>
    </style:style>
    <style:style style:name="T104" style:parent-style-name="기본단락글꼴" style:family="text">
      <style:text-properties style:font-name="맑은 고딕" fo:color="#000000"/>
    </style:style>
    <style:style style:name="T105" style:parent-style-name="기본단락글꼴" style:family="text">
      <style:text-properties style:font-name="맑은 고딕" fo:color="#000000"/>
    </style:style>
    <style:style style:name="T106" style:parent-style-name="기본단락글꼴" style:family="text">
      <style:text-properties style:font-name="맑은 고딕" fo:color="#000000"/>
    </style:style>
    <style:style style:name="T107" style:parent-style-name="기본단락글꼴" style:family="text">
      <style:text-properties style:font-name="맑은 고딕" fo:color="#000000"/>
    </style:style>
    <style:style style:name="T108" style:parent-style-name="기본단락글꼴" style:family="text">
      <style:text-properties style:font-name="맑은 고딕" fo:color="#000000"/>
    </style:style>
    <style:style style:name="T109" style:parent-style-name="기본단락글꼴" style:family="text">
      <style:text-properties style:font-name="맑은 고딕" fo:color="#000000"/>
    </style:style>
    <style:style style:name="T110" style:parent-style-name="기본단락글꼴" style:family="text">
      <style:text-properties style:font-name="맑은 고딕" fo:color="#000000"/>
    </style:style>
    <style:style style:name="T111" style:parent-style-name="기본단락글꼴" style:family="text">
      <style:text-properties style:font-name="맑은 고딕" fo:color="#000000"/>
    </style:style>
    <style:style style:name="T112" style:parent-style-name="기본단락글꼴" style:family="text">
      <style:text-properties style:font-name="맑은 고딕" fo:color="#000000"/>
    </style:style>
    <style:style style:name="T113" style:parent-style-name="기본단락글꼴" style:family="text">
      <style:text-properties style:font-name="맑은 고딕" fo:color="#000000"/>
    </style:style>
    <style:style style:name="T114" style:parent-style-name="기본단락글꼴" style:family="text">
      <style:text-properties style:font-name="맑은 고딕" fo:color="#000000"/>
    </style:style>
    <style:style style:name="T115" style:parent-style-name="기본단락글꼴" style:family="text">
      <style:text-properties style:font-name="맑은 고딕" fo:color="#000000"/>
    </style:style>
    <style:style style:name="T116" style:parent-style-name="기본단락글꼴" style:family="text">
      <style:text-properties style:font-name="맑은 고딕" fo:color="#000000"/>
    </style:style>
    <style:style style:name="T117" style:parent-style-name="기본단락글꼴" style:family="text">
      <style:text-properties style:font-name="맑은 고딕" fo:color="#000000"/>
    </style:style>
    <style:style style:name="T118" style:parent-style-name="기본단락글꼴" style:family="text">
      <style:text-properties style:font-name="맑은 고딕" fo:color="#000000"/>
    </style:style>
    <style:style style:name="T119" style:parent-style-name="기본단락글꼴" style:family="text">
      <style:text-properties style:font-name="맑은 고딕" fo:color="#000000"/>
    </style:style>
    <style:style style:name="T120" style:parent-style-name="기본단락글꼴" style:family="text">
      <style:text-properties style:font-name="맑은 고딕" fo:color="#000000"/>
    </style:style>
    <style:style style:name="T121" style:parent-style-name="기본단락글꼴" style:family="text">
      <style:text-properties style:font-name="맑은 고딕" fo:color="#000000"/>
    </style:style>
    <style:style style:name="T122" style:parent-style-name="기본단락글꼴" style:family="text">
      <style:text-properties style:font-name="맑은 고딕" fo:color="#000000"/>
    </style:style>
    <style:style style:name="T123" style:parent-style-name="기본단락글꼴" style:family="text">
      <style:text-properties style:font-name="맑은 고딕" fo:color="#000000"/>
    </style:style>
    <style:style style:name="T124" style:parent-style-name="기본단락글꼴" style:family="text">
      <style:text-properties style:font-name="맑은 고딕" fo:color="#000000"/>
    </style:style>
    <style:style style:name="T125" style:parent-style-name="기본단락글꼴" style:family="text">
      <style:text-properties style:font-name="맑은 고딕" fo:color="#000000"/>
    </style:style>
    <style:style style:name="T126" style:parent-style-name="기본단락글꼴" style:family="text">
      <style:text-properties style:font-name="맑은 고딕" fo:color="#000000"/>
    </style:style>
    <style:style style:name="T127" style:parent-style-name="기본단락글꼴" style:family="text">
      <style:text-properties style:font-name="맑은 고딕" fo:color="#000000"/>
    </style:style>
    <style:style style:name="T128" style:parent-style-name="기본단락글꼴" style:family="text">
      <style:text-properties style:font-name="맑은 고딕" fo:color="#000000"/>
    </style:style>
    <style:style style:name="T129" style:parent-style-name="기본단락글꼴" style:family="text">
      <style:text-properties style:font-name="맑은 고딕" fo:color="#000000"/>
    </style:style>
    <style:style style:name="T130" style:parent-style-name="기본단락글꼴" style:family="text">
      <style:text-properties style:font-name="맑은 고딕" fo:color="#000000"/>
    </style:style>
    <style:style style:name="T131" style:parent-style-name="기본단락글꼴" style:family="text">
      <style:text-properties style:font-name="맑은 고딕" fo:color="#000000"/>
    </style:style>
    <style:style style:name="T132" style:parent-style-name="기본단락글꼴" style:family="text">
      <style:text-properties style:font-name="맑은 고딕" fo:color="#000000"/>
    </style:style>
    <style:style style:name="T133" style:parent-style-name="기본단락글꼴" style:family="text">
      <style:text-properties style:font-name="맑은 고딕" fo:color="#000000"/>
    </style:style>
    <style:style style:name="T134" style:parent-style-name="기본단락글꼴" style:family="text">
      <style:text-properties style:font-name="맑은 고딕" fo:color="#000000"/>
    </style:style>
    <style:style style:name="T135" style:parent-style-name="기본단락글꼴" style:family="text">
      <style:text-properties style:font-name="맑은 고딕" fo:color="#000000"/>
    </style:style>
    <style:style style:name="T136" style:parent-style-name="기본단락글꼴" style:family="text">
      <style:text-properties style:font-name="맑은 고딕" fo:color="#000000"/>
    </style:style>
    <style:style style:name="T137" style:parent-style-name="기본단락글꼴" style:family="text">
      <style:text-properties style:font-name="맑은 고딕" fo:color="#000000"/>
    </style:style>
    <style:style style:name="T138" style:parent-style-name="기본단락글꼴" style:family="text">
      <style:text-properties style:font-name="맑은 고딕" fo:color="#000000"/>
    </style:style>
    <style:style style:name="T139" style:parent-style-name="기본단락글꼴" style:family="text">
      <style:text-properties style:font-name="맑은 고딕" fo:color="#000000"/>
    </style:style>
    <style:style style:name="T140" style:parent-style-name="기본단락글꼴" style:family="text">
      <style:text-properties style:font-name="맑은 고딕" fo:color="#000000"/>
    </style:style>
    <style:style style:name="T141" style:parent-style-name="기본단락글꼴" style:family="text">
      <style:text-properties style:font-name="맑은 고딕" fo:color="#000000"/>
    </style:style>
    <style:style style:name="T142" style:parent-style-name="기본단락글꼴" style:family="text">
      <style:text-properties style:font-name="맑은 고딕" fo:color="#000000"/>
    </style:style>
    <style:style style:name="T143" style:parent-style-name="기본단락글꼴" style:family="text">
      <style:text-properties style:font-name="맑은 고딕" fo:color="#000000"/>
    </style:style>
    <style:style style:name="T144" style:parent-style-name="기본단락글꼴" style:family="text">
      <style:text-properties style:font-name="맑은 고딕" fo:color="#000000"/>
    </style:style>
    <style:style style:name="T145" style:parent-style-name="기본단락글꼴" style:family="text">
      <style:text-properties style:font-name="맑은 고딕" fo:color="#000000"/>
    </style:style>
    <style:style style:name="T146" style:parent-style-name="기본단락글꼴" style:family="text">
      <style:text-properties style:font-name="맑은 고딕" fo:color="#000000"/>
    </style:style>
    <style:style style:name="T147" style:parent-style-name="기본단락글꼴" style:family="text">
      <style:text-properties style:font-name="맑은 고딕" fo:color="#000000"/>
    </style:style>
    <style:style style:name="T148" style:parent-style-name="기본단락글꼴" style:family="text">
      <style:text-properties style:font-name="맑은 고딕" fo:color="#000000"/>
    </style:style>
    <style:style style:name="T149" style:parent-style-name="기본단락글꼴" style:family="text">
      <style:text-properties style:font-name="맑은 고딕" fo:color="#000000"/>
    </style:style>
    <style:style style:name="T150" style:parent-style-name="기본단락글꼴" style:family="text">
      <style:text-properties style:font-name="맑은 고딕" fo:color="#000000"/>
    </style:style>
    <style:style style:name="T151" style:parent-style-name="기본단락글꼴" style:family="text">
      <style:text-properties style:font-name="맑은 고딕" fo:color="#000000"/>
    </style:style>
    <style:style style:name="T152" style:parent-style-name="기본단락글꼴" style:family="text">
      <style:text-properties style:font-name="맑은 고딕" fo:color="#000000"/>
    </style:style>
    <style:style style:name="T153" style:parent-style-name="기본단락글꼴" style:family="text">
      <style:text-properties style:font-name="맑은 고딕" fo:color="#000000"/>
    </style:style>
    <style:style style:name="T154" style:parent-style-name="기본단락글꼴" style:family="text">
      <style:text-properties style:font-name="맑은 고딕" fo:color="#000000"/>
    </style:style>
    <style:style style:name="T155" style:parent-style-name="기본단락글꼴" style:family="text">
      <style:text-properties style:font-name="맑은 고딕" fo:color="#000000"/>
    </style:style>
    <style:style style:name="T156" style:parent-style-name="기본단락글꼴" style:family="text">
      <style:text-properties style:font-name="맑은 고딕" fo:color="#000000"/>
    </style:style>
    <style:style style:name="T157" style:parent-style-name="기본단락글꼴" style:family="text">
      <style:text-properties style:font-name="맑은 고딕" fo:color="#000000"/>
    </style:style>
    <style:style style:name="T158" style:parent-style-name="기본단락글꼴" style:family="text">
      <style:text-properties style:font-name="맑은 고딕" fo:color="#000000"/>
    </style:style>
    <style:style style:name="T159" style:parent-style-name="기본단락글꼴" style:family="text">
      <style:text-properties style:font-name="맑은 고딕" fo:color="#000000"/>
    </style:style>
    <style:style style:name="T160" style:parent-style-name="기본단락글꼴" style:family="text">
      <style:text-properties style:font-name="맑은 고딕" fo:color="#000000"/>
    </style:style>
    <style:style style:name="T161" style:parent-style-name="기본단락글꼴" style:family="text">
      <style:text-properties style:font-name="맑은 고딕" fo:color="#000000"/>
    </style:style>
    <style:style style:name="T162" style:parent-style-name="기본단락글꼴" style:family="text">
      <style:text-properties style:font-name="맑은 고딕" fo:color="#000000"/>
    </style:style>
    <style:style style:name="T163" style:parent-style-name="기본단락글꼴" style:family="text">
      <style:text-properties style:font-name="맑은 고딕" fo:color="#000000"/>
    </style:style>
    <style:style style:name="T164" style:parent-style-name="기본단락글꼴" style:family="text">
      <style:text-properties style:font-name="맑은 고딕" fo:color="#000000"/>
    </style:style>
    <style:style style:name="T165" style:parent-style-name="기본단락글꼴" style:family="text">
      <style:text-properties style:font-name="맑은 고딕" fo:color="#000000"/>
    </style:style>
    <style:style style:name="T166" style:parent-style-name="기본단락글꼴" style:family="text">
      <style:text-properties style:font-name="맑은 고딕" fo:color="#000000"/>
    </style:style>
    <style:style style:name="T167" style:parent-style-name="기본단락글꼴" style:family="text">
      <style:text-properties style:font-name="맑은 고딕" fo:color="#000000"/>
    </style:style>
    <style:style style:name="T168" style:parent-style-name="기본단락글꼴" style:family="text">
      <style:text-properties style:font-name="맑은 고딕" fo:color="#000000"/>
    </style:style>
    <style:style style:name="T169" style:parent-style-name="기본단락글꼴" style:family="text">
      <style:text-properties style:font-name="맑은 고딕" fo:color="#000000"/>
    </style:style>
    <style:style style:name="T170" style:parent-style-name="기본단락글꼴" style:family="text">
      <style:text-properties style:font-name="맑은 고딕" fo:color="#000000"/>
    </style:style>
    <style:style style:name="T171" style:parent-style-name="기본단락글꼴" style:family="text">
      <style:text-properties style:font-name="맑은 고딕" fo:color="#000000"/>
    </style:style>
    <style:style style:name="T172" style:parent-style-name="기본단락글꼴" style:family="text">
      <style:text-properties style:font-name="맑은 고딕" fo:color="#000000"/>
    </style:style>
    <style:style style:name="T173" style:parent-style-name="기본단락글꼴" style:family="text">
      <style:text-properties style:font-name="맑은 고딕" fo:color="#000000"/>
    </style:style>
    <style:style style:name="T174" style:parent-style-name="기본단락글꼴" style:family="text">
      <style:text-properties style:font-name="맑은 고딕" fo:color="#000000"/>
    </style:style>
    <style:style style:name="T175" style:parent-style-name="기본단락글꼴" style:family="text">
      <style:text-properties style:font-name="맑은 고딕" fo:color="#000000"/>
    </style:style>
    <style:style style:name="T176" style:parent-style-name="기본단락글꼴" style:family="text">
      <style:text-properties style:font-name="맑은 고딕" fo:color="#000000"/>
    </style:style>
    <style:style style:name="T177" style:parent-style-name="기본단락글꼴" style:family="text">
      <style:text-properties style:font-name="맑은 고딕" fo:color="#000000"/>
    </style:style>
    <style:style style:name="T178" style:parent-style-name="기본단락글꼴" style:family="text">
      <style:text-properties style:font-name="맑은 고딕" fo:color="#000000"/>
    </style:style>
    <style:style style:name="T179" style:parent-style-name="기본단락글꼴" style:family="text">
      <style:text-properties style:font-name="맑은 고딕" fo:color="#000000"/>
    </style:style>
    <style:style style:name="T180" style:parent-style-name="기본단락글꼴" style:family="text">
      <style:text-properties style:font-name="맑은 고딕" fo:color="#000000"/>
    </style:style>
    <style:style style:name="T181" style:parent-style-name="기본단락글꼴" style:family="text">
      <style:text-properties style:font-name="맑은 고딕" fo:color="#000000"/>
    </style:style>
    <style:style style:name="T182" style:parent-style-name="기본단락글꼴" style:family="text">
      <style:text-properties style:font-name="맑은 고딕" fo:color="#000000"/>
    </style:style>
    <style:style style:name="T183" style:parent-style-name="기본단락글꼴" style:family="text">
      <style:text-properties style:font-name="맑은 고딕" fo:color="#000000"/>
    </style:style>
    <style:style style:name="T184" style:parent-style-name="기본단락글꼴" style:family="text">
      <style:text-properties style:font-name="맑은 고딕" fo:color="#000000"/>
    </style:style>
    <style:style style:name="T185" style:parent-style-name="기본단락글꼴" style:family="text">
      <style:text-properties style:font-name="맑은 고딕" fo:color="#000000"/>
    </style:style>
    <style:style style:name="T186" style:parent-style-name="기본단락글꼴" style:family="text">
      <style:text-properties style:font-name="맑은 고딕" fo:color="#000000"/>
    </style:style>
    <style:style style:name="T187" style:parent-style-name="기본단락글꼴" style:family="text">
      <style:text-properties style:font-name="맑은 고딕" fo:color="#000000"/>
    </style:style>
    <style:style style:name="T188" style:parent-style-name="기본단락글꼴" style:family="text">
      <style:text-properties style:font-name="맑은 고딕" fo:color="#000000"/>
    </style:style>
    <style:style style:name="T189" style:parent-style-name="기본단락글꼴" style:family="text">
      <style:text-properties style:font-name="맑은 고딕" fo:color="#000000"/>
    </style:style>
    <style:style style:name="T190" style:parent-style-name="기본단락글꼴" style:family="text">
      <style:text-properties style:font-name="맑은 고딕" fo:color="#000000"/>
    </style:style>
    <style:style style:name="T191" style:parent-style-name="기본단락글꼴" style:family="text">
      <style:text-properties style:font-name="맑은 고딕" fo:color="#000000"/>
    </style:style>
    <style:style style:name="T192" style:parent-style-name="기본단락글꼴" style:family="text">
      <style:text-properties style:font-name="맑은 고딕" fo:color="#000000"/>
    </style:style>
    <style:style style:name="T193" style:parent-style-name="기본단락글꼴" style:family="text">
      <style:text-properties style:font-name="맑은 고딕" fo:color="#000000"/>
    </style:style>
    <style:style style:name="T194" style:parent-style-name="기본단락글꼴" style:family="text">
      <style:text-properties style:font-name="맑은 고딕" fo:color="#000000"/>
    </style:style>
    <style:style style:name="T195" style:parent-style-name="기본단락글꼴" style:family="text">
      <style:text-properties style:font-name="맑은 고딕" fo:color="#000000"/>
    </style:style>
    <style:style style:name="T196" style:parent-style-name="기본단락글꼴" style:family="text">
      <style:text-properties style:font-name="맑은 고딕" fo:color="#000000"/>
    </style:style>
    <style:style style:name="T197" style:parent-style-name="기본단락글꼴" style:family="text">
      <style:text-properties style:font-name="맑은 고딕" fo:color="#000000"/>
    </style:style>
    <style:style style:name="T198" style:parent-style-name="기본단락글꼴" style:family="text">
      <style:text-properties style:font-name="맑은 고딕" fo:color="#000000"/>
    </style:style>
    <style:style style:name="T199" style:parent-style-name="기본단락글꼴" style:family="text">
      <style:text-properties style:font-name="맑은 고딕" fo:color="#000000"/>
    </style:style>
    <style:style style:name="T200" style:parent-style-name="기본단락글꼴" style:family="text">
      <style:text-properties style:font-name="맑은 고딕" fo:color="#000000"/>
    </style:style>
    <style:style style:name="T201" style:parent-style-name="기본단락글꼴" style:family="text">
      <style:text-properties style:font-name="맑은 고딕" fo:color="#000000"/>
    </style:style>
    <style:style style:name="T202" style:parent-style-name="기본단락글꼴" style:family="text">
      <style:text-properties style:font-name="맑은 고딕" fo:color="#000000"/>
    </style:style>
    <style:style style:name="T203" style:parent-style-name="기본단락글꼴" style:family="text">
      <style:text-properties style:font-name="맑은 고딕" fo:color="#000000"/>
    </style:style>
    <style:style style:name="T204" style:parent-style-name="기본단락글꼴" style:family="text">
      <style:text-properties style:font-name="맑은 고딕" fo:color="#000000"/>
    </style:style>
    <style:style style:name="T205" style:parent-style-name="기본단락글꼴" style:family="text">
      <style:text-properties style:font-name="맑은 고딕" fo:color="#000000"/>
    </style:style>
    <style:style style:name="T206" style:parent-style-name="기본단락글꼴" style:family="text">
      <style:text-properties style:font-name="맑은 고딕" fo:color="#000000"/>
    </style:style>
    <style:style style:name="T207" style:parent-style-name="기본단락글꼴" style:family="text">
      <style:text-properties style:font-name="맑은 고딕" fo:color="#000000"/>
    </style:style>
    <style:style style:name="T208" style:parent-style-name="기본단락글꼴" style:family="text">
      <style:text-properties style:font-name="맑은 고딕" fo:color="#000000"/>
    </style:style>
    <style:style style:name="T209" style:parent-style-name="기본단락글꼴" style:family="text">
      <style:text-properties style:font-name="맑은 고딕" fo:color="#000000"/>
    </style:style>
    <style:style style:name="T210" style:parent-style-name="기본단락글꼴" style:family="text">
      <style:text-properties style:font-name="맑은 고딕" fo:color="#000000"/>
    </style:style>
    <style:style style:name="T211" style:parent-style-name="기본단락글꼴" style:family="text">
      <style:text-properties style:font-name="맑은 고딕" fo:color="#000000"/>
    </style:style>
    <style:style style:name="T212" style:parent-style-name="기본단락글꼴" style:family="text">
      <style:text-properties style:font-name="맑은 고딕" fo:color="#000000"/>
    </style:style>
    <style:style style:name="T213" style:parent-style-name="기본단락글꼴" style:family="text">
      <style:text-properties style:font-name="맑은 고딕" fo:color="#000000"/>
    </style:style>
    <style:style style:name="T214" style:parent-style-name="기본단락글꼴" style:family="text">
      <style:text-properties style:font-name="맑은 고딕" fo:color="#000000"/>
    </style:style>
    <style:style style:name="T215" style:parent-style-name="기본단락글꼴" style:family="text">
      <style:text-properties style:font-name="맑은 고딕" fo:color="#000000"/>
    </style:style>
    <style:style style:name="T216" style:parent-style-name="기본단락글꼴" style:family="text">
      <style:text-properties style:font-name="맑은 고딕" fo:color="#000000"/>
    </style:style>
    <style:style style:name="T217" style:parent-style-name="기본단락글꼴" style:family="text">
      <style:text-properties style:font-name="맑은 고딕" fo:color="#000000"/>
    </style:style>
    <style:style style:name="T218" style:parent-style-name="기본단락글꼴" style:family="text">
      <style:text-properties style:font-name="맑은 고딕" fo:color="#000000"/>
    </style:style>
    <style:style style:name="T219" style:parent-style-name="기본단락글꼴" style:family="text">
      <style:text-properties style:font-name="맑은 고딕" fo:color="#000000"/>
    </style:style>
    <style:style style:name="T220" style:parent-style-name="기본단락글꼴" style:family="text">
      <style:text-properties style:font-name="맑은 고딕" fo:color="#000000"/>
    </style:style>
    <style:style style:name="T221" style:parent-style-name="기본단락글꼴" style:family="text">
      <style:text-properties style:font-name="맑은 고딕" fo:color="#000000"/>
    </style:style>
    <style:style style:name="T222" style:parent-style-name="기본단락글꼴" style:family="text">
      <style:text-properties style:font-name="맑은 고딕" fo:color="#000000"/>
    </style:style>
    <style:style style:name="T223" style:parent-style-name="기본단락글꼴" style:family="text">
      <style:text-properties style:font-name="맑은 고딕" fo:color="#000000"/>
    </style:style>
    <style:style style:name="T224" style:parent-style-name="기본단락글꼴" style:family="text">
      <style:text-properties style:font-name="맑은 고딕" fo:color="#000000"/>
    </style:style>
    <style:style style:name="T225" style:parent-style-name="기본단락글꼴" style:family="text">
      <style:text-properties style:font-name="맑은 고딕" fo:color="#000000"/>
    </style:style>
    <style:style style:name="T226" style:parent-style-name="기본단락글꼴" style:family="text">
      <style:text-properties style:font-name="맑은 고딕" fo:color="#000000"/>
    </style:style>
    <style:style style:name="T227" style:parent-style-name="기본단락글꼴" style:family="text">
      <style:text-properties style:font-name="맑은 고딕" fo:color="#000000"/>
    </style:style>
    <style:style style:name="T228" style:parent-style-name="기본단락글꼴" style:family="text">
      <style:text-properties style:font-name="맑은 고딕" fo:color="#000000"/>
    </style:style>
    <style:style style:name="T229" style:parent-style-name="기본단락글꼴" style:family="text">
      <style:text-properties style:font-name="맑은 고딕" fo:color="#000000"/>
    </style:style>
    <style:style style:name="T230" style:parent-style-name="기본단락글꼴" style:family="text">
      <style:text-properties style:font-name="맑은 고딕" fo:color="#000000"/>
    </style:style>
    <style:style style:name="T231" style:parent-style-name="기본단락글꼴" style:family="text">
      <style:text-properties style:font-name="맑은 고딕" fo:color="#000000"/>
    </style:style>
    <style:style style:name="T232" style:parent-style-name="기본단락글꼴" style:family="text">
      <style:text-properties style:font-name="맑은 고딕" fo:color="#000000"/>
    </style:style>
    <style:style style:name="T233" style:parent-style-name="기본단락글꼴" style:family="text">
      <style:text-properties style:font-name="맑은 고딕" fo:color="#000000"/>
    </style:style>
    <style:style style:name="T234" style:parent-style-name="기본단락글꼴" style:family="text">
      <style:text-properties style:font-name="맑은 고딕" fo:color="#000000"/>
    </style:style>
    <style:style style:name="T235" style:parent-style-name="기본단락글꼴" style:family="text">
      <style:text-properties style:font-name="맑은 고딕" fo:color="#000000"/>
    </style:style>
    <style:style style:name="T236" style:parent-style-name="기본단락글꼴" style:family="text">
      <style:text-properties style:font-name="맑은 고딕" fo:color="#000000"/>
    </style:style>
    <style:style style:name="T237" style:parent-style-name="기본단락글꼴" style:family="text">
      <style:text-properties style:font-name="맑은 고딕" fo:color="#000000"/>
    </style:style>
    <style:style style:name="T238" style:parent-style-name="기본단락글꼴" style:family="text">
      <style:text-properties style:font-name="맑은 고딕" fo:color="#000000"/>
    </style:style>
    <style:style style:name="T239" style:parent-style-name="기본단락글꼴" style:family="text">
      <style:text-properties style:font-name="맑은 고딕" fo:color="#000000"/>
    </style:style>
    <style:style style:name="T240" style:parent-style-name="기본단락글꼴" style:family="text">
      <style:text-properties style:font-name="맑은 고딕" fo:color="#000000"/>
    </style:style>
    <style:style style:name="T241" style:parent-style-name="기본단락글꼴" style:family="text">
      <style:text-properties style:font-name="맑은 고딕" fo:color="#000000"/>
    </style:style>
    <style:style style:name="T242" style:parent-style-name="기본단락글꼴" style:family="text">
      <style:text-properties style:font-name="맑은 고딕" fo:color="#000000"/>
    </style:style>
    <style:style style:name="T243" style:parent-style-name="기본단락글꼴" style:family="text">
      <style:text-properties style:font-name="맑은 고딕" fo:color="#000000"/>
    </style:style>
    <style:style style:name="T244" style:parent-style-name="기본단락글꼴" style:family="text">
      <style:text-properties style:font-name="맑은 고딕" fo:color="#000000"/>
    </style:style>
    <style:style style:name="T245" style:parent-style-name="기본단락글꼴" style:family="text">
      <style:text-properties style:font-name="맑은 고딕" fo:color="#000000"/>
    </style:style>
    <style:style style:name="T246" style:parent-style-name="기본단락글꼴" style:family="text">
      <style:text-properties style:font-name="맑은 고딕" fo:color="#000000"/>
    </style:style>
    <style:style style:name="T247" style:parent-style-name="기본단락글꼴" style:family="text">
      <style:text-properties style:font-name="맑은 고딕" fo:color="#000000"/>
    </style:style>
    <style:style style:name="T248" style:parent-style-name="기본단락글꼴" style:family="text">
      <style:text-properties style:font-name="맑은 고딕" fo:color="#000000"/>
    </style:style>
    <style:style style:name="T249" style:parent-style-name="기본단락글꼴" style:family="text">
      <style:text-properties style:font-name="맑은 고딕" fo:color="#000000"/>
    </style:style>
    <style:style style:name="T250" style:parent-style-name="기본단락글꼴" style:family="text">
      <style:text-properties style:font-name="맑은 고딕" fo:color="#000000"/>
    </style:style>
    <style:style style:name="T251" style:parent-style-name="기본단락글꼴" style:family="text">
      <style:text-properties style:font-name="맑은 고딕" fo:color="#000000"/>
    </style:style>
    <style:style style:name="T252" style:parent-style-name="기본단락글꼴" style:family="text">
      <style:text-properties style:font-name="맑은 고딕" fo:color="#000000"/>
    </style:style>
    <style:style style:name="T253" style:parent-style-name="기본단락글꼴" style:family="text">
      <style:text-properties style:font-name="맑은 고딕" fo:color="#000000"/>
    </style:style>
    <style:style style:name="T254" style:parent-style-name="기본단락글꼴" style:family="text">
      <style:text-properties style:font-name="맑은 고딕" fo:color="#000000"/>
    </style:style>
    <style:style style:name="T255" style:parent-style-name="기본단락글꼴" style:family="text">
      <style:text-properties style:font-name="맑은 고딕" fo:color="#000000"/>
    </style:style>
    <style:style style:name="T256" style:parent-style-name="기본단락글꼴" style:family="text">
      <style:text-properties style:font-name="맑은 고딕" fo:color="#000000"/>
    </style:style>
    <style:style style:name="T257" style:parent-style-name="기본단락글꼴" style:family="text">
      <style:text-properties style:font-name="맑은 고딕" fo:color="#000000"/>
    </style:style>
    <style:style style:name="T258" style:parent-style-name="기본단락글꼴" style:family="text">
      <style:text-properties style:font-name="맑은 고딕" fo:color="#000000"/>
    </style:style>
    <style:style style:name="T259" style:parent-style-name="기본단락글꼴" style:family="text">
      <style:text-properties style:font-name="맑은 고딕" fo:color="#000000"/>
    </style:style>
    <style:style style:name="T260" style:parent-style-name="기본단락글꼴" style:family="text">
      <style:text-properties style:font-name="맑은 고딕" fo:color="#000000"/>
    </style:style>
    <style:style style:name="T261" style:parent-style-name="기본단락글꼴" style:family="text">
      <style:text-properties style:font-name="맑은 고딕" fo:color="#000000"/>
    </style:style>
    <style:style style:name="T262" style:parent-style-name="기본단락글꼴" style:family="text">
      <style:text-properties style:font-name="맑은 고딕" fo:color="#000000"/>
    </style:style>
    <style:style style:name="T263" style:parent-style-name="기본단락글꼴" style:family="text">
      <style:text-properties style:font-name="맑은 고딕" fo:color="#000000"/>
    </style:style>
    <style:style style:name="T264" style:parent-style-name="기본단락글꼴" style:family="text">
      <style:text-properties style:font-name="맑은 고딕" fo:color="#000000"/>
    </style:style>
    <style:style style:name="T265" style:parent-style-name="기본단락글꼴" style:family="text">
      <style:text-properties style:font-name="맑은 고딕" fo:color="#000000"/>
    </style:style>
    <style:style style:name="T266" style:parent-style-name="기본단락글꼴" style:family="text">
      <style:text-properties style:font-name="맑은 고딕" fo:color="#000000"/>
    </style:style>
    <style:style style:name="T267" style:parent-style-name="기본단락글꼴" style:family="text">
      <style:text-properties style:font-name="맑은 고딕" fo:color="#000000"/>
    </style:style>
    <style:style style:name="T268" style:parent-style-name="기본단락글꼴" style:family="text">
      <style:text-properties style:font-name="맑은 고딕" fo:color="#000000"/>
    </style:style>
    <style:style style:name="T269" style:parent-style-name="기본단락글꼴" style:family="text">
      <style:text-properties style:font-name="맑은 고딕" fo:color="#000000"/>
    </style:style>
    <style:style style:name="T270" style:parent-style-name="기본단락글꼴" style:family="text">
      <style:text-properties style:font-name="맑은 고딕" fo:color="#000000"/>
    </style:style>
    <style:style style:name="T271" style:parent-style-name="기본단락글꼴" style:family="text">
      <style:text-properties style:font-name="맑은 고딕" fo:color="#000000"/>
    </style:style>
    <style:style style:name="T272" style:parent-style-name="기본단락글꼴" style:family="text">
      <style:text-properties style:font-name="맑은 고딕" fo:color="#000000"/>
    </style:style>
    <style:style style:name="T273" style:parent-style-name="기본단락글꼴" style:family="text">
      <style:text-properties style:font-name="맑은 고딕" fo:color="#000000"/>
    </style:style>
    <style:style style:name="T274" style:parent-style-name="기본단락글꼴" style:family="text">
      <style:text-properties style:font-name="맑은 고딕" fo:color="#000000"/>
    </style:style>
    <style:style style:name="T275" style:parent-style-name="기본단락글꼴" style:family="text">
      <style:text-properties style:font-name="맑은 고딕" fo:color="#000000"/>
    </style:style>
    <style:style style:name="T276" style:parent-style-name="기본단락글꼴" style:family="text">
      <style:text-properties style:font-name="맑은 고딕" fo:color="#000000"/>
    </style:style>
    <style:style style:name="T277" style:parent-style-name="기본단락글꼴" style:family="text">
      <style:text-properties style:font-name="맑은 고딕" fo:color="#000000"/>
    </style:style>
    <style:style style:name="T278" style:parent-style-name="기본단락글꼴" style:family="text">
      <style:text-properties style:font-name="맑은 고딕" fo:color="#000000"/>
    </style:style>
    <style:style style:name="T279" style:parent-style-name="기본단락글꼴" style:family="text">
      <style:text-properties style:font-name="맑은 고딕" fo:color="#000000"/>
    </style:style>
    <style:style style:name="T280" style:parent-style-name="기본단락글꼴" style:family="text">
      <style:text-properties style:font-name="맑은 고딕" fo:color="#000000"/>
    </style:style>
    <style:style style:name="T281" style:parent-style-name="기본단락글꼴" style:family="text">
      <style:text-properties style:font-name="맑은 고딕" fo:color="#000000"/>
    </style:style>
    <style:style style:name="T282" style:parent-style-name="기본단락글꼴" style:family="text">
      <style:text-properties style:font-name="맑은 고딕" fo:color="#000000"/>
    </style:style>
    <style:style style:name="T283" style:parent-style-name="기본단락글꼴" style:family="text">
      <style:text-properties style:font-name="맑은 고딕" fo:color="#000000"/>
    </style:style>
    <style:style style:name="T284" style:parent-style-name="기본단락글꼴" style:family="text">
      <style:text-properties style:font-name="맑은 고딕" fo:color="#000000"/>
    </style:style>
    <style:style style:name="T285" style:parent-style-name="기본단락글꼴" style:family="text">
      <style:text-properties style:font-name="맑은 고딕" fo:color="#000000"/>
    </style:style>
    <style:style style:name="T286" style:parent-style-name="기본단락글꼴" style:family="text">
      <style:text-properties style:font-name="맑은 고딕" fo:color="#000000"/>
    </style:style>
    <style:style style:name="T287" style:parent-style-name="기본단락글꼴" style:family="text">
      <style:text-properties style:font-name="맑은 고딕" fo:color="#000000"/>
    </style:style>
    <style:style style:name="T288" style:parent-style-name="기본단락글꼴" style:family="text">
      <style:text-properties style:font-name="맑은 고딕" fo:color="#000000"/>
    </style:style>
    <style:style style:name="T289" style:parent-style-name="기본단락글꼴" style:family="text">
      <style:text-properties style:font-name="맑은 고딕" fo:color="#000000"/>
    </style:style>
    <style:style style:name="T290" style:parent-style-name="기본단락글꼴" style:family="text">
      <style:text-properties style:font-name="맑은 고딕" fo:color="#000000"/>
    </style:style>
    <style:style style:name="T291" style:parent-style-name="기본단락글꼴" style:family="text">
      <style:text-properties style:font-name="맑은 고딕" fo:color="#000000"/>
    </style:style>
    <style:style style:name="T292" style:parent-style-name="기본단락글꼴" style:family="text">
      <style:text-properties style:font-name="맑은 고딕" fo:color="#000000"/>
    </style:style>
    <style:style style:name="T293" style:parent-style-name="기본단락글꼴" style:family="text">
      <style:text-properties style:font-name="맑은 고딕" fo:color="#000000"/>
    </style:style>
    <style:style style:name="T294" style:parent-style-name="기본단락글꼴" style:family="text">
      <style:text-properties style:font-name="맑은 고딕" fo:color="#000000"/>
    </style:style>
    <style:style style:name="T295" style:parent-style-name="기본단락글꼴" style:family="text">
      <style:text-properties style:font-name="맑은 고딕" fo:color="#000000"/>
    </style:style>
    <style:style style:name="T296" style:parent-style-name="기본단락글꼴" style:family="text">
      <style:text-properties style:font-name="맑은 고딕" fo:color="#000000"/>
    </style:style>
    <style:style style:name="T297" style:parent-style-name="기본단락글꼴" style:family="text">
      <style:text-properties style:font-name="맑은 고딕" fo:color="#000000"/>
    </style:style>
    <style:style style:name="T298" style:parent-style-name="기본단락글꼴" style:family="text">
      <style:text-properties style:font-name="맑은 고딕" fo:color="#000000"/>
    </style:style>
    <style:style style:name="T299" style:parent-style-name="기본단락글꼴" style:family="text">
      <style:text-properties style:font-name="맑은 고딕" fo:color="#000000"/>
    </style:style>
    <style:style style:name="T300" style:parent-style-name="기본단락글꼴" style:family="text">
      <style:text-properties style:font-name="맑은 고딕" fo:color="#000000"/>
    </style:style>
    <style:style style:name="T301" style:parent-style-name="기본단락글꼴" style:family="text">
      <style:text-properties style:font-name="맑은 고딕" fo:color="#000000"/>
    </style:style>
    <style:style style:name="T302" style:parent-style-name="기본단락글꼴" style:family="text">
      <style:text-properties style:font-name="맑은 고딕" fo:color="#000000"/>
    </style:style>
    <style:style style:name="T303" style:parent-style-name="기본단락글꼴" style:family="text">
      <style:text-properties style:font-name="맑은 고딕" fo:color="#000000"/>
    </style:style>
    <style:style style:name="T304" style:parent-style-name="기본단락글꼴" style:family="text">
      <style:text-properties style:font-name="맑은 고딕" fo:color="#000000"/>
    </style:style>
    <style:style style:name="T305" style:parent-style-name="기본단락글꼴" style:family="text">
      <style:text-properties style:font-name="맑은 고딕" fo:color="#000000"/>
    </style:style>
    <style:style style:name="T306" style:parent-style-name="기본단락글꼴" style:family="text">
      <style:text-properties style:font-name="맑은 고딕" fo:color="#000000"/>
    </style:style>
    <style:style style:name="T307" style:parent-style-name="기본단락글꼴" style:family="text">
      <style:text-properties style:font-name="맑은 고딕" fo:color="#000000"/>
    </style:style>
    <style:style style:name="T308" style:parent-style-name="기본단락글꼴" style:family="text">
      <style:text-properties style:font-name="맑은 고딕" fo:color="#000000"/>
    </style:style>
    <style:style style:name="T309" style:parent-style-name="기본단락글꼴" style:family="text">
      <style:text-properties style:font-name="맑은 고딕" fo:color="#000000"/>
    </style:style>
    <style:style style:name="T310" style:parent-style-name="기본단락글꼴" style:family="text">
      <style:text-properties style:font-name="맑은 고딕" fo:color="#000000"/>
    </style:style>
    <style:style style:name="T311" style:parent-style-name="기본단락글꼴" style:family="text">
      <style:text-properties style:font-name="맑은 고딕" fo:color="#000000"/>
    </style:style>
    <style:style style:name="T312" style:parent-style-name="기본단락글꼴" style:family="text">
      <style:text-properties style:font-name="맑은 고딕" fo:color="#000000"/>
    </style:style>
    <style:style style:name="T313" style:parent-style-name="기본단락글꼴" style:family="text">
      <style:text-properties style:font-name="맑은 고딕" fo:color="#000000"/>
    </style:style>
    <style:style style:name="T314" style:parent-style-name="기본단락글꼴" style:family="text">
      <style:text-properties style:font-name="맑은 고딕" fo:color="#000000"/>
    </style:style>
    <style:style style:name="T315" style:parent-style-name="기본단락글꼴" style:family="text">
      <style:text-properties style:font-name="맑은 고딕" fo:color="#000000"/>
    </style:style>
    <style:style style:name="T316" style:parent-style-name="기본단락글꼴" style:family="text">
      <style:text-properties style:font-name="맑은 고딕" fo:color="#000000"/>
    </style:style>
    <style:style style:name="T317" style:parent-style-name="기본단락글꼴" style:family="text">
      <style:text-properties style:font-name="맑은 고딕" fo:color="#000000"/>
    </style:style>
    <style:style style:name="T318" style:parent-style-name="기본단락글꼴" style:family="text">
      <style:text-properties style:font-name="맑은 고딕" fo:color="#000000"/>
    </style:style>
    <style:style style:name="T319" style:parent-style-name="기본단락글꼴" style:family="text">
      <style:text-properties style:font-name="맑은 고딕" fo:color="#000000"/>
    </style:style>
    <style:style style:name="T320" style:parent-style-name="기본단락글꼴" style:family="text">
      <style:text-properties style:font-name="맑은 고딕" fo:color="#000000"/>
    </style:style>
    <style:style style:name="T321" style:parent-style-name="기본단락글꼴" style:family="text">
      <style:text-properties style:font-name="맑은 고딕" fo:color="#000000"/>
    </style:style>
    <style:style style:name="T322" style:parent-style-name="기본단락글꼴" style:family="text">
      <style:text-properties style:font-name="맑은 고딕" fo:color="#000000"/>
    </style:style>
    <style:style style:name="T323" style:parent-style-name="기본단락글꼴" style:family="text">
      <style:text-properties style:font-name="맑은 고딕" fo:color="#000000"/>
    </style:style>
    <style:style style:name="T324" style:parent-style-name="기본단락글꼴" style:family="text">
      <style:text-properties style:font-name="맑은 고딕" fo:color="#000000"/>
    </style:style>
    <style:style style:name="T325" style:parent-style-name="기본단락글꼴" style:family="text">
      <style:text-properties style:font-name="맑은 고딕" fo:color="#000000"/>
    </style:style>
    <style:style style:name="T326" style:parent-style-name="기본단락글꼴" style:family="text">
      <style:text-properties style:font-name="맑은 고딕" fo:color="#000000"/>
    </style:style>
    <style:style style:name="T327" style:parent-style-name="기본단락글꼴" style:family="text">
      <style:text-properties style:font-name="맑은 고딕" fo:color="#000000"/>
    </style:style>
    <style:style style:name="T328" style:parent-style-name="기본단락글꼴" style:family="text">
      <style:text-properties style:font-name="맑은 고딕" fo:color="#000000"/>
    </style:style>
    <style:style style:name="T329" style:parent-style-name="기본단락글꼴" style:family="text">
      <style:text-properties style:font-name="맑은 고딕" fo:color="#000000"/>
    </style:style>
    <style:style style:name="T330" style:parent-style-name="기본단락글꼴" style:family="text">
      <style:text-properties style:font-name="맑은 고딕" fo:color="#000000"/>
    </style:style>
    <style:style style:name="T331" style:parent-style-name="기본단락글꼴" style:family="text">
      <style:text-properties style:font-name="맑은 고딕" fo:color="#000000"/>
    </style:style>
    <style:style style:name="T332" style:parent-style-name="기본단락글꼴" style:family="text">
      <style:text-properties style:font-name="맑은 고딕" fo:color="#000000"/>
    </style:style>
    <style:style style:name="T333" style:parent-style-name="기본단락글꼴" style:family="text">
      <style:text-properties style:font-name="맑은 고딕" fo:color="#000000"/>
    </style:style>
    <style:style style:name="T334" style:parent-style-name="기본단락글꼴" style:family="text">
      <style:text-properties style:font-name="맑은 고딕" fo:color="#000000"/>
    </style:style>
    <style:style style:name="T335" style:parent-style-name="기본단락글꼴" style:family="text">
      <style:text-properties style:font-name="맑은 고딕" fo:color="#000000"/>
    </style:style>
    <style:style style:name="T336" style:parent-style-name="기본단락글꼴" style:family="text">
      <style:text-properties style:font-name="맑은 고딕" fo:color="#000000"/>
    </style:style>
    <style:style style:name="T337" style:parent-style-name="기본단락글꼴" style:family="text">
      <style:text-properties style:font-name="맑은 고딕" fo:color="#000000"/>
    </style:style>
    <style:style style:name="T338" style:parent-style-name="기본단락글꼴" style:family="text">
      <style:text-properties style:font-name="맑은 고딕" fo:color="#000000"/>
    </style:style>
    <style:style style:name="T339" style:parent-style-name="기본단락글꼴" style:family="text">
      <style:text-properties style:font-name="맑은 고딕" fo:color="#000000"/>
    </style:style>
    <style:style style:name="T340" style:parent-style-name="기본단락글꼴" style:family="text">
      <style:text-properties style:font-name="맑은 고딕" fo:color="#000000"/>
    </style:style>
    <style:style style:name="T341" style:parent-style-name="기본단락글꼴" style:family="text">
      <style:text-properties style:font-name="맑은 고딕" fo:color="#000000"/>
    </style:style>
    <style:style style:name="T342" style:parent-style-name="기본단락글꼴" style:family="text">
      <style:text-properties style:font-name="맑은 고딕" fo:color="#000000"/>
    </style:style>
    <style:style style:name="T343" style:parent-style-name="기본단락글꼴" style:family="text">
      <style:text-properties style:font-name="맑은 고딕" fo:color="#000000"/>
    </style:style>
    <style:style style:name="T344" style:parent-style-name="기본단락글꼴" style:family="text">
      <style:text-properties style:font-name="맑은 고딕" fo:color="#000000"/>
    </style:style>
    <style:style style:name="T345" style:parent-style-name="기본단락글꼴" style:family="text">
      <style:text-properties style:font-name="맑은 고딕" fo:color="#000000"/>
    </style:style>
    <style:style style:name="T346" style:parent-style-name="기본단락글꼴" style:family="text">
      <style:text-properties style:font-name="맑은 고딕" fo:color="#000000"/>
    </style:style>
    <style:style style:name="T347" style:parent-style-name="기본단락글꼴" style:family="text">
      <style:text-properties style:font-name="맑은 고딕" fo:color="#000000"/>
    </style:style>
    <style:style style:name="T348" style:parent-style-name="기본단락글꼴" style:family="text">
      <style:text-properties style:font-name="맑은 고딕" fo:color="#000000"/>
    </style:style>
    <style:style style:name="T349" style:parent-style-name="기본단락글꼴" style:family="text">
      <style:text-properties style:font-name="맑은 고딕" fo:color="#000000"/>
    </style:style>
    <style:style style:name="T350" style:parent-style-name="기본단락글꼴" style:family="text">
      <style:text-properties style:font-name="맑은 고딕" fo:color="#000000"/>
    </style:style>
    <style:style style:name="T351" style:parent-style-name="기본단락글꼴" style:family="text">
      <style:text-properties style:font-name="맑은 고딕" fo:color="#000000"/>
    </style:style>
    <style:style style:name="T352" style:parent-style-name="기본단락글꼴" style:family="text">
      <style:text-properties style:font-name="맑은 고딕" fo:color="#000000"/>
    </style:style>
    <style:style style:name="T353" style:parent-style-name="기본단락글꼴" style:family="text">
      <style:text-properties style:font-name="맑은 고딕" fo:color="#000000"/>
    </style:style>
    <style:style style:name="T354" style:parent-style-name="기본단락글꼴" style:family="text">
      <style:text-properties style:font-name="맑은 고딕" fo:color="#000000"/>
    </style:style>
    <style:style style:name="T355" style:parent-style-name="기본단락글꼴" style:family="text">
      <style:text-properties style:font-name="맑은 고딕" fo:color="#000000"/>
    </style:style>
    <style:style style:name="T356" style:parent-style-name="기본단락글꼴" style:family="text">
      <style:text-properties style:font-name="맑은 고딕" fo:color="#000000"/>
    </style:style>
    <style:style style:name="T357" style:parent-style-name="기본단락글꼴" style:family="text">
      <style:text-properties style:font-name="맑은 고딕" fo:color="#000000"/>
    </style:style>
    <style:style style:name="T358" style:parent-style-name="기본단락글꼴" style:family="text">
      <style:text-properties style:font-name="맑은 고딕" fo:color="#000000"/>
    </style:style>
    <style:style style:name="T359" style:parent-style-name="기본단락글꼴" style:family="text">
      <style:text-properties style:font-name="맑은 고딕" fo:color="#000000"/>
    </style:style>
    <style:style style:name="T360" style:parent-style-name="기본단락글꼴" style:family="text">
      <style:text-properties style:font-name="맑은 고딕" fo:color="#000000"/>
    </style:style>
    <style:style style:name="T361" style:parent-style-name="기본단락글꼴" style:family="text">
      <style:text-properties style:font-name="맑은 고딕" fo:color="#000000"/>
    </style:style>
    <style:style style:name="T362" style:parent-style-name="기본단락글꼴" style:family="text">
      <style:text-properties style:font-name="맑은 고딕" fo:color="#000000"/>
    </style:style>
    <style:style style:name="T363" style:parent-style-name="기본단락글꼴" style:family="text">
      <style:text-properties style:font-name="맑은 고딕" fo:color="#000000"/>
    </style:style>
    <style:style style:name="T364" style:parent-style-name="기본단락글꼴" style:family="text">
      <style:text-properties style:font-name="맑은 고딕" fo:color="#000000"/>
    </style:style>
    <style:style style:name="T365" style:parent-style-name="기본단락글꼴" style:family="text">
      <style:text-properties style:font-name="맑은 고딕" fo:color="#000000"/>
    </style:style>
    <style:style style:name="T366" style:parent-style-name="기본단락글꼴" style:family="text">
      <style:text-properties style:font-name="맑은 고딕" fo:color="#000000"/>
    </style:style>
    <style:style style:name="T367" style:parent-style-name="기본단락글꼴" style:family="text">
      <style:text-properties style:font-name="맑은 고딕" fo:color="#000000"/>
    </style:style>
    <style:style style:name="T368" style:parent-style-name="기본단락글꼴" style:family="text">
      <style:text-properties style:font-name="맑은 고딕" fo:color="#000000"/>
    </style:style>
    <style:style style:name="T369" style:parent-style-name="기본단락글꼴" style:family="text">
      <style:text-properties style:font-name="맑은 고딕" fo:color="#000000"/>
    </style:style>
    <style:style style:name="T370" style:parent-style-name="기본단락글꼴" style:family="text">
      <style:text-properties style:font-name="맑은 고딕" fo:color="#000000"/>
    </style:style>
    <style:style style:name="T371" style:parent-style-name="기본단락글꼴" style:family="text">
      <style:text-properties style:font-name="맑은 고딕" fo:color="#000000"/>
    </style:style>
    <style:style style:name="T372" style:parent-style-name="기본단락글꼴" style:family="text">
      <style:text-properties style:font-name="맑은 고딕" fo:color="#000000"/>
    </style:style>
    <style:style style:name="T373" style:parent-style-name="기본단락글꼴" style:family="text">
      <style:text-properties style:font-name="맑은 고딕" fo:color="#000000"/>
    </style:style>
    <style:style style:name="T374" style:parent-style-name="기본단락글꼴" style:family="text">
      <style:text-properties style:font-name="맑은 고딕" fo:color="#000000"/>
    </style:style>
    <style:style style:name="T375" style:parent-style-name="기본단락글꼴" style:family="text">
      <style:text-properties style:font-name="맑은 고딕" fo:color="#000000"/>
    </style:style>
    <style:style style:name="T376" style:parent-style-name="기본단락글꼴" style:family="text">
      <style:text-properties style:font-name="맑은 고딕" fo:color="#000000"/>
    </style:style>
    <style:style style:name="T377" style:parent-style-name="기본단락글꼴" style:family="text">
      <style:text-properties style:font-name="맑은 고딕" fo:color="#000000"/>
    </style:style>
    <style:style style:name="T378" style:parent-style-name="기본단락글꼴" style:family="text">
      <style:text-properties style:font-name="맑은 고딕" fo:color="#000000"/>
    </style:style>
    <style:style style:name="T379" style:parent-style-name="기본단락글꼴" style:family="text">
      <style:text-properties style:font-name="맑은 고딕" fo:color="#000000"/>
    </style:style>
    <style:style style:name="T380" style:parent-style-name="기본단락글꼴" style:family="text">
      <style:text-properties style:font-name="맑은 고딕" fo:color="#000000"/>
    </style:style>
    <style:style style:name="T381" style:parent-style-name="기본단락글꼴" style:family="text">
      <style:text-properties style:font-name="맑은 고딕" fo:color="#000000"/>
    </style:style>
    <style:style style:name="T382" style:parent-style-name="기본단락글꼴" style:family="text">
      <style:text-properties style:font-name="맑은 고딕" fo:color="#000000"/>
    </style:style>
    <style:style style:name="T383" style:parent-style-name="기본단락글꼴" style:family="text">
      <style:text-properties style:font-name="맑은 고딕" fo:color="#000000"/>
    </style:style>
    <style:style style:name="T384" style:parent-style-name="기본단락글꼴" style:family="text">
      <style:text-properties style:font-name="맑은 고딕" fo:color="#000000"/>
    </style:style>
    <style:style style:name="T385" style:parent-style-name="기본단락글꼴" style:family="text">
      <style:text-properties style:font-name="맑은 고딕" fo:color="#000000"/>
    </style:style>
    <style:style style:name="T386" style:parent-style-name="기본단락글꼴" style:family="text">
      <style:text-properties style:font-name="맑은 고딕" fo:color="#000000"/>
    </style:style>
    <style:style style:name="T387" style:parent-style-name="기본단락글꼴" style:family="text">
      <style:text-properties style:font-name="맑은 고딕" fo:color="#000000"/>
    </style:style>
    <style:style style:name="T388" style:parent-style-name="기본단락글꼴" style:family="text">
      <style:text-properties style:font-name="맑은 고딕" fo:color="#000000"/>
    </style:style>
    <style:style style:name="T389" style:parent-style-name="기본단락글꼴" style:family="text">
      <style:text-properties style:font-name="맑은 고딕" fo:color="#000000"/>
    </style:style>
    <style:style style:name="T390" style:parent-style-name="기본단락글꼴" style:family="text">
      <style:text-properties style:font-name="맑은 고딕" fo:color="#000000"/>
    </style:style>
    <style:style style:name="T391" style:parent-style-name="기본단락글꼴" style:family="text">
      <style:text-properties style:font-name="맑은 고딕" fo:color="#000000"/>
    </style:style>
    <style:style style:name="T392" style:parent-style-name="기본단락글꼴" style:family="text">
      <style:text-properties style:font-name="맑은 고딕" fo:color="#000000"/>
    </style:style>
    <style:style style:name="T393" style:parent-style-name="기본단락글꼴" style:family="text">
      <style:text-properties style:font-name="맑은 고딕" fo:color="#000000"/>
    </style:style>
    <style:style style:name="T394" style:parent-style-name="기본단락글꼴" style:family="text">
      <style:text-properties style:font-name="맑은 고딕" fo:color="#000000"/>
    </style:style>
    <style:style style:name="T395" style:parent-style-name="기본단락글꼴" style:family="text">
      <style:text-properties style:font-name="맑은 고딕" fo:color="#000000"/>
    </style:style>
    <style:style style:name="T396" style:parent-style-name="기본단락글꼴" style:family="text">
      <style:text-properties style:font-name="맑은 고딕" fo:color="#000000"/>
    </style:style>
    <style:style style:name="T397" style:parent-style-name="기본단락글꼴" style:family="text">
      <style:text-properties style:font-name="맑은 고딕" fo:color="#000000"/>
    </style:style>
    <style:style style:name="T398" style:parent-style-name="기본단락글꼴" style:family="text">
      <style:text-properties style:font-name="맑은 고딕" fo:color="#000000"/>
    </style:style>
    <style:style style:name="T399" style:parent-style-name="기본단락글꼴" style:family="text">
      <style:text-properties style:font-name="맑은 고딕" fo:color="#000000"/>
    </style:style>
    <style:style style:name="T400" style:parent-style-name="기본단락글꼴" style:family="text">
      <style:text-properties style:font-name="맑은 고딕" fo:color="#000000"/>
    </style:style>
    <style:style style:name="T401" style:parent-style-name="기본단락글꼴" style:family="text">
      <style:text-properties style:font-name="맑은 고딕" fo:color="#000000"/>
    </style:style>
    <style:style style:name="T402" style:parent-style-name="기본단락글꼴" style:family="text">
      <style:text-properties style:font-name="맑은 고딕" fo:color="#000000"/>
    </style:style>
    <style:style style:name="T403" style:parent-style-name="기본단락글꼴" style:family="text">
      <style:text-properties style:font-name="맑은 고딕" fo:color="#000000"/>
    </style:style>
    <style:style style:name="T404" style:parent-style-name="기본단락글꼴" style:family="text">
      <style:text-properties style:font-name="맑은 고딕" fo:color="#000000"/>
    </style:style>
    <style:style style:name="T405" style:parent-style-name="기본단락글꼴" style:family="text">
      <style:text-properties style:font-name="맑은 고딕" fo:color="#000000"/>
    </style:style>
    <style:style style:name="T406" style:parent-style-name="기본단락글꼴" style:family="text">
      <style:text-properties style:font-name="맑은 고딕" fo:color="#000000"/>
    </style:style>
    <style:style style:name="T407" style:parent-style-name="기본단락글꼴" style:family="text">
      <style:text-properties style:font-name="맑은 고딕" fo:color="#000000"/>
    </style:style>
    <style:style style:name="T408" style:parent-style-name="기본단락글꼴" style:family="text">
      <style:text-properties style:font-name="맑은 고딕" fo:color="#000000"/>
    </style:style>
    <style:style style:name="T409" style:parent-style-name="기본단락글꼴" style:family="text">
      <style:text-properties style:font-name="맑은 고딕" fo:color="#000000"/>
    </style:style>
    <style:style style:name="T410" style:parent-style-name="기본단락글꼴" style:family="text">
      <style:text-properties style:font-name="맑은 고딕" fo:color="#000000"/>
    </style:style>
    <style:style style:name="T411" style:parent-style-name="기본단락글꼴" style:family="text">
      <style:text-properties style:font-name="맑은 고딕" fo:color="#000000"/>
    </style:style>
    <style:style style:name="T412" style:parent-style-name="기본단락글꼴" style:family="text">
      <style:text-properties style:font-name="맑은 고딕" fo:color="#000000"/>
    </style:style>
    <style:style style:name="T413" style:parent-style-name="기본단락글꼴" style:family="text">
      <style:text-properties style:font-name="맑은 고딕" fo:color="#000000"/>
    </style:style>
    <style:style style:name="T414" style:parent-style-name="기본단락글꼴" style:family="text">
      <style:text-properties style:font-name="맑은 고딕" fo:color="#000000"/>
    </style:style>
    <style:style style:name="T415" style:parent-style-name="기본단락글꼴" style:family="text">
      <style:text-properties style:font-name="맑은 고딕" fo:color="#000000"/>
    </style:style>
    <style:style style:name="T416" style:parent-style-name="기본단락글꼴" style:family="text">
      <style:text-properties style:font-name="맑은 고딕" fo:color="#000000"/>
    </style:style>
    <style:style style:name="T417" style:parent-style-name="기본단락글꼴" style:family="text">
      <style:text-properties style:font-name="맑은 고딕" fo:color="#000000"/>
    </style:style>
    <style:style style:name="T418" style:parent-style-name="기본단락글꼴" style:family="text">
      <style:text-properties style:font-name="맑은 고딕" fo:color="#000000"/>
    </style:style>
    <style:style style:name="T419" style:parent-style-name="기본단락글꼴" style:family="text">
      <style:text-properties style:font-name="맑은 고딕" fo:color="#000000"/>
    </style:style>
    <style:style style:name="T420" style:parent-style-name="기본단락글꼴" style:family="text">
      <style:text-properties style:font-name="맑은 고딕" fo:color="#000000"/>
    </style:style>
    <style:style style:name="T421" style:parent-style-name="기본단락글꼴" style:family="text">
      <style:text-properties style:font-name="맑은 고딕" fo:color="#000000"/>
    </style:style>
    <style:style style:name="T422" style:parent-style-name="기본단락글꼴" style:family="text">
      <style:text-properties style:font-name="맑은 고딕" fo:color="#000000"/>
    </style:style>
    <style:style style:name="T423" style:parent-style-name="기본단락글꼴" style:family="text">
      <style:text-properties style:font-name="맑은 고딕" fo:color="#000000"/>
    </style:style>
    <style:style style:name="T424" style:parent-style-name="기본단락글꼴" style:family="text">
      <style:text-properties style:font-name="맑은 고딕" fo:color="#000000"/>
    </style:style>
    <style:style style:name="T425" style:parent-style-name="기본단락글꼴" style:family="text">
      <style:text-properties style:font-name="맑은 고딕" fo:color="#000000"/>
    </style:style>
    <style:style style:name="T426" style:parent-style-name="기본단락글꼴" style:family="text">
      <style:text-properties style:font-name="맑은 고딕" fo:color="#000000"/>
    </style:style>
    <style:style style:name="T427" style:parent-style-name="기본단락글꼴" style:family="text">
      <style:text-properties style:font-name="맑은 고딕" fo:color="#000000"/>
    </style:style>
    <style:style style:name="T428" style:parent-style-name="기본단락글꼴" style:family="text">
      <style:text-properties style:font-name="맑은 고딕" fo:color="#000000"/>
    </style:style>
    <style:style style:name="T429" style:parent-style-name="기본단락글꼴" style:family="text">
      <style:text-properties style:font-name="맑은 고딕" fo:color="#000000"/>
    </style:style>
    <style:style style:name="T430" style:parent-style-name="기본단락글꼴" style:family="text">
      <style:text-properties style:font-name="맑은 고딕" fo:color="#000000"/>
    </style:style>
    <style:style style:name="T431" style:parent-style-name="기본단락글꼴" style:family="text">
      <style:text-properties style:font-name="맑은 고딕" fo:color="#000000"/>
    </style:style>
    <style:style style:name="T432" style:parent-style-name="기본단락글꼴" style:family="text">
      <style:text-properties style:font-name="맑은 고딕" fo:color="#000000"/>
    </style:style>
    <style:style style:name="T433" style:parent-style-name="기본단락글꼴" style:family="text">
      <style:text-properties style:font-name="맑은 고딕" fo:color="#000000"/>
    </style:style>
    <style:style style:name="T434" style:parent-style-name="기본단락글꼴" style:family="text">
      <style:text-properties style:font-name="맑은 고딕" fo:color="#000000"/>
    </style:style>
    <style:style style:name="T435" style:parent-style-name="기본단락글꼴" style:family="text">
      <style:text-properties style:font-name="맑은 고딕" fo:color="#000000"/>
    </style:style>
    <style:style style:name="T436" style:parent-style-name="기본단락글꼴" style:family="text">
      <style:text-properties style:font-name="맑은 고딕" fo:color="#000000"/>
    </style:style>
    <style:style style:name="T437" style:parent-style-name="기본단락글꼴" style:family="text">
      <style:text-properties style:font-name="맑은 고딕" fo:color="#000000"/>
    </style:style>
    <style:style style:name="T438" style:parent-style-name="기본단락글꼴" style:family="text">
      <style:text-properties style:font-name="맑은 고딕" fo:color="#000000"/>
    </style:style>
    <style:style style:name="T439" style:parent-style-name="기본단락글꼴" style:family="text">
      <style:text-properties style:font-name="맑은 고딕" fo:color="#000000"/>
    </style:style>
    <style:style style:name="T440" style:parent-style-name="기본단락글꼴" style:family="text">
      <style:text-properties style:font-name="맑은 고딕" fo:color="#000000"/>
    </style:style>
    <style:style style:name="T441" style:parent-style-name="기본단락글꼴" style:family="text">
      <style:text-properties style:font-name="맑은 고딕" fo:color="#000000"/>
    </style:style>
    <style:style style:name="T442" style:parent-style-name="기본단락글꼴" style:family="text">
      <style:text-properties style:font-name="맑은 고딕" fo:color="#000000"/>
    </style:style>
    <style:style style:name="T443" style:parent-style-name="기본단락글꼴" style:family="text">
      <style:text-properties style:font-name="맑은 고딕" fo:color="#000000"/>
    </style:style>
    <style:style style:name="T444" style:parent-style-name="기본단락글꼴" style:family="text">
      <style:text-properties style:font-name="맑은 고딕" fo:color="#000000"/>
    </style:style>
    <style:style style:name="T445" style:parent-style-name="기본단락글꼴" style:family="text">
      <style:text-properties style:font-name="맑은 고딕" fo:color="#000000"/>
    </style:style>
    <style:style style:name="T446" style:parent-style-name="기본단락글꼴" style:family="text">
      <style:text-properties style:font-name="맑은 고딕" fo:color="#000000"/>
    </style:style>
    <style:style style:name="T447" style:parent-style-name="기본단락글꼴" style:family="text">
      <style:text-properties style:font-name="맑은 고딕" fo:color="#000000"/>
    </style:style>
    <style:style style:name="T448" style:parent-style-name="기본단락글꼴" style:family="text">
      <style:text-properties style:font-name="맑은 고딕" fo:color="#000000"/>
    </style:style>
    <style:style style:name="T449" style:parent-style-name="기본단락글꼴" style:family="text">
      <style:text-properties style:font-name="맑은 고딕" fo:color="#000000"/>
    </style:style>
    <style:style style:name="T450" style:parent-style-name="기본단락글꼴" style:family="text">
      <style:text-properties style:font-name="맑은 고딕" fo:color="#000000"/>
    </style:style>
    <style:style style:name="T451" style:parent-style-name="기본단락글꼴" style:family="text">
      <style:text-properties style:font-name="맑은 고딕" fo:color="#000000"/>
    </style:style>
    <style:style style:name="T452" style:parent-style-name="기본단락글꼴" style:family="text">
      <style:text-properties style:font-name="맑은 고딕" fo:color="#000000"/>
    </style:style>
    <style:style style:name="T453" style:parent-style-name="기본단락글꼴" style:family="text">
      <style:text-properties style:font-name="맑은 고딕" fo:color="#000000"/>
    </style:style>
    <style:style style:name="T454" style:parent-style-name="기본단락글꼴" style:family="text">
      <style:text-properties style:font-name="맑은 고딕" fo:color="#000000"/>
    </style:style>
    <style:style style:name="T455" style:parent-style-name="기본단락글꼴" style:family="text">
      <style:text-properties style:font-name="맑은 고딕" fo:color="#000000"/>
    </style:style>
    <style:style style:name="T456" style:parent-style-name="기본단락글꼴" style:family="text">
      <style:text-properties style:font-name="맑은 고딕" fo:color="#000000"/>
    </style:style>
    <style:style style:name="T457" style:parent-style-name="기본단락글꼴" style:family="text">
      <style:text-properties style:font-name="맑은 고딕" fo:color="#000000"/>
    </style:style>
    <style:style style:name="T458" style:parent-style-name="기본단락글꼴" style:family="text">
      <style:text-properties style:font-name="맑은 고딕" fo:color="#000000"/>
    </style:style>
    <style:style style:name="T459" style:parent-style-name="기본단락글꼴" style:family="text">
      <style:text-properties style:font-name="맑은 고딕" fo:color="#000000"/>
    </style:style>
    <style:style style:name="T460" style:parent-style-name="기본단락글꼴" style:family="text">
      <style:text-properties style:font-name="맑은 고딕" fo:color="#000000"/>
    </style:style>
    <style:style style:name="T461" style:parent-style-name="기본단락글꼴" style:family="text">
      <style:text-properties style:font-name="맑은 고딕" fo:color="#000000"/>
    </style:style>
    <style:style style:name="T462" style:parent-style-name="기본단락글꼴" style:family="text">
      <style:text-properties style:font-name="맑은 고딕" fo:color="#000000"/>
    </style:style>
    <style:style style:name="T463" style:parent-style-name="기본단락글꼴" style:family="text">
      <style:text-properties style:font-name="맑은 고딕" fo:color="#000000"/>
    </style:style>
    <style:style style:name="T464" style:parent-style-name="기본단락글꼴" style:family="text">
      <style:text-properties style:font-name="맑은 고딕" fo:color="#000000"/>
    </style:style>
    <style:style style:name="T465" style:parent-style-name="기본단락글꼴" style:family="text">
      <style:text-properties style:font-name="맑은 고딕" fo:color="#000000"/>
    </style:style>
    <style:style style:name="T466" style:parent-style-name="기본단락글꼴" style:family="text">
      <style:text-properties style:font-name="맑은 고딕" fo:color="#000000"/>
    </style:style>
    <style:style style:name="T467" style:parent-style-name="기본단락글꼴" style:family="text">
      <style:text-properties style:font-name="맑은 고딕" fo:color="#000000"/>
    </style:style>
    <style:style style:name="T468" style:parent-style-name="기본단락글꼴" style:family="text">
      <style:text-properties style:font-name="맑은 고딕" fo:color="#000000"/>
    </style:style>
    <style:style style:name="T469" style:parent-style-name="기본단락글꼴" style:family="text">
      <style:text-properties style:font-name="맑은 고딕" fo:color="#000000"/>
    </style:style>
    <style:style style:name="T470" style:parent-style-name="기본단락글꼴" style:family="text">
      <style:text-properties style:font-name="맑은 고딕" fo:color="#000000"/>
    </style:style>
    <style:style style:name="T471" style:parent-style-name="기본단락글꼴" style:family="text">
      <style:text-properties style:font-name="맑은 고딕" fo:color="#000000"/>
    </style:style>
    <style:style style:name="T472" style:parent-style-name="기본단락글꼴" style:family="text">
      <style:text-properties style:font-name="맑은 고딕" fo:color="#000000"/>
    </style:style>
    <style:style style:name="T473" style:parent-style-name="기본단락글꼴" style:family="text">
      <style:text-properties style:font-name="맑은 고딕" fo:color="#000000"/>
    </style:style>
    <style:style style:name="T474" style:parent-style-name="기본단락글꼴" style:family="text">
      <style:text-properties style:font-name="맑은 고딕" fo:color="#000000"/>
    </style:style>
    <style:style style:name="T475" style:parent-style-name="기본단락글꼴" style:family="text">
      <style:text-properties style:font-name="맑은 고딕" fo:color="#000000"/>
    </style:style>
    <style:style style:name="T476" style:parent-style-name="기본단락글꼴" style:family="text">
      <style:text-properties style:font-name="맑은 고딕" fo:color="#000000"/>
    </style:style>
    <style:style style:name="T477" style:parent-style-name="기본단락글꼴" style:family="text">
      <style:text-properties style:font-name="맑은 고딕" fo:color="#000000"/>
    </style:style>
    <style:style style:name="T478" style:parent-style-name="기본단락글꼴" style:family="text">
      <style:text-properties style:font-name="맑은 고딕" fo:color="#000000"/>
    </style:style>
    <style:style style:name="T479" style:parent-style-name="기본단락글꼴" style:family="text">
      <style:text-properties style:font-name="맑은 고딕" fo:color="#000000"/>
    </style:style>
    <style:style style:name="T480" style:parent-style-name="기본단락글꼴" style:family="text">
      <style:text-properties style:font-name="맑은 고딕" fo:color="#000000"/>
    </style:style>
    <style:style style:name="T481" style:parent-style-name="기본단락글꼴" style:family="text">
      <style:text-properties style:font-name="맑은 고딕" fo:color="#000000"/>
    </style:style>
    <style:style style:name="T482" style:parent-style-name="기본단락글꼴" style:family="text">
      <style:text-properties style:font-name="맑은 고딕" fo:color="#000000"/>
    </style:style>
    <style:style style:name="T483" style:parent-style-name="기본단락글꼴" style:family="text">
      <style:text-properties style:font-name="맑은 고딕" fo:color="#000000"/>
    </style:style>
    <style:style style:name="T484" style:parent-style-name="기본단락글꼴" style:family="text">
      <style:text-properties style:font-name="맑은 고딕" fo:color="#000000"/>
    </style:style>
    <style:style style:name="T485" style:parent-style-name="기본단락글꼴" style:family="text">
      <style:text-properties style:font-name="맑은 고딕" fo:color="#000000"/>
    </style:style>
    <style:style style:name="T486" style:parent-style-name="기본단락글꼴" style:family="text">
      <style:text-properties style:font-name="맑은 고딕" fo:color="#000000"/>
    </style:style>
    <style:style style:name="T487" style:parent-style-name="기본단락글꼴" style:family="text">
      <style:text-properties style:font-name="맑은 고딕" fo:color="#000000"/>
    </style:style>
    <style:style style:name="T488" style:parent-style-name="기본단락글꼴" style:family="text">
      <style:text-properties style:font-name="맑은 고딕" fo:color="#000000"/>
    </style:style>
    <style:style style:name="T489" style:parent-style-name="기본단락글꼴" style:family="text">
      <style:text-properties style:font-name="맑은 고딕" fo:color="#000000"/>
    </style:style>
    <style:style style:name="T490" style:parent-style-name="기본단락글꼴" style:family="text">
      <style:text-properties style:font-name="맑은 고딕" fo:color="#000000"/>
    </style:style>
    <style:style style:name="T491" style:parent-style-name="기본단락글꼴" style:family="text">
      <style:text-properties style:font-name="맑은 고딕" fo:color="#000000"/>
    </style:style>
    <style:style style:name="T492" style:parent-style-name="기본단락글꼴" style:family="text">
      <style:text-properties style:font-name="맑은 고딕" fo:color="#000000"/>
    </style:style>
    <style:style style:name="T493" style:parent-style-name="기본단락글꼴" style:family="text">
      <style:text-properties style:font-name="맑은 고딕" fo:color="#000000"/>
    </style:style>
    <style:style style:name="T494" style:parent-style-name="기본단락글꼴" style:family="text">
      <style:text-properties style:font-name="맑은 고딕" fo:color="#000000"/>
    </style:style>
    <style:style style:name="T495" style:parent-style-name="기본단락글꼴" style:family="text">
      <style:text-properties style:font-name="맑은 고딕" fo:color="#000000"/>
    </style:style>
    <style:style style:name="T496" style:parent-style-name="기본단락글꼴" style:family="text">
      <style:text-properties style:font-name="맑은 고딕" fo:color="#000000"/>
    </style:style>
    <style:style style:name="T497" style:parent-style-name="기본단락글꼴" style:family="text">
      <style:text-properties style:font-name="맑은 고딕" fo:color="#000000"/>
    </style:style>
    <style:style style:name="T498" style:parent-style-name="기본단락글꼴" style:family="text">
      <style:text-properties style:font-name="맑은 고딕" fo:color="#000000"/>
    </style:style>
    <style:style style:name="T499" style:parent-style-name="기본단락글꼴" style:family="text">
      <style:text-properties style:font-name="맑은 고딕" fo:color="#000000"/>
    </style:style>
    <style:style style:name="T500" style:parent-style-name="기본단락글꼴" style:family="text">
      <style:text-properties style:font-name="맑은 고딕" fo:color="#000000"/>
    </style:style>
    <style:style style:name="T501" style:parent-style-name="기본단락글꼴" style:family="text">
      <style:text-properties style:font-name="맑은 고딕" fo:color="#000000"/>
    </style:style>
    <style:style style:name="T502" style:parent-style-name="기본단락글꼴" style:family="text">
      <style:text-properties style:font-name="맑은 고딕" fo:color="#000000"/>
    </style:style>
    <style:style style:name="T503" style:parent-style-name="기본단락글꼴" style:family="text">
      <style:text-properties style:font-name="맑은 고딕" fo:color="#000000"/>
    </style:style>
    <style:style style:name="T504" style:parent-style-name="기본단락글꼴" style:family="text">
      <style:text-properties style:font-name="맑은 고딕" fo:color="#000000"/>
    </style:style>
    <style:style style:name="T505" style:parent-style-name="기본단락글꼴" style:family="text">
      <style:text-properties style:font-name="맑은 고딕" fo:color="#000000"/>
    </style:style>
    <style:style style:name="T506" style:parent-style-name="기본단락글꼴" style:family="text">
      <style:text-properties style:font-name="맑은 고딕" fo:color="#000000"/>
    </style:style>
    <style:style style:name="T507" style:parent-style-name="기본단락글꼴" style:family="text">
      <style:text-properties style:font-name="맑은 고딕" fo:color="#000000"/>
    </style:style>
    <style:style style:name="T508" style:parent-style-name="기본단락글꼴" style:family="text">
      <style:text-properties style:font-name="맑은 고딕" fo:color="#000000"/>
    </style:style>
    <style:style style:name="T509" style:parent-style-name="기본단락글꼴" style:family="text">
      <style:text-properties style:font-name="맑은 고딕" fo:color="#000000"/>
    </style:style>
    <style:style style:name="T510" style:parent-style-name="기본단락글꼴" style:family="text">
      <style:text-properties style:font-name="맑은 고딕" fo:color="#000000"/>
    </style:style>
    <style:style style:name="T511" style:parent-style-name="기본단락글꼴" style:family="text">
      <style:text-properties style:font-name="맑은 고딕" fo:color="#000000"/>
    </style:style>
    <style:style style:name="T512" style:parent-style-name="기본단락글꼴" style:family="text">
      <style:text-properties style:font-name="맑은 고딕" fo:color="#000000"/>
    </style:style>
    <style:style style:name="T513" style:parent-style-name="기본단락글꼴" style:family="text">
      <style:text-properties style:font-name="맑은 고딕" fo:color="#000000"/>
    </style:style>
    <style:style style:name="T514" style:parent-style-name="기본단락글꼴" style:family="text">
      <style:text-properties style:font-name="맑은 고딕" fo:color="#000000"/>
    </style:style>
    <style:style style:name="T515" style:parent-style-name="기본단락글꼴" style:family="text">
      <style:text-properties style:font-name="맑은 고딕" fo:color="#000000"/>
    </style:style>
    <style:style style:name="T516" style:parent-style-name="기본단락글꼴" style:family="text">
      <style:text-properties style:font-name="맑은 고딕" fo:color="#000000"/>
    </style:style>
    <style:style style:name="T517" style:parent-style-name="기본단락글꼴" style:family="text">
      <style:text-properties style:font-name="맑은 고딕" fo:color="#000000"/>
    </style:style>
    <style:style style:name="T518" style:parent-style-name="기본단락글꼴" style:family="text">
      <style:text-properties style:font-name="맑은 고딕" fo:color="#000000"/>
    </style:style>
    <style:style style:name="T519" style:parent-style-name="기본단락글꼴" style:family="text">
      <style:text-properties style:font-name="맑은 고딕" fo:color="#000000"/>
    </style:style>
    <style:style style:name="T520" style:parent-style-name="기본단락글꼴" style:family="text">
      <style:text-properties style:font-name="맑은 고딕" fo:color="#000000"/>
    </style:style>
    <style:style style:name="T521" style:parent-style-name="기본단락글꼴" style:family="text">
      <style:text-properties style:font-name="맑은 고딕" fo:color="#000000"/>
    </style:style>
    <style:style style:name="T522" style:parent-style-name="기본단락글꼴" style:family="text">
      <style:text-properties style:font-name="맑은 고딕" fo:color="#000000"/>
    </style:style>
    <style:style style:name="T523" style:parent-style-name="기본단락글꼴" style:family="text">
      <style:text-properties style:font-name="맑은 고딕" fo:color="#000000"/>
    </style:style>
    <style:style style:name="T524" style:parent-style-name="기본단락글꼴" style:family="text">
      <style:text-properties style:font-name="맑은 고딕" fo:color="#000000"/>
    </style:style>
    <style:style style:name="T525" style:parent-style-name="기본단락글꼴" style:family="text">
      <style:text-properties style:font-name="맑은 고딕" fo:color="#000000"/>
    </style:style>
    <style:style style:name="T526" style:parent-style-name="기본단락글꼴" style:family="text">
      <style:text-properties style:font-name="맑은 고딕" fo:color="#000000"/>
    </style:style>
    <style:style style:name="T527" style:parent-style-name="기본단락글꼴" style:family="text">
      <style:text-properties style:font-name="맑은 고딕" fo:color="#000000"/>
    </style:style>
    <style:style style:name="T528" style:parent-style-name="기본단락글꼴" style:family="text">
      <style:text-properties style:font-name="맑은 고딕" fo:color="#000000"/>
    </style:style>
    <style:style style:name="T529" style:parent-style-name="기본단락글꼴" style:family="text">
      <style:text-properties style:font-name="맑은 고딕" fo:color="#000000"/>
    </style:style>
    <style:style style:name="T530" style:parent-style-name="기본단락글꼴" style:family="text">
      <style:text-properties style:font-name="맑은 고딕" fo:color="#000000"/>
    </style:style>
    <style:style style:name="T531" style:parent-style-name="기본단락글꼴" style:family="text">
      <style:text-properties style:font-name="맑은 고딕" fo:color="#000000"/>
    </style:style>
    <style:style style:name="T532" style:parent-style-name="기본단락글꼴" style:family="text">
      <style:text-properties style:font-name="맑은 고딕" fo:color="#000000"/>
    </style:style>
    <style:style style:name="T533" style:parent-style-name="기본단락글꼴" style:family="text">
      <style:text-properties style:font-name="맑은 고딕" fo:color="#000000"/>
    </style:style>
    <style:style style:name="T534" style:parent-style-name="기본단락글꼴" style:family="text">
      <style:text-properties style:font-name="맑은 고딕" fo:color="#000000"/>
    </style:style>
    <style:style style:name="T535" style:parent-style-name="기본단락글꼴" style:family="text">
      <style:text-properties style:font-name="맑은 고딕" fo:color="#000000"/>
    </style:style>
    <style:style style:name="T536" style:parent-style-name="기본단락글꼴" style:family="text">
      <style:text-properties style:font-name="맑은 고딕" fo:color="#000000"/>
    </style:style>
    <style:style style:name="T537" style:parent-style-name="기본단락글꼴" style:family="text">
      <style:text-properties style:font-name="맑은 고딕" fo:color="#000000"/>
    </style:style>
    <style:style style:name="T538" style:parent-style-name="기본단락글꼴" style:family="text">
      <style:text-properties style:font-name="맑은 고딕" fo:color="#000000"/>
    </style:style>
    <style:style style:name="T539" style:parent-style-name="기본단락글꼴" style:family="text">
      <style:text-properties style:font-name="맑은 고딕" fo:color="#000000"/>
    </style:style>
    <style:style style:name="T540" style:parent-style-name="기본단락글꼴" style:family="text">
      <style:text-properties style:font-name="맑은 고딕" fo:color="#000000"/>
    </style:style>
    <style:style style:name="T541" style:parent-style-name="기본단락글꼴" style:family="text">
      <style:text-properties style:font-name="맑은 고딕" fo:color="#000000"/>
    </style:style>
    <style:style style:name="T542" style:parent-style-name="기본단락글꼴" style:family="text">
      <style:text-properties style:font-name="맑은 고딕" fo:color="#000000"/>
    </style:style>
    <style:style style:name="T543" style:parent-style-name="기본단락글꼴" style:family="text">
      <style:text-properties style:font-name="맑은 고딕" fo:color="#000000"/>
    </style:style>
    <style:style style:name="T544" style:parent-style-name="기본단락글꼴" style:family="text">
      <style:text-properties style:font-name="맑은 고딕" fo:color="#000000"/>
    </style:style>
    <style:style style:name="T545" style:parent-style-name="기본단락글꼴" style:family="text">
      <style:text-properties style:font-name="맑은 고딕" fo:color="#000000"/>
    </style:style>
    <style:style style:name="T546" style:parent-style-name="기본단락글꼴" style:family="text">
      <style:text-properties style:font-name="맑은 고딕" fo:color="#000000"/>
    </style:style>
    <style:style style:name="T547" style:parent-style-name="기본단락글꼴" style:family="text">
      <style:text-properties style:font-name="맑은 고딕" fo:color="#000000"/>
    </style:style>
    <style:style style:name="T548" style:parent-style-name="기본단락글꼴" style:family="text">
      <style:text-properties style:font-name="맑은 고딕" fo:color="#000000"/>
    </style:style>
    <style:style style:name="T549" style:parent-style-name="기본단락글꼴" style:family="text">
      <style:text-properties style:font-name="맑은 고딕" fo:color="#000000"/>
    </style:style>
    <style:style style:name="T550" style:parent-style-name="기본단락글꼴" style:family="text">
      <style:text-properties style:font-name="맑은 고딕" fo:color="#000000"/>
    </style:style>
    <style:style style:name="T551" style:parent-style-name="기본단락글꼴" style:family="text">
      <style:text-properties style:font-name="맑은 고딕" fo:color="#000000"/>
    </style:style>
    <style:style style:name="T552" style:parent-style-name="기본단락글꼴" style:family="text">
      <style:text-properties style:font-name="맑은 고딕" fo:color="#000000"/>
    </style:style>
    <style:style style:name="T553" style:parent-style-name="기본단락글꼴" style:family="text">
      <style:text-properties style:font-name="맑은 고딕" fo:color="#000000"/>
    </style:style>
    <style:style style:name="T554" style:parent-style-name="기본단락글꼴" style:family="text">
      <style:text-properties style:font-name="맑은 고딕" fo:color="#000000"/>
    </style:style>
    <style:style style:name="T555" style:parent-style-name="기본단락글꼴" style:family="text">
      <style:text-properties style:font-name="맑은 고딕" fo:color="#000000"/>
    </style:style>
    <style:style style:name="T556" style:parent-style-name="기본단락글꼴" style:family="text">
      <style:text-properties style:font-name="맑은 고딕" fo:color="#000000"/>
    </style:style>
    <style:style style:name="T557" style:parent-style-name="기본단락글꼴" style:family="text">
      <style:text-properties style:font-name="맑은 고딕" fo:color="#000000"/>
    </style:style>
    <style:style style:name="T558" style:parent-style-name="기본단락글꼴" style:family="text">
      <style:text-properties style:font-name="맑은 고딕" fo:color="#000000"/>
    </style:style>
    <style:style style:name="T559" style:parent-style-name="기본단락글꼴" style:family="text">
      <style:text-properties style:font-name="맑은 고딕" fo:color="#000000"/>
    </style:style>
    <style:style style:name="T560" style:parent-style-name="기본단락글꼴" style:family="text">
      <style:text-properties style:font-name="맑은 고딕" fo:color="#000000"/>
    </style:style>
    <style:style style:name="T561" style:parent-style-name="기본단락글꼴" style:family="text">
      <style:text-properties style:font-name="맑은 고딕" fo:color="#000000"/>
    </style:style>
    <style:style style:name="T562" style:parent-style-name="기본단락글꼴" style:family="text">
      <style:text-properties style:font-name="맑은 고딕" fo:color="#000000"/>
    </style:style>
    <style:style style:name="T563" style:parent-style-name="기본단락글꼴" style:family="text">
      <style:text-properties style:font-name="맑은 고딕" fo:color="#000000"/>
    </style:style>
    <style:style style:name="T564" style:parent-style-name="기본단락글꼴" style:family="text">
      <style:text-properties style:font-name="맑은 고딕" fo:color="#000000"/>
    </style:style>
    <style:style style:name="T565" style:parent-style-name="기본단락글꼴" style:family="text">
      <style:text-properties style:font-name="맑은 고딕" fo:color="#000000"/>
    </style:style>
    <style:style style:name="T566" style:parent-style-name="기본단락글꼴" style:family="text">
      <style:text-properties style:font-name="맑은 고딕" fo:color="#000000"/>
    </style:style>
    <style:style style:name="T567" style:parent-style-name="기본단락글꼴" style:family="text">
      <style:text-properties style:font-name="맑은 고딕" fo:color="#000000"/>
    </style:style>
    <style:style style:name="T568" style:parent-style-name="기본단락글꼴" style:family="text">
      <style:text-properties style:font-name="맑은 고딕" fo:color="#000000"/>
    </style:style>
    <style:style style:name="T569" style:parent-style-name="기본단락글꼴" style:family="text">
      <style:text-properties style:font-name="맑은 고딕" fo:color="#000000"/>
    </style:style>
    <style:style style:name="T570" style:parent-style-name="기본단락글꼴" style:family="text">
      <style:text-properties style:font-name="맑은 고딕" fo:color="#000000"/>
    </style:style>
    <style:style style:name="T571" style:parent-style-name="기본단락글꼴" style:family="text">
      <style:text-properties style:font-name="맑은 고딕" fo:color="#000000"/>
    </style:style>
    <style:style style:name="T572" style:parent-style-name="기본단락글꼴" style:family="text">
      <style:text-properties style:font-name="맑은 고딕" fo:color="#000000"/>
    </style:style>
    <style:style style:name="T573" style:parent-style-name="기본단락글꼴" style:family="text">
      <style:text-properties style:font-name="맑은 고딕" fo:color="#000000"/>
    </style:style>
    <style:style style:name="T574" style:parent-style-name="기본단락글꼴" style:family="text">
      <style:text-properties style:font-name="맑은 고딕" fo:color="#000000"/>
    </style:style>
    <style:style style:name="T575" style:parent-style-name="기본단락글꼴" style:family="text">
      <style:text-properties style:font-name="맑은 고딕" fo:color="#000000"/>
    </style:style>
    <style:style style:name="T576" style:parent-style-name="기본단락글꼴" style:family="text">
      <style:text-properties style:font-name="맑은 고딕" fo:color="#000000"/>
    </style:style>
    <style:style style:name="T577" style:parent-style-name="기본단락글꼴" style:family="text">
      <style:text-properties style:font-name="맑은 고딕" fo:color="#000000"/>
    </style:style>
    <style:style style:name="T578" style:parent-style-name="기본단락글꼴" style:family="text">
      <style:text-properties style:font-name="맑은 고딕" fo:color="#000000"/>
    </style:style>
    <style:style style:name="T579" style:parent-style-name="기본단락글꼴" style:family="text">
      <style:text-properties style:font-name="맑은 고딕" fo:color="#000000"/>
    </style:style>
    <style:style style:name="T580" style:parent-style-name="기본단락글꼴" style:family="text">
      <style:text-properties style:font-name="맑은 고딕" fo:color="#000000"/>
    </style:style>
    <style:style style:name="T581" style:parent-style-name="기본단락글꼴" style:family="text">
      <style:text-properties style:font-name="맑은 고딕" fo:color="#000000"/>
    </style:style>
    <style:style style:name="T582" style:parent-style-name="기본단락글꼴" style:family="text">
      <style:text-properties style:font-name="맑은 고딕" fo:color="#000000"/>
    </style:style>
    <style:style style:name="T583" style:parent-style-name="기본단락글꼴" style:family="text">
      <style:text-properties style:font-name="맑은 고딕" fo:color="#000000"/>
    </style:style>
    <style:style style:name="T584" style:parent-style-name="기본단락글꼴" style:family="text">
      <style:text-properties style:font-name="맑은 고딕" fo:color="#000000"/>
    </style:style>
    <style:style style:name="T585" style:parent-style-name="기본단락글꼴" style:family="text">
      <style:text-properties style:font-name="맑은 고딕" fo:color="#000000"/>
    </style:style>
    <style:style style:name="T586" style:parent-style-name="기본단락글꼴" style:family="text">
      <style:text-properties style:font-name="맑은 고딕" fo:color="#000000"/>
    </style:style>
    <style:style style:name="T587" style:parent-style-name="기본단락글꼴" style:family="text">
      <style:text-properties style:font-name="맑은 고딕" fo:color="#000000"/>
    </style:style>
    <style:style style:name="T588" style:parent-style-name="기본단락글꼴" style:family="text">
      <style:text-properties style:font-name="맑은 고딕" fo:color="#000000"/>
    </style:style>
    <style:style style:name="T589" style:parent-style-name="기본단락글꼴" style:family="text">
      <style:text-properties style:font-name="맑은 고딕" fo:color="#000000"/>
    </style:style>
    <style:style style:name="T590" style:parent-style-name="기본단락글꼴" style:family="text">
      <style:text-properties style:font-name="맑은 고딕" fo:color="#000000"/>
    </style:style>
    <style:style style:name="T591" style:parent-style-name="기본단락글꼴" style:family="text">
      <style:text-properties style:font-name="맑은 고딕" fo:color="#000000"/>
    </style:style>
    <style:style style:name="T592" style:parent-style-name="기본단락글꼴" style:family="text">
      <style:text-properties style:font-name="맑은 고딕" fo:color="#000000"/>
    </style:style>
    <style:style style:name="T593" style:parent-style-name="기본단락글꼴" style:family="text">
      <style:text-properties style:font-name="맑은 고딕" fo:color="#000000"/>
    </style:style>
    <style:style style:name="T594" style:parent-style-name="기본단락글꼴" style:family="text">
      <style:text-properties style:font-name="맑은 고딕" fo:color="#000000"/>
    </style:style>
    <style:style style:name="T595" style:parent-style-name="기본단락글꼴" style:family="text">
      <style:text-properties style:font-name="맑은 고딕" fo:color="#000000"/>
    </style:style>
    <style:style style:name="T596" style:parent-style-name="기본단락글꼴" style:family="text">
      <style:text-properties style:font-name="맑은 고딕" fo:color="#000000"/>
    </style:style>
    <style:style style:name="T597" style:parent-style-name="기본단락글꼴" style:family="text">
      <style:text-properties style:font-name="맑은 고딕" fo:color="#000000"/>
    </style:style>
    <style:style style:name="T598" style:parent-style-name="기본단락글꼴" style:family="text">
      <style:text-properties style:font-name="맑은 고딕" fo:color="#000000"/>
    </style:style>
    <style:style style:name="T599" style:parent-style-name="기본단락글꼴" style:family="text">
      <style:text-properties style:font-name="맑은 고딕" fo:color="#000000"/>
    </style:style>
    <style:style style:name="T600" style:parent-style-name="기본단락글꼴" style:family="text">
      <style:text-properties style:font-name="맑은 고딕" fo:color="#000000"/>
    </style:style>
    <style:style style:name="T601" style:parent-style-name="기본단락글꼴" style:family="text">
      <style:text-properties style:font-name="맑은 고딕" fo:color="#000000"/>
    </style:style>
    <style:style style:name="T602" style:parent-style-name="기본단락글꼴" style:family="text">
      <style:text-properties style:font-name="맑은 고딕" fo:color="#000000"/>
    </style:style>
    <style:style style:name="T603" style:parent-style-name="기본단락글꼴" style:family="text">
      <style:text-properties style:font-name="맑은 고딕" fo:color="#000000"/>
    </style:style>
    <style:style style:name="T604" style:parent-style-name="기본단락글꼴" style:family="text">
      <style:text-properties style:font-name="맑은 고딕" fo:color="#000000"/>
    </style:style>
    <style:style style:name="T605" style:parent-style-name="기본단락글꼴" style:family="text">
      <style:text-properties style:font-name="맑은 고딕" fo:color="#000000"/>
    </style:style>
    <style:style style:name="T606" style:parent-style-name="기본단락글꼴" style:family="text">
      <style:text-properties style:font-name="맑은 고딕" fo:color="#000000"/>
    </style:style>
    <style:style style:name="T607" style:parent-style-name="기본단락글꼴" style:family="text">
      <style:text-properties style:font-name="맑은 고딕" fo:color="#000000"/>
    </style:style>
    <style:style style:name="T608" style:parent-style-name="기본단락글꼴" style:family="text">
      <style:text-properties style:font-name="맑은 고딕" fo:color="#000000"/>
    </style:style>
    <style:style style:name="T609" style:parent-style-name="기본단락글꼴" style:family="text">
      <style:text-properties style:font-name="맑은 고딕" fo:color="#000000"/>
    </style:style>
    <style:style style:name="T610" style:parent-style-name="기본단락글꼴" style:family="text">
      <style:text-properties style:font-name="맑은 고딕" fo:color="#000000"/>
    </style:style>
    <style:style style:name="T611" style:parent-style-name="기본단락글꼴" style:family="text">
      <style:text-properties style:font-name="맑은 고딕" fo:color="#000000"/>
    </style:style>
    <style:style style:name="T612" style:parent-style-name="기본단락글꼴" style:family="text">
      <style:text-properties style:font-name="맑은 고딕" fo:color="#000000"/>
    </style:style>
    <style:style style:name="T613" style:parent-style-name="기본단락글꼴" style:family="text">
      <style:text-properties style:font-name="맑은 고딕" fo:color="#000000"/>
    </style:style>
    <style:style style:name="T614" style:parent-style-name="기본단락글꼴" style:family="text">
      <style:text-properties style:font-name="맑은 고딕" fo:color="#000000"/>
    </style:style>
    <style:style style:name="T615" style:parent-style-name="기본단락글꼴" style:family="text">
      <style:text-properties style:font-name="맑은 고딕" fo:color="#000000"/>
    </style:style>
    <style:style style:name="T616" style:parent-style-name="기본단락글꼴" style:family="text">
      <style:text-properties style:font-name="맑은 고딕" fo:color="#000000"/>
    </style:style>
    <style:style style:name="T617" style:parent-style-name="기본단락글꼴" style:family="text">
      <style:text-properties style:font-name="맑은 고딕" fo:color="#000000"/>
    </style:style>
    <style:style style:name="T618" style:parent-style-name="기본단락글꼴" style:family="text">
      <style:text-properties style:font-name="맑은 고딕" fo:color="#000000"/>
    </style:style>
    <style:style style:name="T619" style:parent-style-name="기본단락글꼴" style:family="text">
      <style:text-properties style:font-name="맑은 고딕" fo:color="#000000"/>
    </style:style>
    <style:style style:name="T620" style:parent-style-name="기본단락글꼴" style:family="text">
      <style:text-properties style:font-name="맑은 고딕" fo:color="#000000"/>
    </style:style>
    <style:style style:name="T621" style:parent-style-name="기본단락글꼴" style:family="text">
      <style:text-properties style:font-name="맑은 고딕" fo:color="#000000"/>
    </style:style>
    <style:style style:name="T622" style:parent-style-name="기본단락글꼴" style:family="text">
      <style:text-properties style:font-name="맑은 고딕" fo:color="#000000"/>
    </style:style>
    <style:style style:name="T623" style:parent-style-name="기본단락글꼴" style:family="text">
      <style:text-properties style:font-name="맑은 고딕" fo:color="#000000"/>
    </style:style>
    <style:style style:name="T624" style:parent-style-name="기본단락글꼴" style:family="text">
      <style:text-properties style:font-name="맑은 고딕" fo:color="#000000"/>
    </style:style>
    <style:style style:name="T625" style:parent-style-name="기본단락글꼴" style:family="text">
      <style:text-properties style:font-name="맑은 고딕" fo:color="#000000"/>
    </style:style>
    <style:style style:name="T626" style:parent-style-name="기본단락글꼴" style:family="text">
      <style:text-properties style:font-name="맑은 고딕" fo:color="#000000"/>
    </style:style>
    <style:style style:name="T627" style:parent-style-name="기본단락글꼴" style:family="text">
      <style:text-properties style:font-name="맑은 고딕" fo:color="#000000"/>
    </style:style>
    <style:style style:name="T628" style:parent-style-name="기본단락글꼴" style:family="text">
      <style:text-properties style:font-name="맑은 고딕" fo:color="#000000"/>
    </style:style>
    <style:style style:name="T629" style:parent-style-name="기본단락글꼴" style:family="text">
      <style:text-properties style:font-name="맑은 고딕" fo:color="#000000"/>
    </style:style>
    <style:style style:name="T630" style:parent-style-name="기본단락글꼴" style:family="text">
      <style:text-properties style:font-name="맑은 고딕" fo:color="#000000"/>
    </style:style>
    <style:style style:name="T631" style:parent-style-name="기본단락글꼴" style:family="text">
      <style:text-properties style:font-name="맑은 고딕" fo:color="#000000"/>
    </style:style>
    <style:style style:name="T632" style:parent-style-name="기본단락글꼴" style:family="text">
      <style:text-properties style:font-name="맑은 고딕" fo:color="#000000"/>
    </style:style>
    <style:style style:name="T633" style:parent-style-name="기본단락글꼴" style:family="text">
      <style:text-properties style:font-name="맑은 고딕" fo:color="#000000"/>
    </style:style>
    <style:style style:name="T634" style:parent-style-name="기본단락글꼴" style:family="text">
      <style:text-properties style:font-name="맑은 고딕" fo:color="#000000"/>
    </style:style>
    <style:style style:name="T635" style:parent-style-name="기본단락글꼴" style:family="text">
      <style:text-properties style:font-name="맑은 고딕" fo:color="#000000"/>
    </style:style>
    <style:style style:name="T636" style:parent-style-name="기본단락글꼴" style:family="text">
      <style:text-properties style:font-name="맑은 고딕" fo:color="#000000"/>
    </style:style>
    <style:style style:name="T637" style:parent-style-name="기본단락글꼴" style:family="text">
      <style:text-properties style:font-name="맑은 고딕" fo:color="#000000"/>
    </style:style>
    <style:style style:name="T638" style:parent-style-name="기본단락글꼴" style:family="text">
      <style:text-properties style:font-name="맑은 고딕" fo:color="#000000"/>
    </style:style>
    <style:style style:name="T639" style:parent-style-name="기본단락글꼴" style:family="text">
      <style:text-properties style:font-name="맑은 고딕" fo:color="#000000"/>
    </style:style>
    <style:style style:name="T640" style:parent-style-name="기본단락글꼴" style:family="text">
      <style:text-properties style:font-name="맑은 고딕" fo:color="#000000"/>
    </style:style>
    <style:style style:name="T641" style:parent-style-name="기본단락글꼴" style:family="text">
      <style:text-properties style:font-name="맑은 고딕" fo:color="#000000"/>
    </style:style>
    <style:style style:name="T642" style:parent-style-name="기본단락글꼴" style:family="text">
      <style:text-properties style:font-name="맑은 고딕" fo:color="#000000"/>
    </style:style>
    <style:style style:name="T643" style:parent-style-name="기본단락글꼴" style:family="text">
      <style:text-properties style:font-name="맑은 고딕" fo:color="#000000"/>
    </style:style>
    <style:style style:name="T644" style:parent-style-name="기본단락글꼴" style:family="text">
      <style:text-properties style:font-name="맑은 고딕" fo:color="#000000"/>
    </style:style>
    <style:style style:name="T645" style:parent-style-name="기본단락글꼴" style:family="text">
      <style:text-properties style:font-name="맑은 고딕" fo:color="#000000"/>
    </style:style>
    <style:style style:name="T646" style:parent-style-name="기본단락글꼴" style:family="text">
      <style:text-properties style:font-name="맑은 고딕" fo:color="#000000"/>
    </style:style>
    <style:style style:name="T647" style:parent-style-name="기본단락글꼴" style:family="text">
      <style:text-properties style:font-name="맑은 고딕" fo:color="#000000"/>
    </style:style>
    <style:style style:name="T648" style:parent-style-name="기본단락글꼴" style:family="text">
      <style:text-properties style:font-name="맑은 고딕" fo:color="#000000"/>
    </style:style>
    <style:style style:name="T649" style:parent-style-name="기본단락글꼴" style:family="text">
      <style:text-properties style:font-name="맑은 고딕" fo:color="#000000"/>
    </style:style>
    <style:style style:name="T650" style:parent-style-name="기본단락글꼴" style:family="text">
      <style:text-properties style:font-name="맑은 고딕" fo:color="#000000"/>
    </style:style>
    <style:style style:name="T651" style:parent-style-name="기본단락글꼴" style:family="text">
      <style:text-properties style:font-name="맑은 고딕" fo:color="#000000"/>
    </style:style>
    <style:style style:name="T652" style:parent-style-name="기본단락글꼴" style:family="text">
      <style:text-properties style:font-name="맑은 고딕" fo:color="#000000"/>
    </style:style>
    <style:style style:name="T653" style:parent-style-name="기본단락글꼴" style:family="text">
      <style:text-properties style:font-name="맑은 고딕" fo:color="#000000"/>
    </style:style>
    <style:style style:name="T654" style:parent-style-name="기본단락글꼴" style:family="text">
      <style:text-properties style:font-name="맑은 고딕" fo:color="#000000"/>
    </style:style>
    <style:style style:name="T655" style:parent-style-name="기본단락글꼴" style:family="text">
      <style:text-properties style:font-name="맑은 고딕" fo:color="#000000"/>
    </style:style>
    <style:style style:name="T656" style:parent-style-name="기본단락글꼴" style:family="text">
      <style:text-properties style:font-name="맑은 고딕" fo:color="#000000"/>
    </style:style>
    <style:style style:name="T657" style:parent-style-name="기본단락글꼴" style:family="text">
      <style:text-properties style:font-name="맑은 고딕" fo:color="#000000"/>
    </style:style>
    <style:style style:name="T658" style:parent-style-name="기본단락글꼴" style:family="text">
      <style:text-properties style:font-name="맑은 고딕" fo:color="#000000"/>
    </style:style>
    <style:style style:name="T659" style:parent-style-name="기본단락글꼴" style:family="text">
      <style:text-properties style:font-name="맑은 고딕" fo:color="#000000"/>
    </style:style>
    <style:style style:name="T660" style:parent-style-name="기본단락글꼴" style:family="text">
      <style:text-properties style:font-name="맑은 고딕" fo:color="#000000"/>
    </style:style>
    <style:style style:name="T661" style:parent-style-name="기본단락글꼴" style:family="text">
      <style:text-properties style:font-name="맑은 고딕" fo:color="#000000"/>
    </style:style>
    <style:style style:name="T662" style:parent-style-name="기본단락글꼴" style:family="text">
      <style:text-properties style:font-name="맑은 고딕" fo:color="#000000"/>
    </style:style>
    <style:style style:name="T663" style:parent-style-name="기본단락글꼴" style:family="text">
      <style:text-properties style:font-name="맑은 고딕" fo:color="#000000"/>
    </style:style>
    <style:style style:name="T664" style:parent-style-name="기본단락글꼴" style:family="text">
      <style:text-properties style:font-name="맑은 고딕" fo:color="#000000"/>
    </style:style>
    <style:style style:name="T665" style:parent-style-name="기본단락글꼴" style:family="text">
      <style:text-properties style:font-name="맑은 고딕" fo:color="#000000"/>
    </style:style>
    <style:style style:name="T666" style:parent-style-name="기본단락글꼴" style:family="text">
      <style:text-properties style:font-name="맑은 고딕" fo:color="#000000"/>
    </style:style>
    <style:style style:name="T667" style:parent-style-name="기본단락글꼴" style:family="text">
      <style:text-properties style:font-name="맑은 고딕" fo:color="#000000"/>
    </style:style>
    <style:style style:name="T668" style:parent-style-name="기본단락글꼴" style:family="text">
      <style:text-properties style:font-name="맑은 고딕" fo:color="#000000"/>
    </style:style>
    <style:style style:name="T669" style:parent-style-name="기본단락글꼴" style:family="text">
      <style:text-properties style:font-name="맑은 고딕" fo:color="#000000"/>
    </style:style>
    <style:style style:name="T670" style:parent-style-name="기본단락글꼴" style:family="text">
      <style:text-properties style:font-name="맑은 고딕" fo:color="#000000"/>
    </style:style>
    <style:style style:name="T671" style:parent-style-name="기본단락글꼴" style:family="text">
      <style:text-properties style:font-name="맑은 고딕" fo:color="#000000"/>
    </style:style>
    <style:style style:name="T672" style:parent-style-name="기본단락글꼴" style:family="text">
      <style:text-properties style:font-name="맑은 고딕" fo:color="#000000"/>
    </style:style>
    <style:style style:name="T673" style:parent-style-name="기본단락글꼴" style:family="text">
      <style:text-properties style:font-name="맑은 고딕" fo:color="#000000"/>
    </style:style>
    <style:style style:name="T674" style:parent-style-name="기본단락글꼴" style:family="text">
      <style:text-properties style:font-name="맑은 고딕" fo:color="#000000"/>
    </style:style>
    <style:style style:name="T675" style:parent-style-name="기본단락글꼴" style:family="text">
      <style:text-properties style:font-name="맑은 고딕" fo:color="#000000"/>
    </style:style>
    <style:style style:name="T676" style:parent-style-name="기본단락글꼴" style:family="text">
      <style:text-properties style:font-name="맑은 고딕" fo:color="#000000"/>
    </style:style>
    <style:style style:name="T677" style:parent-style-name="기본단락글꼴" style:family="text">
      <style:text-properties style:font-name="맑은 고딕" fo:color="#000000"/>
    </style:style>
    <style:style style:name="T678" style:parent-style-name="기본단락글꼴" style:family="text">
      <style:text-properties style:font-name="맑은 고딕" fo:color="#000000"/>
    </style:style>
    <style:style style:name="T679" style:parent-style-name="기본단락글꼴" style:family="text">
      <style:text-properties style:font-name="맑은 고딕" fo:color="#000000"/>
    </style:style>
    <style:style style:name="T680" style:parent-style-name="기본단락글꼴" style:family="text">
      <style:text-properties style:font-name="맑은 고딕" fo:color="#000000"/>
    </style:style>
    <style:style style:name="T681" style:parent-style-name="기본단락글꼴" style:family="text">
      <style:text-properties style:font-name="맑은 고딕" fo:color="#000000"/>
    </style:style>
    <style:style style:name="T682" style:parent-style-name="기본단락글꼴" style:family="text">
      <style:text-properties style:font-name="맑은 고딕" fo:color="#000000"/>
    </style:style>
    <style:style style:name="T683" style:parent-style-name="기본단락글꼴" style:family="text">
      <style:text-properties style:font-name="맑은 고딕" fo:color="#000000"/>
    </style:style>
    <style:style style:name="T684" style:parent-style-name="기본단락글꼴" style:family="text">
      <style:text-properties style:font-name="맑은 고딕" fo:color="#000000"/>
    </style:style>
    <style:style style:name="T685" style:parent-style-name="기본단락글꼴" style:family="text">
      <style:text-properties style:font-name="맑은 고딕" fo:color="#000000"/>
    </style:style>
    <style:style style:name="T686" style:parent-style-name="기본단락글꼴" style:family="text">
      <style:text-properties style:font-name="맑은 고딕" fo:color="#000000"/>
    </style:style>
    <style:style style:name="T687" style:parent-style-name="기본단락글꼴" style:family="text">
      <style:text-properties style:font-name="맑은 고딕" fo:color="#000000"/>
    </style:style>
    <style:style style:name="T688" style:parent-style-name="기본단락글꼴" style:family="text">
      <style:text-properties style:font-name="맑은 고딕" fo:color="#000000"/>
    </style:style>
    <style:style style:name="T689" style:parent-style-name="기본단락글꼴" style:family="text">
      <style:text-properties style:font-name="맑은 고딕" fo:color="#000000"/>
    </style:style>
    <style:style style:name="T690" style:parent-style-name="기본단락글꼴" style:family="text">
      <style:text-properties style:font-name="맑은 고딕" fo:color="#000000"/>
    </style:style>
    <style:style style:name="T691" style:parent-style-name="기본단락글꼴" style:family="text">
      <style:text-properties style:font-name="맑은 고딕" fo:color="#000000"/>
    </style:style>
    <style:style style:name="T692" style:parent-style-name="기본단락글꼴" style:family="text">
      <style:text-properties style:font-name="맑은 고딕" fo:color="#000000"/>
    </style:style>
    <style:style style:name="T693" style:parent-style-name="기본단락글꼴" style:family="text">
      <style:text-properties style:font-name="맑은 고딕" fo:color="#000000"/>
    </style:style>
    <style:style style:name="T694" style:parent-style-name="기본단락글꼴" style:family="text">
      <style:text-properties style:font-name="맑은 고딕" fo:color="#000000"/>
    </style:style>
    <style:style style:name="T695" style:parent-style-name="기본단락글꼴" style:family="text">
      <style:text-properties style:font-name="맑은 고딕" fo:color="#000000"/>
    </style:style>
    <style:style style:name="T696" style:parent-style-name="기본단락글꼴" style:family="text">
      <style:text-properties style:font-name="맑은 고딕" fo:color="#000000"/>
    </style:style>
    <style:style style:name="T697" style:parent-style-name="기본단락글꼴" style:family="text">
      <style:text-properties style:font-name="맑은 고딕" fo:color="#000000"/>
    </style:style>
    <style:style style:name="T698" style:parent-style-name="기본단락글꼴" style:family="text">
      <style:text-properties style:font-name="맑은 고딕" fo:color="#000000"/>
    </style:style>
    <style:style style:name="T699" style:parent-style-name="기본단락글꼴" style:family="text">
      <style:text-properties style:font-name="맑은 고딕" fo:color="#000000"/>
    </style:style>
    <style:style style:name="T700" style:parent-style-name="기본단락글꼴" style:family="text">
      <style:text-properties style:font-name="맑은 고딕" fo:color="#000000"/>
    </style:style>
    <style:style style:name="T701" style:parent-style-name="기본단락글꼴" style:family="text">
      <style:text-properties style:font-name="맑은 고딕" fo:color="#000000"/>
    </style:style>
    <style:style style:name="T702" style:parent-style-name="기본단락글꼴" style:family="text">
      <style:text-properties style:font-name="맑은 고딕" fo:color="#000000"/>
    </style:style>
    <style:style style:name="T703" style:parent-style-name="기본단락글꼴" style:family="text">
      <style:text-properties style:font-name="맑은 고딕" fo:color="#000000"/>
    </style:style>
    <style:style style:name="T704" style:parent-style-name="기본단락글꼴" style:family="text">
      <style:text-properties style:font-name="맑은 고딕" fo:color="#000000"/>
    </style:style>
    <style:style style:name="T705" style:parent-style-name="기본단락글꼴" style:family="text">
      <style:text-properties style:font-name="맑은 고딕" fo:color="#000000"/>
    </style:style>
    <style:style style:name="T706" style:parent-style-name="기본단락글꼴" style:family="text">
      <style:text-properties style:font-name="맑은 고딕" fo:color="#000000"/>
    </style:style>
    <style:style style:name="T707" style:parent-style-name="기본단락글꼴" style:family="text">
      <style:text-properties style:font-name="맑은 고딕" fo:color="#000000"/>
    </style:style>
    <style:style style:name="T708" style:parent-style-name="기본단락글꼴" style:family="text">
      <style:text-properties style:font-name="맑은 고딕" fo:color="#000000"/>
    </style:style>
    <style:style style:name="T709" style:parent-style-name="기본단락글꼴" style:family="text">
      <style:text-properties style:font-name="맑은 고딕" fo:color="#000000"/>
    </style:style>
    <style:style style:name="T710" style:parent-style-name="기본단락글꼴" style:family="text">
      <style:text-properties style:font-name="맑은 고딕" fo:color="#000000"/>
    </style:style>
    <style:style style:name="T711" style:parent-style-name="기본단락글꼴" style:family="text">
      <style:text-properties style:font-name="맑은 고딕" fo:color="#000000"/>
    </style:style>
    <style:style style:name="T712" style:parent-style-name="기본단락글꼴" style:family="text">
      <style:text-properties style:font-name="맑은 고딕" fo:color="#000000"/>
    </style:style>
    <style:style style:name="T713" style:parent-style-name="기본단락글꼴" style:family="text">
      <style:text-properties style:font-name="맑은 고딕" fo:color="#000000"/>
    </style:style>
    <style:style style:name="T714" style:parent-style-name="기본단락글꼴" style:family="text">
      <style:text-properties style:font-name="맑은 고딕" fo:color="#000000"/>
    </style:style>
    <style:style style:name="T715" style:parent-style-name="기본단락글꼴" style:family="text">
      <style:text-properties style:font-name="맑은 고딕" fo:color="#000000"/>
    </style:style>
    <style:style style:name="T716" style:parent-style-name="기본단락글꼴" style:family="text">
      <style:text-properties style:font-name="맑은 고딕" fo:color="#000000"/>
    </style:style>
    <style:style style:name="T717" style:parent-style-name="기본단락글꼴" style:family="text">
      <style:text-properties style:font-name="맑은 고딕" fo:color="#000000"/>
    </style:style>
    <style:style style:name="T718" style:parent-style-name="기본단락글꼴" style:family="text">
      <style:text-properties style:font-name="맑은 고딕" fo:color="#000000"/>
    </style:style>
    <style:style style:name="T719" style:parent-style-name="기본단락글꼴" style:family="text">
      <style:text-properties style:font-name="맑은 고딕" fo:color="#000000"/>
    </style:style>
    <style:style style:name="T720" style:parent-style-name="기본단락글꼴" style:family="text">
      <style:text-properties style:font-name="맑은 고딕" fo:color="#000000"/>
    </style:style>
    <style:style style:name="T721" style:parent-style-name="기본단락글꼴" style:family="text">
      <style:text-properties style:font-name="맑은 고딕" fo:color="#000000"/>
    </style:style>
    <style:style style:name="T722" style:parent-style-name="기본단락글꼴" style:family="text">
      <style:text-properties style:font-name="맑은 고딕" fo:color="#000000"/>
    </style:style>
    <style:style style:name="T723" style:parent-style-name="기본단락글꼴" style:family="text">
      <style:text-properties style:font-name="맑은 고딕" fo:color="#000000"/>
    </style:style>
    <style:style style:name="T724" style:parent-style-name="기본단락글꼴" style:family="text">
      <style:text-properties style:font-name="맑은 고딕" fo:color="#000000"/>
    </style:style>
    <style:style style:name="T725" style:parent-style-name="기본단락글꼴" style:family="text">
      <style:text-properties style:font-name="맑은 고딕" fo:color="#000000"/>
    </style:style>
    <style:style style:name="T726" style:parent-style-name="기본단락글꼴" style:family="text">
      <style:text-properties style:font-name="맑은 고딕" fo:color="#000000"/>
    </style:style>
    <style:style style:name="T727" style:parent-style-name="기본단락글꼴" style:family="text">
      <style:text-properties style:font-name="맑은 고딕" fo:color="#000000"/>
    </style:style>
    <style:style style:name="T728" style:parent-style-name="기본단락글꼴" style:family="text">
      <style:text-properties style:font-name="맑은 고딕" fo:color="#000000"/>
    </style:style>
    <style:style style:name="T729" style:parent-style-name="기본단락글꼴" style:family="text">
      <style:text-properties style:font-name="맑은 고딕" fo:color="#000000"/>
    </style:style>
    <style:style style:name="T730" style:parent-style-name="기본단락글꼴" style:family="text">
      <style:text-properties style:font-name="맑은 고딕" fo:color="#000000"/>
    </style:style>
    <style:style style:name="T731" style:parent-style-name="기본단락글꼴" style:family="text">
      <style:text-properties style:font-name="맑은 고딕" fo:color="#000000"/>
    </style:style>
    <style:style style:name="T732" style:parent-style-name="기본단락글꼴" style:family="text">
      <style:text-properties style:font-name="맑은 고딕" fo:color="#000000"/>
    </style:style>
    <style:style style:name="T733" style:parent-style-name="기본단락글꼴" style:family="text">
      <style:text-properties style:font-name="맑은 고딕" fo:color="#000000"/>
    </style:style>
    <style:style style:name="T734" style:parent-style-name="기본단락글꼴" style:family="text">
      <style:text-properties style:font-name="맑은 고딕" fo:color="#000000"/>
    </style:style>
    <style:style style:name="T735" style:parent-style-name="기본단락글꼴" style:family="text">
      <style:text-properties style:font-name="맑은 고딕" fo:color="#000000"/>
    </style:style>
    <style:style style:name="T736" style:parent-style-name="기본단락글꼴" style:family="text">
      <style:text-properties style:font-name="맑은 고딕" fo:color="#000000"/>
    </style:style>
    <style:style style:name="T737" style:parent-style-name="기본단락글꼴" style:family="text">
      <style:text-properties style:font-name="맑은 고딕" fo:color="#000000"/>
    </style:style>
    <style:style style:name="T738" style:parent-style-name="기본단락글꼴" style:family="text">
      <style:text-properties style:font-name="맑은 고딕" fo:color="#000000"/>
    </style:style>
    <style:style style:name="T739" style:parent-style-name="기본단락글꼴" style:family="text">
      <style:text-properties style:font-name="맑은 고딕" fo:color="#000000"/>
    </style:style>
    <style:style style:name="T740" style:parent-style-name="기본단락글꼴" style:family="text">
      <style:text-properties style:font-name="맑은 고딕" fo:color="#000000"/>
    </style:style>
    <style:style style:name="T741" style:parent-style-name="기본단락글꼴" style:family="text">
      <style:text-properties style:font-name="맑은 고딕" fo:color="#000000"/>
    </style:style>
    <style:style style:name="T742" style:parent-style-name="기본단락글꼴" style:family="text">
      <style:text-properties style:font-name="맑은 고딕" fo:color="#000000"/>
    </style:style>
    <style:style style:name="T743" style:parent-style-name="기본단락글꼴" style:family="text">
      <style:text-properties style:font-name="맑은 고딕" fo:color="#000000"/>
    </style:style>
    <style:style style:name="T744" style:parent-style-name="기본단락글꼴" style:family="text">
      <style:text-properties style:font-name="맑은 고딕" fo:color="#000000"/>
    </style:style>
    <style:style style:name="T745" style:parent-style-name="기본단락글꼴" style:family="text">
      <style:text-properties style:font-name="맑은 고딕" fo:color="#000000"/>
    </style:style>
    <style:style style:name="T746" style:parent-style-name="기본단락글꼴" style:family="text">
      <style:text-properties style:font-name="맑은 고딕" fo:color="#000000"/>
    </style:style>
    <style:style style:name="T747" style:parent-style-name="기본단락글꼴" style:family="text">
      <style:text-properties style:font-name="맑은 고딕" fo:color="#000000"/>
    </style:style>
    <style:style style:name="T748" style:parent-style-name="기본단락글꼴" style:family="text">
      <style:text-properties style:font-name="맑은 고딕" fo:color="#000000"/>
    </style:style>
    <style:style style:name="T749" style:parent-style-name="기본단락글꼴" style:family="text">
      <style:text-properties style:font-name="맑은 고딕" fo:color="#000000"/>
    </style:style>
    <style:style style:name="T750" style:parent-style-name="기본단락글꼴" style:family="text">
      <style:text-properties style:font-name="맑은 고딕" fo:color="#000000"/>
    </style:style>
    <style:style style:name="T751" style:parent-style-name="기본단락글꼴" style:family="text">
      <style:text-properties style:font-name="맑은 고딕" fo:color="#000000"/>
    </style:style>
    <style:style style:name="T752" style:parent-style-name="기본단락글꼴" style:family="text">
      <style:text-properties style:font-name="맑은 고딕" fo:color="#000000"/>
    </style:style>
    <style:style style:name="T753" style:parent-style-name="기본단락글꼴" style:family="text">
      <style:text-properties style:font-name="맑은 고딕" fo:color="#000000"/>
    </style:style>
    <style:style style:name="T754" style:parent-style-name="기본단락글꼴" style:family="text">
      <style:text-properties style:font-name="맑은 고딕" fo:color="#000000"/>
    </style:style>
    <style:style style:name="T755" style:parent-style-name="기본단락글꼴" style:family="text">
      <style:text-properties style:font-name="맑은 고딕" fo:color="#000000"/>
    </style:style>
    <style:style style:name="T756" style:parent-style-name="기본단락글꼴" style:family="text">
      <style:text-properties style:font-name="맑은 고딕" fo:color="#000000"/>
    </style:style>
    <style:style style:name="T757" style:parent-style-name="기본단락글꼴" style:family="text">
      <style:text-properties style:font-name="맑은 고딕" fo:color="#000000"/>
    </style:style>
    <style:style style:name="T758" style:parent-style-name="기본단락글꼴" style:family="text">
      <style:text-properties style:font-name="맑은 고딕" fo:color="#000000"/>
    </style:style>
    <style:style style:name="T759" style:parent-style-name="기본단락글꼴" style:family="text">
      <style:text-properties style:font-name="맑은 고딕" fo:color="#000000"/>
    </style:style>
    <style:style style:name="T760" style:parent-style-name="기본단락글꼴" style:family="text">
      <style:text-properties style:font-name="맑은 고딕" fo:color="#000000"/>
    </style:style>
    <style:style style:name="T761" style:parent-style-name="기본단락글꼴" style:family="text">
      <style:text-properties style:font-name="맑은 고딕" fo:color="#000000"/>
    </style:style>
    <style:style style:name="T762" style:parent-style-name="기본단락글꼴" style:family="text">
      <style:text-properties style:font-name="맑은 고딕" fo:color="#000000"/>
    </style:style>
    <style:style style:name="T763" style:parent-style-name="기본단락글꼴" style:family="text">
      <style:text-properties style:font-name="맑은 고딕" fo:color="#000000"/>
    </style:style>
    <style:style style:name="T764" style:parent-style-name="기본단락글꼴" style:family="text">
      <style:text-properties style:font-name="맑은 고딕" fo:color="#000000"/>
    </style:style>
    <style:style style:name="T765" style:parent-style-name="기본단락글꼴" style:family="text">
      <style:text-properties style:font-name="맑은 고딕" fo:color="#000000"/>
    </style:style>
    <style:style style:name="T766" style:parent-style-name="기본단락글꼴" style:family="text">
      <style:text-properties style:font-name="맑은 고딕" fo:color="#000000"/>
    </style:style>
    <style:style style:name="T767" style:parent-style-name="기본단락글꼴" style:family="text">
      <style:text-properties style:font-name="맑은 고딕" fo:color="#000000"/>
    </style:style>
    <style:style style:name="T768" style:parent-style-name="기본단락글꼴" style:family="text">
      <style:text-properties style:font-name="맑은 고딕" fo:color="#000000"/>
    </style:style>
    <style:style style:name="T769" style:parent-style-name="기본단락글꼴" style:family="text">
      <style:text-properties style:font-name="맑은 고딕" fo:color="#000000"/>
    </style:style>
    <style:style style:name="T770" style:parent-style-name="기본단락글꼴" style:family="text">
      <style:text-properties style:font-name="맑은 고딕" fo:color="#000000"/>
    </style:style>
    <style:style style:name="T771" style:parent-style-name="기본단락글꼴" style:family="text">
      <style:text-properties style:font-name="맑은 고딕" fo:color="#000000"/>
    </style:style>
    <style:style style:name="T772" style:parent-style-name="기본단락글꼴" style:family="text">
      <style:text-properties style:font-name="맑은 고딕" fo:color="#000000"/>
    </style:style>
    <style:style style:name="T773" style:parent-style-name="기본단락글꼴" style:family="text">
      <style:text-properties style:font-name="맑은 고딕" fo:color="#000000"/>
    </style:style>
    <style:style style:name="T774" style:parent-style-name="기본단락글꼴" style:family="text">
      <style:text-properties style:font-name="맑은 고딕" fo:color="#000000"/>
    </style:style>
    <style:style style:name="T775" style:parent-style-name="기본단락글꼴" style:family="text">
      <style:text-properties style:font-name="맑은 고딕" fo:color="#000000"/>
    </style:style>
    <style:style style:name="T776" style:parent-style-name="기본단락글꼴" style:family="text">
      <style:text-properties style:font-name="맑은 고딕" fo:color="#000000"/>
    </style:style>
    <style:style style:name="T777" style:parent-style-name="기본단락글꼴" style:family="text">
      <style:text-properties style:font-name="맑은 고딕" fo:color="#000000"/>
    </style:style>
    <style:style style:name="T778" style:parent-style-name="기본단락글꼴" style:family="text">
      <style:text-properties style:font-name="맑은 고딕" fo:color="#000000"/>
    </style:style>
    <style:style style:name="T779" style:parent-style-name="기본단락글꼴" style:family="text">
      <style:text-properties style:font-name="맑은 고딕" fo:color="#000000"/>
    </style:style>
    <style:style style:name="T780" style:parent-style-name="기본단락글꼴" style:family="text">
      <style:text-properties style:font-name="맑은 고딕" fo:color="#000000"/>
    </style:style>
    <style:style style:name="T781" style:parent-style-name="기본단락글꼴" style:family="text">
      <style:text-properties style:font-name="맑은 고딕" fo:color="#000000"/>
    </style:style>
    <style:style style:name="T782" style:parent-style-name="기본단락글꼴" style:family="text">
      <style:text-properties style:font-name="맑은 고딕" fo:color="#000000"/>
    </style:style>
    <style:style style:name="T783" style:parent-style-name="기본단락글꼴" style:family="text">
      <style:text-properties style:font-name="맑은 고딕" fo:color="#000000"/>
    </style:style>
    <style:style style:name="T784" style:parent-style-name="기본단락글꼴" style:family="text">
      <style:text-properties style:font-name="맑은 고딕" fo:color="#000000"/>
    </style:style>
    <style:style style:name="T785" style:parent-style-name="기본단락글꼴" style:family="text">
      <style:text-properties style:font-name="맑은 고딕" fo:color="#000000"/>
    </style:style>
    <style:style style:name="T786" style:parent-style-name="기본단락글꼴" style:family="text">
      <style:text-properties style:font-name="맑은 고딕" fo:color="#000000"/>
    </style:style>
    <style:style style:name="T787" style:parent-style-name="기본단락글꼴" style:family="text">
      <style:text-properties style:font-name="맑은 고딕" fo:color="#000000"/>
    </style:style>
    <style:style style:name="T788" style:parent-style-name="기본단락글꼴" style:family="text">
      <style:text-properties style:font-name="맑은 고딕" fo:color="#000000"/>
    </style:style>
    <style:style style:name="T789" style:parent-style-name="기본단락글꼴" style:family="text">
      <style:text-properties style:font-name="맑은 고딕" fo:color="#000000"/>
    </style:style>
    <style:style style:name="T790" style:parent-style-name="기본단락글꼴" style:family="text">
      <style:text-properties style:font-name="맑은 고딕" fo:color="#000000"/>
    </style:style>
    <style:style style:name="T791" style:parent-style-name="기본단락글꼴" style:family="text">
      <style:text-properties style:font-name="맑은 고딕" fo:color="#000000"/>
    </style:style>
    <style:style style:name="T792" style:parent-style-name="기본단락글꼴" style:family="text">
      <style:text-properties style:font-name="맑은 고딕" fo:color="#000000"/>
    </style:style>
    <style:style style:name="T793" style:parent-style-name="기본단락글꼴" style:family="text">
      <style:text-properties style:font-name="맑은 고딕" fo:color="#000000"/>
    </style:style>
    <style:style style:name="T794" style:parent-style-name="기본단락글꼴" style:family="text">
      <style:text-properties style:font-name="맑은 고딕" fo:color="#000000"/>
    </style:style>
    <style:style style:name="T795" style:parent-style-name="기본단락글꼴" style:family="text">
      <style:text-properties style:font-name="맑은 고딕" fo:color="#000000"/>
    </style:style>
    <style:style style:name="T796" style:parent-style-name="기본단락글꼴" style:family="text">
      <style:text-properties style:font-name="맑은 고딕" fo:color="#000000"/>
    </style:style>
    <style:style style:name="T797" style:parent-style-name="기본단락글꼴" style:family="text">
      <style:text-properties style:font-name="맑은 고딕" fo:color="#000000"/>
    </style:style>
    <style:style style:name="T798" style:parent-style-name="기본단락글꼴" style:family="text">
      <style:text-properties style:font-name="맑은 고딕" fo:color="#000000"/>
    </style:style>
    <style:style style:name="T799" style:parent-style-name="기본단락글꼴" style:family="text">
      <style:text-properties style:font-name="맑은 고딕" fo:color="#000000"/>
    </style:style>
    <style:style style:name="T800" style:parent-style-name="기본단락글꼴" style:family="text">
      <style:text-properties style:font-name="맑은 고딕" fo:color="#000000"/>
    </style:style>
    <style:style style:name="T801" style:parent-style-name="기본단락글꼴" style:family="text">
      <style:text-properties style:font-name="맑은 고딕" fo:color="#000000"/>
    </style:style>
    <style:style style:name="T802" style:parent-style-name="기본단락글꼴" style:family="text">
      <style:text-properties style:font-name="맑은 고딕" fo:color="#000000"/>
    </style:style>
    <style:style style:name="T803" style:parent-style-name="기본단락글꼴" style:family="text">
      <style:text-properties style:font-name="맑은 고딕" fo:color="#000000"/>
    </style:style>
    <style:style style:name="T804" style:parent-style-name="기본단락글꼴" style:family="text">
      <style:text-properties style:font-name="맑은 고딕" fo:color="#000000"/>
    </style:style>
    <style:style style:name="T805" style:parent-style-name="기본단락글꼴" style:family="text">
      <style:text-properties style:font-name="맑은 고딕" fo:color="#000000"/>
    </style:style>
    <style:style style:name="T806" style:parent-style-name="기본단락글꼴" style:family="text">
      <style:text-properties style:font-name="맑은 고딕" fo:color="#000000"/>
    </style:style>
    <style:style style:name="T807" style:parent-style-name="기본단락글꼴" style:family="text">
      <style:text-properties style:font-name="맑은 고딕" fo:color="#000000"/>
    </style:style>
    <style:style style:name="T808" style:parent-style-name="기본단락글꼴" style:family="text">
      <style:text-properties style:font-name="맑은 고딕" fo:color="#000000"/>
    </style:style>
    <style:style style:name="T809" style:parent-style-name="기본단락글꼴" style:family="text">
      <style:text-properties style:font-name="맑은 고딕" fo:color="#000000"/>
    </style:style>
    <style:style style:name="T810" style:parent-style-name="기본단락글꼴" style:family="text">
      <style:text-properties style:font-name="맑은 고딕" fo:color="#000000"/>
    </style:style>
    <style:style style:name="T811" style:parent-style-name="기본단락글꼴" style:family="text">
      <style:text-properties style:font-name="맑은 고딕" fo:color="#000000"/>
    </style:style>
    <style:style style:name="T812" style:parent-style-name="기본단락글꼴" style:family="text">
      <style:text-properties style:font-name="맑은 고딕" fo:color="#000000"/>
    </style:style>
    <style:style style:name="T813" style:parent-style-name="기본단락글꼴" style:family="text">
      <style:text-properties style:font-name="맑은 고딕" fo:color="#000000"/>
    </style:style>
    <style:style style:name="T814" style:parent-style-name="기본단락글꼴" style:family="text">
      <style:text-properties style:font-name="맑은 고딕" fo:color="#000000"/>
    </style:style>
    <style:style style:name="T815" style:parent-style-name="기본단락글꼴" style:family="text">
      <style:text-properties style:font-name="맑은 고딕" fo:color="#000000"/>
    </style:style>
    <style:style style:name="T816" style:parent-style-name="기본단락글꼴" style:family="text">
      <style:text-properties style:font-name="맑은 고딕" fo:color="#000000"/>
    </style:style>
    <style:style style:name="T817" style:parent-style-name="기본단락글꼴" style:family="text">
      <style:text-properties style:font-name="맑은 고딕" fo:color="#000000"/>
    </style:style>
    <style:style style:name="T818" style:parent-style-name="기본단락글꼴" style:family="text">
      <style:text-properties style:font-name="맑은 고딕" fo:color="#000000"/>
    </style:style>
    <style:style style:name="T819" style:parent-style-name="기본단락글꼴" style:family="text">
      <style:text-properties style:font-name="맑은 고딕" fo:color="#000000"/>
    </style:style>
    <style:style style:name="T820" style:parent-style-name="기본단락글꼴" style:family="text">
      <style:text-properties style:font-name="맑은 고딕" fo:color="#000000"/>
    </style:style>
    <style:style style:name="T821" style:parent-style-name="기본단락글꼴" style:family="text">
      <style:text-properties style:font-name="맑은 고딕" fo:color="#000000"/>
    </style:style>
    <style:style style:name="T822" style:parent-style-name="기본단락글꼴" style:family="text">
      <style:text-properties style:font-name="맑은 고딕" fo:color="#000000"/>
    </style:style>
    <style:style style:name="T823" style:parent-style-name="기본단락글꼴" style:family="text">
      <style:text-properties style:font-name="맑은 고딕" fo:color="#000000"/>
    </style:style>
    <style:style style:name="T824" style:parent-style-name="기본단락글꼴" style:family="text">
      <style:text-properties style:font-name="맑은 고딕" fo:color="#000000"/>
    </style:style>
    <style:style style:name="T825" style:parent-style-name="기본단락글꼴" style:family="text">
      <style:text-properties style:font-name="맑은 고딕" fo:color="#000000"/>
    </style:style>
    <style:style style:name="T826" style:parent-style-name="기본단락글꼴" style:family="text">
      <style:text-properties style:font-name="맑은 고딕" fo:color="#000000"/>
    </style:style>
    <style:style style:name="T827" style:parent-style-name="기본단락글꼴" style:family="text">
      <style:text-properties style:font-name="맑은 고딕" fo:color="#000000"/>
    </style:style>
    <style:style style:name="T828" style:parent-style-name="기본단락글꼴" style:family="text">
      <style:text-properties style:font-name="맑은 고딕" fo:color="#000000"/>
    </style:style>
    <style:style style:name="T829" style:parent-style-name="기본단락글꼴" style:family="text">
      <style:text-properties style:font-name="맑은 고딕" fo:color="#000000"/>
    </style:style>
    <style:style style:name="T830" style:parent-style-name="기본단락글꼴" style:family="text">
      <style:text-properties style:font-name="맑은 고딕" fo:color="#000000"/>
    </style:style>
    <style:style style:name="T831" style:parent-style-name="기본단락글꼴" style:family="text">
      <style:text-properties style:font-name="맑은 고딕" fo:color="#000000"/>
    </style:style>
    <style:style style:name="T832" style:parent-style-name="기본단락글꼴" style:family="text">
      <style:text-properties style:font-name="맑은 고딕" fo:color="#000000"/>
    </style:style>
    <style:style style:name="T833" style:parent-style-name="기본단락글꼴" style:family="text">
      <style:text-properties style:font-name="맑은 고딕" fo:color="#000000"/>
    </style:style>
    <style:style style:name="T834" style:parent-style-name="기본단락글꼴" style:family="text">
      <style:text-properties style:font-name="맑은 고딕" fo:color="#000000"/>
    </style:style>
    <style:style style:name="T835" style:parent-style-name="기본단락글꼴" style:family="text">
      <style:text-properties style:font-name="맑은 고딕" fo:color="#000000"/>
    </style:style>
    <style:style style:name="T836" style:parent-style-name="기본단락글꼴" style:family="text">
      <style:text-properties style:font-name="맑은 고딕" fo:color="#000000"/>
    </style:style>
    <style:style style:name="T837" style:parent-style-name="기본단락글꼴" style:family="text">
      <style:text-properties style:font-name="맑은 고딕" fo:color="#000000"/>
    </style:style>
    <style:style style:name="T838" style:parent-style-name="기본단락글꼴" style:family="text">
      <style:text-properties style:font-name="맑은 고딕" fo:color="#000000"/>
    </style:style>
    <style:style style:name="T839" style:parent-style-name="기본단락글꼴" style:family="text">
      <style:text-properties style:font-name="맑은 고딕" fo:color="#000000"/>
    </style:style>
    <style:style style:name="T840" style:parent-style-name="기본단락글꼴" style:family="text">
      <style:text-properties style:font-name="맑은 고딕" fo:color="#000000"/>
    </style:style>
    <style:style style:name="T841" style:parent-style-name="기본단락글꼴" style:family="text">
      <style:text-properties style:font-name="맑은 고딕" fo:color="#000000"/>
    </style:style>
    <style:style style:name="T842" style:parent-style-name="기본단락글꼴" style:family="text">
      <style:text-properties style:font-name="맑은 고딕" fo:color="#000000"/>
    </style:style>
    <style:style style:name="T843" style:parent-style-name="기본단락글꼴" style:family="text">
      <style:text-properties style:font-name="맑은 고딕" fo:color="#000000"/>
    </style:style>
    <style:style style:name="T844" style:parent-style-name="기본단락글꼴" style:family="text">
      <style:text-properties style:font-name="맑은 고딕" fo:color="#000000"/>
    </style:style>
    <style:style style:name="T845" style:parent-style-name="기본단락글꼴" style:family="text">
      <style:text-properties style:font-name="맑은 고딕" fo:color="#000000"/>
    </style:style>
    <style:style style:name="T846" style:parent-style-name="기본단락글꼴" style:family="text">
      <style:text-properties style:font-name="맑은 고딕" fo:color="#000000"/>
    </style:style>
    <style:style style:name="T847" style:parent-style-name="기본단락글꼴" style:family="text">
      <style:text-properties style:font-name="맑은 고딕" fo:color="#000000"/>
    </style:style>
    <style:style style:name="T848" style:parent-style-name="기본단락글꼴" style:family="text">
      <style:text-properties style:font-name="맑은 고딕" fo:color="#000000"/>
    </style:style>
    <style:style style:name="T849" style:parent-style-name="기본단락글꼴" style:family="text">
      <style:text-properties style:font-name="맑은 고딕" fo:color="#000000"/>
    </style:style>
    <style:style style:name="T850" style:parent-style-name="기본단락글꼴" style:family="text">
      <style:text-properties style:font-name="맑은 고딕" fo:color="#000000"/>
    </style:style>
    <style:style style:name="T851" style:parent-style-name="기본단락글꼴" style:family="text">
      <style:text-properties style:font-name="맑은 고딕" fo:color="#000000"/>
    </style:style>
    <style:style style:name="T852" style:parent-style-name="기본단락글꼴" style:family="text">
      <style:text-properties style:font-name="맑은 고딕" fo:color="#000000"/>
    </style:style>
    <style:style style:name="T853" style:parent-style-name="기본단락글꼴" style:family="text">
      <style:text-properties style:font-name="맑은 고딕" fo:color="#000000"/>
    </style:style>
    <style:style style:name="T854" style:parent-style-name="기본단락글꼴" style:family="text">
      <style:text-properties style:font-name="맑은 고딕" fo:color="#000000"/>
    </style:style>
    <style:style style:name="T855" style:parent-style-name="기본단락글꼴" style:family="text">
      <style:text-properties style:font-name="맑은 고딕" fo:color="#000000"/>
    </style:style>
    <style:style style:name="T856" style:parent-style-name="기본단락글꼴" style:family="text">
      <style:text-properties style:font-name="맑은 고딕" fo:color="#000000"/>
    </style:style>
    <style:style style:name="T857" style:parent-style-name="기본단락글꼴" style:family="text">
      <style:text-properties style:font-name="맑은 고딕" fo:color="#000000"/>
    </style:style>
    <style:style style:name="T858" style:parent-style-name="기본단락글꼴" style:family="text">
      <style:text-properties style:font-name="맑은 고딕" fo:color="#000000"/>
    </style:style>
    <style:style style:name="T859" style:parent-style-name="기본단락글꼴" style:family="text">
      <style:text-properties style:font-name="맑은 고딕" fo:color="#000000"/>
    </style:style>
    <style:style style:name="T860" style:parent-style-name="기본단락글꼴" style:family="text">
      <style:text-properties style:font-name="맑은 고딕" fo:color="#000000"/>
    </style:style>
    <style:style style:name="T861" style:parent-style-name="기본단락글꼴" style:family="text">
      <style:text-properties style:font-name="맑은 고딕" fo:color="#000000"/>
    </style:style>
    <style:style style:name="T862" style:parent-style-name="기본단락글꼴" style:family="text">
      <style:text-properties style:font-name="맑은 고딕" fo:color="#000000"/>
    </style:style>
    <style:style style:name="T863" style:parent-style-name="기본단락글꼴" style:family="text">
      <style:text-properties style:font-name="맑은 고딕" fo:color="#000000"/>
    </style:style>
    <style:style style:name="T864" style:parent-style-name="기본단락글꼴" style:family="text">
      <style:text-properties style:font-name="맑은 고딕" fo:color="#000000"/>
    </style:style>
    <style:style style:name="T865" style:parent-style-name="기본단락글꼴" style:family="text">
      <style:text-properties style:font-name="맑은 고딕" fo:color="#000000"/>
    </style:style>
    <style:style style:name="T866" style:parent-style-name="기본단락글꼴" style:family="text">
      <style:text-properties style:font-name="맑은 고딕" fo:color="#000000"/>
    </style:style>
    <style:style style:name="T867" style:parent-style-name="기본단락글꼴" style:family="text">
      <style:text-properties style:font-name="맑은 고딕" fo:color="#000000"/>
    </style:style>
    <style:style style:name="T868" style:parent-style-name="기본단락글꼴" style:family="text">
      <style:text-properties style:font-name="맑은 고딕" fo:color="#000000"/>
    </style:style>
    <style:style style:name="T869" style:parent-style-name="기본단락글꼴" style:family="text">
      <style:text-properties style:font-name="맑은 고딕" fo:color="#000000"/>
    </style:style>
    <style:style style:name="T870" style:parent-style-name="기본단락글꼴" style:family="text">
      <style:text-properties style:font-name="맑은 고딕" fo:color="#000000"/>
    </style:style>
    <style:style style:name="T871" style:parent-style-name="기본단락글꼴" style:family="text">
      <style:text-properties style:font-name="맑은 고딕" fo:color="#000000"/>
    </style:style>
    <style:style style:name="T872" style:parent-style-name="기본단락글꼴" style:family="text">
      <style:text-properties style:font-name="맑은 고딕" fo:color="#000000"/>
    </style:style>
    <style:style style:name="T873" style:parent-style-name="기본단락글꼴" style:family="text">
      <style:text-properties style:font-name="맑은 고딕" fo:color="#000000"/>
    </style:style>
    <style:style style:name="T874" style:parent-style-name="기본단락글꼴" style:family="text">
      <style:text-properties style:font-name="맑은 고딕" fo:color="#000000"/>
    </style:style>
    <style:style style:name="T875" style:parent-style-name="기본단락글꼴" style:family="text">
      <style:text-properties style:font-name="맑은 고딕" fo:color="#000000"/>
    </style:style>
    <style:style style:name="T876" style:parent-style-name="기본단락글꼴" style:family="text">
      <style:text-properties style:font-name="맑은 고딕" fo:color="#000000"/>
    </style:style>
    <style:style style:name="T877" style:parent-style-name="기본단락글꼴" style:family="text">
      <style:text-properties style:font-name="맑은 고딕" fo:color="#000000"/>
    </style:style>
    <style:style style:name="T878" style:parent-style-name="기본단락글꼴" style:family="text">
      <style:text-properties style:font-name="맑은 고딕" fo:color="#000000"/>
    </style:style>
    <style:style style:name="T879" style:parent-style-name="기본단락글꼴" style:family="text">
      <style:text-properties style:font-name="맑은 고딕" fo:color="#000000"/>
    </style:style>
    <style:style style:name="T880" style:parent-style-name="기본단락글꼴" style:family="text">
      <style:text-properties style:font-name="맑은 고딕" fo:color="#000000"/>
    </style:style>
    <style:style style:name="T881" style:parent-style-name="기본단락글꼴" style:family="text">
      <style:text-properties style:font-name="맑은 고딕" fo:color="#000000"/>
    </style:style>
    <style:style style:name="T882" style:parent-style-name="기본단락글꼴" style:family="text">
      <style:text-properties style:font-name="맑은 고딕" fo:color="#000000"/>
    </style:style>
    <style:style style:name="T883" style:parent-style-name="기본단락글꼴" style:family="text">
      <style:text-properties style:font-name="맑은 고딕" fo:color="#000000"/>
    </style:style>
    <style:style style:name="T884" style:parent-style-name="기본단락글꼴" style:family="text">
      <style:text-properties style:font-name="맑은 고딕" fo:color="#000000"/>
    </style:style>
    <style:style style:name="T885" style:parent-style-name="기본단락글꼴" style:family="text">
      <style:text-properties style:font-name="맑은 고딕" fo:color="#000000"/>
    </style:style>
    <style:style style:name="T886" style:parent-style-name="기본단락글꼴" style:family="text">
      <style:text-properties style:font-name="맑은 고딕" fo:color="#000000"/>
    </style:style>
    <style:style style:name="T887" style:parent-style-name="기본단락글꼴" style:family="text">
      <style:text-properties style:font-name="맑은 고딕" fo:color="#000000"/>
    </style:style>
    <style:style style:name="T888" style:parent-style-name="기본단락글꼴" style:family="text">
      <style:text-properties style:font-name="맑은 고딕" fo:color="#000000"/>
    </style:style>
    <style:style style:name="T889" style:parent-style-name="기본단락글꼴" style:family="text">
      <style:text-properties style:font-name="맑은 고딕" fo:color="#000000"/>
    </style:style>
    <style:style style:name="T890" style:parent-style-name="기본단락글꼴" style:family="text">
      <style:text-properties style:font-name="맑은 고딕" fo:color="#000000"/>
    </style:style>
    <style:style style:name="T891" style:parent-style-name="기본단락글꼴" style:family="text">
      <style:text-properties style:font-name="맑은 고딕" fo:color="#000000"/>
    </style:style>
    <style:style style:name="T892" style:parent-style-name="기본단락글꼴" style:family="text">
      <style:text-properties style:font-name="맑은 고딕" fo:color="#000000"/>
    </style:style>
    <style:style style:name="T893" style:parent-style-name="기본단락글꼴" style:family="text">
      <style:text-properties style:font-name="맑은 고딕" fo:color="#000000"/>
    </style:style>
    <style:style style:name="T894" style:parent-style-name="기본단락글꼴" style:family="text">
      <style:text-properties style:font-name="맑은 고딕" fo:color="#000000"/>
    </style:style>
    <style:style style:name="T895" style:parent-style-name="기본단락글꼴" style:family="text">
      <style:text-properties style:font-name="맑은 고딕" fo:color="#000000"/>
    </style:style>
    <style:style style:name="T896" style:parent-style-name="기본단락글꼴" style:family="text">
      <style:text-properties style:font-name="맑은 고딕" fo:color="#000000"/>
    </style:style>
    <style:style style:name="T897" style:parent-style-name="기본단락글꼴" style:family="text">
      <style:text-properties style:font-name="맑은 고딕" fo:color="#000000"/>
    </style:style>
    <style:style style:name="T898" style:parent-style-name="기본단락글꼴" style:family="text">
      <style:text-properties style:font-name="맑은 고딕" fo:color="#000000"/>
    </style:style>
    <style:style style:name="T899" style:parent-style-name="기본단락글꼴" style:family="text">
      <style:text-properties style:font-name="맑은 고딕" fo:color="#000000"/>
    </style:style>
    <style:style style:name="T900" style:parent-style-name="기본단락글꼴" style:family="text">
      <style:text-properties style:font-name="맑은 고딕" fo:color="#000000"/>
    </style:style>
    <style:style style:name="T901" style:parent-style-name="기본단락글꼴" style:family="text">
      <style:text-properties style:font-name="맑은 고딕" fo:color="#000000"/>
    </style:style>
    <style:style style:name="T902" style:parent-style-name="기본단락글꼴" style:family="text">
      <style:text-properties style:font-name="맑은 고딕" fo:color="#000000"/>
    </style:style>
    <style:style style:name="T903" style:parent-style-name="기본단락글꼴" style:family="text">
      <style:text-properties style:font-name="맑은 고딕" fo:color="#000000"/>
    </style:style>
    <style:style style:name="T904" style:parent-style-name="기본단락글꼴" style:family="text">
      <style:text-properties style:font-name="맑은 고딕" fo:color="#000000"/>
    </style:style>
    <style:style style:name="T905" style:parent-style-name="기본단락글꼴" style:family="text">
      <style:text-properties style:font-name="맑은 고딕" fo:color="#000000"/>
    </style:style>
    <style:style style:name="T906" style:parent-style-name="기본단락글꼴" style:family="text">
      <style:text-properties style:font-name="맑은 고딕" fo:color="#000000"/>
    </style:style>
    <style:style style:name="T907" style:parent-style-name="기본단락글꼴" style:family="text">
      <style:text-properties style:font-name="맑은 고딕" fo:color="#000000"/>
    </style:style>
    <style:style style:name="T908" style:parent-style-name="기본단락글꼴" style:family="text">
      <style:text-properties style:font-name="맑은 고딕" fo:color="#000000"/>
    </style:style>
    <style:style style:name="T909" style:parent-style-name="기본단락글꼴" style:family="text">
      <style:text-properties style:font-name="맑은 고딕" fo:color="#000000"/>
    </style:style>
    <style:style style:name="T910" style:parent-style-name="기본단락글꼴" style:family="text">
      <style:text-properties style:font-name="맑은 고딕" fo:color="#000000"/>
    </style:style>
    <style:style style:name="T911" style:parent-style-name="기본단락글꼴" style:family="text">
      <style:text-properties style:font-name="맑은 고딕" fo:color="#000000"/>
    </style:style>
    <style:style style:name="T912" style:parent-style-name="기본단락글꼴" style:family="text">
      <style:text-properties style:font-name="맑은 고딕" fo:color="#000000"/>
    </style:style>
    <style:style style:name="T913" style:parent-style-name="기본단락글꼴" style:family="text">
      <style:text-properties style:font-name="맑은 고딕" fo:color="#000000"/>
    </style:style>
    <style:style style:name="T914" style:parent-style-name="기본단락글꼴" style:family="text">
      <style:text-properties style:font-name="맑은 고딕" fo:color="#000000"/>
    </style:style>
    <style:style style:name="T915" style:parent-style-name="기본단락글꼴" style:family="text">
      <style:text-properties style:font-name="맑은 고딕" fo:color="#000000"/>
    </style:style>
    <style:style style:name="T916" style:parent-style-name="기본단락글꼴" style:family="text">
      <style:text-properties style:font-name="맑은 고딕" fo:color="#000000"/>
    </style:style>
    <style:style style:name="T917" style:parent-style-name="기본단락글꼴" style:family="text">
      <style:text-properties style:font-name="맑은 고딕" fo:color="#000000"/>
    </style:style>
    <style:style style:name="T918" style:parent-style-name="기본단락글꼴" style:family="text">
      <style:text-properties style:font-name="맑은 고딕" fo:color="#000000"/>
    </style:style>
    <style:style style:name="T919" style:parent-style-name="기본단락글꼴" style:family="text">
      <style:text-properties style:font-name="맑은 고딕" fo:color="#000000"/>
    </style:style>
    <style:style style:name="T920" style:parent-style-name="기본단락글꼴" style:family="text">
      <style:text-properties style:font-name="맑은 고딕" fo:color="#000000"/>
    </style:style>
    <style:style style:name="T921" style:parent-style-name="기본단락글꼴" style:family="text">
      <style:text-properties style:font-name="맑은 고딕" fo:color="#000000"/>
    </style:style>
    <style:style style:name="T922" style:parent-style-name="기본단락글꼴" style:family="text">
      <style:text-properties style:font-name="맑은 고딕" fo:color="#000000"/>
    </style:style>
    <style:style style:name="T923" style:parent-style-name="기본단락글꼴" style:family="text">
      <style:text-properties style:font-name="맑은 고딕" fo:color="#000000"/>
    </style:style>
    <style:style style:name="T924" style:parent-style-name="기본단락글꼴" style:family="text">
      <style:text-properties style:font-name="맑은 고딕" fo:color="#000000"/>
    </style:style>
    <style:style style:name="T925" style:parent-style-name="기본단락글꼴" style:family="text">
      <style:text-properties style:font-name="맑은 고딕" fo:color="#000000"/>
    </style:style>
    <style:style style:name="T926" style:parent-style-name="기본단락글꼴" style:family="text">
      <style:text-properties style:font-name="맑은 고딕" fo:color="#000000"/>
    </style:style>
    <style:style style:name="T927" style:parent-style-name="기본단락글꼴" style:family="text">
      <style:text-properties style:font-name="맑은 고딕" fo:color="#000000"/>
    </style:style>
    <style:style style:name="T928" style:parent-style-name="기본단락글꼴" style:family="text">
      <style:text-properties style:font-name="맑은 고딕" fo:color="#000000"/>
    </style:style>
    <style:style style:name="T929" style:parent-style-name="기본단락글꼴" style:family="text">
      <style:text-properties style:font-name="맑은 고딕" fo:color="#000000"/>
    </style:style>
    <style:style style:name="T930" style:parent-style-name="기본단락글꼴" style:family="text">
      <style:text-properties style:font-name="맑은 고딕" fo:color="#000000"/>
    </style:style>
    <style:style style:name="T931" style:parent-style-name="기본단락글꼴" style:family="text">
      <style:text-properties style:font-name="맑은 고딕" fo:color="#000000"/>
    </style:style>
    <style:style style:name="T932" style:parent-style-name="기본단락글꼴" style:family="text">
      <style:text-properties style:font-name="맑은 고딕" fo:color="#000000"/>
    </style:style>
    <style:style style:name="T933" style:parent-style-name="기본단락글꼴" style:family="text">
      <style:text-properties style:font-name="맑은 고딕" fo:color="#000000"/>
    </style:style>
    <style:style style:name="T934" style:parent-style-name="기본단락글꼴" style:family="text">
      <style:text-properties style:font-name="맑은 고딕" fo:color="#000000"/>
    </style:style>
    <style:style style:name="T935" style:parent-style-name="기본단락글꼴" style:family="text">
      <style:text-properties style:font-name="맑은 고딕" fo:color="#000000"/>
    </style:style>
    <style:style style:name="T936" style:parent-style-name="기본단락글꼴" style:family="text">
      <style:text-properties style:font-name="맑은 고딕" fo:color="#000000"/>
    </style:style>
    <style:style style:name="T937" style:parent-style-name="기본단락글꼴" style:family="text">
      <style:text-properties style:font-name="맑은 고딕" fo:color="#000000"/>
    </style:style>
    <style:style style:name="T938" style:parent-style-name="기본단락글꼴" style:family="text">
      <style:text-properties style:font-name="맑은 고딕" fo:color="#000000"/>
    </style:style>
    <style:style style:name="T939" style:parent-style-name="기본단락글꼴" style:family="text">
      <style:text-properties style:font-name="맑은 고딕" fo:color="#000000"/>
    </style:style>
    <style:style style:name="T940" style:parent-style-name="기본단락글꼴" style:family="text">
      <style:text-properties style:font-name="맑은 고딕" fo:color="#000000"/>
    </style:style>
    <style:style style:name="T941" style:parent-style-name="기본단락글꼴" style:family="text">
      <style:text-properties style:font-name="맑은 고딕" fo:color="#000000"/>
    </style:style>
    <style:style style:name="T942" style:parent-style-name="기본단락글꼴" style:family="text">
      <style:text-properties style:font-name="맑은 고딕" fo:color="#000000"/>
    </style:style>
    <style:style style:name="T943" style:parent-style-name="기본단락글꼴" style:family="text">
      <style:text-properties style:font-name="맑은 고딕" fo:color="#000000"/>
    </style:style>
    <style:style style:name="T944" style:parent-style-name="기본단락글꼴" style:family="text">
      <style:text-properties style:font-name="맑은 고딕" fo:color="#000000"/>
    </style:style>
    <style:style style:name="T945" style:parent-style-name="기본단락글꼴" style:family="text">
      <style:text-properties style:font-name="맑은 고딕" fo:color="#000000"/>
    </style:style>
    <style:style style:name="T946" style:parent-style-name="기본단락글꼴" style:family="text">
      <style:text-properties style:font-name="맑은 고딕" fo:color="#000000"/>
    </style:style>
    <style:style style:name="T947" style:parent-style-name="기본단락글꼴" style:family="text">
      <style:text-properties style:font-name="맑은 고딕" fo:color="#000000"/>
    </style:style>
    <style:style style:name="T948" style:parent-style-name="기본단락글꼴" style:family="text">
      <style:text-properties style:font-name="맑은 고딕" fo:color="#000000"/>
    </style:style>
    <style:style style:name="T949" style:parent-style-name="기본단락글꼴" style:family="text">
      <style:text-properties style:font-name="맑은 고딕" fo:color="#000000"/>
    </style:style>
    <style:style style:name="T950" style:parent-style-name="기본단락글꼴" style:family="text">
      <style:text-properties style:font-name="맑은 고딕" fo:color="#000000"/>
    </style:style>
    <style:style style:name="T951" style:parent-style-name="기본단락글꼴" style:family="text">
      <style:text-properties style:font-name="맑은 고딕" fo:color="#000000"/>
    </style:style>
    <style:style style:name="T952" style:parent-style-name="기본단락글꼴" style:family="text">
      <style:text-properties style:font-name="맑은 고딕" fo:color="#000000"/>
    </style:style>
    <style:style style:name="T953" style:parent-style-name="기본단락글꼴" style:family="text">
      <style:text-properties style:font-name="맑은 고딕" fo:color="#000000"/>
    </style:style>
    <style:style style:name="T954" style:parent-style-name="기본단락글꼴" style:family="text">
      <style:text-properties style:font-name="맑은 고딕" fo:color="#000000"/>
    </style:style>
    <style:style style:name="T955" style:parent-style-name="기본단락글꼴" style:family="text">
      <style:text-properties style:font-name="맑은 고딕" fo:color="#000000"/>
    </style:style>
    <style:style style:name="T956" style:parent-style-name="기본단락글꼴" style:family="text">
      <style:text-properties style:font-name="맑은 고딕" fo:color="#000000"/>
    </style:style>
    <style:style style:name="T957" style:parent-style-name="기본단락글꼴" style:family="text">
      <style:text-properties style:font-name="맑은 고딕" fo:color="#000000"/>
    </style:style>
    <style:style style:name="T958" style:parent-style-name="기본단락글꼴" style:family="text">
      <style:text-properties style:font-name="맑은 고딕" fo:color="#000000"/>
    </style:style>
    <style:style style:name="T959" style:parent-style-name="기본단락글꼴" style:family="text">
      <style:text-properties style:font-name="맑은 고딕" fo:color="#000000"/>
    </style:style>
    <style:style style:name="T960" style:parent-style-name="기본단락글꼴" style:family="text">
      <style:text-properties style:font-name="맑은 고딕" fo:color="#000000"/>
    </style:style>
    <style:style style:name="T961" style:parent-style-name="기본단락글꼴" style:family="text">
      <style:text-properties style:font-name="맑은 고딕" fo:color="#000000"/>
    </style:style>
    <style:style style:name="T962" style:parent-style-name="기본단락글꼴" style:family="text">
      <style:text-properties style:font-name="맑은 고딕" fo:color="#000000"/>
    </style:style>
    <style:style style:name="T963" style:parent-style-name="기본단락글꼴" style:family="text">
      <style:text-properties style:font-name="맑은 고딕" fo:color="#000000"/>
    </style:style>
    <style:style style:name="T964" style:parent-style-name="기본단락글꼴" style:family="text">
      <style:text-properties style:font-name="맑은 고딕" fo:color="#000000"/>
    </style:style>
    <style:style style:name="T965" style:parent-style-name="기본단락글꼴" style:family="text">
      <style:text-properties style:font-name="맑은 고딕" fo:color="#000000"/>
    </style:style>
    <style:style style:name="T966" style:parent-style-name="기본단락글꼴" style:family="text">
      <style:text-properties style:font-name="맑은 고딕" fo:color="#000000"/>
    </style:style>
    <style:style style:name="T967" style:parent-style-name="기본단락글꼴" style:family="text">
      <style:text-properties style:font-name="맑은 고딕" fo:color="#000000"/>
    </style:style>
    <style:style style:name="T968" style:parent-style-name="기본단락글꼴" style:family="text">
      <style:text-properties style:font-name="맑은 고딕" fo:color="#000000"/>
    </style:style>
    <style:style style:name="T969" style:parent-style-name="기본단락글꼴" style:family="text">
      <style:text-properties style:font-name="맑은 고딕" fo:color="#000000"/>
    </style:style>
    <style:style style:name="T970" style:parent-style-name="기본단락글꼴" style:family="text">
      <style:text-properties style:font-name="맑은 고딕" fo:color="#000000"/>
    </style:style>
    <style:style style:name="T971" style:parent-style-name="기본단락글꼴" style:family="text">
      <style:text-properties style:font-name="맑은 고딕" fo:color="#000000"/>
    </style:style>
    <style:style style:name="T972" style:parent-style-name="기본단락글꼴" style:family="text">
      <style:text-properties style:font-name="맑은 고딕" fo:color="#000000"/>
    </style:style>
    <style:style style:name="T973" style:parent-style-name="기본단락글꼴" style:family="text">
      <style:text-properties style:font-name="맑은 고딕" fo:color="#000000"/>
    </style:style>
    <style:style style:name="T974" style:parent-style-name="기본단락글꼴" style:family="text">
      <style:text-properties style:font-name="맑은 고딕" fo:color="#000000"/>
    </style:style>
    <style:style style:name="T975" style:parent-style-name="기본단락글꼴" style:family="text">
      <style:text-properties style:font-name="맑은 고딕" fo:color="#000000"/>
    </style:style>
    <style:style style:name="T976" style:parent-style-name="기본단락글꼴" style:family="text">
      <style:text-properties style:font-name="맑은 고딕" fo:color="#000000"/>
    </style:style>
    <style:style style:name="T977" style:parent-style-name="기본단락글꼴" style:family="text">
      <style:text-properties style:font-name="맑은 고딕" fo:color="#000000"/>
    </style:style>
    <style:style style:name="T978" style:parent-style-name="기본단락글꼴" style:family="text">
      <style:text-properties style:font-name="맑은 고딕" fo:color="#000000"/>
    </style:style>
    <style:style style:name="T979" style:parent-style-name="기본단락글꼴" style:family="text">
      <style:text-properties style:font-name="맑은 고딕" fo:color="#000000"/>
    </style:style>
    <style:style style:name="T980" style:parent-style-name="기본단락글꼴" style:family="text">
      <style:text-properties style:font-name="맑은 고딕" fo:color="#000000"/>
    </style:style>
    <style:style style:name="T981" style:parent-style-name="기본단락글꼴" style:family="text">
      <style:text-properties style:font-name="맑은 고딕" fo:color="#000000"/>
    </style:style>
    <style:style style:name="T982" style:parent-style-name="기본단락글꼴" style:family="text">
      <style:text-properties style:font-name="맑은 고딕" fo:color="#000000"/>
    </style:style>
    <style:style style:name="T983" style:parent-style-name="기본단락글꼴" style:family="text">
      <style:text-properties style:font-name="맑은 고딕" fo:color="#000000"/>
    </style:style>
    <style:style style:name="T984" style:parent-style-name="기본단락글꼴" style:family="text">
      <style:text-properties style:font-name="맑은 고딕" fo:color="#000000"/>
    </style:style>
    <style:style style:name="T985" style:parent-style-name="기본단락글꼴" style:family="text">
      <style:text-properties style:font-name="맑은 고딕" fo:color="#000000"/>
    </style:style>
    <style:style style:name="T986" style:parent-style-name="기본단락글꼴" style:family="text">
      <style:text-properties style:font-name="맑은 고딕" fo:color="#000000"/>
    </style:style>
    <style:style style:name="T987" style:parent-style-name="기본단락글꼴" style:family="text">
      <style:text-properties style:font-name="맑은 고딕" fo:color="#000000"/>
    </style:style>
    <style:style style:name="T988" style:parent-style-name="기본단락글꼴" style:family="text">
      <style:text-properties style:font-name="맑은 고딕" fo:color="#000000"/>
    </style:style>
    <style:style style:name="T989" style:parent-style-name="기본단락글꼴" style:family="text">
      <style:text-properties style:font-name="맑은 고딕" fo:color="#000000"/>
    </style:style>
    <style:style style:name="T990" style:parent-style-name="기본단락글꼴" style:family="text">
      <style:text-properties style:font-name="맑은 고딕" fo:color="#000000"/>
    </style:style>
    <style:style style:name="T991" style:parent-style-name="기본단락글꼴" style:family="text">
      <style:text-properties style:font-name="맑은 고딕" fo:color="#000000"/>
    </style:style>
    <style:style style:name="T992" style:parent-style-name="기본단락글꼴" style:family="text">
      <style:text-properties style:font-name="맑은 고딕" fo:color="#000000"/>
    </style:style>
    <style:style style:name="T993" style:parent-style-name="기본단락글꼴" style:family="text">
      <style:text-properties style:font-name="맑은 고딕" fo:color="#000000"/>
    </style:style>
    <style:style style:name="T994" style:parent-style-name="기본단락글꼴" style:family="text">
      <style:text-properties style:font-name="맑은 고딕" fo:color="#000000"/>
    </style:style>
    <style:style style:name="T995" style:parent-style-name="기본단락글꼴" style:family="text">
      <style:text-properties style:font-name="맑은 고딕" fo:color="#000000"/>
    </style:style>
    <style:style style:name="T996" style:parent-style-name="기본단락글꼴" style:family="text">
      <style:text-properties style:font-name="맑은 고딕" fo:color="#000000"/>
    </style:style>
    <style:style style:name="T997" style:parent-style-name="기본단락글꼴" style:family="text">
      <style:text-properties style:font-name="맑은 고딕" fo:color="#000000"/>
    </style:style>
    <style:style style:name="T998" style:parent-style-name="기본단락글꼴" style:family="text">
      <style:text-properties style:font-name="맑은 고딕" fo:color="#000000"/>
    </style:style>
    <style:style style:name="T999" style:parent-style-name="기본단락글꼴" style:family="text">
      <style:text-properties style:font-name="맑은 고딕" fo:color="#000000"/>
    </style:style>
    <style:style style:name="T1000" style:parent-style-name="기본단락글꼴" style:family="text">
      <style:text-properties style:font-name="맑은 고딕" fo:color="#000000"/>
    </style:style>
    <style:style style:name="T1001" style:parent-style-name="기본단락글꼴" style:family="text">
      <style:text-properties style:font-name="맑은 고딕" fo:color="#000000"/>
    </style:style>
    <style:style style:name="T1002" style:parent-style-name="기본단락글꼴" style:family="text">
      <style:text-properties style:font-name="맑은 고딕" fo:color="#000000"/>
    </style:style>
    <style:style style:name="T1003" style:parent-style-name="기본단락글꼴" style:family="text">
      <style:text-properties style:font-name="맑은 고딕" fo:color="#000000"/>
    </style:style>
    <style:style style:name="T1004" style:parent-style-name="기본단락글꼴" style:family="text">
      <style:text-properties style:font-name="맑은 고딕" fo:color="#000000"/>
    </style:style>
    <style:style style:name="T1005" style:parent-style-name="기본단락글꼴" style:family="text">
      <style:text-properties style:font-name="맑은 고딕" fo:color="#000000"/>
    </style:style>
    <style:style style:name="T1006" style:parent-style-name="기본단락글꼴" style:family="text">
      <style:text-properties style:font-name="맑은 고딕" fo:color="#000000"/>
    </style:style>
    <style:style style:name="T1007" style:parent-style-name="기본단락글꼴" style:family="text">
      <style:text-properties style:font-name="맑은 고딕" fo:color="#000000"/>
    </style:style>
    <style:style style:name="T1008" style:parent-style-name="기본단락글꼴" style:family="text">
      <style:text-properties style:font-name="맑은 고딕" fo:color="#000000"/>
    </style:style>
    <style:style style:name="T1009" style:parent-style-name="기본단락글꼴" style:family="text">
      <style:text-properties style:font-name="맑은 고딕" fo:color="#000000"/>
    </style:style>
    <style:style style:name="T1010" style:parent-style-name="기본단락글꼴" style:family="text">
      <style:text-properties style:font-name="맑은 고딕" fo:color="#000000"/>
    </style:style>
    <style:style style:name="T1011" style:parent-style-name="기본단락글꼴" style:family="text">
      <style:text-properties style:font-name="맑은 고딕" fo:color="#000000"/>
    </style:style>
    <style:style style:name="T1012" style:parent-style-name="기본단락글꼴" style:family="text">
      <style:text-properties style:font-name="맑은 고딕" fo:color="#000000"/>
    </style:style>
    <style:style style:name="T1013" style:parent-style-name="기본단락글꼴" style:family="text">
      <style:text-properties style:font-name="맑은 고딕" fo:color="#000000"/>
    </style:style>
    <style:style style:name="T1014" style:parent-style-name="기본단락글꼴" style:family="text">
      <style:text-properties style:font-name="맑은 고딕" fo:color="#000000"/>
    </style:style>
    <style:style style:name="T1015" style:parent-style-name="기본단락글꼴" style:family="text">
      <style:text-properties style:font-name="맑은 고딕" fo:color="#000000"/>
    </style:style>
    <style:style style:name="T1016" style:parent-style-name="기본단락글꼴" style:family="text">
      <style:text-properties style:font-name="맑은 고딕" fo:color="#000000"/>
    </style:style>
    <style:style style:name="T1017" style:parent-style-name="기본단락글꼴" style:family="text">
      <style:text-properties style:font-name="맑은 고딕" fo:color="#000000"/>
    </style:style>
    <style:style style:name="T1018" style:parent-style-name="기본단락글꼴" style:family="text">
      <style:text-properties style:font-name="맑은 고딕" fo:color="#000000"/>
    </style:style>
    <style:style style:name="T1019" style:parent-style-name="기본단락글꼴" style:family="text">
      <style:text-properties style:font-name="맑은 고딕" fo:color="#000000"/>
    </style:style>
    <style:style style:name="T1020" style:parent-style-name="기본단락글꼴" style:family="text">
      <style:text-properties style:font-name="맑은 고딕" fo:color="#000000"/>
    </style:style>
    <style:style style:name="T1021" style:parent-style-name="기본단락글꼴" style:family="text">
      <style:text-properties style:font-name="맑은 고딕" fo:color="#000000"/>
    </style:style>
    <style:style style:name="T1022" style:parent-style-name="기본단락글꼴" style:family="text">
      <style:text-properties style:font-name="맑은 고딕" fo:color="#000000"/>
    </style:style>
    <style:style style:name="T1023" style:parent-style-name="기본단락글꼴" style:family="text">
      <style:text-properties style:font-name="맑은 고딕" fo:color="#000000"/>
    </style:style>
    <style:style style:name="T1024" style:parent-style-name="기본단락글꼴" style:family="text">
      <style:text-properties style:font-name="맑은 고딕" fo:color="#000000"/>
    </style:style>
    <style:style style:name="T1025" style:parent-style-name="기본단락글꼴" style:family="text">
      <style:text-properties style:font-name="맑은 고딕" fo:color="#000000"/>
    </style:style>
    <style:style style:name="T1026" style:parent-style-name="기본단락글꼴" style:family="text">
      <style:text-properties style:font-name="맑은 고딕" fo:color="#000000"/>
    </style:style>
    <style:style style:name="T1027" style:parent-style-name="기본단락글꼴" style:family="text">
      <style:text-properties style:font-name="맑은 고딕" fo:color="#000000"/>
    </style:style>
    <style:style style:name="T1028" style:parent-style-name="기본단락글꼴" style:family="text">
      <style:text-properties style:font-name="맑은 고딕" fo:color="#000000"/>
    </style:style>
    <style:style style:name="T1029" style:parent-style-name="기본단락글꼴" style:family="text">
      <style:text-properties style:font-name="맑은 고딕" fo:color="#000000"/>
    </style:style>
    <style:style style:name="T1030" style:parent-style-name="기본단락글꼴" style:family="text">
      <style:text-properties style:font-name="맑은 고딕" fo:color="#000000"/>
    </style:style>
    <style:style style:name="T1031" style:parent-style-name="기본단락글꼴" style:family="text">
      <style:text-properties style:font-name="맑은 고딕" fo:color="#000000"/>
    </style:style>
    <style:style style:name="T1032" style:parent-style-name="기본단락글꼴" style:family="text">
      <style:text-properties style:font-name="맑은 고딕" fo:color="#000000"/>
    </style:style>
    <style:style style:name="T1033" style:parent-style-name="기본단락글꼴" style:family="text">
      <style:text-properties style:font-name="맑은 고딕" fo:color="#000000"/>
    </style:style>
    <style:style style:name="T1034" style:parent-style-name="기본단락글꼴" style:family="text">
      <style:text-properties style:font-name="맑은 고딕" fo:color="#000000"/>
    </style:style>
    <style:style style:name="T1035" style:parent-style-name="기본단락글꼴" style:family="text">
      <style:text-properties style:font-name="맑은 고딕" fo:color="#000000"/>
    </style:style>
    <style:style style:name="T1036" style:parent-style-name="기본단락글꼴" style:family="text">
      <style:text-properties style:font-name="맑은 고딕" fo:color="#000000"/>
    </style:style>
    <style:style style:name="T1037" style:parent-style-name="기본단락글꼴" style:family="text">
      <style:text-properties style:font-name="맑은 고딕" fo:color="#000000"/>
    </style:style>
    <style:style style:name="T1038" style:parent-style-name="기본단락글꼴" style:family="text">
      <style:text-properties style:font-name="맑은 고딕" fo:color="#000000"/>
    </style:style>
    <style:style style:name="T1039" style:parent-style-name="기본단락글꼴" style:family="text">
      <style:text-properties style:font-name="맑은 고딕" fo:color="#000000"/>
    </style:style>
    <style:style style:name="T1040" style:parent-style-name="기본단락글꼴" style:family="text">
      <style:text-properties style:font-name="맑은 고딕" fo:color="#000000"/>
    </style:style>
    <style:style style:name="T1041" style:parent-style-name="기본단락글꼴" style:family="text">
      <style:text-properties style:font-name="맑은 고딕" fo:color="#000000"/>
    </style:style>
    <style:style style:name="T1042" style:parent-style-name="기본단락글꼴" style:family="text">
      <style:text-properties style:font-name="맑은 고딕" fo:color="#000000"/>
    </style:style>
    <style:style style:name="T1043" style:parent-style-name="기본단락글꼴" style:family="text">
      <style:text-properties style:font-name="맑은 고딕" fo:color="#000000"/>
    </style:style>
    <style:style style:name="T1044" style:parent-style-name="기본단락글꼴" style:family="text">
      <style:text-properties style:font-name="맑은 고딕" fo:color="#000000"/>
    </style:style>
    <style:style style:name="T1045" style:parent-style-name="기본단락글꼴" style:family="text">
      <style:text-properties style:font-name="맑은 고딕" fo:color="#000000"/>
    </style:style>
    <style:style style:name="T1046" style:parent-style-name="기본단락글꼴" style:family="text">
      <style:text-properties style:font-name="맑은 고딕" fo:color="#000000"/>
    </style:style>
    <style:style style:name="T1047" style:parent-style-name="기본단락글꼴" style:family="text">
      <style:text-properties style:font-name="맑은 고딕" fo:color="#000000"/>
    </style:style>
    <style:style style:name="T1048" style:parent-style-name="기본단락글꼴" style:family="text">
      <style:text-properties style:font-name="맑은 고딕" fo:color="#000000"/>
    </style:style>
    <style:style style:name="T1049" style:parent-style-name="기본단락글꼴" style:family="text">
      <style:text-properties style:font-name="맑은 고딕" fo:color="#000000"/>
    </style:style>
    <style:style style:name="T1050" style:parent-style-name="기본단락글꼴" style:family="text">
      <style:text-properties style:font-name="맑은 고딕" fo:color="#000000"/>
    </style:style>
    <style:style style:name="T1051" style:parent-style-name="기본단락글꼴" style:family="text">
      <style:text-properties style:font-name="맑은 고딕" fo:color="#000000"/>
    </style:style>
    <style:style style:name="T1052" style:parent-style-name="기본단락글꼴" style:family="text">
      <style:text-properties style:font-name="맑은 고딕" fo:color="#000000"/>
    </style:style>
    <style:style style:name="T1053" style:parent-style-name="기본단락글꼴" style:family="text">
      <style:text-properties style:font-name="맑은 고딕" fo:color="#000000"/>
    </style:style>
    <style:style style:name="T1054" style:parent-style-name="기본단락글꼴" style:family="text">
      <style:text-properties style:font-name="맑은 고딕" fo:color="#000000"/>
    </style:style>
    <style:style style:name="T1055" style:parent-style-name="기본단락글꼴" style:family="text">
      <style:text-properties style:font-name="맑은 고딕" fo:color="#000000"/>
    </style:style>
    <style:style style:name="T1056" style:parent-style-name="기본단락글꼴" style:family="text">
      <style:text-properties style:font-name="맑은 고딕" fo:color="#000000"/>
    </style:style>
    <style:style style:name="T1057" style:parent-style-name="기본단락글꼴" style:family="text">
      <style:text-properties style:font-name="맑은 고딕" fo:color="#000000"/>
    </style:style>
    <style:style style:name="T1058" style:parent-style-name="기본단락글꼴" style:family="text">
      <style:text-properties style:font-name="맑은 고딕" fo:color="#000000"/>
    </style:style>
    <style:style style:name="T1059" style:parent-style-name="기본단락글꼴" style:family="text">
      <style:text-properties style:font-name="맑은 고딕" fo:color="#000000"/>
    </style:style>
    <style:style style:name="T1060" style:parent-style-name="기본단락글꼴" style:family="text">
      <style:text-properties style:font-name="맑은 고딕" fo:color="#000000"/>
    </style:style>
    <style:style style:name="T1061" style:parent-style-name="기본단락글꼴" style:family="text">
      <style:text-properties style:font-name="맑은 고딕" fo:color="#000000"/>
    </style:style>
    <style:style style:name="T1062" style:parent-style-name="기본단락글꼴" style:family="text">
      <style:text-properties style:font-name="맑은 고딕" fo:color="#000000"/>
    </style:style>
    <style:style style:name="T1063" style:parent-style-name="기본단락글꼴" style:family="text">
      <style:text-properties style:font-name="맑은 고딕" fo:color="#000000"/>
    </style:style>
    <style:style style:name="T1064" style:parent-style-name="기본단락글꼴" style:family="text">
      <style:text-properties style:font-name="맑은 고딕" fo:color="#000000"/>
    </style:style>
    <style:style style:name="T1065" style:parent-style-name="기본단락글꼴" style:family="text">
      <style:text-properties style:font-name="맑은 고딕" fo:color="#000000"/>
    </style:style>
    <style:style style:name="T1066" style:parent-style-name="기본단락글꼴" style:family="text">
      <style:text-properties style:font-name="맑은 고딕" fo:color="#000000"/>
    </style:style>
    <style:style style:name="T1067" style:parent-style-name="기본단락글꼴" style:family="text">
      <style:text-properties style:font-name="맑은 고딕" fo:color="#000000"/>
    </style:style>
    <style:style style:name="T1068" style:parent-style-name="기본단락글꼴" style:family="text">
      <style:text-properties style:font-name="맑은 고딕" fo:color="#000000"/>
    </style:style>
    <style:style style:name="T1069" style:parent-style-name="기본단락글꼴" style:family="text">
      <style:text-properties style:font-name="맑은 고딕" fo:color="#000000"/>
    </style:style>
    <style:style style:name="T1070" style:parent-style-name="기본단락글꼴" style:family="text">
      <style:text-properties style:font-name="맑은 고딕" fo:color="#000000"/>
    </style:style>
    <style:style style:name="T1071" style:parent-style-name="기본단락글꼴" style:family="text">
      <style:text-properties style:font-name="맑은 고딕" fo:color="#000000"/>
    </style:style>
    <style:style style:name="T1072" style:parent-style-name="기본단락글꼴" style:family="text">
      <style:text-properties style:font-name="맑은 고딕" fo:color="#000000"/>
    </style:style>
    <style:style style:name="T1073" style:parent-style-name="기본단락글꼴" style:family="text">
      <style:text-properties style:font-name="맑은 고딕" fo:color="#000000"/>
    </style:style>
    <style:style style:name="T1074" style:parent-style-name="기본단락글꼴" style:family="text">
      <style:text-properties style:font-name="맑은 고딕" fo:color="#000000"/>
    </style:style>
    <style:style style:name="T1075" style:parent-style-name="기본단락글꼴" style:family="text">
      <style:text-properties style:font-name="맑은 고딕" fo:color="#000000"/>
    </style:style>
    <style:style style:name="T1076" style:parent-style-name="기본단락글꼴" style:family="text">
      <style:text-properties style:font-name="맑은 고딕" fo:color="#000000"/>
    </style:style>
    <style:style style:name="T1077" style:parent-style-name="기본단락글꼴" style:family="text">
      <style:text-properties style:font-name="맑은 고딕" fo:color="#000000"/>
    </style:style>
    <style:style style:name="T1078" style:parent-style-name="기본단락글꼴" style:family="text">
      <style:text-properties style:font-name="맑은 고딕" fo:color="#000000"/>
    </style:style>
    <style:style style:name="T1079" style:parent-style-name="기본단락글꼴" style:family="text">
      <style:text-properties style:font-name="맑은 고딕" fo:color="#000000"/>
    </style:style>
    <style:style style:name="T1080" style:parent-style-name="기본단락글꼴" style:family="text">
      <style:text-properties style:font-name="맑은 고딕" fo:color="#000000"/>
    </style:style>
    <style:style style:name="T1081" style:parent-style-name="기본단락글꼴" style:family="text">
      <style:text-properties style:font-name="맑은 고딕" fo:color="#000000"/>
    </style:style>
    <style:style style:name="T1082" style:parent-style-name="기본단락글꼴" style:family="text">
      <style:text-properties style:font-name="맑은 고딕" fo:color="#000000"/>
    </style:style>
    <style:style style:name="T1083" style:parent-style-name="기본단락글꼴" style:family="text">
      <style:text-properties style:font-name="맑은 고딕" fo:color="#000000"/>
    </style:style>
    <style:style style:name="T1084" style:parent-style-name="기본단락글꼴" style:family="text">
      <style:text-properties style:font-name="맑은 고딕" fo:color="#000000"/>
    </style:style>
    <style:style style:name="T1085" style:parent-style-name="기본단락글꼴" style:family="text">
      <style:text-properties style:font-name="맑은 고딕" fo:color="#000000"/>
    </style:style>
    <style:style style:name="T1086" style:parent-style-name="기본단락글꼴" style:family="text">
      <style:text-properties style:font-name="맑은 고딕" fo:color="#000000"/>
    </style:style>
    <style:style style:name="T1087" style:parent-style-name="기본단락글꼴" style:family="text">
      <style:text-properties style:font-name="맑은 고딕" fo:color="#000000"/>
    </style:style>
    <style:style style:name="T1088" style:parent-style-name="기본단락글꼴" style:family="text">
      <style:text-properties style:font-name="맑은 고딕" fo:color="#000000"/>
    </style:style>
    <style:style style:name="T1089" style:parent-style-name="기본단락글꼴" style:family="text">
      <style:text-properties style:font-name="맑은 고딕" fo:color="#000000"/>
    </style:style>
    <style:style style:name="T1090" style:parent-style-name="기본단락글꼴" style:family="text">
      <style:text-properties style:font-name="맑은 고딕" fo:color="#000000"/>
    </style:style>
    <style:style style:name="T1091" style:parent-style-name="기본단락글꼴" style:family="text">
      <style:text-properties style:font-name="맑은 고딕" fo:color="#000000"/>
    </style:style>
    <style:style style:name="T1092" style:parent-style-name="기본단락글꼴" style:family="text">
      <style:text-properties style:font-name="맑은 고딕" fo:color="#000000"/>
    </style:style>
    <style:style style:name="T1093" style:parent-style-name="기본단락글꼴" style:family="text">
      <style:text-properties style:font-name="맑은 고딕" fo:color="#000000"/>
    </style:style>
    <style:style style:name="T1094" style:parent-style-name="기본단락글꼴" style:family="text">
      <style:text-properties style:font-name="맑은 고딕" fo:color="#000000"/>
    </style:style>
    <style:style style:name="T1095" style:parent-style-name="기본단락글꼴" style:family="text">
      <style:text-properties style:font-name="맑은 고딕" fo:color="#000000"/>
    </style:style>
    <style:style style:name="T1096" style:parent-style-name="기본단락글꼴" style:family="text">
      <style:text-properties style:font-name="맑은 고딕" fo:color="#000000"/>
    </style:style>
    <style:style style:name="T1097" style:parent-style-name="기본단락글꼴" style:family="text">
      <style:text-properties style:font-name="맑은 고딕" fo:color="#000000"/>
    </style:style>
    <style:style style:name="T1098" style:parent-style-name="기본단락글꼴" style:family="text">
      <style:text-properties style:font-name="맑은 고딕" fo:color="#000000"/>
    </style:style>
    <style:style style:name="T1099" style:parent-style-name="기본단락글꼴" style:family="text">
      <style:text-properties style:font-name="맑은 고딕" fo:color="#000000"/>
    </style:style>
    <style:style style:name="T1100" style:parent-style-name="기본단락글꼴" style:family="text">
      <style:text-properties style:font-name="맑은 고딕" fo:color="#000000"/>
    </style:style>
    <style:style style:name="T1101" style:parent-style-name="기본단락글꼴" style:family="text">
      <style:text-properties style:font-name="맑은 고딕" fo:color="#000000"/>
    </style:style>
    <style:style style:name="T1102" style:parent-style-name="기본단락글꼴" style:family="text">
      <style:text-properties style:font-name="맑은 고딕" fo:color="#000000"/>
    </style:style>
    <style:style style:name="T1103" style:parent-style-name="기본단락글꼴" style:family="text">
      <style:text-properties style:font-name="맑은 고딕" fo:color="#000000"/>
    </style:style>
    <style:style style:name="T1104" style:parent-style-name="기본단락글꼴" style:family="text">
      <style:text-properties style:font-name="맑은 고딕" fo:color="#000000"/>
    </style:style>
    <style:style style:name="T1105" style:parent-style-name="기본단락글꼴" style:family="text">
      <style:text-properties style:font-name="맑은 고딕" fo:color="#000000"/>
    </style:style>
    <style:style style:name="T1106" style:parent-style-name="기본단락글꼴" style:family="text">
      <style:text-properties style:font-name="맑은 고딕" fo:color="#000000"/>
    </style:style>
    <style:style style:name="T1107" style:parent-style-name="기본단락글꼴" style:family="text">
      <style:text-properties style:font-name="맑은 고딕" fo:color="#000000"/>
    </style:style>
    <style:style style:name="T1108" style:parent-style-name="기본단락글꼴" style:family="text">
      <style:text-properties style:font-name="맑은 고딕" fo:color="#000000"/>
    </style:style>
    <style:style style:name="T1109" style:parent-style-name="기본단락글꼴" style:family="text">
      <style:text-properties style:font-name="맑은 고딕" fo:color="#000000"/>
    </style:style>
    <style:style style:name="T1110" style:parent-style-name="기본단락글꼴" style:family="text">
      <style:text-properties style:font-name="맑은 고딕" fo:color="#000000"/>
    </style:style>
    <style:style style:name="T1111" style:parent-style-name="기본단락글꼴" style:family="text">
      <style:text-properties style:font-name="맑은 고딕" fo:color="#000000"/>
    </style:style>
    <style:style style:name="T1112" style:parent-style-name="기본단락글꼴" style:family="text">
      <style:text-properties style:font-name="맑은 고딕" fo:color="#000000"/>
    </style:style>
    <style:style style:name="T1113" style:parent-style-name="기본단락글꼴" style:family="text">
      <style:text-properties style:font-name="맑은 고딕" fo:color="#000000"/>
    </style:style>
    <style:style style:name="T1114" style:parent-style-name="기본단락글꼴" style:family="text">
      <style:text-properties style:font-name="맑은 고딕" fo:color="#000000"/>
    </style:style>
    <style:style style:name="T1115" style:parent-style-name="기본단락글꼴" style:family="text">
      <style:text-properties style:font-name="맑은 고딕" fo:color="#000000"/>
    </style:style>
    <style:style style:name="T1116" style:parent-style-name="기본단락글꼴" style:family="text">
      <style:text-properties style:font-name="맑은 고딕" fo:color="#000000"/>
    </style:style>
    <style:style style:name="T1117" style:parent-style-name="기본단락글꼴" style:family="text">
      <style:text-properties style:font-name="맑은 고딕" fo:color="#000000"/>
    </style:style>
    <style:style style:name="T1118" style:parent-style-name="기본단락글꼴" style:family="text">
      <style:text-properties style:font-name="맑은 고딕" fo:color="#000000"/>
    </style:style>
    <style:style style:name="T1119" style:parent-style-name="기본단락글꼴" style:family="text">
      <style:text-properties style:font-name="맑은 고딕" fo:color="#000000"/>
    </style:style>
    <style:style style:name="T1120" style:parent-style-name="기본단락글꼴" style:family="text">
      <style:text-properties style:font-name="맑은 고딕" fo:color="#000000"/>
    </style:style>
    <style:style style:name="T1121" style:parent-style-name="기본단락글꼴" style:family="text">
      <style:text-properties style:font-name="맑은 고딕" fo:color="#000000"/>
    </style:style>
    <style:style style:name="T1122" style:parent-style-name="기본단락글꼴" style:family="text">
      <style:text-properties style:font-name="맑은 고딕" fo:color="#000000"/>
    </style:style>
    <style:style style:name="T1123" style:parent-style-name="기본단락글꼴" style:family="text">
      <style:text-properties style:font-name="맑은 고딕" fo:color="#000000"/>
    </style:style>
    <style:style style:name="T1124" style:parent-style-name="기본단락글꼴" style:family="text">
      <style:text-properties style:font-name="맑은 고딕" fo:color="#000000"/>
    </style:style>
    <style:style style:name="T1125" style:parent-style-name="기본단락글꼴" style:family="text">
      <style:text-properties style:font-name="맑은 고딕" fo:color="#000000"/>
    </style:style>
    <style:style style:name="T1126" style:parent-style-name="기본단락글꼴" style:family="text">
      <style:text-properties style:font-name="맑은 고딕" fo:color="#000000"/>
    </style:style>
    <style:style style:name="T1127" style:parent-style-name="기본단락글꼴" style:family="text">
      <style:text-properties style:font-name="맑은 고딕" fo:color="#000000"/>
    </style:style>
    <style:style style:name="T1128" style:parent-style-name="기본단락글꼴" style:family="text">
      <style:text-properties style:font-name="맑은 고딕" fo:color="#000000"/>
    </style:style>
    <style:style style:name="T1129" style:parent-style-name="기본단락글꼴" style:family="text">
      <style:text-properties style:font-name="맑은 고딕" fo:color="#000000"/>
    </style:style>
    <style:style style:name="T1130" style:parent-style-name="기본단락글꼴" style:family="text">
      <style:text-properties style:font-name="맑은 고딕" fo:color="#000000"/>
    </style:style>
    <style:style style:name="T1131" style:parent-style-name="기본단락글꼴" style:family="text">
      <style:text-properties style:font-name="맑은 고딕" fo:color="#000000"/>
    </style:style>
    <style:style style:name="T1132" style:parent-style-name="기본단락글꼴" style:family="text">
      <style:text-properties style:font-name="맑은 고딕" fo:color="#000000"/>
    </style:style>
    <style:style style:name="T1133" style:parent-style-name="기본단락글꼴" style:family="text">
      <style:text-properties style:font-name="맑은 고딕" fo:color="#000000"/>
    </style:style>
    <style:style style:name="T1134" style:parent-style-name="기본단락글꼴" style:family="text">
      <style:text-properties style:font-name="맑은 고딕" fo:color="#000000"/>
    </style:style>
    <style:style style:name="T1135" style:parent-style-name="기본단락글꼴" style:family="text">
      <style:text-properties style:font-name="맑은 고딕" fo:color="#000000"/>
    </style:style>
    <style:style style:name="T1136" style:parent-style-name="기본단락글꼴" style:family="text">
      <style:text-properties style:font-name="맑은 고딕" fo:color="#000000"/>
    </style:style>
    <style:style style:name="T1137" style:parent-style-name="기본단락글꼴" style:family="text">
      <style:text-properties style:font-name="맑은 고딕" fo:color="#000000"/>
    </style:style>
    <style:style style:name="T1138" style:parent-style-name="기본단락글꼴" style:family="text">
      <style:text-properties style:font-name="맑은 고딕" fo:color="#000000"/>
    </style:style>
    <style:style style:name="T1139" style:parent-style-name="기본단락글꼴" style:family="text">
      <style:text-properties style:font-name="맑은 고딕" fo:color="#000000"/>
    </style:style>
    <style:style style:name="T1140" style:parent-style-name="기본단락글꼴" style:family="text">
      <style:text-properties style:font-name="맑은 고딕" fo:color="#000000"/>
    </style:style>
    <style:style style:name="T1141" style:parent-style-name="기본단락글꼴" style:family="text">
      <style:text-properties style:font-name="맑은 고딕" fo:color="#000000"/>
    </style:style>
    <style:style style:name="T1142" style:parent-style-name="기본단락글꼴" style:family="text">
      <style:text-properties style:font-name="맑은 고딕" fo:color="#000000"/>
    </style:style>
    <style:style style:name="T1143" style:parent-style-name="기본단락글꼴" style:family="text">
      <style:text-properties style:font-name="맑은 고딕" fo:color="#000000"/>
    </style:style>
    <style:style style:name="T1144" style:parent-style-name="기본단락글꼴" style:family="text">
      <style:text-properties style:font-name="맑은 고딕" fo:color="#000000"/>
    </style:style>
    <style:style style:name="T1145" style:parent-style-name="기본단락글꼴" style:family="text">
      <style:text-properties style:font-name="맑은 고딕" fo:color="#000000"/>
    </style:style>
    <style:style style:name="T1146" style:parent-style-name="기본단락글꼴" style:family="text">
      <style:text-properties style:font-name="맑은 고딕" fo:color="#000000"/>
    </style:style>
    <style:style style:name="T1147" style:parent-style-name="기본단락글꼴" style:family="text">
      <style:text-properties style:font-name="맑은 고딕" fo:color="#000000"/>
    </style:style>
    <style:style style:name="T1148" style:parent-style-name="기본단락글꼴" style:family="text">
      <style:text-properties style:font-name="맑은 고딕" fo:color="#000000"/>
    </style:style>
    <style:style style:name="T1149" style:parent-style-name="기본단락글꼴" style:family="text">
      <style:text-properties style:font-name="맑은 고딕" fo:color="#000000"/>
    </style:style>
    <style:style style:name="T1150" style:parent-style-name="기본단락글꼴" style:family="text">
      <style:text-properties style:font-name="맑은 고딕" fo:color="#000000"/>
    </style:style>
    <style:style style:name="T1151" style:parent-style-name="기본단락글꼴" style:family="text">
      <style:text-properties style:font-name="맑은 고딕" fo:color="#000000"/>
    </style:style>
    <style:style style:name="T1152" style:parent-style-name="기본단락글꼴" style:family="text">
      <style:text-properties style:font-name="맑은 고딕" fo:color="#000000"/>
    </style:style>
    <style:style style:name="T1153" style:parent-style-name="기본단락글꼴" style:family="text">
      <style:text-properties style:font-name="맑은 고딕" fo:color="#000000"/>
    </style:style>
    <style:style style:name="T1154" style:parent-style-name="기본단락글꼴" style:family="text">
      <style:text-properties style:font-name="맑은 고딕" fo:color="#000000"/>
    </style:style>
    <style:style style:name="T1155" style:parent-style-name="기본단락글꼴" style:family="text">
      <style:text-properties style:font-name="맑은 고딕" fo:color="#000000"/>
    </style:style>
    <style:style style:name="T1156" style:parent-style-name="기본단락글꼴" style:family="text">
      <style:text-properties style:font-name="맑은 고딕" fo:color="#000000"/>
    </style:style>
    <style:style style:name="T1157" style:parent-style-name="기본단락글꼴" style:family="text">
      <style:text-properties style:font-name="맑은 고딕" fo:color="#000000"/>
    </style:style>
    <style:style style:name="T1158" style:parent-style-name="기본단락글꼴" style:family="text">
      <style:text-properties style:font-name="맑은 고딕" fo:color="#000000"/>
    </style:style>
    <style:style style:name="T1159" style:parent-style-name="기본단락글꼴" style:family="text">
      <style:text-properties style:font-name="맑은 고딕" fo:color="#000000"/>
    </style:style>
    <style:style style:name="T1160" style:parent-style-name="기본단락글꼴" style:family="text">
      <style:text-properties style:font-name="맑은 고딕" fo:color="#000000"/>
    </style:style>
    <style:style style:name="T1161" style:parent-style-name="기본단락글꼴" style:family="text">
      <style:text-properties style:font-name="맑은 고딕" fo:color="#000000"/>
    </style:style>
    <style:style style:name="T1162" style:parent-style-name="기본단락글꼴" style:family="text">
      <style:text-properties style:font-name="맑은 고딕" fo:color="#000000"/>
    </style:style>
    <style:style style:name="T1163" style:parent-style-name="기본단락글꼴" style:family="text">
      <style:text-properties style:font-name="맑은 고딕" fo:color="#000000"/>
    </style:style>
    <style:style style:name="T1164" style:parent-style-name="기본단락글꼴" style:family="text">
      <style:text-properties style:font-name="맑은 고딕" fo:color="#000000"/>
    </style:style>
    <style:style style:name="T1165" style:parent-style-name="기본단락글꼴" style:family="text">
      <style:text-properties style:font-name="맑은 고딕" fo:color="#000000"/>
    </style:style>
    <style:style style:name="T1166" style:parent-style-name="기본단락글꼴" style:family="text">
      <style:text-properties style:font-name="맑은 고딕" fo:color="#000000"/>
    </style:style>
    <style:style style:name="T1167" style:parent-style-name="기본단락글꼴" style:family="text">
      <style:text-properties style:font-name="맑은 고딕" fo:color="#000000"/>
    </style:style>
    <style:style style:name="T1168" style:parent-style-name="기본단락글꼴" style:family="text">
      <style:text-properties style:font-name="맑은 고딕" fo:color="#000000"/>
    </style:style>
    <style:style style:name="T1169" style:parent-style-name="기본단락글꼴" style:family="text">
      <style:text-properties style:font-name="맑은 고딕" fo:color="#000000"/>
    </style:style>
    <style:style style:name="T1170" style:parent-style-name="기본단락글꼴" style:family="text">
      <style:text-properties style:font-name="맑은 고딕" fo:color="#000000"/>
    </style:style>
    <style:style style:name="T1171" style:parent-style-name="기본단락글꼴" style:family="text">
      <style:text-properties style:font-name="맑은 고딕" fo:color="#000000"/>
    </style:style>
    <style:style style:name="T1172" style:parent-style-name="기본단락글꼴" style:family="text">
      <style:text-properties style:font-name="맑은 고딕" fo:color="#000000"/>
    </style:style>
    <style:style style:name="T1173" style:parent-style-name="기본단락글꼴" style:family="text">
      <style:text-properties style:font-name="맑은 고딕" fo:color="#000000"/>
    </style:style>
    <style:style style:name="T1174" style:parent-style-name="기본단락글꼴" style:family="text">
      <style:text-properties style:font-name="맑은 고딕" fo:color="#000000"/>
    </style:style>
    <style:style style:name="T1175" style:parent-style-name="기본단락글꼴" style:family="text">
      <style:text-properties style:font-name="맑은 고딕" fo:color="#000000"/>
    </style:style>
    <style:style style:name="T1176" style:parent-style-name="기본단락글꼴" style:family="text">
      <style:text-properties style:font-name="맑은 고딕" fo:color="#000000"/>
    </style:style>
    <style:style style:name="T1177" style:parent-style-name="기본단락글꼴" style:family="text">
      <style:text-properties style:font-name="맑은 고딕" fo:color="#000000"/>
    </style:style>
    <style:style style:name="T1178" style:parent-style-name="기본단락글꼴" style:family="text">
      <style:text-properties style:font-name="맑은 고딕" fo:color="#000000"/>
    </style:style>
    <style:style style:name="T1179" style:parent-style-name="기본단락글꼴" style:family="text">
      <style:text-properties style:font-name="맑은 고딕" fo:color="#000000"/>
    </style:style>
    <style:style style:name="T1180" style:parent-style-name="기본단락글꼴" style:family="text">
      <style:text-properties style:font-name="맑은 고딕" fo:color="#000000"/>
    </style:style>
    <style:style style:name="T1181" style:parent-style-name="기본단락글꼴" style:family="text">
      <style:text-properties style:font-name="맑은 고딕" fo:color="#000000"/>
    </style:style>
    <style:style style:name="T1182" style:parent-style-name="기본단락글꼴" style:family="text">
      <style:text-properties style:font-name="맑은 고딕" fo:color="#000000"/>
    </style:style>
    <style:style style:name="T1183" style:parent-style-name="기본단락글꼴" style:family="text">
      <style:text-properties style:font-name="맑은 고딕" fo:color="#000000"/>
    </style:style>
    <style:style style:name="T1184" style:parent-style-name="기본단락글꼴" style:family="text">
      <style:text-properties style:font-name="맑은 고딕" fo:color="#000000"/>
    </style:style>
    <style:style style:name="T1185" style:parent-style-name="기본단락글꼴" style:family="text">
      <style:text-properties style:font-name="맑은 고딕" fo:color="#000000"/>
    </style:style>
    <style:style style:name="T1186" style:parent-style-name="기본단락글꼴" style:family="text">
      <style:text-properties style:font-name="맑은 고딕" fo:color="#000000"/>
    </style:style>
    <style:style style:name="T1187" style:parent-style-name="기본단락글꼴" style:family="text">
      <style:text-properties style:font-name="맑은 고딕" fo:color="#000000"/>
    </style:style>
    <style:style style:name="T1188" style:parent-style-name="기본단락글꼴" style:family="text">
      <style:text-properties style:font-name="맑은 고딕" fo:color="#000000"/>
    </style:style>
    <style:style style:name="T1189" style:parent-style-name="기본단락글꼴" style:family="text">
      <style:text-properties style:font-name="맑은 고딕" fo:color="#000000"/>
    </style:style>
    <style:style style:name="T1190" style:parent-style-name="기본단락글꼴" style:family="text">
      <style:text-properties style:font-name="맑은 고딕" fo:color="#000000"/>
    </style:style>
    <style:style style:name="T1191" style:parent-style-name="기본단락글꼴" style:family="text">
      <style:text-properties style:font-name="맑은 고딕" fo:color="#000000"/>
    </style:style>
    <style:style style:name="T1192" style:parent-style-name="기본단락글꼴" style:family="text">
      <style:text-properties style:font-name="맑은 고딕" fo:color="#000000"/>
    </style:style>
    <style:style style:name="T1193" style:parent-style-name="기본단락글꼴" style:family="text">
      <style:text-properties style:font-name="맑은 고딕" fo:color="#000000"/>
    </style:style>
    <style:style style:name="T1194" style:parent-style-name="기본단락글꼴" style:family="text">
      <style:text-properties style:font-name="맑은 고딕" fo:color="#000000"/>
    </style:style>
    <style:style style:name="T1195" style:parent-style-name="기본단락글꼴" style:family="text">
      <style:text-properties style:font-name="맑은 고딕" fo:color="#000000"/>
    </style:style>
    <style:style style:name="T1196" style:parent-style-name="기본단락글꼴" style:family="text">
      <style:text-properties style:font-name="맑은 고딕" fo:color="#000000"/>
    </style:style>
    <style:style style:name="T1197" style:parent-style-name="기본단락글꼴" style:family="text">
      <style:text-properties style:font-name="맑은 고딕" fo:color="#000000"/>
    </style:style>
    <style:style style:name="T1198" style:parent-style-name="기본단락글꼴" style:family="text">
      <style:text-properties style:font-name="맑은 고딕" fo:color="#000000"/>
    </style:style>
    <style:style style:name="T1199" style:parent-style-name="기본단락글꼴" style:family="text">
      <style:text-properties style:font-name="맑은 고딕" fo:color="#000000"/>
    </style:style>
    <style:style style:name="T1200" style:parent-style-name="기본단락글꼴" style:family="text">
      <style:text-properties style:font-name="맑은 고딕" fo:color="#000000"/>
    </style:style>
    <style:style style:name="T1201" style:parent-style-name="기본단락글꼴" style:family="text">
      <style:text-properties style:font-name="맑은 고딕" fo:color="#000000"/>
    </style:style>
    <style:style style:name="T1202" style:parent-style-name="기본단락글꼴" style:family="text">
      <style:text-properties style:font-name="맑은 고딕" fo:color="#000000"/>
    </style:style>
    <style:style style:name="T1203" style:parent-style-name="기본단락글꼴" style:family="text">
      <style:text-properties style:font-name="맑은 고딕" fo:color="#000000"/>
    </style:style>
    <style:style style:name="T1204" style:parent-style-name="기본단락글꼴" style:family="text">
      <style:text-properties style:font-name="맑은 고딕" fo:color="#000000"/>
    </style:style>
    <style:style style:name="T1205" style:parent-style-name="기본단락글꼴" style:family="text">
      <style:text-properties style:font-name="맑은 고딕" fo:color="#000000"/>
    </style:style>
    <style:style style:name="T1206" style:parent-style-name="기본단락글꼴" style:family="text">
      <style:text-properties style:font-name="맑은 고딕" fo:color="#000000"/>
    </style:style>
    <style:style style:name="T1207" style:parent-style-name="기본단락글꼴" style:family="text">
      <style:text-properties style:font-name="맑은 고딕" fo:color="#000000"/>
    </style:style>
    <style:style style:name="T1208" style:parent-style-name="기본단락글꼴" style:family="text">
      <style:text-properties style:font-name="맑은 고딕" fo:color="#000000"/>
    </style:style>
    <style:style style:name="T1209" style:parent-style-name="기본단락글꼴" style:family="text">
      <style:text-properties style:font-name="맑은 고딕" fo:color="#000000"/>
    </style:style>
    <style:style style:name="T1210" style:parent-style-name="기본단락글꼴" style:family="text">
      <style:text-properties style:font-name="맑은 고딕" fo:color="#000000"/>
    </style:style>
    <style:style style:name="T1211" style:parent-style-name="기본단락글꼴" style:family="text">
      <style:text-properties style:font-name="맑은 고딕" fo:color="#000000"/>
    </style:style>
    <style:style style:name="T1212" style:parent-style-name="기본단락글꼴" style:family="text">
      <style:text-properties style:font-name="맑은 고딕" fo:color="#000000"/>
    </style:style>
    <style:style style:name="T1213" style:parent-style-name="기본단락글꼴" style:family="text">
      <style:text-properties style:font-name="맑은 고딕" fo:color="#000000"/>
    </style:style>
    <style:style style:name="T1214" style:parent-style-name="기본단락글꼴" style:family="text">
      <style:text-properties style:font-name="맑은 고딕" fo:color="#000000"/>
    </style:style>
    <style:style style:name="T1215" style:parent-style-name="기본단락글꼴" style:family="text">
      <style:text-properties style:font-name="맑은 고딕" fo:color="#000000"/>
    </style:style>
    <style:style style:name="T1216" style:parent-style-name="기본단락글꼴" style:family="text">
      <style:text-properties style:font-name="맑은 고딕" fo:color="#000000"/>
    </style:style>
    <style:style style:name="T1217" style:parent-style-name="기본단락글꼴" style:family="text">
      <style:text-properties style:font-name="맑은 고딕" fo:color="#000000"/>
    </style:style>
    <style:style style:name="T1218" style:parent-style-name="기본단락글꼴" style:family="text">
      <style:text-properties style:font-name="맑은 고딕" fo:color="#000000"/>
    </style:style>
    <style:style style:name="T1219" style:parent-style-name="기본단락글꼴" style:family="text">
      <style:text-properties style:font-name="맑은 고딕" fo:color="#000000"/>
    </style:style>
    <style:style style:name="T1220" style:parent-style-name="기본단락글꼴" style:family="text">
      <style:text-properties style:font-name="맑은 고딕" fo:color="#000000"/>
    </style:style>
    <style:style style:name="T1221" style:parent-style-name="기본단락글꼴" style:family="text">
      <style:text-properties style:font-name="맑은 고딕" fo:color="#000000"/>
    </style:style>
    <style:style style:name="T1222" style:parent-style-name="기본단락글꼴" style:family="text">
      <style:text-properties style:font-name="맑은 고딕" fo:color="#000000"/>
    </style:style>
    <style:style style:name="T1223" style:parent-style-name="기본단락글꼴" style:family="text">
      <style:text-properties style:font-name="맑은 고딕" fo:color="#000000"/>
    </style:style>
    <style:style style:name="T1224" style:parent-style-name="기본단락글꼴" style:family="text">
      <style:text-properties style:font-name="맑은 고딕" fo:color="#000000"/>
    </style:style>
    <style:style style:name="T1225" style:parent-style-name="기본단락글꼴" style:family="text">
      <style:text-properties style:font-name="맑은 고딕" fo:color="#000000"/>
    </style:style>
    <style:style style:name="T1226" style:parent-style-name="기본단락글꼴" style:family="text">
      <style:text-properties style:font-name="맑은 고딕" fo:color="#000000"/>
    </style:style>
    <style:style style:name="T1227" style:parent-style-name="기본단락글꼴" style:family="text">
      <style:text-properties style:font-name="맑은 고딕" fo:color="#000000"/>
    </style:style>
    <style:style style:name="T1228" style:parent-style-name="기본단락글꼴" style:family="text">
      <style:text-properties style:font-name="맑은 고딕" fo:color="#000000"/>
    </style:style>
    <style:style style:name="T1229" style:parent-style-name="기본단락글꼴" style:family="text">
      <style:text-properties style:font-name="맑은 고딕" fo:color="#000000"/>
    </style:style>
    <style:style style:name="T1230" style:parent-style-name="기본단락글꼴" style:family="text">
      <style:text-properties style:font-name="맑은 고딕" fo:color="#000000"/>
    </style:style>
    <style:style style:name="T1231" style:parent-style-name="기본단락글꼴" style:family="text">
      <style:text-properties style:font-name="맑은 고딕" fo:color="#000000"/>
    </style:style>
    <style:style style:name="T1232" style:parent-style-name="기본단락글꼴" style:family="text">
      <style:text-properties style:font-name="맑은 고딕" fo:color="#000000"/>
    </style:style>
    <style:style style:name="T1233" style:parent-style-name="기본단락글꼴" style:family="text">
      <style:text-properties style:font-name="맑은 고딕" fo:color="#000000"/>
    </style:style>
    <style:style style:name="T1234" style:parent-style-name="기본단락글꼴" style:family="text">
      <style:text-properties style:font-name="맑은 고딕" fo:color="#000000"/>
    </style:style>
    <style:style style:name="T1235" style:parent-style-name="기본단락글꼴" style:family="text">
      <style:text-properties style:font-name="맑은 고딕" fo:color="#000000"/>
    </style:style>
    <style:style style:name="T1236" style:parent-style-name="기본단락글꼴" style:family="text">
      <style:text-properties style:font-name="맑은 고딕" fo:color="#000000"/>
    </style:style>
    <style:style style:name="T1237" style:parent-style-name="기본단락글꼴" style:family="text">
      <style:text-properties style:font-name="맑은 고딕" fo:color="#000000"/>
    </style:style>
    <style:style style:name="T1238" style:parent-style-name="기본단락글꼴" style:family="text">
      <style:text-properties style:font-name="맑은 고딕" fo:color="#000000"/>
    </style:style>
    <style:style style:name="T1239" style:parent-style-name="기본단락글꼴" style:family="text">
      <style:text-properties style:font-name="맑은 고딕" fo:color="#000000"/>
    </style:style>
    <style:style style:name="T1240" style:parent-style-name="기본단락글꼴" style:family="text">
      <style:text-properties style:font-name="맑은 고딕" fo:color="#000000"/>
    </style:style>
    <style:style style:name="T1241" style:parent-style-name="기본단락글꼴" style:family="text">
      <style:text-properties style:font-name="맑은 고딕" fo:color="#000000"/>
    </style:style>
    <style:style style:name="T1242" style:parent-style-name="기본단락글꼴" style:family="text">
      <style:text-properties style:font-name="맑은 고딕" fo:color="#000000"/>
    </style:style>
    <style:style style:name="T1243" style:parent-style-name="기본단락글꼴" style:family="text">
      <style:text-properties style:font-name="맑은 고딕" fo:color="#000000"/>
    </style:style>
    <style:style style:name="T1244" style:parent-style-name="기본단락글꼴" style:family="text">
      <style:text-properties style:font-name="맑은 고딕" fo:color="#000000"/>
    </style:style>
    <style:style style:name="T1245" style:parent-style-name="기본단락글꼴" style:family="text">
      <style:text-properties style:font-name="맑은 고딕" fo:color="#000000"/>
    </style:style>
    <style:style style:name="T1246" style:parent-style-name="기본단락글꼴" style:family="text">
      <style:text-properties style:font-name="맑은 고딕" fo:color="#000000"/>
    </style:style>
    <style:style style:name="T1247" style:parent-style-name="기본단락글꼴" style:family="text">
      <style:text-properties style:font-name="맑은 고딕" fo:color="#000000"/>
    </style:style>
    <style:style style:name="T1248" style:parent-style-name="기본단락글꼴" style:family="text">
      <style:text-properties style:font-name="맑은 고딕" fo:color="#000000"/>
    </style:style>
    <style:style style:name="T1249" style:parent-style-name="기본단락글꼴" style:family="text">
      <style:text-properties style:font-name="맑은 고딕" fo:color="#000000"/>
    </style:style>
    <style:style style:name="T1250" style:parent-style-name="기본단락글꼴" style:family="text">
      <style:text-properties style:font-name="맑은 고딕" fo:color="#000000"/>
    </style:style>
    <style:style style:name="T1251" style:parent-style-name="기본단락글꼴" style:family="text">
      <style:text-properties style:font-name="맑은 고딕" fo:color="#000000"/>
    </style:style>
    <style:style style:name="T1252" style:parent-style-name="기본단락글꼴" style:family="text">
      <style:text-properties style:font-name="맑은 고딕" fo:color="#000000"/>
    </style:style>
    <style:style style:name="T1253" style:parent-style-name="기본단락글꼴" style:family="text">
      <style:text-properties style:font-name="맑은 고딕" fo:color="#000000"/>
    </style:style>
    <style:style style:name="T1254" style:parent-style-name="기본단락글꼴" style:family="text">
      <style:text-properties style:font-name="맑은 고딕" fo:color="#000000"/>
    </style:style>
    <style:style style:name="T1255" style:parent-style-name="기본단락글꼴" style:family="text">
      <style:text-properties style:font-name="맑은 고딕" fo:color="#000000"/>
    </style:style>
    <style:style style:name="T1256" style:parent-style-name="기본단락글꼴" style:family="text">
      <style:text-properties style:font-name="맑은 고딕" fo:color="#000000"/>
    </style:style>
    <style:style style:name="T1257" style:parent-style-name="기본단락글꼴" style:family="text">
      <style:text-properties style:font-name="맑은 고딕" fo:color="#000000"/>
    </style:style>
    <style:style style:name="T1258" style:parent-style-name="기본단락글꼴" style:family="text">
      <style:text-properties style:font-name="맑은 고딕" fo:color="#000000"/>
    </style:style>
    <style:style style:name="T1259" style:parent-style-name="기본단락글꼴" style:family="text">
      <style:text-properties style:font-name="맑은 고딕" fo:color="#000000"/>
    </style:style>
    <style:style style:name="T1260" style:parent-style-name="기본단락글꼴" style:family="text">
      <style:text-properties style:font-name="맑은 고딕" fo:color="#000000"/>
    </style:style>
    <style:style style:name="T1261" style:parent-style-name="기본단락글꼴" style:family="text">
      <style:text-properties style:font-name="맑은 고딕" fo:color="#000000"/>
    </style:style>
    <style:style style:name="T1262" style:parent-style-name="기본단락글꼴" style:family="text">
      <style:text-properties style:font-name="맑은 고딕" fo:color="#000000"/>
    </style:style>
    <style:style style:name="T1263" style:parent-style-name="기본단락글꼴" style:family="text">
      <style:text-properties style:font-name="맑은 고딕" fo:color="#000000"/>
    </style:style>
    <style:style style:name="T1264" style:parent-style-name="기본단락글꼴" style:family="text">
      <style:text-properties style:font-name="맑은 고딕" fo:color="#000000"/>
    </style:style>
    <style:style style:name="T1265" style:parent-style-name="기본단락글꼴" style:family="text">
      <style:text-properties style:font-name="맑은 고딕" fo:color="#000000"/>
    </style:style>
    <style:style style:name="T1266" style:parent-style-name="기본단락글꼴" style:family="text">
      <style:text-properties style:font-name="맑은 고딕" fo:color="#000000"/>
    </style:style>
    <style:style style:name="T1267" style:parent-style-name="기본단락글꼴" style:family="text">
      <style:text-properties style:font-name="맑은 고딕" fo:color="#000000"/>
    </style:style>
    <style:style style:name="T1268" style:parent-style-name="기본단락글꼴" style:family="text">
      <style:text-properties style:font-name="맑은 고딕" fo:color="#000000"/>
    </style:style>
    <style:style style:name="T1269" style:parent-style-name="기본단락글꼴" style:family="text">
      <style:text-properties style:font-name="맑은 고딕" fo:color="#000000"/>
    </style:style>
    <style:style style:name="T1270" style:parent-style-name="기본단락글꼴" style:family="text">
      <style:text-properties style:font-name="맑은 고딕" fo:color="#000000"/>
    </style:style>
    <style:style style:name="T1271" style:parent-style-name="기본단락글꼴" style:family="text">
      <style:text-properties style:font-name="맑은 고딕" fo:color="#000000"/>
    </style:style>
    <style:style style:name="T1272" style:parent-style-name="기본단락글꼴" style:family="text">
      <style:text-properties style:font-name="맑은 고딕" fo:color="#000000"/>
    </style:style>
    <style:style style:name="T1273" style:parent-style-name="기본단락글꼴" style:family="text">
      <style:text-properties style:font-name="맑은 고딕" fo:color="#000000"/>
    </style:style>
    <style:style style:name="T1274" style:parent-style-name="기본단락글꼴" style:family="text">
      <style:text-properties style:font-name="맑은 고딕" fo:color="#000000"/>
    </style:style>
    <style:style style:name="T1275" style:parent-style-name="기본단락글꼴" style:family="text">
      <style:text-properties style:font-name="맑은 고딕" fo:color="#000000"/>
    </style:style>
    <style:style style:name="T1276" style:parent-style-name="기본단락글꼴" style:family="text">
      <style:text-properties style:font-name="맑은 고딕" fo:color="#000000"/>
    </style:style>
    <style:style style:name="T1277" style:parent-style-name="기본단락글꼴" style:family="text">
      <style:text-properties style:font-name="맑은 고딕" fo:color="#000000"/>
    </style:style>
    <style:style style:name="T1278" style:parent-style-name="기본단락글꼴" style:family="text">
      <style:text-properties style:font-name="맑은 고딕" fo:color="#000000"/>
    </style:style>
    <style:style style:name="T1279" style:parent-style-name="기본단락글꼴" style:family="text">
      <style:text-properties style:font-name="맑은 고딕" fo:color="#000000"/>
    </style:style>
    <style:style style:name="T1280" style:parent-style-name="기본단락글꼴" style:family="text">
      <style:text-properties style:font-name="맑은 고딕" fo:color="#000000"/>
    </style:style>
    <style:style style:name="T1281" style:parent-style-name="기본단락글꼴" style:family="text">
      <style:text-properties style:font-name="맑은 고딕" fo:color="#000000"/>
    </style:style>
    <style:style style:name="T1282" style:parent-style-name="기본단락글꼴" style:family="text">
      <style:text-properties style:font-name="맑은 고딕" fo:color="#000000"/>
    </style:style>
    <style:style style:name="T1283" style:parent-style-name="기본단락글꼴" style:family="text">
      <style:text-properties style:font-name="맑은 고딕" fo:color="#000000"/>
    </style:style>
    <style:style style:name="T1284" style:parent-style-name="기본단락글꼴" style:family="text">
      <style:text-properties style:font-name="맑은 고딕" fo:color="#000000"/>
    </style:style>
    <style:style style:name="T1285" style:parent-style-name="기본단락글꼴" style:family="text">
      <style:text-properties style:font-name="맑은 고딕" fo:color="#000000"/>
    </style:style>
    <style:style style:name="T1286" style:parent-style-name="기본단락글꼴" style:family="text">
      <style:text-properties style:font-name="맑은 고딕" fo:color="#000000"/>
    </style:style>
    <style:style style:name="T1287" style:parent-style-name="기본단락글꼴" style:family="text">
      <style:text-properties style:font-name="맑은 고딕" fo:color="#000000"/>
    </style:style>
    <style:style style:name="T1288" style:parent-style-name="기본단락글꼴" style:family="text">
      <style:text-properties style:font-name="맑은 고딕" fo:color="#000000"/>
    </style:style>
    <style:style style:name="T1289" style:parent-style-name="기본단락글꼴" style:family="text">
      <style:text-properties style:font-name="맑은 고딕" fo:color="#000000"/>
    </style:style>
    <style:style style:name="T1290" style:parent-style-name="기본단락글꼴" style:family="text">
      <style:text-properties style:font-name="맑은 고딕" fo:color="#000000"/>
    </style:style>
    <style:style style:name="T1291" style:parent-style-name="기본단락글꼴" style:family="text">
      <style:text-properties style:font-name="맑은 고딕" fo:color="#000000"/>
    </style:style>
    <style:style style:name="T1292" style:parent-style-name="기본단락글꼴" style:family="text">
      <style:text-properties style:font-name="맑은 고딕" fo:color="#000000"/>
    </style:style>
    <style:style style:name="T1293" style:parent-style-name="기본단락글꼴" style:family="text">
      <style:text-properties style:font-name="맑은 고딕" fo:color="#000000"/>
    </style:style>
    <style:style style:name="T1294" style:parent-style-name="기본단락글꼴" style:family="text">
      <style:text-properties style:font-name="맑은 고딕" fo:color="#000000"/>
    </style:style>
    <style:style style:name="T1295" style:parent-style-name="기본단락글꼴" style:family="text">
      <style:text-properties style:font-name="맑은 고딕" fo:color="#000000"/>
    </style:style>
    <style:style style:name="T1296" style:parent-style-name="기본단락글꼴" style:family="text">
      <style:text-properties style:font-name="맑은 고딕" fo:color="#000000"/>
    </style:style>
    <style:style style:name="T1297" style:parent-style-name="기본단락글꼴" style:family="text">
      <style:text-properties style:font-name="맑은 고딕" fo:color="#000000"/>
    </style:style>
    <style:style style:name="T1298" style:parent-style-name="기본단락글꼴" style:family="text">
      <style:text-properties style:font-name="맑은 고딕" fo:color="#000000"/>
    </style:style>
    <style:style style:name="T1299" style:parent-style-name="기본단락글꼴" style:family="text">
      <style:text-properties style:font-name="맑은 고딕" fo:color="#000000"/>
    </style:style>
    <style:style style:name="T1300" style:parent-style-name="기본단락글꼴" style:family="text">
      <style:text-properties style:font-name="맑은 고딕" fo:color="#000000"/>
    </style:style>
    <style:style style:name="T1301" style:parent-style-name="기본단락글꼴" style:family="text">
      <style:text-properties style:font-name="맑은 고딕" fo:color="#000000"/>
    </style:style>
    <style:style style:name="T1302" style:parent-style-name="기본단락글꼴" style:family="text">
      <style:text-properties style:font-name="맑은 고딕" fo:color="#000000"/>
    </style:style>
    <style:style style:name="T1303" style:parent-style-name="기본단락글꼴" style:family="text">
      <style:text-properties style:font-name="맑은 고딕" fo:color="#000000"/>
    </style:style>
    <style:style style:name="T1304" style:parent-style-name="기본단락글꼴" style:family="text">
      <style:text-properties style:font-name="맑은 고딕" fo:color="#000000"/>
    </style:style>
    <style:style style:name="T1305" style:parent-style-name="기본단락글꼴" style:family="text">
      <style:text-properties style:font-name="맑은 고딕" fo:color="#000000"/>
    </style:style>
    <style:style style:name="T1306" style:parent-style-name="기본단락글꼴" style:family="text">
      <style:text-properties style:font-name="맑은 고딕" fo:color="#000000"/>
    </style:style>
    <style:style style:name="T1307" style:parent-style-name="기본단락글꼴" style:family="text">
      <style:text-properties style:font-name="맑은 고딕" fo:color="#000000"/>
    </style:style>
    <style:style style:name="T1308" style:parent-style-name="기본단락글꼴" style:family="text">
      <style:text-properties style:font-name="맑은 고딕" fo:color="#000000"/>
    </style:style>
    <style:style style:name="T1309" style:parent-style-name="기본단락글꼴" style:family="text">
      <style:text-properties style:font-name="맑은 고딕" fo:color="#000000"/>
    </style:style>
    <style:style style:name="T1310" style:parent-style-name="기본단락글꼴" style:family="text">
      <style:text-properties style:font-name="맑은 고딕" fo:color="#000000"/>
    </style:style>
    <style:style style:name="T1311" style:parent-style-name="기본단락글꼴" style:family="text">
      <style:text-properties style:font-name="맑은 고딕" fo:color="#000000"/>
    </style:style>
    <style:style style:name="T1312" style:parent-style-name="기본단락글꼴" style:family="text">
      <style:text-properties style:font-name="맑은 고딕" fo:color="#000000"/>
    </style:style>
    <style:style style:name="T1313" style:parent-style-name="기본단락글꼴" style:family="text">
      <style:text-properties style:font-name="맑은 고딕" fo:color="#000000"/>
    </style:style>
    <style:style style:name="T1314" style:parent-style-name="기본단락글꼴" style:family="text">
      <style:text-properties style:font-name="맑은 고딕" fo:color="#000000"/>
    </style:style>
    <style:style style:name="T1315" style:parent-style-name="기본단락글꼴" style:family="text">
      <style:text-properties style:font-name="맑은 고딕" fo:color="#000000"/>
    </style:style>
    <style:style style:name="T1316" style:parent-style-name="기본단락글꼴" style:family="text">
      <style:text-properties style:font-name="맑은 고딕" fo:color="#000000"/>
    </style:style>
    <style:style style:name="T1317" style:parent-style-name="기본단락글꼴" style:family="text">
      <style:text-properties style:font-name="맑은 고딕" fo:color="#000000"/>
    </style:style>
    <style:style style:name="T1318" style:parent-style-name="기본단락글꼴" style:family="text">
      <style:text-properties style:font-name="맑은 고딕" fo:color="#000000"/>
    </style:style>
    <style:style style:name="T1319" style:parent-style-name="기본단락글꼴" style:family="text">
      <style:text-properties style:font-name="맑은 고딕" fo:color="#000000"/>
    </style:style>
    <style:style style:name="T1320" style:parent-style-name="기본단락글꼴" style:family="text">
      <style:text-properties style:font-name="맑은 고딕" fo:color="#000000"/>
    </style:style>
    <style:style style:name="T1321" style:parent-style-name="기본단락글꼴" style:family="text">
      <style:text-properties style:font-name="맑은 고딕" fo:color="#000000"/>
    </style:style>
    <style:style style:name="T1322" style:parent-style-name="기본단락글꼴" style:family="text">
      <style:text-properties style:font-name="맑은 고딕" fo:color="#000000"/>
    </style:style>
    <style:style style:name="T1323" style:parent-style-name="기본단락글꼴" style:family="text">
      <style:text-properties style:font-name="맑은 고딕" fo:color="#000000"/>
    </style:style>
    <style:style style:name="T1324" style:parent-style-name="기본단락글꼴" style:family="text">
      <style:text-properties style:font-name="맑은 고딕" fo:color="#000000"/>
    </style:style>
    <style:style style:name="T1325" style:parent-style-name="기본단락글꼴" style:family="text">
      <style:text-properties style:font-name="맑은 고딕" fo:color="#000000"/>
    </style:style>
    <style:style style:name="T1326" style:parent-style-name="기본단락글꼴" style:family="text">
      <style:text-properties style:font-name="맑은 고딕" fo:color="#000000"/>
    </style:style>
    <style:style style:name="T1327" style:parent-style-name="기본단락글꼴" style:family="text">
      <style:text-properties style:font-name="맑은 고딕" fo:color="#000000"/>
    </style:style>
    <style:style style:name="T1328" style:parent-style-name="기본단락글꼴" style:family="text">
      <style:text-properties style:font-name="맑은 고딕" fo:color="#000000"/>
    </style:style>
    <style:style style:name="T1329" style:parent-style-name="기본단락글꼴" style:family="text">
      <style:text-properties style:font-name="맑은 고딕" fo:color="#000000"/>
    </style:style>
    <style:style style:name="T1330" style:parent-style-name="기본단락글꼴" style:family="text">
      <style:text-properties style:font-name="맑은 고딕" fo:color="#000000"/>
    </style:style>
    <style:style style:name="T1331" style:parent-style-name="기본단락글꼴" style:family="text">
      <style:text-properties style:font-name="맑은 고딕" fo:color="#000000"/>
    </style:style>
    <style:style style:name="T1332" style:parent-style-name="기본단락글꼴" style:family="text">
      <style:text-properties style:font-name="맑은 고딕" fo:color="#000000"/>
    </style:style>
    <style:style style:name="T1333" style:parent-style-name="기본단락글꼴" style:family="text">
      <style:text-properties style:font-name="맑은 고딕" fo:color="#000000"/>
    </style:style>
    <style:style style:name="T1334" style:parent-style-name="기본단락글꼴" style:family="text">
      <style:text-properties style:font-name="맑은 고딕" fo:color="#000000"/>
    </style:style>
    <style:style style:name="T1335" style:parent-style-name="기본단락글꼴" style:family="text">
      <style:text-properties style:font-name="맑은 고딕" fo:color="#000000"/>
    </style:style>
    <style:style style:name="T1336" style:parent-style-name="기본단락글꼴" style:family="text">
      <style:text-properties style:font-name="맑은 고딕" fo:color="#000000"/>
    </style:style>
    <style:style style:name="T1337" style:parent-style-name="기본단락글꼴" style:family="text">
      <style:text-properties style:font-name="맑은 고딕" fo:color="#000000"/>
    </style:style>
    <style:style style:name="T1338" style:parent-style-name="기본단락글꼴" style:family="text">
      <style:text-properties style:font-name="맑은 고딕" fo:color="#000000"/>
    </style:style>
    <style:style style:name="T1339" style:parent-style-name="기본단락글꼴" style:family="text">
      <style:text-properties style:font-name="맑은 고딕" fo:color="#000000"/>
    </style:style>
    <style:style style:name="T1340" style:parent-style-name="기본단락글꼴" style:family="text">
      <style:text-properties style:font-name="맑은 고딕" fo:color="#000000"/>
    </style:style>
    <style:style style:name="T1341" style:parent-style-name="기본단락글꼴" style:family="text">
      <style:text-properties style:font-name="맑은 고딕" fo:color="#000000"/>
    </style:style>
    <style:style style:name="T1342" style:parent-style-name="기본단락글꼴" style:family="text">
      <style:text-properties style:font-name="맑은 고딕" fo:color="#000000"/>
    </style:style>
    <style:style style:name="T1343" style:parent-style-name="기본단락글꼴" style:family="text">
      <style:text-properties style:font-name="맑은 고딕" fo:color="#000000"/>
    </style:style>
    <style:style style:name="T1344" style:parent-style-name="기본단락글꼴" style:family="text">
      <style:text-properties style:font-name="맑은 고딕" fo:color="#000000"/>
    </style:style>
    <style:style style:name="T1345" style:parent-style-name="기본단락글꼴" style:family="text">
      <style:text-properties style:font-name="맑은 고딕" fo:color="#000000"/>
    </style:style>
    <style:style style:name="T1346" style:parent-style-name="기본단락글꼴" style:family="text">
      <style:text-properties style:font-name="맑은 고딕" fo:color="#000000"/>
    </style:style>
    <style:style style:name="T1347" style:parent-style-name="기본단락글꼴" style:family="text">
      <style:text-properties style:font-name="맑은 고딕" fo:color="#000000"/>
    </style:style>
    <style:style style:name="T1348" style:parent-style-name="기본단락글꼴" style:family="text">
      <style:text-properties style:font-name="맑은 고딕" fo:color="#000000"/>
    </style:style>
    <style:style style:name="T1349" style:parent-style-name="기본단락글꼴" style:family="text">
      <style:text-properties style:font-name="맑은 고딕" fo:color="#000000"/>
    </style:style>
    <style:style style:name="T1350" style:parent-style-name="기본단락글꼴" style:family="text">
      <style:text-properties style:font-name="맑은 고딕" fo:color="#000000"/>
    </style:style>
    <style:style style:name="T1351" style:parent-style-name="기본단락글꼴" style:family="text">
      <style:text-properties style:font-name="맑은 고딕" fo:color="#000000"/>
    </style:style>
    <style:style style:name="T1352" style:parent-style-name="기본단락글꼴" style:family="text">
      <style:text-properties style:font-name="맑은 고딕" fo:color="#000000"/>
    </style:style>
    <style:style style:name="T1353" style:parent-style-name="기본단락글꼴" style:family="text">
      <style:text-properties style:font-name="맑은 고딕" fo:color="#000000"/>
    </style:style>
    <style:style style:name="T1354" style:parent-style-name="기본단락글꼴" style:family="text">
      <style:text-properties style:font-name="맑은 고딕" fo:color="#000000"/>
    </style:style>
    <style:style style:name="T1355" style:parent-style-name="기본단락글꼴" style:family="text">
      <style:text-properties style:font-name="맑은 고딕" fo:color="#000000"/>
    </style:style>
    <style:style style:name="T1356" style:parent-style-name="기본단락글꼴" style:family="text">
      <style:text-properties style:font-name="맑은 고딕" fo:color="#000000"/>
    </style:style>
    <style:style style:name="T1357" style:parent-style-name="기본단락글꼴" style:family="text">
      <style:text-properties style:font-name="맑은 고딕" fo:color="#000000"/>
    </style:style>
    <style:style style:name="T1358" style:parent-style-name="기본단락글꼴" style:family="text">
      <style:text-properties style:font-name="맑은 고딕" fo:color="#000000"/>
    </style:style>
    <style:style style:name="T1359" style:parent-style-name="기본단락글꼴" style:family="text">
      <style:text-properties style:font-name="맑은 고딕" fo:color="#000000"/>
    </style:style>
    <style:style style:name="T1360" style:parent-style-name="기본단락글꼴" style:family="text">
      <style:text-properties style:font-name="맑은 고딕" fo:color="#000000"/>
    </style:style>
    <style:style style:name="T1361" style:parent-style-name="기본단락글꼴" style:family="text">
      <style:text-properties style:font-name="맑은 고딕" fo:color="#000000"/>
    </style:style>
    <style:style style:name="T1362" style:parent-style-name="기본단락글꼴" style:family="text">
      <style:text-properties style:font-name="맑은 고딕" fo:color="#000000"/>
    </style:style>
    <style:style style:name="T1363" style:parent-style-name="기본단락글꼴" style:family="text">
      <style:text-properties style:font-name="맑은 고딕" fo:color="#000000"/>
    </style:style>
    <style:style style:name="T1364" style:parent-style-name="기본단락글꼴" style:family="text">
      <style:text-properties style:font-name="맑은 고딕" fo:color="#000000"/>
    </style:style>
    <style:style style:name="T1365" style:parent-style-name="기본단락글꼴" style:family="text">
      <style:text-properties style:font-name="맑은 고딕" fo:color="#000000"/>
    </style:style>
    <style:style style:name="T1366" style:parent-style-name="기본단락글꼴" style:family="text">
      <style:text-properties style:font-name="맑은 고딕" fo:color="#000000"/>
    </style:style>
    <style:style style:name="T1367" style:parent-style-name="기본단락글꼴" style:family="text">
      <style:text-properties style:font-name="맑은 고딕" fo:color="#000000"/>
    </style:style>
    <style:style style:name="T1368" style:parent-style-name="기본단락글꼴" style:family="text">
      <style:text-properties style:font-name="맑은 고딕" fo:color="#000000"/>
    </style:style>
    <style:style style:name="T1369" style:parent-style-name="기본단락글꼴" style:family="text">
      <style:text-properties style:font-name="맑은 고딕" fo:color="#000000"/>
    </style:style>
    <style:style style:name="T1370" style:parent-style-name="기본단락글꼴" style:family="text">
      <style:text-properties style:font-name="맑은 고딕" fo:color="#000000"/>
    </style:style>
    <style:style style:name="T1371" style:parent-style-name="기본단락글꼴" style:family="text">
      <style:text-properties style:font-name="맑은 고딕" fo:color="#000000"/>
    </style:style>
    <style:style style:name="T1372" style:parent-style-name="기본단락글꼴" style:family="text">
      <style:text-properties style:font-name="맑은 고딕" fo:color="#000000"/>
    </style:style>
    <style:style style:name="T1373" style:parent-style-name="기본단락글꼴" style:family="text">
      <style:text-properties style:font-name="맑은 고딕" fo:color="#000000"/>
    </style:style>
    <style:style style:name="T1374" style:parent-style-name="기본단락글꼴" style:family="text">
      <style:text-properties style:font-name="맑은 고딕" fo:color="#000000"/>
    </style:style>
    <style:style style:name="T1375" style:parent-style-name="기본단락글꼴" style:family="text">
      <style:text-properties style:font-name="맑은 고딕" fo:color="#000000"/>
    </style:style>
    <style:style style:name="T1376" style:parent-style-name="기본단락글꼴" style:family="text">
      <style:text-properties style:font-name="맑은 고딕" fo:color="#000000"/>
    </style:style>
    <style:style style:name="T1377" style:parent-style-name="기본단락글꼴" style:family="text">
      <style:text-properties style:font-name="맑은 고딕" fo:color="#000000"/>
    </style:style>
    <style:style style:name="T1378" style:parent-style-name="기본단락글꼴" style:family="text">
      <style:text-properties style:font-name="맑은 고딕" fo:color="#000000"/>
    </style:style>
    <style:style style:name="T1379" style:parent-style-name="기본단락글꼴" style:family="text">
      <style:text-properties style:font-name="맑은 고딕" fo:color="#000000"/>
    </style:style>
    <style:style style:name="T1380" style:parent-style-name="기본단락글꼴" style:family="text">
      <style:text-properties style:font-name="맑은 고딕" fo:color="#000000"/>
    </style:style>
    <style:style style:name="T1381" style:parent-style-name="기본단락글꼴" style:family="text">
      <style:text-properties style:font-name="맑은 고딕" fo:color="#000000"/>
    </style:style>
    <style:style style:name="T1382" style:parent-style-name="기본단락글꼴" style:family="text">
      <style:text-properties style:font-name="맑은 고딕" fo:color="#000000"/>
    </style:style>
    <style:style style:name="T1383" style:parent-style-name="기본단락글꼴" style:family="text">
      <style:text-properties style:font-name="맑은 고딕" fo:color="#000000"/>
    </style:style>
    <style:style style:name="T1384" style:parent-style-name="기본단락글꼴" style:family="text">
      <style:text-properties style:font-name="맑은 고딕" fo:color="#000000"/>
    </style:style>
    <style:style style:name="T1385" style:parent-style-name="기본단락글꼴" style:family="text">
      <style:text-properties style:font-name="맑은 고딕" fo:color="#000000"/>
    </style:style>
    <style:style style:name="T1386" style:parent-style-name="기본단락글꼴" style:family="text">
      <style:text-properties style:font-name="맑은 고딕" fo:color="#000000"/>
    </style:style>
    <style:style style:name="T1387" style:parent-style-name="기본단락글꼴" style:family="text">
      <style:text-properties style:font-name="맑은 고딕" fo:color="#000000"/>
    </style:style>
    <style:style style:name="T1388" style:parent-style-name="기본단락글꼴" style:family="text">
      <style:text-properties style:font-name="맑은 고딕" fo:color="#000000"/>
    </style:style>
    <style:style style:name="T1389" style:parent-style-name="기본단락글꼴" style:family="text">
      <style:text-properties style:font-name="맑은 고딕" fo:color="#000000"/>
    </style:style>
    <style:style style:name="T1390" style:parent-style-name="기본단락글꼴" style:family="text">
      <style:text-properties style:font-name="맑은 고딕" fo:color="#000000"/>
    </style:style>
    <style:style style:name="T1391" style:parent-style-name="기본단락글꼴" style:family="text">
      <style:text-properties style:font-name="맑은 고딕" fo:color="#000000"/>
    </style:style>
    <style:style style:name="T1392" style:parent-style-name="기본단락글꼴" style:family="text">
      <style:text-properties style:font-name="맑은 고딕" fo:color="#000000"/>
    </style:style>
    <style:style style:name="T1393" style:parent-style-name="기본단락글꼴" style:family="text">
      <style:text-properties style:font-name="맑은 고딕" fo:color="#000000"/>
    </style:style>
    <style:style style:name="T1394" style:parent-style-name="기본단락글꼴" style:family="text">
      <style:text-properties style:font-name="맑은 고딕" fo:color="#000000"/>
    </style:style>
    <style:style style:name="T1395" style:parent-style-name="기본단락글꼴" style:family="text">
      <style:text-properties style:font-name="맑은 고딕" fo:color="#000000"/>
    </style:style>
    <style:style style:name="T1396" style:parent-style-name="기본단락글꼴" style:family="text">
      <style:text-properties style:font-name="맑은 고딕" fo:color="#000000"/>
    </style:style>
    <style:style style:name="T1397" style:parent-style-name="기본단락글꼴" style:family="text">
      <style:text-properties style:font-name="맑은 고딕" fo:color="#000000"/>
    </style:style>
    <style:style style:name="T1398" style:parent-style-name="기본단락글꼴" style:family="text">
      <style:text-properties style:font-name="맑은 고딕" fo:color="#000000"/>
    </style:style>
    <style:style style:name="T1399" style:parent-style-name="기본단락글꼴" style:family="text">
      <style:text-properties style:font-name="맑은 고딕" fo:color="#000000"/>
    </style:style>
    <style:style style:name="T1400" style:parent-style-name="기본단락글꼴" style:family="text">
      <style:text-properties style:font-name="맑은 고딕" fo:color="#000000"/>
    </style:style>
    <style:style style:name="T1401" style:parent-style-name="기본단락글꼴" style:family="text">
      <style:text-properties style:font-name="맑은 고딕" fo:color="#000000"/>
    </style:style>
    <style:style style:name="T1402" style:parent-style-name="기본단락글꼴" style:family="text">
      <style:text-properties style:font-name="맑은 고딕" fo:color="#000000"/>
    </style:style>
    <style:style style:name="T1403" style:parent-style-name="기본단락글꼴" style:family="text">
      <style:text-properties style:font-name="맑은 고딕" fo:color="#000000"/>
    </style:style>
    <style:style style:name="T1404" style:parent-style-name="기본단락글꼴" style:family="text">
      <style:text-properties style:font-name="맑은 고딕" fo:color="#000000"/>
    </style:style>
    <style:style style:name="T1405" style:parent-style-name="기본단락글꼴" style:family="text">
      <style:text-properties style:font-name="맑은 고딕" fo:color="#000000"/>
    </style:style>
    <style:style style:name="T1406" style:parent-style-name="기본단락글꼴" style:family="text">
      <style:text-properties style:font-name="맑은 고딕" fo:color="#000000"/>
    </style:style>
    <style:style style:name="T1407" style:parent-style-name="기본단락글꼴" style:family="text">
      <style:text-properties style:font-name="맑은 고딕" fo:color="#000000"/>
    </style:style>
    <style:style style:name="T1408" style:parent-style-name="기본단락글꼴" style:family="text">
      <style:text-properties style:font-name="맑은 고딕" fo:color="#000000"/>
    </style:style>
    <style:style style:name="T1409" style:parent-style-name="기본단락글꼴" style:family="text">
      <style:text-properties style:font-name="맑은 고딕" fo:color="#000000"/>
    </style:style>
    <style:style style:name="T1410" style:parent-style-name="기본단락글꼴" style:family="text">
      <style:text-properties style:font-name="맑은 고딕" fo:color="#000000"/>
    </style:style>
    <style:style style:name="T1411" style:parent-style-name="기본단락글꼴" style:family="text">
      <style:text-properties style:font-name="맑은 고딕" fo:color="#000000"/>
    </style:style>
    <style:style style:name="T1412" style:parent-style-name="기본단락글꼴" style:family="text">
      <style:text-properties style:font-name="맑은 고딕" fo:color="#000000"/>
    </style:style>
    <style:style style:name="T1413" style:parent-style-name="기본단락글꼴" style:family="text">
      <style:text-properties style:font-name="맑은 고딕" fo:color="#000000"/>
    </style:style>
    <style:style style:name="T1414" style:parent-style-name="기본단락글꼴" style:family="text">
      <style:text-properties style:font-name="맑은 고딕" fo:color="#000000"/>
    </style:style>
    <style:style style:name="T1415" style:parent-style-name="기본단락글꼴" style:family="text">
      <style:text-properties style:font-name="맑은 고딕" fo:color="#000000"/>
    </style:style>
    <style:style style:name="T1416" style:parent-style-name="기본단락글꼴" style:family="text">
      <style:text-properties style:font-name="맑은 고딕" fo:color="#000000"/>
    </style:style>
    <style:style style:name="T1417" style:parent-style-name="기본단락글꼴" style:family="text">
      <style:text-properties style:font-name="맑은 고딕" fo:color="#000000"/>
    </style:style>
    <style:style style:name="T1418" style:parent-style-name="기본단락글꼴" style:family="text">
      <style:text-properties style:font-name="맑은 고딕" fo:color="#000000"/>
    </style:style>
    <style:style style:name="T1419" style:parent-style-name="기본단락글꼴" style:family="text">
      <style:text-properties style:font-name="맑은 고딕" fo:color="#000000"/>
    </style:style>
    <style:style style:name="T1420" style:parent-style-name="기본단락글꼴" style:family="text">
      <style:text-properties style:font-name="맑은 고딕" fo:color="#000000"/>
    </style:style>
    <style:style style:name="T1421" style:parent-style-name="기본단락글꼴" style:family="text">
      <style:text-properties style:font-name="맑은 고딕" fo:color="#000000"/>
    </style:style>
    <style:style style:name="T1422" style:parent-style-name="기본단락글꼴" style:family="text">
      <style:text-properties style:font-name="맑은 고딕" fo:color="#000000"/>
    </style:style>
    <style:style style:name="T1423" style:parent-style-name="기본단락글꼴" style:family="text">
      <style:text-properties style:font-name="맑은 고딕" fo:color="#000000"/>
    </style:style>
    <style:style style:name="T1424" style:parent-style-name="기본단락글꼴" style:family="text">
      <style:text-properties style:font-name="맑은 고딕" fo:color="#000000"/>
    </style:style>
    <style:style style:name="T1425" style:parent-style-name="기본단락글꼴" style:family="text">
      <style:text-properties style:font-name="맑은 고딕" fo:color="#000000"/>
    </style:style>
    <style:style style:name="T1426" style:parent-style-name="기본단락글꼴" style:family="text">
      <style:text-properties style:font-name="맑은 고딕" fo:color="#000000"/>
    </style:style>
    <style:style style:name="T1427" style:parent-style-name="기본단락글꼴" style:family="text">
      <style:text-properties style:font-name="맑은 고딕" fo:color="#000000"/>
    </style:style>
    <style:style style:name="T1428" style:parent-style-name="기본단락글꼴" style:family="text">
      <style:text-properties style:font-name="맑은 고딕" fo:color="#000000"/>
    </style:style>
    <style:style style:name="T1429" style:parent-style-name="기본단락글꼴" style:family="text">
      <style:text-properties style:font-name="맑은 고딕" fo:color="#000000"/>
    </style:style>
    <style:style style:name="T1430" style:parent-style-name="기본단락글꼴" style:family="text">
      <style:text-properties style:font-name="맑은 고딕" fo:color="#000000"/>
    </style:style>
    <style:style style:name="T1431" style:parent-style-name="기본단락글꼴" style:family="text">
      <style:text-properties style:font-name="맑은 고딕" fo:color="#000000"/>
    </style:style>
    <style:style style:name="T1432" style:parent-style-name="기본단락글꼴" style:family="text">
      <style:text-properties style:font-name="맑은 고딕" fo:color="#000000"/>
    </style:style>
    <style:style style:name="T1433" style:parent-style-name="기본단락글꼴" style:family="text">
      <style:text-properties style:font-name="맑은 고딕" fo:color="#000000"/>
    </style:style>
    <style:style style:name="T1434" style:parent-style-name="기본단락글꼴" style:family="text">
      <style:text-properties style:font-name="맑은 고딕" fo:color="#000000"/>
    </style:style>
    <style:style style:name="T1435" style:parent-style-name="기본단락글꼴" style:family="text">
      <style:text-properties style:font-name="맑은 고딕" fo:color="#000000"/>
    </style:style>
    <style:style style:name="T1436" style:parent-style-name="기본단락글꼴" style:family="text">
      <style:text-properties style:font-name="맑은 고딕" fo:color="#000000"/>
    </style:style>
    <style:style style:name="T1437" style:parent-style-name="기본단락글꼴" style:family="text">
      <style:text-properties style:font-name="맑은 고딕" fo:color="#000000"/>
    </style:style>
    <style:style style:name="T1438" style:parent-style-name="기본단락글꼴" style:family="text">
      <style:text-properties style:font-name="맑은 고딕" fo:color="#000000"/>
    </style:style>
    <style:style style:name="T1439" style:parent-style-name="기본단락글꼴" style:family="text">
      <style:text-properties style:font-name="맑은 고딕" fo:color="#000000"/>
    </style:style>
    <style:style style:name="T1440" style:parent-style-name="기본단락글꼴" style:family="text">
      <style:text-properties style:font-name="맑은 고딕" fo:color="#000000"/>
    </style:style>
    <style:style style:name="T1441" style:parent-style-name="기본단락글꼴" style:family="text">
      <style:text-properties style:font-name="맑은 고딕" fo:color="#000000"/>
    </style:style>
    <style:style style:name="T1442" style:parent-style-name="기본단락글꼴" style:family="text">
      <style:text-properties style:font-name="맑은 고딕" fo:color="#000000"/>
    </style:style>
    <style:style style:name="T1443" style:parent-style-name="기본단락글꼴" style:family="text">
      <style:text-properties style:font-name="맑은 고딕" fo:color="#000000"/>
    </style:style>
    <style:style style:name="T1444" style:parent-style-name="기본단락글꼴" style:family="text">
      <style:text-properties style:font-name="맑은 고딕" fo:color="#000000"/>
    </style:style>
    <style:style style:name="T1445" style:parent-style-name="기본단락글꼴" style:family="text">
      <style:text-properties style:font-name="맑은 고딕" fo:color="#000000"/>
    </style:style>
    <style:style style:name="T1446" style:parent-style-name="기본단락글꼴" style:family="text">
      <style:text-properties style:font-name="맑은 고딕" fo:color="#000000"/>
    </style:style>
    <style:style style:name="T1447" style:parent-style-name="기본단락글꼴" style:family="text">
      <style:text-properties style:font-name="맑은 고딕" fo:color="#000000"/>
    </style:style>
    <style:style style:name="T1448" style:parent-style-name="기본단락글꼴" style:family="text">
      <style:text-properties style:font-name="맑은 고딕" fo:color="#000000"/>
    </style:style>
    <style:style style:name="T1449" style:parent-style-name="기본단락글꼴" style:family="text">
      <style:text-properties style:font-name="맑은 고딕" fo:color="#000000"/>
    </style:style>
    <style:style style:name="T1450" style:parent-style-name="기본단락글꼴" style:family="text">
      <style:text-properties style:font-name="맑은 고딕" fo:color="#000000"/>
    </style:style>
    <style:style style:name="T1451" style:parent-style-name="기본단락글꼴" style:family="text">
      <style:text-properties style:font-name="맑은 고딕" fo:color="#000000"/>
    </style:style>
    <style:style style:name="T1452" style:parent-style-name="기본단락글꼴" style:family="text">
      <style:text-properties style:font-name="맑은 고딕" fo:color="#000000"/>
    </style:style>
    <style:style style:name="T1453" style:parent-style-name="기본단락글꼴" style:family="text">
      <style:text-properties style:font-name="맑은 고딕" fo:color="#000000"/>
    </style:style>
    <style:style style:name="T1454" style:parent-style-name="기본단락글꼴" style:family="text">
      <style:text-properties style:font-name="맑은 고딕" fo:color="#000000"/>
    </style:style>
    <style:style style:name="T1455" style:parent-style-name="기본단락글꼴" style:family="text">
      <style:text-properties style:font-name="맑은 고딕" fo:color="#000000"/>
    </style:style>
    <style:style style:name="T1456" style:parent-style-name="기본단락글꼴" style:family="text">
      <style:text-properties style:font-name="맑은 고딕" fo:color="#000000"/>
    </style:style>
    <style:style style:name="T1457" style:parent-style-name="기본단락글꼴" style:family="text">
      <style:text-properties style:font-name="맑은 고딕" fo:color="#000000"/>
    </style:style>
    <style:style style:name="T1458" style:parent-style-name="기본단락글꼴" style:family="text">
      <style:text-properties style:font-name="맑은 고딕" fo:color="#000000"/>
    </style:style>
    <style:style style:name="T1459" style:parent-style-name="기본단락글꼴" style:family="text">
      <style:text-properties style:font-name="맑은 고딕" fo:color="#000000"/>
    </style:style>
    <style:style style:name="T1460" style:parent-style-name="기본단락글꼴" style:family="text">
      <style:text-properties style:font-name="맑은 고딕" fo:color="#000000"/>
    </style:style>
    <style:style style:name="T1461" style:parent-style-name="기본단락글꼴" style:family="text">
      <style:text-properties style:font-name="맑은 고딕" fo:color="#000000"/>
    </style:style>
    <style:style style:name="T1462" style:parent-style-name="기본단락글꼴" style:family="text">
      <style:text-properties style:font-name="맑은 고딕" fo:color="#000000"/>
    </style:style>
    <style:style style:name="T1463" style:parent-style-name="기본단락글꼴" style:family="text">
      <style:text-properties style:font-name="맑은 고딕" fo:color="#000000"/>
    </style:style>
    <style:style style:name="T1464" style:parent-style-name="기본단락글꼴" style:family="text">
      <style:text-properties style:font-name="맑은 고딕" fo:color="#000000"/>
    </style:style>
    <style:style style:name="T1465" style:parent-style-name="기본단락글꼴" style:family="text">
      <style:text-properties style:font-name="맑은 고딕" fo:color="#000000"/>
    </style:style>
    <style:style style:name="T1466" style:parent-style-name="기본단락글꼴" style:family="text">
      <style:text-properties style:font-name="맑은 고딕" fo:color="#000000"/>
    </style:style>
    <style:style style:name="T1467" style:parent-style-name="기본단락글꼴" style:family="text">
      <style:text-properties style:font-name="맑은 고딕" fo:color="#000000"/>
    </style:style>
    <style:style style:name="T1468" style:parent-style-name="기본단락글꼴" style:family="text">
      <style:text-properties style:font-name="맑은 고딕" fo:color="#000000"/>
    </style:style>
    <style:style style:name="T1469" style:parent-style-name="기본단락글꼴" style:family="text">
      <style:text-properties style:font-name="맑은 고딕" fo:color="#000000"/>
    </style:style>
    <style:style style:name="T1470" style:parent-style-name="기본단락글꼴" style:family="text">
      <style:text-properties style:font-name="맑은 고딕" fo:color="#000000"/>
    </style:style>
    <style:style style:name="T1471" style:parent-style-name="기본단락글꼴" style:family="text">
      <style:text-properties style:font-name="맑은 고딕" fo:color="#000000"/>
    </style:style>
    <style:style style:name="T1472" style:parent-style-name="기본단락글꼴" style:family="text">
      <style:text-properties style:font-name="맑은 고딕" fo:color="#000000"/>
    </style:style>
    <style:style style:name="T1473" style:parent-style-name="기본단락글꼴" style:family="text">
      <style:text-properties style:font-name="맑은 고딕" fo:color="#000000"/>
    </style:style>
    <style:style style:name="T1474" style:parent-style-name="기본단락글꼴" style:family="text">
      <style:text-properties style:font-name="맑은 고딕" fo:color="#000000"/>
    </style:style>
    <style:style style:name="T1475" style:parent-style-name="기본단락글꼴" style:family="text">
      <style:text-properties style:font-name="맑은 고딕" fo:color="#000000"/>
    </style:style>
    <style:style style:name="T1476" style:parent-style-name="기본단락글꼴" style:family="text">
      <style:text-properties style:font-name="맑은 고딕" fo:color="#000000"/>
    </style:style>
    <style:style style:name="T1477" style:parent-style-name="기본단락글꼴" style:family="text">
      <style:text-properties style:font-name="맑은 고딕" fo:color="#000000"/>
    </style:style>
    <style:style style:name="T1478" style:parent-style-name="기본단락글꼴" style:family="text">
      <style:text-properties style:font-name="맑은 고딕" fo:color="#000000"/>
    </style:style>
    <style:style style:name="T1479" style:parent-style-name="기본단락글꼴" style:family="text">
      <style:text-properties style:font-name="맑은 고딕" fo:color="#000000"/>
    </style:style>
    <style:style style:name="T1480" style:parent-style-name="기본단락글꼴" style:family="text">
      <style:text-properties style:font-name="맑은 고딕" fo:color="#000000"/>
    </style:style>
    <style:style style:name="T1481" style:parent-style-name="기본단락글꼴" style:family="text">
      <style:text-properties style:font-name="맑은 고딕" fo:color="#000000"/>
    </style:style>
    <style:style style:name="T1482" style:parent-style-name="기본단락글꼴" style:family="text">
      <style:text-properties style:font-name="맑은 고딕" fo:color="#000000"/>
    </style:style>
    <style:style style:name="T1483" style:parent-style-name="기본단락글꼴" style:family="text">
      <style:text-properties style:font-name="맑은 고딕" fo:color="#000000"/>
    </style:style>
    <style:style style:name="T1484" style:parent-style-name="기본단락글꼴" style:family="text">
      <style:text-properties style:font-name="맑은 고딕" fo:color="#000000"/>
    </style:style>
    <style:style style:name="T1485" style:parent-style-name="기본단락글꼴" style:family="text">
      <style:text-properties style:font-name="맑은 고딕" fo:color="#000000"/>
    </style:style>
    <style:style style:name="T1486" style:parent-style-name="기본단락글꼴" style:family="text">
      <style:text-properties style:font-name="맑은 고딕" fo:color="#000000"/>
    </style:style>
    <style:style style:name="T1487" style:parent-style-name="기본단락글꼴" style:family="text">
      <style:text-properties style:font-name="맑은 고딕" fo:color="#000000"/>
    </style:style>
    <style:style style:name="T1488" style:parent-style-name="기본단락글꼴" style:family="text">
      <style:text-properties style:font-name="맑은 고딕" fo:color="#000000"/>
    </style:style>
    <style:style style:name="T1489" style:parent-style-name="기본단락글꼴" style:family="text">
      <style:text-properties style:font-name="맑은 고딕" fo:color="#000000"/>
    </style:style>
    <style:style style:name="T1490" style:parent-style-name="기본단락글꼴" style:family="text">
      <style:text-properties style:font-name="맑은 고딕" fo:color="#000000"/>
    </style:style>
    <style:style style:name="T1491" style:parent-style-name="기본단락글꼴" style:family="text">
      <style:text-properties style:font-name="맑은 고딕" fo:color="#000000"/>
    </style:style>
    <style:style style:name="T1492" style:parent-style-name="기본단락글꼴" style:family="text">
      <style:text-properties style:font-name="맑은 고딕" fo:color="#000000"/>
    </style:style>
    <style:style style:name="T1493" style:parent-style-name="기본단락글꼴" style:family="text">
      <style:text-properties style:font-name="맑은 고딕" fo:color="#000000"/>
    </style:style>
    <style:style style:name="T1494" style:parent-style-name="기본단락글꼴" style:family="text">
      <style:text-properties style:font-name="맑은 고딕" fo:color="#000000"/>
    </style:style>
    <style:style style:name="T1495" style:parent-style-name="기본단락글꼴" style:family="text">
      <style:text-properties style:font-name="맑은 고딕" fo:color="#000000"/>
    </style:style>
    <style:style style:name="T1496" style:parent-style-name="기본단락글꼴" style:family="text">
      <style:text-properties style:font-name="맑은 고딕" fo:color="#000000"/>
    </style:style>
    <style:style style:name="T1497" style:parent-style-name="기본단락글꼴" style:family="text">
      <style:text-properties style:font-name="맑은 고딕" fo:color="#000000"/>
    </style:style>
    <style:style style:name="T1498" style:parent-style-name="기본단락글꼴" style:family="text">
      <style:text-properties style:font-name="맑은 고딕" fo:color="#000000"/>
    </style:style>
    <style:style style:name="T1499" style:parent-style-name="기본단락글꼴" style:family="text">
      <style:text-properties style:font-name="맑은 고딕" fo:color="#000000"/>
    </style:style>
    <style:style style:name="T1500" style:parent-style-name="기본단락글꼴" style:family="text">
      <style:text-properties style:font-name="맑은 고딕" fo:color="#000000"/>
    </style:style>
    <style:style style:name="T1501" style:parent-style-name="기본단락글꼴" style:family="text">
      <style:text-properties style:font-name="맑은 고딕" fo:color="#000000"/>
    </style:style>
    <style:style style:name="T1502" style:parent-style-name="기본단락글꼴" style:family="text">
      <style:text-properties style:font-name="맑은 고딕" fo:color="#000000"/>
    </style:style>
    <style:style style:name="T1503" style:parent-style-name="기본단락글꼴" style:family="text">
      <style:text-properties style:font-name="맑은 고딕" fo:color="#000000"/>
    </style:style>
    <style:style style:name="T1504" style:parent-style-name="기본단락글꼴" style:family="text">
      <style:text-properties style:font-name="맑은 고딕" fo:color="#000000"/>
    </style:style>
    <style:style style:name="T1505" style:parent-style-name="기본단락글꼴" style:family="text">
      <style:text-properties style:font-name="맑은 고딕" fo:color="#000000"/>
    </style:style>
    <style:style style:name="T1506" style:parent-style-name="기본단락글꼴" style:family="text">
      <style:text-properties style:font-name="맑은 고딕" fo:color="#000000"/>
    </style:style>
    <style:style style:name="T1507" style:parent-style-name="기본단락글꼴" style:family="text">
      <style:text-properties style:font-name="맑은 고딕" fo:color="#000000"/>
    </style:style>
    <style:style style:name="T1508" style:parent-style-name="기본단락글꼴" style:family="text">
      <style:text-properties style:font-name="맑은 고딕" fo:color="#000000"/>
    </style:style>
    <style:style style:name="T1509" style:parent-style-name="기본단락글꼴" style:family="text">
      <style:text-properties style:font-name="맑은 고딕" fo:color="#000000"/>
    </style:style>
    <style:style style:name="T1510" style:parent-style-name="기본단락글꼴" style:family="text">
      <style:text-properties style:font-name="맑은 고딕" fo:color="#000000"/>
    </style:style>
    <style:style style:name="T1511" style:parent-style-name="기본단락글꼴" style:family="text">
      <style:text-properties style:font-name="맑은 고딕" fo:color="#000000"/>
    </style:style>
    <style:style style:name="T1512" style:parent-style-name="기본단락글꼴" style:family="text">
      <style:text-properties style:font-name="맑은 고딕" fo:color="#000000"/>
    </style:style>
    <style:style style:name="T1513" style:parent-style-name="기본단락글꼴" style:family="text">
      <style:text-properties style:font-name="맑은 고딕" fo:color="#000000"/>
    </style:style>
    <style:style style:name="T1514" style:parent-style-name="기본단락글꼴" style:family="text">
      <style:text-properties style:font-name="맑은 고딕" fo:color="#000000"/>
    </style:style>
    <style:style style:name="T1515" style:parent-style-name="기본단락글꼴" style:family="text">
      <style:text-properties style:font-name="맑은 고딕" fo:color="#000000"/>
    </style:style>
    <style:style style:name="T1516" style:parent-style-name="기본단락글꼴" style:family="text">
      <style:text-properties style:font-name="맑은 고딕" fo:color="#000000"/>
    </style:style>
    <style:style style:name="T1517" style:parent-style-name="기본단락글꼴" style:family="text">
      <style:text-properties style:font-name="맑은 고딕" fo:color="#000000"/>
    </style:style>
    <style:style style:name="T1518" style:parent-style-name="기본단락글꼴" style:family="text">
      <style:text-properties style:font-name="맑은 고딕" fo:color="#000000"/>
    </style:style>
    <style:style style:name="T1519" style:parent-style-name="기본단락글꼴" style:family="text">
      <style:text-properties style:font-name="맑은 고딕" fo:color="#000000"/>
    </style:style>
    <style:style style:name="T1520" style:parent-style-name="기본단락글꼴" style:family="text">
      <style:text-properties style:font-name="맑은 고딕" fo:color="#000000"/>
    </style:style>
    <style:style style:name="T1521" style:parent-style-name="기본단락글꼴" style:family="text">
      <style:text-properties style:font-name="맑은 고딕" fo:color="#000000"/>
    </style:style>
    <style:style style:name="T1522" style:parent-style-name="기본단락글꼴" style:family="text">
      <style:text-properties style:font-name="맑은 고딕" fo:color="#000000"/>
    </style:style>
    <style:style style:name="T1523" style:parent-style-name="기본단락글꼴" style:family="text">
      <style:text-properties style:font-name="맑은 고딕" fo:color="#000000"/>
    </style:style>
    <style:style style:name="T1524" style:parent-style-name="기본단락글꼴" style:family="text">
      <style:text-properties style:font-name="맑은 고딕" fo:color="#000000"/>
    </style:style>
    <style:style style:name="T1525" style:parent-style-name="기본단락글꼴" style:family="text">
      <style:text-properties style:font-name="맑은 고딕" fo:color="#000000"/>
    </style:style>
    <style:style style:name="T1526" style:parent-style-name="기본단락글꼴" style:family="text">
      <style:text-properties style:font-name="맑은 고딕" fo:color="#000000"/>
    </style:style>
    <style:style style:name="T1527" style:parent-style-name="기본단락글꼴" style:family="text">
      <style:text-properties style:font-name="맑은 고딕" fo:color="#000000"/>
    </style:style>
    <style:style style:name="T1528" style:parent-style-name="기본단락글꼴" style:family="text">
      <style:text-properties style:font-name="맑은 고딕" fo:color="#000000"/>
    </style:style>
    <style:style style:name="T1529" style:parent-style-name="기본단락글꼴" style:family="text">
      <style:text-properties style:font-name="맑은 고딕" fo:color="#000000"/>
    </style:style>
    <style:style style:name="T1530" style:parent-style-name="기본단락글꼴" style:family="text">
      <style:text-properties style:font-name="맑은 고딕" fo:color="#000000"/>
    </style:style>
    <style:style style:name="T1531" style:parent-style-name="기본단락글꼴" style:family="text">
      <style:text-properties style:font-name="맑은 고딕" fo:color="#000000"/>
    </style:style>
    <style:style style:name="T1532" style:parent-style-name="기본단락글꼴" style:family="text">
      <style:text-properties style:font-name="맑은 고딕" fo:color="#000000"/>
    </style:style>
    <style:style style:name="T1533" style:parent-style-name="기본단락글꼴" style:family="text">
      <style:text-properties style:font-name="맑은 고딕" fo:color="#000000"/>
    </style:style>
    <style:style style:name="T1534" style:parent-style-name="기본단락글꼴" style:family="text">
      <style:text-properties style:font-name="맑은 고딕" fo:color="#000000"/>
    </style:style>
    <style:style style:name="T1535" style:parent-style-name="기본단락글꼴" style:family="text">
      <style:text-properties style:font-name="맑은 고딕" fo:color="#000000"/>
    </style:style>
    <style:style style:name="T1536" style:parent-style-name="기본단락글꼴" style:family="text">
      <style:text-properties style:font-name="맑은 고딕" fo:color="#000000"/>
    </style:style>
    <style:style style:name="T1537" style:parent-style-name="기본단락글꼴" style:family="text">
      <style:text-properties style:font-name="맑은 고딕" fo:color="#000000"/>
    </style:style>
    <style:style style:name="T1538" style:parent-style-name="기본단락글꼴" style:family="text">
      <style:text-properties style:font-name="맑은 고딕" fo:color="#000000"/>
    </style:style>
    <style:style style:name="T1539" style:parent-style-name="기본단락글꼴" style:family="text">
      <style:text-properties style:font-name="맑은 고딕" fo:color="#000000"/>
    </style:style>
    <style:style style:name="T1540" style:parent-style-name="기본단락글꼴" style:family="text">
      <style:text-properties style:font-name="맑은 고딕" fo:color="#000000"/>
    </style:style>
    <style:style style:name="T1541" style:parent-style-name="기본단락글꼴" style:family="text">
      <style:text-properties style:font-name="맑은 고딕" fo:color="#000000"/>
    </style:style>
    <style:style style:name="T1542" style:parent-style-name="기본단락글꼴" style:family="text">
      <style:text-properties style:font-name="맑은 고딕" fo:color="#000000"/>
    </style:style>
    <style:style style:name="T1543" style:parent-style-name="기본단락글꼴" style:family="text">
      <style:text-properties style:font-name="맑은 고딕" fo:color="#000000"/>
    </style:style>
    <style:style style:name="T1544" style:parent-style-name="기본단락글꼴" style:family="text">
      <style:text-properties style:font-name="맑은 고딕" fo:color="#000000"/>
    </style:style>
    <style:style style:name="T1545" style:parent-style-name="기본단락글꼴" style:family="text">
      <style:text-properties style:font-name="맑은 고딕" fo:color="#000000"/>
    </style:style>
    <style:style style:name="T1546" style:parent-style-name="기본단락글꼴" style:family="text">
      <style:text-properties style:font-name="맑은 고딕" fo:color="#000000"/>
    </style:style>
    <style:style style:name="T1547" style:parent-style-name="기본단락글꼴" style:family="text">
      <style:text-properties style:font-name="맑은 고딕" fo:color="#000000"/>
    </style:style>
    <style:style style:name="T1548" style:parent-style-name="기본단락글꼴" style:family="text">
      <style:text-properties style:font-name="맑은 고딕" fo:color="#000000"/>
    </style:style>
    <style:style style:name="T1549" style:parent-style-name="기본단락글꼴" style:family="text">
      <style:text-properties style:font-name="맑은 고딕" fo:color="#000000"/>
    </style:style>
    <style:style style:name="T1550" style:parent-style-name="기본단락글꼴" style:family="text">
      <style:text-properties style:font-name="맑은 고딕" fo:color="#000000"/>
    </style:style>
    <style:style style:name="T1551" style:parent-style-name="기본단락글꼴" style:family="text">
      <style:text-properties style:font-name="맑은 고딕" fo:color="#000000"/>
    </style:style>
    <style:style style:name="T1552" style:parent-style-name="기본단락글꼴" style:family="text">
      <style:text-properties style:font-name="맑은 고딕" fo:color="#000000"/>
    </style:style>
    <style:style style:name="T1553" style:parent-style-name="기본단락글꼴" style:family="text">
      <style:text-properties style:font-name="맑은 고딕" fo:color="#000000"/>
    </style:style>
    <style:style style:name="T1554" style:parent-style-name="기본단락글꼴" style:family="text">
      <style:text-properties style:font-name="맑은 고딕" fo:color="#000000"/>
    </style:style>
    <style:style style:name="T1555" style:parent-style-name="기본단락글꼴" style:family="text">
      <style:text-properties style:font-name="맑은 고딕" fo:color="#000000"/>
    </style:style>
    <style:style style:name="T1556" style:parent-style-name="기본단락글꼴" style:family="text">
      <style:text-properties style:font-name="맑은 고딕" fo:color="#000000"/>
    </style:style>
    <style:style style:name="T1557" style:parent-style-name="기본단락글꼴" style:family="text">
      <style:text-properties style:font-name="맑은 고딕" fo:color="#000000"/>
    </style:style>
    <style:style style:name="T1558" style:parent-style-name="기본단락글꼴" style:family="text">
      <style:text-properties style:font-name="맑은 고딕" fo:color="#000000"/>
    </style:style>
    <style:style style:name="T1559" style:parent-style-name="기본단락글꼴" style:family="text">
      <style:text-properties style:font-name="맑은 고딕" fo:color="#000000"/>
    </style:style>
    <style:style style:name="T1560" style:parent-style-name="기본단락글꼴" style:family="text">
      <style:text-properties style:font-name="맑은 고딕" fo:color="#000000"/>
    </style:style>
    <style:style style:name="T1561" style:parent-style-name="기본단락글꼴" style:family="text">
      <style:text-properties style:font-name="맑은 고딕" fo:color="#000000"/>
    </style:style>
    <style:style style:name="T1562" style:parent-style-name="기본단락글꼴" style:family="text">
      <style:text-properties style:font-name="맑은 고딕" fo:color="#000000"/>
    </style:style>
    <style:style style:name="T1563" style:parent-style-name="기본단락글꼴" style:family="text">
      <style:text-properties style:font-name="맑은 고딕" fo:color="#000000"/>
    </style:style>
    <style:style style:name="T1564" style:parent-style-name="기본단락글꼴" style:family="text">
      <style:text-properties style:font-name="맑은 고딕" fo:color="#000000"/>
    </style:style>
    <style:style style:name="T1565" style:parent-style-name="기본단락글꼴" style:family="text">
      <style:text-properties style:font-name="맑은 고딕" fo:color="#000000"/>
    </style:style>
    <style:style style:name="T1566" style:parent-style-name="기본단락글꼴" style:family="text">
      <style:text-properties style:font-name="맑은 고딕" fo:color="#000000"/>
    </style:style>
    <style:style style:name="T1567" style:parent-style-name="기본단락글꼴" style:family="text">
      <style:text-properties style:font-name="맑은 고딕" fo:color="#000000"/>
    </style:style>
    <style:style style:name="T1568" style:parent-style-name="기본단락글꼴" style:family="text">
      <style:text-properties style:font-name="맑은 고딕" fo:color="#000000"/>
    </style:style>
    <style:style style:name="T1569" style:parent-style-name="기본단락글꼴" style:family="text">
      <style:text-properties style:font-name="맑은 고딕" fo:color="#000000"/>
    </style:style>
    <style:style style:name="T1570" style:parent-style-name="기본단락글꼴" style:family="text">
      <style:text-properties style:font-name="맑은 고딕" fo:color="#000000"/>
    </style:style>
    <style:style style:name="T1571" style:parent-style-name="기본단락글꼴" style:family="text">
      <style:text-properties style:font-name="맑은 고딕" fo:color="#000000"/>
    </style:style>
    <style:style style:name="T1572" style:parent-style-name="기본단락글꼴" style:family="text">
      <style:text-properties style:font-name="맑은 고딕" fo:color="#000000"/>
    </style:style>
    <style:style style:name="T1573" style:parent-style-name="기본단락글꼴" style:family="text">
      <style:text-properties style:font-name="맑은 고딕" fo:color="#000000"/>
    </style:style>
    <style:style style:name="T1574" style:parent-style-name="기본단락글꼴" style:family="text">
      <style:text-properties style:font-name="맑은 고딕" fo:color="#000000"/>
    </style:style>
    <style:style style:name="T1575" style:parent-style-name="기본단락글꼴" style:family="text">
      <style:text-properties style:font-name="맑은 고딕" fo:color="#000000"/>
    </style:style>
    <style:style style:name="T1576" style:parent-style-name="기본단락글꼴" style:family="text">
      <style:text-properties style:font-name="맑은 고딕" fo:color="#000000"/>
    </style:style>
    <style:style style:name="T1577" style:parent-style-name="기본단락글꼴" style:family="text">
      <style:text-properties style:font-name="맑은 고딕" fo:color="#000000"/>
    </style:style>
    <style:style style:name="T1578" style:parent-style-name="기본단락글꼴" style:family="text">
      <style:text-properties style:font-name="맑은 고딕" fo:color="#000000"/>
    </style:style>
    <style:style style:name="T1579" style:parent-style-name="기본단락글꼴" style:family="text">
      <style:text-properties style:font-name="맑은 고딕" fo:color="#000000"/>
    </style:style>
    <style:style style:name="T1580" style:parent-style-name="기본단락글꼴" style:family="text">
      <style:text-properties style:font-name="맑은 고딕" fo:color="#000000"/>
    </style:style>
    <style:style style:name="T1581" style:parent-style-name="기본단락글꼴" style:family="text">
      <style:text-properties style:font-name="맑은 고딕" fo:color="#000000"/>
    </style:style>
    <style:style style:name="T1582" style:parent-style-name="기본단락글꼴" style:family="text">
      <style:text-properties style:font-name="맑은 고딕" fo:color="#000000"/>
    </style:style>
    <style:style style:name="T1583" style:parent-style-name="기본단락글꼴" style:family="text">
      <style:text-properties style:font-name="맑은 고딕" fo:color="#000000"/>
    </style:style>
    <style:style style:name="T1584" style:parent-style-name="기본단락글꼴" style:family="text">
      <style:text-properties style:font-name="맑은 고딕" fo:color="#000000"/>
    </style:style>
    <style:style style:name="T1585" style:parent-style-name="기본단락글꼴" style:family="text">
      <style:text-properties style:font-name="맑은 고딕" fo:color="#000000"/>
    </style:style>
    <style:style style:name="T1586" style:parent-style-name="기본단락글꼴" style:family="text">
      <style:text-properties style:font-name="맑은 고딕" fo:color="#000000"/>
    </style:style>
    <style:style style:name="T1587" style:parent-style-name="기본단락글꼴" style:family="text">
      <style:text-properties style:font-name="맑은 고딕" fo:color="#000000"/>
    </style:style>
    <style:style style:name="T1588" style:parent-style-name="기본단락글꼴" style:family="text">
      <style:text-properties style:font-name="맑은 고딕" fo:color="#000000"/>
    </style:style>
    <style:style style:name="T1589" style:parent-style-name="기본단락글꼴" style:family="text">
      <style:text-properties style:font-name="맑은 고딕" fo:color="#000000"/>
    </style:style>
    <style:style style:name="T1590" style:parent-style-name="기본단락글꼴" style:family="text">
      <style:text-properties style:font-name="맑은 고딕" fo:color="#000000"/>
    </style:style>
    <style:style style:name="T1591" style:parent-style-name="기본단락글꼴" style:family="text">
      <style:text-properties style:font-name="맑은 고딕" fo:color="#000000"/>
    </style:style>
    <style:style style:name="T1592" style:parent-style-name="기본단락글꼴" style:family="text">
      <style:text-properties style:font-name="맑은 고딕" fo:color="#000000"/>
    </style:style>
    <style:style style:name="T1593" style:parent-style-name="기본단락글꼴" style:family="text">
      <style:text-properties style:font-name="맑은 고딕" fo:color="#000000"/>
    </style:style>
    <style:style style:name="T1594" style:parent-style-name="기본단락글꼴" style:family="text">
      <style:text-properties style:font-name="맑은 고딕" fo:color="#000000"/>
    </style:style>
    <style:style style:name="T1595" style:parent-style-name="기본단락글꼴" style:family="text">
      <style:text-properties style:font-name="맑은 고딕" fo:color="#000000"/>
    </style:style>
    <style:style style:name="T1596" style:parent-style-name="기본단락글꼴" style:family="text">
      <style:text-properties style:font-name="맑은 고딕" fo:color="#000000"/>
    </style:style>
    <style:style style:name="T1597" style:parent-style-name="기본단락글꼴" style:family="text">
      <style:text-properties style:font-name="맑은 고딕" fo:color="#000000"/>
    </style:style>
    <style:style style:name="T1598" style:parent-style-name="기본단락글꼴" style:family="text">
      <style:text-properties style:font-name="맑은 고딕" fo:color="#000000"/>
    </style:style>
    <style:style style:name="T1599" style:parent-style-name="기본단락글꼴" style:family="text">
      <style:text-properties style:font-name="맑은 고딕" fo:color="#000000"/>
    </style:style>
    <style:style style:name="T1600" style:parent-style-name="기본단락글꼴" style:family="text">
      <style:text-properties style:font-name="맑은 고딕" fo:color="#000000"/>
    </style:style>
    <style:style style:name="T1601" style:parent-style-name="기본단락글꼴" style:family="text">
      <style:text-properties style:font-name="맑은 고딕" fo:color="#000000"/>
    </style:style>
    <style:style style:name="T1602" style:parent-style-name="기본단락글꼴" style:family="text">
      <style:text-properties style:font-name="맑은 고딕" fo:color="#000000"/>
    </style:style>
    <style:style style:name="T1603" style:parent-style-name="기본단락글꼴" style:family="text">
      <style:text-properties style:font-name="맑은 고딕" fo:color="#000000"/>
    </style:style>
    <style:style style:name="T1604" style:parent-style-name="기본단락글꼴" style:family="text">
      <style:text-properties style:font-name="맑은 고딕" fo:color="#000000"/>
    </style:style>
    <style:style style:name="T1605" style:parent-style-name="기본단락글꼴" style:family="text">
      <style:text-properties style:font-name="맑은 고딕" fo:color="#000000"/>
    </style:style>
    <style:style style:name="T1606" style:parent-style-name="기본단락글꼴" style:family="text">
      <style:text-properties style:font-name="맑은 고딕" fo:color="#000000"/>
    </style:style>
    <style:style style:name="T1607" style:parent-style-name="기본단락글꼴" style:family="text">
      <style:text-properties style:font-name="맑은 고딕" fo:color="#000000"/>
    </style:style>
    <style:style style:name="T1608" style:parent-style-name="기본단락글꼴" style:family="text">
      <style:text-properties style:font-name="맑은 고딕" fo:color="#000000"/>
    </style:style>
    <style:style style:name="T1609" style:parent-style-name="기본단락글꼴" style:family="text">
      <style:text-properties style:font-name="맑은 고딕" fo:color="#000000"/>
    </style:style>
    <style:style style:name="T1610" style:parent-style-name="기본단락글꼴" style:family="text">
      <style:text-properties style:font-name="맑은 고딕" fo:color="#000000"/>
    </style:style>
    <style:style style:name="T1611" style:parent-style-name="기본단락글꼴" style:family="text">
      <style:text-properties style:font-name="맑은 고딕" fo:color="#000000"/>
    </style:style>
    <style:style style:name="T1612" style:parent-style-name="기본단락글꼴" style:family="text">
      <style:text-properties style:font-name="맑은 고딕" fo:color="#000000"/>
    </style:style>
    <style:style style:name="T1613" style:parent-style-name="기본단락글꼴" style:family="text">
      <style:text-properties style:font-name="맑은 고딕" fo:color="#000000"/>
    </style:style>
    <style:style style:name="T1614" style:parent-style-name="기본단락글꼴" style:family="text">
      <style:text-properties style:font-name="맑은 고딕" fo:color="#000000"/>
    </style:style>
    <style:style style:name="T1615" style:parent-style-name="기본단락글꼴" style:family="text">
      <style:text-properties style:font-name="맑은 고딕" fo:color="#000000"/>
    </style:style>
    <style:style style:name="T1616" style:parent-style-name="기본단락글꼴" style:family="text">
      <style:text-properties style:font-name="맑은 고딕" fo:color="#000000"/>
    </style:style>
    <style:style style:name="T1617" style:parent-style-name="기본단락글꼴" style:family="text">
      <style:text-properties style:font-name="맑은 고딕" fo:color="#000000"/>
    </style:style>
    <style:style style:name="T1618" style:parent-style-name="기본단락글꼴" style:family="text">
      <style:text-properties style:font-name="맑은 고딕" fo:color="#000000"/>
    </style:style>
    <style:style style:name="T1619" style:parent-style-name="기본단락글꼴" style:family="text">
      <style:text-properties style:font-name="맑은 고딕" fo:color="#000000"/>
    </style:style>
    <style:style style:name="T1620" style:parent-style-name="기본단락글꼴" style:family="text">
      <style:text-properties style:font-name="맑은 고딕" fo:color="#000000"/>
    </style:style>
    <style:style style:name="T1621" style:parent-style-name="기본단락글꼴" style:family="text">
      <style:text-properties style:font-name="맑은 고딕" fo:color="#000000"/>
    </style:style>
    <style:style style:name="T1622" style:parent-style-name="기본단락글꼴" style:family="text">
      <style:text-properties style:font-name="맑은 고딕" fo:color="#000000"/>
    </style:style>
    <style:style style:name="T1623" style:parent-style-name="기본단락글꼴" style:family="text">
      <style:text-properties style:font-name="맑은 고딕" fo:color="#000000"/>
    </style:style>
    <style:style style:name="T1624" style:parent-style-name="기본단락글꼴" style:family="text">
      <style:text-properties style:font-name="맑은 고딕" fo:color="#000000"/>
    </style:style>
    <style:style style:name="T1625" style:parent-style-name="기본단락글꼴" style:family="text">
      <style:text-properties style:font-name="맑은 고딕" fo:color="#000000"/>
    </style:style>
    <style:style style:name="T1626" style:parent-style-name="기본단락글꼴" style:family="text">
      <style:text-properties style:font-name="맑은 고딕" fo:color="#000000"/>
    </style:style>
    <style:style style:name="T1627" style:parent-style-name="기본단락글꼴" style:family="text">
      <style:text-properties style:font-name="맑은 고딕" fo:color="#000000"/>
    </style:style>
    <style:style style:name="T1628" style:parent-style-name="기본단락글꼴" style:family="text">
      <style:text-properties style:font-name="맑은 고딕" fo:color="#000000"/>
    </style:style>
    <style:style style:name="T1629" style:parent-style-name="기본단락글꼴" style:family="text">
      <style:text-properties style:font-name="맑은 고딕" fo:color="#000000"/>
    </style:style>
    <style:style style:name="T1630" style:parent-style-name="기본단락글꼴" style:family="text">
      <style:text-properties style:font-name="맑은 고딕" fo:color="#000000"/>
    </style:style>
    <style:style style:name="T1631" style:parent-style-name="기본단락글꼴" style:family="text">
      <style:text-properties style:font-name="맑은 고딕" fo:color="#000000"/>
    </style:style>
    <style:style style:name="T1632" style:parent-style-name="기본단락글꼴" style:family="text">
      <style:text-properties style:font-name="맑은 고딕" fo:color="#000000"/>
    </style:style>
    <style:style style:name="T1633" style:parent-style-name="기본단락글꼴" style:family="text">
      <style:text-properties style:font-name="맑은 고딕" fo:color="#000000"/>
    </style:style>
    <style:style style:name="T1634" style:parent-style-name="기본단락글꼴" style:family="text">
      <style:text-properties style:font-name="맑은 고딕" fo:color="#000000"/>
    </style:style>
    <style:style style:name="T1635" style:parent-style-name="기본단락글꼴" style:family="text">
      <style:text-properties style:font-name="맑은 고딕" fo:color="#000000"/>
    </style:style>
    <style:style style:name="T1636" style:parent-style-name="기본단락글꼴" style:family="text">
      <style:text-properties style:font-name="맑은 고딕" fo:color="#000000"/>
    </style:style>
    <style:style style:name="T1637" style:parent-style-name="기본단락글꼴" style:family="text">
      <style:text-properties style:font-name="맑은 고딕" fo:color="#000000"/>
    </style:style>
    <style:style style:name="T1638" style:parent-style-name="기본단락글꼴" style:family="text">
      <style:text-properties style:font-name="맑은 고딕" fo:color="#000000"/>
    </style:style>
    <style:style style:name="T1639" style:parent-style-name="기본단락글꼴" style:family="text">
      <style:text-properties style:font-name="맑은 고딕" fo:color="#000000"/>
    </style:style>
    <style:style style:name="T1640" style:parent-style-name="기본단락글꼴" style:family="text">
      <style:text-properties style:font-name="맑은 고딕" fo:color="#000000"/>
    </style:style>
    <style:style style:name="T1641" style:parent-style-name="기본단락글꼴" style:family="text">
      <style:text-properties style:font-name="맑은 고딕" fo:color="#000000"/>
    </style:style>
    <style:style style:name="T1642" style:parent-style-name="기본단락글꼴" style:family="text">
      <style:text-properties style:font-name="맑은 고딕" fo:color="#000000"/>
    </style:style>
    <style:style style:name="T1643" style:parent-style-name="기본단락글꼴" style:family="text">
      <style:text-properties style:font-name="맑은 고딕" fo:color="#000000"/>
    </style:style>
    <style:style style:name="T1644" style:parent-style-name="기본단락글꼴" style:family="text">
      <style:text-properties style:font-name="맑은 고딕" fo:color="#000000"/>
    </style:style>
    <style:style style:name="T1645" style:parent-style-name="기본단락글꼴" style:family="text">
      <style:text-properties style:font-name="맑은 고딕" fo:color="#000000"/>
    </style:style>
    <style:style style:name="T1646" style:parent-style-name="기본단락글꼴" style:family="text">
      <style:text-properties style:font-name="맑은 고딕" fo:color="#000000"/>
    </style:style>
    <style:style style:name="T1647" style:parent-style-name="기본단락글꼴" style:family="text">
      <style:text-properties style:font-name="맑은 고딕" fo:color="#000000"/>
    </style:style>
    <style:style style:name="T1648" style:parent-style-name="기본단락글꼴" style:family="text">
      <style:text-properties style:font-name="맑은 고딕" fo:color="#000000"/>
    </style:style>
    <style:style style:name="T1649" style:parent-style-name="기본단락글꼴" style:family="text">
      <style:text-properties style:font-name="맑은 고딕" fo:color="#000000"/>
    </style:style>
    <style:style style:name="T1650" style:parent-style-name="기본단락글꼴" style:family="text">
      <style:text-properties style:font-name="맑은 고딕" fo:color="#000000"/>
    </style:style>
    <style:style style:name="T1651" style:parent-style-name="기본단락글꼴" style:family="text">
      <style:text-properties style:font-name="맑은 고딕" fo:color="#000000"/>
    </style:style>
    <style:style style:name="T1652" style:parent-style-name="기본단락글꼴" style:family="text">
      <style:text-properties style:font-name="맑은 고딕" fo:color="#000000"/>
    </style:style>
    <style:style style:name="T1653" style:parent-style-name="기본단락글꼴" style:family="text">
      <style:text-properties style:font-name="맑은 고딕" fo:color="#000000"/>
    </style:style>
    <style:style style:name="T1654" style:parent-style-name="기본단락글꼴" style:family="text">
      <style:text-properties style:font-name="맑은 고딕" fo:color="#000000"/>
    </style:style>
    <style:style style:name="T1655" style:parent-style-name="기본단락글꼴" style:family="text">
      <style:text-properties style:font-name="맑은 고딕" fo:color="#000000"/>
    </style:style>
    <style:style style:name="T1656" style:parent-style-name="기본단락글꼴" style:family="text">
      <style:text-properties style:font-name="맑은 고딕" fo:color="#000000"/>
    </style:style>
    <style:style style:name="T1657" style:parent-style-name="기본단락글꼴" style:family="text">
      <style:text-properties style:font-name="맑은 고딕" fo:color="#000000"/>
    </style:style>
    <style:style style:name="T1658" style:parent-style-name="기본단락글꼴" style:family="text">
      <style:text-properties style:font-name="맑은 고딕" fo:color="#000000"/>
    </style:style>
    <style:style style:name="T1659" style:parent-style-name="기본단락글꼴" style:family="text">
      <style:text-properties style:font-name="맑은 고딕" fo:color="#000000"/>
    </style:style>
    <style:style style:name="T1660" style:parent-style-name="기본단락글꼴" style:family="text">
      <style:text-properties style:font-name="맑은 고딕" fo:color="#000000"/>
    </style:style>
    <style:style style:name="T1661" style:parent-style-name="기본단락글꼴" style:family="text">
      <style:text-properties style:font-name="맑은 고딕" fo:color="#000000"/>
    </style:style>
    <style:style style:name="T1662" style:parent-style-name="기본단락글꼴" style:family="text">
      <style:text-properties style:font-name="맑은 고딕" fo:color="#000000"/>
    </style:style>
    <style:style style:name="T1663" style:parent-style-name="기본단락글꼴" style:family="text">
      <style:text-properties style:font-name="맑은 고딕" fo:color="#000000"/>
    </style:style>
    <style:style style:name="T1664" style:parent-style-name="기본단락글꼴" style:family="text">
      <style:text-properties style:font-name="맑은 고딕" fo:color="#000000"/>
    </style:style>
    <style:style style:name="T1665" style:parent-style-name="기본단락글꼴" style:family="text">
      <style:text-properties style:font-name="맑은 고딕" fo:color="#000000"/>
    </style:style>
    <style:style style:name="T1666" style:parent-style-name="기본단락글꼴" style:family="text">
      <style:text-properties style:font-name="맑은 고딕" fo:color="#000000"/>
    </style:style>
    <style:style style:name="T1667" style:parent-style-name="기본단락글꼴" style:family="text">
      <style:text-properties style:font-name="맑은 고딕" fo:color="#000000"/>
    </style:style>
    <style:style style:name="T1668" style:parent-style-name="기본단락글꼴" style:family="text">
      <style:text-properties style:font-name="맑은 고딕" fo:color="#000000"/>
    </style:style>
    <style:style style:name="T1669" style:parent-style-name="기본단락글꼴" style:family="text">
      <style:text-properties style:font-name="맑은 고딕" fo:color="#000000"/>
    </style:style>
    <style:style style:name="T1670" style:parent-style-name="기본단락글꼴" style:family="text">
      <style:text-properties style:font-name="맑은 고딕" fo:color="#000000"/>
    </style:style>
    <style:style style:name="T1671" style:parent-style-name="기본단락글꼴" style:family="text">
      <style:text-properties style:font-name="맑은 고딕" fo:color="#000000"/>
    </style:style>
    <style:style style:name="T1672" style:parent-style-name="기본단락글꼴" style:family="text">
      <style:text-properties style:font-name="맑은 고딕" fo:color="#000000"/>
    </style:style>
    <style:style style:name="T1673" style:parent-style-name="기본단락글꼴" style:family="text">
      <style:text-properties style:font-name="맑은 고딕" fo:color="#000000"/>
    </style:style>
    <style:style style:name="T1674" style:parent-style-name="기본단락글꼴" style:family="text">
      <style:text-properties style:font-name="맑은 고딕" fo:color="#000000"/>
    </style:style>
    <style:style style:name="T1675" style:parent-style-name="기본단락글꼴" style:family="text">
      <style:text-properties style:font-name="맑은 고딕" fo:color="#000000"/>
    </style:style>
    <style:style style:name="T1676" style:parent-style-name="기본단락글꼴" style:family="text">
      <style:text-properties style:font-name="맑은 고딕" fo:color="#000000"/>
    </style:style>
    <style:style style:name="T1677" style:parent-style-name="기본단락글꼴" style:family="text">
      <style:text-properties style:font-name="맑은 고딕" fo:color="#000000"/>
    </style:style>
    <style:style style:name="T1678" style:parent-style-name="기본단락글꼴" style:family="text">
      <style:text-properties style:font-name="맑은 고딕" fo:color="#000000"/>
    </style:style>
    <style:style style:name="T1679" style:parent-style-name="기본단락글꼴" style:family="text">
      <style:text-properties style:font-name="맑은 고딕" fo:color="#000000"/>
    </style:style>
    <style:style style:name="T1680" style:parent-style-name="기본단락글꼴" style:family="text">
      <style:text-properties style:font-name="맑은 고딕" fo:color="#000000"/>
    </style:style>
    <style:style style:name="T1681" style:parent-style-name="기본단락글꼴" style:family="text">
      <style:text-properties style:font-name="맑은 고딕" fo:color="#000000"/>
    </style:style>
    <style:style style:name="T1682" style:parent-style-name="기본단락글꼴" style:family="text">
      <style:text-properties style:font-name="맑은 고딕" fo:color="#000000"/>
    </style:style>
    <style:style style:name="T1683" style:parent-style-name="기본단락글꼴" style:family="text">
      <style:text-properties style:font-name="맑은 고딕" fo:color="#000000"/>
    </style:style>
    <style:style style:name="T1684" style:parent-style-name="기본단락글꼴" style:family="text">
      <style:text-properties style:font-name="맑은 고딕" fo:color="#000000"/>
    </style:style>
    <style:style style:name="T1685" style:parent-style-name="기본단락글꼴" style:family="text">
      <style:text-properties style:font-name="맑은 고딕" fo:color="#000000"/>
    </style:style>
    <style:style style:name="T1686" style:parent-style-name="기본단락글꼴" style:family="text">
      <style:text-properties style:font-name="맑은 고딕" fo:color="#000000"/>
    </style:style>
    <style:style style:name="T1687" style:parent-style-name="기본단락글꼴" style:family="text">
      <style:text-properties style:font-name="맑은 고딕" fo:color="#000000"/>
    </style:style>
    <style:style style:name="T1688" style:parent-style-name="기본단락글꼴" style:family="text">
      <style:text-properties style:font-name="맑은 고딕" fo:color="#000000"/>
    </style:style>
    <style:style style:name="T1689" style:parent-style-name="기본단락글꼴" style:family="text">
      <style:text-properties style:font-name="맑은 고딕" fo:color="#000000"/>
    </style:style>
    <style:style style:name="T1690" style:parent-style-name="기본단락글꼴" style:family="text">
      <style:text-properties style:font-name="맑은 고딕" fo:color="#000000"/>
    </style:style>
    <style:style style:name="T1691" style:parent-style-name="기본단락글꼴" style:family="text">
      <style:text-properties style:font-name="맑은 고딕" fo:color="#000000"/>
    </style:style>
    <style:style style:name="T1692" style:parent-style-name="기본단락글꼴" style:family="text">
      <style:text-properties style:font-name="맑은 고딕" fo:color="#000000"/>
    </style:style>
    <style:style style:name="T1693" style:parent-style-name="기본단락글꼴" style:family="text">
      <style:text-properties style:font-name="맑은 고딕" fo:color="#000000"/>
    </style:style>
    <style:style style:name="T1694" style:parent-style-name="기본단락글꼴" style:family="text">
      <style:text-properties style:font-name="맑은 고딕" fo:color="#000000"/>
    </style:style>
  </office:automatic-styles>
  <office:body>
    <office:text text:use-soft-page-breaks="true">
      <text:p text:style-name="P1">리눅스</text:p>
      <text:p text:style-name="Standard"/>
      <text:p text:style-name="Standard">***centOS 7<text:s/>다운받기</text:p>
      <text:p text:style-name="Standard">https://www.centos.org/download/</text:p>
      <text:p text:style-name="Standard">로<text:s/>이동</text:p>
      <text:p text:style-name="Standard">아래<text:s/>older version<text:s/>클릭</text:p>
      <text:p text:style-name="Standard">centos7<text:s/>옆<text:s/>mirror<text:s/>클릭</text:p>
      <text:p text:style-name="Standard"/>
      <text:p text:style-name="Standard">나온<text:s/>폴더에서<text:s/>DVD ISO<text:s/>누른<text:s/>후<text:s/>한<text:s/>링크를<text:s/>선택하여<text:s/>DVD붙은<text:s/>것<text:s/>다운받는다</text:p>
      <text:p text:style-name="Standard"/>
      <text:p text:style-name="Standard">ftp: file transfer protocol</text:p>
      <text:p text:style-name="Standard"/>
      <text:p text:style-name="Standard">ex)<text:s/><text:span text:style-name="T2">/centos/7.8.2003/isos/x86_64/</text:span><text:a xlink:href="http://mirror.navercorp.com/centos/7.8.2003/isos/x86_64/CentOS-7-x86_64-DVD-2003.iso" office:target-frame-name="_top" xlink:show="replace">CentOS-7-x86_64-DVD-2003.iso</text:a></text:p>
      <text:p text:style-name="Standard"><text:span text:style-name="T3">7</text:span><text:span text:style-name="T4">버전</text:span><text:span text:style-name="T5">, DVD<text:s/></text:span><text:span text:style-name="T6">인걸로</text:span><text:span text:style-name="T7"><text:s/></text:span><text:span text:style-name="T8">다운받기</text:span><text:span text:style-name="T9">,<text:s/></text:span><text:span text:style-name="T10">뒤에</text:span><text:span text:style-name="T11"><text:s/></text:span><text:span text:style-name="T12">버전은</text:span><text:span text:style-name="T13"><text:s/></text:span><text:span text:style-name="T14">달라도</text:span><text:span text:style-name="T15"><text:s/></text:span><text:span text:style-name="T16">상관없음</text:span></text:p>
      <text:p text:style-name="Standard"/>
      <text:p text:style-name="Standard"/>
      <text:p text:style-name="Standard"/>
      <text:p text:style-name="Standard"><text:span text:style-name="T17">*** OS<text:s/></text:span><text:span text:style-name="T18">종류</text:span></text:p>
      <text:p text:style-name="Standard"><text:span text:style-name="T19">dos --&gt; window1.0 ------&gt; 3.1</text:span><text:span text:style-name="T20"><text:tab/>me <text:s text:c="3"/>....... <text:s text:c="2"/>10</text:span></text:p>
      <text:p text:style-name="Standard"><text:span text:style-name="T21"><text:tab/></text:span><text:span text:style-name="T22"><text:tab/></text:span><text:span text:style-name="T23"><text:tab/></text:span><text:span text:style-name="T24"><text:tab/>nt</text:span><text:span text:style-name="T25"><text:tab/>server</text:span><text:span text:style-name="T26"><text:tab/></text:span><text:span text:style-name="T27"><text:tab/></text:span><text:span text:style-name="T28">(web:IIS)</text:span></text:p>
      <text:p text:style-name="Standard"/>
      <text:p text:style-name="Standard"/>
      <text:p text:style-name="Standard"><text:span text:style-name="T29">*** unix<text:s/></text:span><text:span text:style-name="T30">개요</text:span></text:p>
      <text:p text:style-name="Standard"/>
      <text:p text:style-name="Standard"><text:span text:style-name="T31">UNIX</text:span><text:span text:style-name="T32">는</text:span><text:span text:style-name="T33"><text:s/>1969</text:span><text:span text:style-name="T34">년</text:span><text:span text:style-name="T35"><text:s/>Bell<text:s/></text:span><text:span text:style-name="T36">연구소의</text:span><text:span text:style-name="T37"><text:s/>Ken Tompson</text:span><text:span text:style-name="T38">이</text:span><text:span text:style-name="T39"><text:s/></text:span><text:span text:style-name="T40">개발</text:span></text:p>
      <text:p text:style-name="Standard"><text:span text:style-name="T41">Multi User</text:span><text:span text:style-name="T42"><text:s/></text:span><text:span text:style-name="T43">및</text:span><text:span text:style-name="T44"><text:s/></text:span><text:span text:style-name="T45">Multi Tasking</text:span><text:span text:style-name="T46">이</text:span><text:span text:style-name="T47"><text:s/></text:span><text:span text:style-name="T48">가능하도록</text:span><text:span text:style-name="T49"><text:s/></text:span><text:span text:style-name="T50">만듦</text:span><text:span text:style-name="T51"><text:s/>(Multi Tasking:<text:s/></text:span><text:span text:style-name="T52">동시에</text:span><text:span text:style-name="T53"><text:s/></text:span><text:span text:style-name="T54">여러가지</text:span><text:span text:style-name="T55"><text:s/></text:span><text:span text:style-name="T56">프로그램</text:span><text:span text:style-name="T57"><text:s/></text:span><text:span text:style-name="T58">작동</text:span><text:span text:style-name="T59">)</text:span></text:p>
      <text:p text:style-name="Standard"><text:span text:style-name="T60">(stand alone)</text:span><text:span text:style-name="T61"><text:s/>-&gt;<text:s/></text:span><text:span text:style-name="T62">Multi Tasking</text:span><text:span text:style-name="T63"><text:s/></text:span><text:span text:style-name="T64">반댓말,</text:span><text:span text:style-name="T65"><text:s/></text:span><text:span text:style-name="T66">윈도우가 이거임</text:span></text:p>
      <text:p text:style-name="Standard"><text:span text:style-name="T67">약간의</text:span><text:span text:style-name="T68"><text:s/></text:span><text:span text:style-name="T69">어셈블리</text:span><text:span text:style-name="T70"><text:s/></text:span><text:span text:style-name="T71">언어</text:span><text:span text:style-name="T72">(</text:span><text:span text:style-name="T73">백신개발시</text:span><text:span text:style-name="T74"><text:s/>pc-assembly)<text:s/></text:span><text:span text:style-name="T75">및</text:span><text:span text:style-name="T76"><text:s/>C</text:span><text:span text:style-name="T77">언어로</text:span><text:span text:style-name="T78"><text:s/></text:span><text:span text:style-name="T79">개발</text:span></text:p>
      <text:p text:style-name="Standard"><text:span text:style-name="T80">기계어와</text:span><text:span text:style-name="T81"><text:s/>1:1</text:span><text:span text:style-name="T82">로</text:span><text:span text:style-name="T83"><text:s/></text:span><text:span text:style-name="T84">대응</text:span></text:p>
      <text:p text:style-name="Standard"><text:span text:style-name="T85">mvc</text:span><text:span text:style-name="T86"><text:tab/>aa(3), bb</text:span></text:p>
      <text:p text:style-name="Standard"><text:span text:style-name="T87">cp</text:span></text:p>
      <text:p text:style-name="Standard"/>
      <text:p text:style-name="Standard"><text:span text:style-name="T88">이식성이</text:span><text:span text:style-name="T89"><text:s/></text:span><text:span text:style-name="T90">높은</text:span><text:span text:style-name="T91"><text:s/></text:span><text:span text:style-name="T92">운영체제</text:span><text:span text:style-name="T93">(</text:span><text:span text:style-name="T94">다른</text:span><text:span text:style-name="T95"><text:s/></text:span><text:span text:style-name="T96">컴퓨터로</text:span><text:span text:style-name="T97"><text:s/></text:span><text:span text:style-name="T98">이동시켜도</text:span><text:span text:style-name="T99"><text:s/></text:span><text:span text:style-name="T100">잘</text:span><text:span text:style-name="T101"><text:s/></text:span><text:span text:style-name="T102">작동됨</text:span><text:span text:style-name="T103">)</text:span></text:p>
      <text:p text:style-name="Standard"/>
      <text:p text:style-name="Standard"/>
      <text:p text:style-name="Standard"><text:span text:style-name="T104">***linux</text:span><text:span text:style-name="T105">란</text:span><text:span text:style-name="T106">?</text:span></text:p>
      <text:p text:style-name="Standard"/>
      <text:p text:style-name="Standard"><text:span text:style-name="T107">UNIX<text:s/></text:span><text:span text:style-name="T108">타입의</text:span><text:span text:style-name="T109"><text:s/></text:span><text:span text:style-name="T110">운영체제</text:span></text:p>
      <text:p text:style-name="Standard"><text:span text:style-name="T111">개인용</text:span><text:span text:style-name="T112"><text:s/>PC</text:span><text:span text:style-name="T113">에서</text:span><text:span text:style-name="T114"><text:s/>Multi Tasking</text:span><text:span text:style-name="T115">을</text:span><text:span text:style-name="T116"><text:s/></text:span><text:span text:style-name="T117">구현하기</text:span><text:span text:style-name="T118"><text:s/></text:span><text:span text:style-name="T119">위한</text:span></text:p>
      <text:p text:style-name="Standard"><text:span text:style-name="T120">운영체제로</text:span><text:span text:style-name="T121"><text:s/></text:span><text:span text:style-name="T122">개발</text:span><text:span text:style-name="T123"><text:s/></text:span><text:span text:style-name="T124">시작</text:span><text:span text:style-name="T125"><text:s/>(</text:span><text:span text:style-name="T126">일명</text:span><text:span text:style-name="T127"><text:s/>pc</text:span><text:span text:style-name="T128">용</text:span><text:span text:style-name="T129"><text:s/>unix)</text:span></text:p>
      <text:p text:style-name="Standard"><text:span text:style-name="T130">역시</text:span><text:span text:style-name="T131"><text:s/></text:span><text:span text:style-name="T132">소스코드를</text:span><text:span text:style-name="T133"><text:s/></text:span><text:span text:style-name="T134">공개</text:span><text:span text:style-name="T135">(</text:span><text:span text:style-name="T136">무료가</text:span><text:span text:style-name="T137"><text:s/></text:span><text:span text:style-name="T138">되기</text:span><text:span text:style-name="T139"><text:s/></text:span><text:span text:style-name="T140">시작</text:span><text:span text:style-name="T141">)</text:span></text:p>
      <text:p text:style-name="Standard"><text:span text:style-name="T142">여러</text:span><text:span text:style-name="T143"><text:s/></text:span><text:span text:style-name="T144">개발자가</text:span><text:span text:style-name="T145"><text:s/></text:span><text:span text:style-name="T146">기능을</text:span><text:span text:style-name="T147"><text:s/></text:span><text:span text:style-name="T148">추가하여</text:span><text:span text:style-name="T149"><text:s/>Linux</text:span><text:span text:style-name="T150">가</text:span><text:span text:style-name="T151"><text:s/></text:span><text:span text:style-name="T152">됨</text:span></text:p>
      <text:p text:style-name="Standard"/>
      <text:p text:style-name="Standard"><text:span text:style-name="T153">장점</text:span><text:span text:style-name="T154">(OS<text:s/></text:span><text:span text:style-name="T155">특징과</text:span><text:span text:style-name="T156"><text:s/></text:span><text:span text:style-name="T157">같음</text:span><text:span text:style-name="T158">,<text:s/></text:span><text:span text:style-name="T159">특별할</text:span><text:span text:style-name="T160"><text:s/></text:span><text:span text:style-name="T161">것</text:span><text:span text:style-name="T162"><text:s/></text:span><text:span text:style-name="T163">없음</text:span><text:span text:style-name="T164">)</text:span></text:p>
      <text:p text:style-name="Standard"><text:span text:style-name="T165"><text:tab/></text:span><text:span text:style-name="T166">유닉스와</text:span><text:span text:style-name="T167"><text:s/></text:span><text:span text:style-name="T168">완벽하게</text:span><text:span text:style-name="T169"><text:s/></text:span><text:span text:style-name="T170">호환</text:span><text:span text:style-name="T171"><text:s/></text:span><text:span text:style-name="T172">가능</text:span></text:p>
      <text:p text:style-name="Standard"><text:span text:style-name="T173"><text:tab/></text:span><text:span text:style-name="T174">공개</text:span><text:span text:style-name="T175"><text:s/></text:span><text:span text:style-name="T176">운영체제</text:span><text:span text:style-name="T177">(</text:span><text:span text:style-name="T178">무료</text:span><text:span text:style-name="T179">)</text:span></text:p>
      <text:p text:style-name="Standard"><text:span text:style-name="T180"><text:tab/></text:span><text:span text:style-name="T181">다른</text:span><text:span text:style-name="T182"><text:s/>PC<text:s/></text:span><text:span text:style-name="T183">운영체제보다</text:span><text:span text:style-name="T184"><text:s/></text:span><text:span text:style-name="T185">안정적</text:span></text:p>
      <text:p text:style-name="Standard"><text:span text:style-name="T186"><text:tab/></text:span><text:span text:style-name="T187">하드웨에의</text:span><text:span text:style-name="T188"><text:s/></text:span><text:span text:style-name="T189">기능을</text:span><text:span text:style-name="T190"><text:s/></text:span><text:span text:style-name="T191">효과적으로</text:span><text:span text:style-name="T192"><text:s/></text:span><text:span text:style-name="T193">사용</text:span></text:p>
      <text:p text:style-name="Standard"><text:span text:style-name="T194"><text:tab/></text:span><text:span text:style-name="T195">강력한</text:span><text:span text:style-name="T196"><text:s/></text:span><text:span text:style-name="T197">네트워크</text:span><text:span text:style-name="T198"><text:s/></text:span><text:span text:style-name="T199">구축</text:span><text:span text:style-name="T200"><text:s/></text:span><text:span text:style-name="T201">가능</text:span></text:p>
      <text:p text:style-name="Standard"><text:span text:style-name="T202"><text:tab/></text:span><text:span text:style-name="T203">다양한</text:span><text:span text:style-name="T204"><text:s/></text:span><text:span text:style-name="T205">응용</text:span><text:span text:style-name="T206"><text:s/></text:span><text:span text:style-name="T207">프로그램</text:span><text:span text:style-name="T208"><text:s/></text:span><text:span text:style-name="T209">제공</text:span></text:p>
      <text:p text:style-name="Standard"><text:span text:style-name="T210"><text:tab/></text:span><text:span text:style-name="T211">다중</text:span><text:span text:style-name="T212"><text:s/></text:span><text:span text:style-name="T213">작업이</text:span><text:span text:style-name="T214"><text:s/></text:span><text:span text:style-name="T215">가능</text:span></text:p>
      <text:p text:style-name="Standard"><text:span text:style-name="T216"><text:tab/></text:span><text:span text:style-name="T217">인터넷</text:span><text:span text:style-name="T218"><text:s/></text:span><text:span text:style-name="T219">기능</text:span><text:span text:style-name="T220"><text:s/></text:span><text:span text:style-name="T221">지원</text:span></text:p>
      <text:p text:style-name="Standard"><text:span text:style-name="T222">단점</text:span></text:p>
      <text:p text:style-name="Standard"><text:span text:style-name="T223"><text:tab/></text:span><text:span text:style-name="T224">공개</text:span><text:span text:style-name="T225"><text:s/></text:span><text:span text:style-name="T226">운영체제이므로</text:span><text:span text:style-name="T227"><text:s/></text:span><text:span text:style-name="T228">문제점</text:span><text:span text:style-name="T229"><text:s/></text:span><text:span text:style-name="T230">발생시</text:span><text:span text:style-name="T231"><text:s/></text:span><text:span text:style-name="T232">보상이</text:span><text:span text:style-name="T233"><text:s/></text:span><text:span text:style-name="T234">어려움</text:span></text:p>
      <text:p text:style-name="Standard"><text:span text:style-name="T235"><text:tab/></text:span><text:span text:style-name="T236">보안에</text:span><text:span text:style-name="T237"><text:s/></text:span><text:span text:style-name="T238">취약할</text:span><text:span text:style-name="T239"><text:s/></text:span><text:span text:style-name="T240">것이라고</text:span><text:span text:style-name="T241"><text:s/></text:span><text:span text:style-name="T242">생각함</text:span></text:p>
      <text:p text:style-name="Standard"><text:span text:style-name="T243"><text:tab/>embedded:</text:span><text:span text:style-name="T244">임베디드</text:span><text:span text:style-name="T245"><text:s/>arm</text:span></text:p>
      <text:p text:style-name="Standard"><text:span text:style-name="T246"><text:tab/></text:span></text:p>
      <text:p text:style-name="Standard"><text:span text:style-name="T247">***</text:span><text:span text:style-name="T248">리눅스</text:span><text:span text:style-name="T249"><text:s/></text:span><text:span text:style-name="T250">종류</text:span></text:p>
      <text:p text:style-name="Standard"><text:span text:style-name="T251">Debian<text:s/></text:span><text:span text:style-name="T252">계열</text:span></text:p>
      <text:p text:style-name="Standard"><text:span text:style-name="T253"><text:tab/>Debian</text:span></text:p>
      <text:p text:style-name="Standard"><text:span text:style-name="T254"><text:tab/>Ubuntu</text:span></text:p>
      <text:p text:style-name="Standard"/>
      <text:p text:style-name="Standard"><text:span text:style-name="T255">Redhat<text:s/></text:span><text:span text:style-name="T256">계열</text:span></text:p>
      <text:p text:style-name="Standard"><text:span text:style-name="T257"><text:tab/>redhat:</text:span></text:p>
      <text:p text:style-name="Standard"><text:span text:style-name="T258"><text:tab/></text:span><text:span text:style-name="T259"><text:tab/>redhat</text:span><text:span text:style-name="T260"><text:tab/></text:span><text:span text:style-name="T261">이</text:span><text:span text:style-name="T262"><text:s/></text:span><text:span text:style-name="T263">개발</text:span><text:span text:style-name="T264">,<text:s/></text:span><text:span text:style-name="T265">라이센스가</text:span><text:span text:style-name="T266"><text:s/></text:span><text:span text:style-name="T267">있다</text:span><text:span text:style-name="T268">.(RHEL:<text:s/></text:span><text:span text:style-name="T269">레드헷</text:span><text:span text:style-name="T270"><text:s/></text:span><text:span text:style-name="T271">엔터프라이즈</text:span><text:span text:style-name="T272"><text:s/></text:span><text:span text:style-name="T273">버전</text:span><text:span text:style-name="T274">)</text:span></text:p>
      <text:p text:style-name="Standard"><text:span text:style-name="T275"><text:tab/></text:span><text:span text:style-name="T276"><text:tab/>(OS</text:span><text:span text:style-name="T277">자체가</text:span><text:span text:style-name="T278"><text:s/></text:span><text:span text:style-name="T279">아닌</text:span><text:span text:style-name="T280"><text:s/></text:span><text:span text:style-name="T281">관리하는</text:span><text:span text:style-name="T282"><text:s/></text:span><text:span text:style-name="T283">라이센스</text:span><text:span text:style-name="T284">)</text:span></text:p>
      <text:p text:style-name="Standard"><text:span text:style-name="T285"><text:tab/></text:span><text:span text:style-name="T286"><text:tab/></text:span><text:span text:style-name="T287">쉬운</text:span><text:span text:style-name="T288"><text:s/></text:span><text:span text:style-name="T289">인스톨러</text:span><text:span text:style-name="T290"><text:s/>(rpm)</text:span><text:span text:style-name="T291">와</text:span><text:span text:style-name="T292"><text:s/></text:span><text:span text:style-name="T293">관리</text:span><text:span text:style-name="T294"><text:s/></text:span><text:span text:style-name="T295">툴이</text:span><text:span text:style-name="T296"><text:s/></text:span><text:span text:style-name="T297">있다</text:span><text:span text:style-name="T298">.</text:span></text:p>
      <text:p text:style-name="Standard"><text:span text:style-name="T299"><text:tab/>cen</text:span><text:span text:style-name="T300">tOS:(redhat</text:span><text:span text:style-name="T301">에서</text:span><text:span text:style-name="T302"><text:s/></text:span><text:span text:style-name="T303">나와서</text:span><text:span text:style-name="T304"><text:s/></text:span><text:span text:style-name="T305">만든것</text:span><text:span text:style-name="T306">)</text:span></text:p>
      <text:p text:style-name="Standard"><text:span text:style-name="T307"><text:tab/></text:span><text:span text:style-name="T308"><text:tab/>redhat enterprise linux</text:span><text:span text:style-name="T309">를</text:span><text:span text:style-name="T310"><text:s/></text:span><text:span text:style-name="T311">기반으로한</text:span><text:span text:style-name="T312"><text:s/></text:span><text:span text:style-name="T313">무료</text:span><text:span text:style-name="T314"><text:s/></text:span><text:span text:style-name="T315">배포판</text:span></text:p>
      <text:p text:style-name="Standard"><text:span text:style-name="T316"><text:tab/>Fedora(redhat</text:span><text:span text:style-name="T317">계열</text:span><text:span text:style-name="T318">,<text:s/></text:span><text:span text:style-name="T319">기반</text:span><text:span text:style-name="T320">):</text:span></text:p>
      <text:p text:style-name="Standard"><text:span text:style-name="T321"><text:tab/></text:span><text:span text:style-name="T322"><text:tab/></text:span></text:p>
      <text:p text:style-name="Standard"/>
      <text:p text:style-name="Standard"/>
      <text:p text:style-name="Standard"/>
      <text:p text:style-name="Standard"><text:span text:style-name="T323">*** virtualbox<text:s/></text:span><text:span text:style-name="T324">개요</text:span><text:span text:style-name="T325"><text:s/></text:span><text:span text:style-name="T326">및</text:span><text:span text:style-name="T327"><text:s/></text:span><text:span text:style-name="T328">설치하기</text:span></text:p>
      <text:p text:style-name="Standard"><text:span text:style-name="T329">(</text:span><text:span text:style-name="T330">참고</text:span><text:span text:style-name="T331">) vmware player 5.0, vmware workstation</text:span></text:p>
      <text:p text:style-name="Standard"><text:span text:style-name="T332">virtualbox</text:span><text:span text:style-name="T333">란</text:span><text:span text:style-name="T334">?</text:span></text:p>
      <text:p text:style-name="Standard"/>
      <text:p text:style-name="Standard"><text:span text:style-name="T335">Oracle VM virtualBox</text:span></text:p>
      <text:p text:style-name="Standard"><text:span text:style-name="T336">가상화</text:span><text:span text:style-name="T337"><text:s/>sw (</text:span><text:span text:style-name="T338">윈도우에</text:span><text:span text:style-name="T339"><text:s/></text:span><text:span text:style-name="T340">리눅스를</text:span><text:span text:style-name="T341"><text:s/>guest</text:span><text:span text:style-name="T342">로</text:span><text:span text:style-name="T343"><text:s/></text:span><text:span text:style-name="T344">설치</text:span><text:span text:style-name="T345">,<text:s/></text:span><text:span text:style-name="T346">또는</text:span><text:span text:style-name="T347"><text:s/></text:span><text:span text:style-name="T348">그</text:span><text:span text:style-name="T349"><text:s/></text:span><text:span text:style-name="T350">반대로도</text:span><text:span text:style-name="T351"><text:s/></text:span><text:span text:style-name="T352">사용가능</text:span><text:span text:style-name="T353">)</text:span></text:p>
      <text:p text:style-name="Standard"><text:span text:style-name="T354"><text:tab/>host(</text:span><text:span text:style-name="T355">윈도우</text:span><text:span text:style-name="T356">) - guest:<text:s/></text:span><text:span text:style-name="T357">윈도우에</text:span><text:span text:style-name="T358"><text:s/></text:span><text:span text:style-name="T359">리눅스</text:span><text:span text:style-name="T360"><text:s/></text:span><text:span text:style-name="T361">설치</text:span></text:p>
      <text:p text:style-name="Standard"><text:span text:style-name="T362"><text:tab/>host(</text:span><text:span text:style-name="T363">리눅스</text:span><text:span text:style-name="T364">) - guest:<text:s/></text:span><text:span text:style-name="T365">리눅스에</text:span><text:span text:style-name="T366"><text:s/></text:span><text:span text:style-name="T367">윈도우</text:span><text:span text:style-name="T368"><text:s/></text:span><text:span text:style-name="T369">설치</text:span></text:p>
      <text:p text:style-name="Standard"/>
      <text:p text:style-name="Standard"><text:span text:style-name="T370">(</text:span><text:span text:style-name="T371">참고</text:span><text:span text:style-name="T372">) vmware</text:span></text:p>
      <text:p text:style-name="Standard"/>
      <text:p text:style-name="Standard"/>
      <text:p text:style-name="Standard"><text:span text:style-name="T373">virtualbox<text:s/></text:span><text:span text:style-name="T374">설치</text:span></text:p>
      <text:p text:style-name="Standard"/>
      <text:p text:style-name="Standard"><text:span text:style-name="T375">1)https://www.virtualbox.org/<text:s/></text:span><text:span text:style-name="T376">사이트로</text:span><text:span text:style-name="T377"><text:s/></text:span><text:span text:style-name="T378">가서</text:span><text:span text:style-name="T379"><text:s/></text:span><text:span text:style-name="T380">다운</text:span></text:p>
      <text:p text:style-name="Standard"><text:span text:style-name="T381">6</text:span><text:span text:style-name="T382">버전</text:span><text:span text:style-name="T383"><text:s/></text:span><text:span text:style-name="T384">다운로드</text:span></text:p>
      <text:p text:style-name="Standard"><text:span text:style-name="T385">윈도우가</text:span><text:span text:style-name="T386"><text:s/>host<text:s/></text:span><text:span text:style-name="T387">이므로</text:span><text:span text:style-name="T388"><text:s/>windows hosts</text:span><text:span text:style-name="T389">를</text:span><text:span text:style-name="T390"><text:s/></text:span><text:span text:style-name="T391">클릭</text:span></text:p>
      <text:p text:style-name="Standard"><text:span text:style-name="T392">VirtualBox-6.1.16-140961-Win.exe<text:s/></text:span><text:span text:style-name="T393">다운로드</text:span></text:p>
      <text:p text:style-name="Standard"/>
      <text:p text:style-name="Standard"/>
      <text:p text:style-name="Standard"><text:span text:style-name="T394">(</text:span><text:span text:style-name="T395">참고</text:span><text:span text:style-name="T396">)<text:s/></text:span><text:span text:style-name="T397">다음</text:span><text:span text:style-name="T398"><text:s/></text:span><text:span text:style-name="T399">내용들을</text:span><text:span text:style-name="T400"><text:s/></text:span><text:span text:style-name="T401">진행한다</text:span></text:p>
      <text:p text:style-name="Standard"><text:span text:style-name="T402">만일</text:span><text:span text:style-name="T403"><text:s/></text:span><text:span text:style-name="T404">관리자</text:span><text:span text:style-name="T405"><text:s/></text:span><text:span text:style-name="T406">권한이</text:span><text:span text:style-name="T407"><text:s/></text:span><text:span text:style-name="T408">없다고</text:span><text:span text:style-name="T409">..</text:span><text:span text:style-name="T410"><text:s/></text:span><text:span text:style-name="T411">등등</text:span><text:span text:style-name="T412"><text:s/>or d</text:span><text:span text:style-name="T413">드라이브</text:span><text:span text:style-name="T414"><text:s/></text:span><text:span text:style-name="T415">선택이</text:span><text:span text:style-name="T416"><text:s/></text:span><text:span text:style-name="T417">안된다</text:span><text:span text:style-name="T418"><text:s/></text:span><text:span text:style-name="T419">등등</text:span><text:span text:style-name="T420"><text:s/></text:span><text:span text:style-name="T421">나오면</text:span><text:span text:style-name="T422"><text:s/></text:span><text:span text:style-name="T423">다</text:span><text:span text:style-name="T424"><text:s/></text:span><text:span text:style-name="T425">닫고</text:span></text:p>
      <text:p text:style-name="Standard"><text:span text:style-name="T426">oracle vm virtualbox<text:s/></text:span><text:span text:style-name="T427">를</text:span><text:span text:style-name="T428"><text:s/></text:span><text:span text:style-name="T429">마오</text:span><text:span text:style-name="T430">-<text:s/></text:span><text:span text:style-name="T431">관리자</text:span><text:span text:style-name="T432"><text:s/></text:span><text:span text:style-name="T433">모드로</text:span><text:span text:style-name="T434"><text:s/></text:span><text:span text:style-name="T435">실행하면</text:span><text:span text:style-name="T436"><text:s/></text:span><text:span text:style-name="T437">된다</text:span></text:p>
      <text:p text:style-name="Standard"/>
      <text:p text:style-name="Standard"><text:span text:style-name="T438">virtualbox</text:span><text:span text:style-name="T439">를</text:span><text:span text:style-name="T440"><text:s/></text:span><text:span text:style-name="T441">통해</text:span><text:span text:style-name="T442"><text:s/>contos-7<text:s/></text:span><text:span text:style-name="T443">리눅스</text:span><text:span text:style-name="T444"><text:s/>OS</text:span><text:span text:style-name="T445">를</text:span><text:span text:style-name="T446"><text:s/></text:span><text:span text:style-name="T447">윈도우에</text:span><text:span text:style-name="T448"><text:s/></text:span><text:span text:style-name="T449">설치하기</text:span></text:p>
      <text:p text:style-name="Standard"/>
      <text:p text:style-name="Standard"><text:span text:style-name="T450">가상머신을</text:span><text:span text:style-name="T451"><text:s/></text:span><text:span text:style-name="T452">새로</text:span><text:span text:style-name="T453"><text:s/></text:span><text:span text:style-name="T454">생성한다</text:span></text:p>
      <text:p text:style-name="Standard"><text:span text:style-name="T455">vbox<text:s/></text:span><text:span text:style-name="T456">가동</text:span><text:span text:style-name="T457"><text:s/></text:span><text:span text:style-name="T458">후</text:span><text:span text:style-name="T459"><text:s/>vbox<text:s/></text:span><text:span text:style-name="T460">좌상</text:span><text:span text:style-name="T461"><text:s/></text:span><text:span text:style-name="T462">또는</text:span><text:span text:style-name="T463"><text:s/></text:span><text:span text:style-name="T464">중상에</text:span><text:span text:style-name="T465"><text:s/></text:span><text:span text:style-name="T466">있는</text:span><text:span text:style-name="T467"><text:s/></text:span><text:span text:style-name="T468">새로만들기</text:span><text:span text:style-name="T469"><text:s/></text:span><text:span text:style-name="T470">버튼</text:span><text:span text:style-name="T471"><text:s/></text:span><text:span text:style-name="T472">클릭</text:span></text:p>
      <text:p text:style-name="Standard"><text:span text:style-name="T473">이름에는</text:span><text:span text:style-name="T474"><text:s/>centos71, (</text:span><text:span text:style-name="T475">머신</text:span><text:span text:style-name="T476"><text:s/></text:span><text:span text:style-name="T477">폴더는</text:span><text:span text:style-name="T478"><text:s/></text:span><text:span text:style-name="T479">그대로</text:span><text:span text:style-name="T480"><text:s/></text:span><text:span text:style-name="T481">두고</text:span><text:span text:style-name="T482">)</text:span></text:p>
      <text:p text:style-name="Standard"><text:span text:style-name="T483">종류는</text:span><text:span text:style-name="T484"><text:s/>linux,<text:s/></text:span><text:span text:style-name="T485">버전은</text:span><text:span text:style-name="T486"><text:s/>red-hat(64bit)</text:span><text:span text:style-name="T487">를</text:span><text:span text:style-name="T488"><text:s/></text:span><text:span text:style-name="T489">선택한다</text:span><text:span text:style-name="T490"><text:s/>(centos</text:span><text:span text:style-name="T491">는</text:span><text:span text:style-name="T492"><text:s/></text:span><text:span text:style-name="T493">선택</text:span><text:span text:style-name="T494"><text:s/></text:span><text:span text:style-name="T495">메뉴에</text:span><text:span text:style-name="T496"><text:s/></text:span><text:span text:style-name="T497">없다</text:span><text:span text:style-name="T498">)</text:span></text:p>
      <text:p text:style-name="Standard"><text:span text:style-name="T499">다음</text:span><text:span text:style-name="T500"><text:s/>-<text:s/></text:span><text:span text:style-name="T501">추천메모리</text:span><text:span text:style-name="T502"><text:s/>1024<text:s/></text:span><text:span text:style-name="T503">그대로</text:span><text:span text:style-name="T504"><text:s/></text:span><text:span text:style-name="T505">선택</text:span><text:span text:style-name="T506"><text:s/></text:span><text:span text:style-name="T507">다음</text:span><text:span text:style-name="T508"><text:s/>-<text:s/></text:span><text:span text:style-name="T509">지금</text:span><text:span text:style-name="T510"><text:s/></text:span><text:span text:style-name="T511">새</text:span><text:span text:style-name="T512"><text:s/></text:span><text:span text:style-name="T513">가상디스크</text:span><text:span text:style-name="T514"><text:s/></text:span><text:span text:style-name="T515">만들기</text:span><text:span text:style-name="T516"><text:s/></text:span><text:span text:style-name="T517">선택</text:span><text:span text:style-name="T518">-<text:s/></text:span><text:span text:style-name="T519">만들기</text:span></text:p>
      <text:p text:style-name="Standard"><text:span text:style-name="T520">(</text:span><text:span text:style-name="T521">참고</text:span><text:span text:style-name="T522">) vdi (virtual desktop infrastructure)</text:span></text:p>
      <text:p text:style-name="Standard"><text:span text:style-name="T523"><text:tab/></text:span><text:span text:style-name="T524">컴퓨터</text:span><text:span text:style-name="T525"><text:s/></text:span><text:span text:style-name="T526">속에</text:span><text:span text:style-name="T527"><text:s/></text:span><text:span text:style-name="T528">가상</text:span><text:span text:style-name="T529"><text:s/></text:span><text:span text:style-name="T530">컴퓨터를</text:span><text:span text:style-name="T531"><text:s/></text:span><text:span text:style-name="T532">만드는</text:span><text:span text:style-name="T533"><text:s/></text:span><text:span text:style-name="T534">기술로</text:span><text:span text:style-name="T535"><text:s/>stand alone<text:s/></text:span><text:span text:style-name="T536">방식은</text:span><text:span text:style-name="T537"><text:s/></text:span><text:span text:style-name="T538">물론</text:span></text:p>
      <text:p text:style-name="Standard"><text:span text:style-name="T539"><text:s/></text:span><text:span text:style-name="T540"><text:tab/></text:span><text:span text:style-name="T541">회사의</text:span><text:span text:style-name="T542"><text:s/>data center</text:span><text:span text:style-name="T543">의</text:span><text:span text:style-name="T544"><text:s/></text:span><text:span text:style-name="T545">서버가</text:span><text:span text:style-name="T546"><text:s/></text:span><text:span text:style-name="T547">가상</text:span><text:span text:style-name="T548"><text:s/></text:span><text:span text:style-name="T549">컴퓨터의</text:span><text:span text:style-name="T550"><text:s/></text:span><text:span text:style-name="T551">주</text:span><text:span text:style-name="T552"><text:s/></text:span><text:span text:style-name="T553">컴퓨터가</text:span><text:span text:style-name="T554"><text:s/></text:span><text:span text:style-name="T555">되는</text:span><text:span text:style-name="T556"><text:s/></text:span><text:span text:style-name="T557">형태도</text:span><text:span text:style-name="T558"><text:s/></text:span><text:span text:style-name="T559">가능</text:span></text:p>
      <text:p text:style-name="Standard"/>
      <text:p text:style-name="Standard"><text:span text:style-name="T560">pc</text:span><text:span text:style-name="T561">컴</text:span><text:span text:style-name="T562">(dummy terminal) ---<text:s/></text:span><text:span text:style-name="T563">접속</text:span><text:span text:style-name="T564"><text:s/>--- unix server</text:span></text:p>
      <text:p text:style-name="Standard"><text:span text:style-name="T565">(emulator)</text:span></text:p>
      <text:p text:style-name="Standard"/>
      <text:p text:style-name="Standard"><text:span text:style-name="T566">첫번째</text:span><text:span text:style-name="T567"><text:s/>VDI -</text:span><text:span text:style-name="T568"><text:s/>(</text:span><text:span text:style-name="T569">고정크기</text:span><text:span text:style-name="T570"><text:s/></text:span><text:span text:style-name="T571">선택</text:span><text:span text:style-name="T572"><text:s/>-<text:s/></text:span><text:span text:style-name="T573">다음</text:span><text:span text:style-name="T574">)</text:span></text:p>
      <text:p text:style-name="Standard"><text:span text:style-name="T575">동적할당</text:span><text:span text:style-name="T576"><text:s/>-<text:s/></text:span><text:span text:style-name="T577">다음</text:span></text:p>
      <text:p text:style-name="Standard"><text:span text:style-name="T578">우상</text:span><text:span text:style-name="T579"><text:s/></text:span><text:span text:style-name="T580">노란색</text:span><text:span text:style-name="T581"><text:s/></text:span><text:span text:style-name="T582">폴더를</text:span><text:span text:style-name="T583"><text:s/></text:span><text:span text:style-name="T584">눌러</text:span><text:span text:style-name="T585"><text:s/>vdi</text:span><text:span text:style-name="T586">가</text:span><text:span text:style-name="T587"><text:s/></text:span><text:span text:style-name="T588">생성될</text:span><text:span text:style-name="T589"><text:s/></text:span><text:span text:style-name="T590">폴더</text:span><text:span text:style-name="T591"><text:s/></text:span><text:span text:style-name="T592">설정함</text:span></text:p>
      <text:p text:style-name="Standard"><text:span text:style-name="T593">(</text:span><text:span text:style-name="T594">폴더</text:span><text:span text:style-name="T595"><text:s/></text:span><text:span text:style-name="T596">예</text:span><text:span text:style-name="T597">: D:\peter\vbox_centos7\centos7.vdi<text:s/></text:span><text:span text:style-name="T598">방법으로</text:span><text:span text:style-name="T599"><text:s/>D<text:s/></text:span><text:span text:style-name="T600">드라이브</text:span><text:span text:style-name="T601"><text:s/></text:span><text:span text:style-name="T602">가서</text:span><text:span text:style-name="T603"><text:s/>vbox_centos7<text:s/></text:span><text:span text:style-name="T604">새폴더</text:span><text:span text:style-name="T605"><text:s/></text:span><text:span text:style-name="T606">만들고</text:span><text:span text:style-name="T607">)<text:s/></text:span><text:span text:style-name="T608">저장</text:span></text:p>
      <text:p text:style-name="Standard"/>
      <text:p text:style-name="Standard"><text:span text:style-name="T609">기존</text:span><text:span text:style-name="T610"><text:s/>8gb</text:span><text:span text:style-name="T611">를</text:span><text:span text:style-name="T612"><text:s/></text:span><text:span text:style-name="T613">그대로</text:span><text:span text:style-name="T614"><text:s/></text:span><text:span text:style-name="T615">두고</text:span><text:span text:style-name="T616"><text:s/></text:span><text:span text:style-name="T617">만들기</text:span><text:span text:style-name="T618"><text:s/></text:span><text:span text:style-name="T619">클릭</text:span></text:p>
      <text:p text:style-name="Standard"/>
      <text:p text:style-name="Standard"/>
      <text:p text:style-name="Standard"/>
      <text:p text:style-name="Standard"><text:span text:style-name="T620">**</text:span><text:span text:style-name="T621">마우스</text:span><text:span text:style-name="T622"><text:s/></text:span><text:span text:style-name="T623">키보드</text:span><text:span text:style-name="T624"><text:s/></text:span><text:span text:style-name="T625">잡기</text:span></text:p>
      <text:p text:style-name="Standard"><text:span text:style-name="T626">host</text:span><text:span text:style-name="T627">와</text:span><text:span text:style-name="T628"><text:s/>guest</text:span><text:span text:style-name="T629">간</text:span><text:span text:style-name="T630"><text:s/></text:span><text:span text:style-name="T631">마우스등의</text:span><text:span text:style-name="T632"><text:s/></text:span><text:span text:style-name="T633">원활한</text:span><text:span text:style-name="T634"><text:s/></text:span><text:span text:style-name="T635">이동을</text:span><text:span text:style-name="T636"><text:s/></text:span><text:span text:style-name="T637">위하여</text:span><text:span text:style-name="T638"><text:s/>vbox</text:span><text:span text:style-name="T639">의</text:span><text:span text:style-name="T640"><text:s/></text:span><text:span text:style-name="T641">파일</text:span><text:span text:style-name="T642"><text:s/>-<text:s/></text:span><text:span text:style-name="T643">환경설정</text:span><text:span text:style-name="T644"><text:s/>-<text:s/></text:span><text:span text:style-name="T645">입력</text:span><text:span text:style-name="T646"><text:s/>-<text:s/></text:span><text:span text:style-name="T647">가상머신</text:span><text:span text:style-name="T648"><text:s/></text:span><text:span text:style-name="T649">탭에서</text:span></text:p>
      <text:p text:style-name="Standard"><text:span text:style-name="T650">호스트키</text:span><text:span text:style-name="T651"><text:s/></text:span><text:span text:style-name="T652">조합에서</text:span><text:span text:style-name="T653"><text:s/></text:span><text:span text:style-name="T654">현재</text:span><text:span text:style-name="T655"><text:s/></text:span><text:span text:style-name="T656">키값</text:span><text:span text:style-name="T657"><text:s/></text:span><text:span text:style-name="T658">부</text:span><text:span text:style-name="T659">분을</text:span><text:span text:style-name="T660"><text:s/></text:span><text:span text:style-name="T661">클릭한</text:span><text:span text:style-name="T662"><text:s/></text:span><text:span text:style-name="T663">후</text:span></text:p>
      <text:p text:style-name="Standard"><text:span text:style-name="T664">ctrl alt</text:span><text:span text:style-name="T665">키를</text:span><text:span text:style-name="T666"><text:s/></text:span><text:span text:style-name="T667">동시에</text:span><text:span text:style-name="T668"><text:s/></text:span><text:span text:style-name="T669">눌러</text:span><text:span text:style-name="T670"><text:s/>ctrl + alt</text:span><text:span text:style-name="T671">키로</text:span><text:span text:style-name="T672"><text:s/></text:span><text:span text:style-name="T673">변경시킨다</text:span></text:p>
      <text:p text:style-name="Standard"><text:span text:style-name="T674">확인</text:span><text:span text:style-name="T675"><text:s/></text:span><text:span text:style-name="T676">누름</text:span><text:span text:style-name="T677"><text:s/></text:span><text:span text:style-name="T678">후</text:span><text:span text:style-name="T679"><text:s/>host</text:span><text:span text:style-name="T680">와</text:span><text:span text:style-name="T681"><text:s/>guest</text:span><text:span text:style-name="T682">간</text:span><text:span text:style-name="T683"><text:s/></text:span><text:span text:style-name="T684">마우스의</text:span><text:span text:style-name="T685"><text:s/></text:span><text:span text:style-name="T686">원활한</text:span><text:span text:style-name="T687"><text:s/></text:span><text:span text:style-name="T688">이동은</text:span><text:span text:style-name="T689"><text:s/>ctrl + alt<text:s/></text:span><text:span text:style-name="T690">를</text:span><text:span text:style-name="T691"><text:s/></text:span><text:span text:style-name="T692">사용한다</text:span></text:p>
      <text:p text:style-name="Standard"/>
      <text:p text:style-name="Standard"><text:span text:style-name="T693">마우스</text:span><text:span text:style-name="T694"><text:s/></text:span><text:span text:style-name="T695">잡기</text:span><text:span text:style-name="T696"><text:s/></text:span><text:span text:style-name="T697">관련</text:span><text:span text:style-name="T698"><text:s/></text:span><text:span text:style-name="T699">메시지</text:span><text:span text:style-name="T700"><text:s/></text:span><text:span text:style-name="T701">박스가</text:span><text:span text:style-name="T702"><text:s/></text:span><text:span text:style-name="T703">나오면</text:span><text:span text:style-name="T704"><text:s/>"</text:span><text:span text:style-name="T705">이</text:span><text:span text:style-name="T706"><text:s/></text:span><text:span text:style-name="T707">메시지</text:span><text:span text:style-name="T708"><text:s/></text:span><text:span text:style-name="T709">다음에</text:span><text:span text:style-name="T710"><text:s/></text:span><text:span text:style-name="T711">표시하지</text:span><text:span text:style-name="T712"><text:s/></text:span><text:span text:style-name="T713">않기</text:span><text:span text:style-name="T714">"</text:span><text:span text:style-name="T715">를</text:span><text:span text:style-name="T716"><text:s/></text:span><text:span text:style-name="T717">누른다</text:span></text:p>
      <text:p text:style-name="Standard"/>
      <text:p text:style-name="Standard"><text:span text:style-name="T718">(</text:span><text:span text:style-name="T719">참고</text:span><text:span text:style-name="T720">)<text:s/></text:span><text:span text:style-name="T721">만일</text:span><text:span text:style-name="T722"><text:s/></text:span><text:span text:style-name="T723">설치</text:span><text:span text:style-name="T724"><text:s/></text:span><text:span text:style-name="T725">진행</text:span><text:span text:style-name="T726"><text:s/></text:span><text:span text:style-name="T727">중</text:span><text:span text:style-name="T728"><text:s/></text:span><text:span text:style-name="T729">중간</text:span><text:span text:style-name="T730"><text:s/></text:span><text:span text:style-name="T731">저장하고</text:span><text:span text:style-name="T732"><text:s/></text:span><text:span text:style-name="T733">그</text:span><text:span text:style-name="T734"><text:s/></text:span><text:span text:style-name="T735">다음</text:span><text:span text:style-name="T736"><text:s/></text:span><text:span text:style-name="T737">날</text:span><text:span text:style-name="T738"><text:s/></text:span><text:span text:style-name="T739">다시</text:span><text:span text:style-name="T740"><text:s/></text:span><text:span text:style-name="T741">시작했을</text:span><text:span text:style-name="T742"><text:s/></text:span><text:span text:style-name="T743">때</text:span></text:p>
      <text:p text:style-name="Standard"><text:span text:style-name="T744">리눅스</text:span><text:span text:style-name="T745"><text:s/></text:span><text:span text:style-name="T746">마우스</text:span><text:span text:style-name="T747">(</text:span><text:span text:style-name="T748">검정마우스</text:span><text:span text:style-name="T749">)</text:span><text:span text:style-name="T750">가</text:span><text:span text:style-name="T751"><text:s/></text:span><text:span text:style-name="T752">안보이면</text:span><text:span text:style-name="T753"><text:s/></text:span><text:span text:style-name="T754">리눅스</text:span><text:span text:style-name="T755"><text:s/></text:span><text:span text:style-name="T756">전원</text:span><text:span text:style-name="T757"><text:s/></text:span><text:span text:style-name="T758">끄기한</text:span><text:span text:style-name="T759"><text:s/></text:span><text:span text:style-name="T760">후</text:span><text:span text:style-name="T761"><text:s/></text:span><text:span text:style-name="T762">다시</text:span><text:span text:style-name="T763"><text:s/></text:span><text:span text:style-name="T764">시작하면</text:span><text:span text:style-name="T765"><text:s/></text:span><text:span text:style-name="T766">보인다</text:span></text:p>
      <text:p text:style-name="Standard"/>
      <text:p text:style-name="Standard"/>
      <text:p text:style-name="Standard"><text:span text:style-name="T767">만일</text:span><text:span text:style-name="T768"><text:s/></text:span><text:span text:style-name="T769">게스트에서</text:span><text:span text:style-name="T770"><text:s/></text:span><text:span text:style-name="T771">마우스가</text:span><text:span text:style-name="T772"><text:s/></text:span><text:span text:style-name="T773">안보일</text:span><text:span text:style-name="T774"><text:s/></text:span><text:span text:style-name="T775">수</text:span><text:span text:style-name="T776"><text:s/></text:span><text:span text:style-name="T777">있으므로</text:span></text:p>
      <text:p text:style-name="Standard"><text:span text:style-name="T778">설정</text:span><text:span text:style-name="T779"><text:s/>-<text:s/></text:span><text:span text:style-name="T780">시스템</text:span><text:span text:style-name="T781"><text:s/></text:span><text:span text:style-name="T782">에서</text:span><text:span text:style-name="T783"><text:s/></text:span><text:span text:style-name="T784">마우스를</text:span><text:span text:style-name="T785"><text:s/>usb</text:span><text:span text:style-name="T786">테블릿으로</text:span><text:span text:style-name="T787"><text:s/></text:span><text:span text:style-name="T788">변경한다</text:span></text:p>
      <text:p text:style-name="Standard"><text:span text:style-name="T789">why?<text:s/></text:span><text:span text:style-name="T790">요즘</text:span><text:span text:style-name="T791"><text:s/></text:span><text:span text:style-name="T792">마우스는</text:span><text:span text:style-name="T793"><text:s/></text:span><text:span text:style-name="T794">보통</text:span><text:span text:style-name="T795"><text:s/>usb</text:span><text:span text:style-name="T796">단자로</text:span><text:span text:style-name="T797"><text:s/></text:span><text:span text:style-name="T798">되어</text:span><text:span text:style-name="T799"><text:s/></text:span><text:span text:style-name="T800">있음</text:span></text:p>
      <text:p text:style-name="Standard"/>
      <text:p text:style-name="Standard"><text:span text:style-name="T801">이것을</text:span><text:span text:style-name="T802"><text:s/></text:span><text:span text:style-name="T803">안한경우</text:span><text:span text:style-name="T804"><text:s/></text:span><text:span text:style-name="T805">나중에</text:span><text:span text:style-name="T806"><text:s/>ctrl alt<text:s/></text:span><text:span text:style-name="T807">할때마다</text:span><text:span text:style-name="T808"><text:s/></text:span><text:span text:style-name="T809">흰마우스는</text:span><text:span text:style-name="T810"><text:s/></text:span><text:span text:style-name="T811">보이지만</text:span><text:span text:style-name="T812"><text:s/></text:span><text:span text:style-name="T813">리눅스</text:span><text:span text:style-name="T814"><text:s/></text:span><text:span text:style-name="T815">검은</text:span><text:span text:style-name="T816"><text:s/></text:span><text:span text:style-name="T817">마우스가</text:span><text:span text:style-name="T818"><text:s/></text:span><text:span text:style-name="T819">안보이면</text:span></text:p>
      <text:p text:style-name="Standard"><text:span text:style-name="T820">얼른</text:span><text:span text:style-name="T821"><text:s/></text:span><text:span text:style-name="T822">파일</text:span><text:span text:style-name="T823"><text:s/>-<text:s/></text:span><text:span text:style-name="T824">닫기</text:span><text:span text:style-name="T825"><text:s/>-<text:s/></text:span><text:span text:style-name="T826">시스템</text:span><text:span text:style-name="T827"><text:s/></text:span><text:span text:style-name="T828">종료하고</text:span><text:span text:style-name="T829"><text:s/></text:span><text:span text:style-name="T830">설정</text:span><text:span text:style-name="T831"><text:s/>-<text:s/></text:span><text:span text:style-name="T832">시스템에서</text:span><text:span text:style-name="T833"><text:s/></text:span><text:span text:style-name="T834">마우스를</text:span><text:span text:style-name="T835"><text:s/>ps/2</text:span><text:span text:style-name="T836">에서</text:span><text:span text:style-name="T837"><text:s/>usb</text:span><text:span text:style-name="T838">테블릿으로</text:span><text:span text:style-name="T839"><text:s/></text:span><text:span text:style-name="T840">변경한다</text:span></text:p>
      <text:p text:style-name="Standard"/>
      <text:p text:style-name="Standard"/>
      <text:p text:style-name="Standard"><text:span text:style-name="T841">다시</text:span><text:span text:style-name="T842"><text:s/></text:span><text:span text:style-name="T843">설치</text:span></text:p>
      <text:p text:style-name="Standard"><text:span text:style-name="T844">상단의</text:span><text:span text:style-name="T845"><text:s/></text:span><text:span text:style-name="T846">설정</text:span><text:span text:style-name="T847"><text:s/></text:span><text:span text:style-name="T848">클릭</text:span></text:p>
      <text:p text:style-name="Standard"><text:span text:style-name="T849">왼쪽</text:span><text:span text:style-name="T850"><text:s/></text:span><text:span text:style-name="T851">저장소</text:span><text:span text:style-name="T852"><text:s/></text:span><text:span text:style-name="T853">탭</text:span><text:span text:style-name="T854"><text:s/></text:span><text:span text:style-name="T855">클릭하고</text:span></text:p>
      <text:p text:style-name="Standard"><text:span text:style-name="T856"><text:tab/></text:span><text:span text:style-name="T857">컨트롤러</text:span><text:span text:style-name="T858"><text:s/>IDE</text:span><text:span text:style-name="T859">의</text:span><text:span text:style-name="T860"><text:s/></text:span><text:span text:style-name="T861">바로</text:span><text:span text:style-name="T862"><text:s/></text:span><text:span text:style-name="T863">위</text:span><text:span text:style-name="T864"><text:s/>CD<text:s/></text:span><text:span text:style-name="T865">그림에</text:span><text:span text:style-name="T866"><text:s/>+</text:span><text:span text:style-name="T867">가</text:span><text:span text:style-name="T868"><text:s/></text:span><text:span text:style-name="T869">그려짐</text:span><text:span text:style-name="T870"><text:s/></text:span><text:span text:style-name="T871">광학드리아브</text:span><text:span text:style-name="T872"><text:s/></text:span><text:span text:style-name="T873">추가</text:span><text:span text:style-name="T874"><text:s/>"</text:span><text:span text:style-name="T875">아이콘</text:span><text:span text:style-name="T876">"</text:span><text:span text:style-name="T877">을</text:span><text:span text:style-name="T878"><text:s/></text:span><text:span text:style-name="T879">눌러</text:span></text:p>
      <text:p text:style-name="Standard"><text:span text:style-name="T880"><text:tab/></text:span><text:span text:style-name="T881">디스크</text:span><text:span text:style-name="T882"><text:s/></text:span><text:span text:style-name="T883">선택하기</text:span><text:span text:style-name="T884"><text:s/></text:span><text:span text:style-name="T885">한후</text:span><text:span text:style-name="T886"><text:s/></text:span><text:span text:style-name="T887">상단</text:span><text:span text:style-name="T888"><text:s/></text:span><text:span text:style-name="T889">추가</text:span><text:span text:style-name="T890"><text:s/></text:span><text:span text:style-name="T891">아이콘</text:span></text:p>
      <text:p text:style-name="Standard"><text:span text:style-name="T892"><text:tab/></text:span><text:span text:style-name="T893">다운받은</text:span><text:span text:style-name="T894"><text:s/>centos7<text:s/></text:span><text:span text:style-name="T895">찾아</text:span><text:span text:style-name="T896"><text:s/></text:span><text:span text:style-name="T897">선택</text:span><text:span text:style-name="T898">(choose<text:s/></text:span><text:span text:style-name="T899">한다</text:span><text:span text:style-name="T900">) (</text:span><text:span text:style-name="T901">압축</text:span><text:span text:style-name="T902"><text:s/></text:span><text:span text:style-name="T903">안품</text:span><text:span text:style-name="T904">)</text:span></text:p>
      <text:p text:style-name="Standard"><text:span text:style-name="T905">왼쪽</text:span><text:span text:style-name="T906"><text:s/></text:span><text:span text:style-name="T907">메뉴에서</text:span><text:span text:style-name="T908"><text:s/></text:span><text:span text:style-name="T909">네트워크</text:span><text:span text:style-name="T910"><text:s/></text:span><text:span text:style-name="T911">눌러보고</text:span><text:span text:style-name="T912"><text:s/></text:span><text:span text:style-name="T913">일단</text:span><text:span text:style-name="T914"><text:s/></text:span><text:span text:style-name="T915">네트워크는</text:span><text:span text:style-name="T916"><text:s/>NAT</text:span><text:span text:style-name="T917">로</text:span><text:span text:style-name="T918"><text:s/></text:span><text:span text:style-name="T919">나둠</text:span></text:p>
      <text:p text:style-name="Standard"><text:span text:style-name="T920">(</text:span><text:span text:style-name="T921">만일</text:span><text:span text:style-name="T922"><text:s/>host<text:s/></text:span><text:span text:style-name="T923">전용으로</text:span><text:span text:style-name="T924"><text:s/></text:span><text:span text:style-name="T925">하려면</text:span><text:span text:style-name="T926"><text:s/></text:span><text:span text:style-name="T927">왼쪽의</text:span><text:span text:style-name="T928"><text:s/></text:span><text:span text:style-name="T929">네트워크</text:span><text:span text:style-name="T930"><text:s/></text:span><text:span text:style-name="T931">탭</text:span><text:span text:style-name="T932"><text:s/></text:span><text:span text:style-name="T933">선택한</text:span><text:span text:style-name="T934"><text:s/></text:span><text:span text:style-name="T935">후</text:span><text:span text:style-name="T936"><text:s/></text:span><text:span text:style-name="T937">어탭터</text:span><text:span text:style-name="T938">1(</text:span><text:span text:style-name="T939">가상머신의</text:span><text:span text:style-name="T940"><text:s/></text:span><text:span text:style-name="T941">랜카드</text:span><text:span text:style-name="T942"><text:s/></text:span><text:span text:style-name="T943">역활</text:span><text:span text:style-name="T944">)</text:span></text:p>
      <text:p text:style-name="Standard"><text:span text:style-name="T945">일단</text:span><text:span text:style-name="T946"><text:s/>host<text:s/></text:span><text:span text:style-name="T947">전용</text:span><text:span text:style-name="T948"><text:s/></text:span><text:span text:style-name="T949">어탭터</text:span><text:span text:style-name="T950"><text:s/></text:span><text:span text:style-name="T951">선택</text:span><text:span text:style-name="T952">)</text:span></text:p>
      <text:p text:style-name="Standard"><text:span text:style-name="T953">확인을</text:span><text:span text:style-name="T954"><text:s/></text:span><text:span text:style-name="T955">누른다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56">***centos7<text:s/></text:span><text:span text:style-name="T957">가동</text:span><text:span text:style-name="T958"><text:s/></text:span><text:span text:style-name="T959">시작하기</text:span></text:p>
      <text:p text:style-name="Standard"><text:span text:style-name="T960"><text:tab/>vbox</text:span><text:span text:style-name="T961">처음</text:span><text:span text:style-name="T962"><text:s/></text:span><text:span text:style-name="T963">화면의</text:span><text:span text:style-name="T964"><text:s/></text:span><text:span text:style-name="T965">왼쪽</text:span><text:span text:style-name="T966"><text:s/></text:span><text:span text:style-name="T967">탭에서</text:span><text:span text:style-name="T968"><text:s/>centos7 -<text:s/></text:span><text:span text:style-name="T969">마오</text:span><text:span text:style-name="T970"><text:s/>-<text:s/></text:span><text:span text:style-name="T971">시작</text:span><text:span text:style-name="T972"><text:s/>-<text:s/></text:span><text:span text:style-name="T973">일반시작</text:span></text:p>
      <text:p text:style-name="Standard"/>
      <text:p text:style-name="Standard"><text:span text:style-name="T974">언어</text:span><text:span text:style-name="T975"><text:s/></text:span><text:span text:style-name="T976">선택</text:span><text:span text:style-name="T977"><text:s/></text:span><text:span text:style-name="T978">결정</text:span></text:p>
      <text:p text:style-name="Standard"><text:span text:style-name="T979">왼쪽</text:span><text:span text:style-name="T980"><text:s/></text:span><text:span text:style-name="T981">화면을</text:span><text:span text:style-name="T982"><text:s/></text:span><text:span text:style-name="T983">스크롤하여</text:span><text:span text:style-name="T984"><text:s/></text:span><text:span text:style-name="T985">한국어를</text:span><text:span text:style-name="T986"><text:s/></text:span><text:span text:style-name="T987">선택한</text:span><text:span text:style-name="T988"><text:s/></text:span><text:span text:style-name="T989">후</text:span><text:span text:style-name="T990"><text:s/>[</text:span><text:span text:style-name="T991">계속</text:span><text:span text:style-name="T992"><text:s/></text:span><text:span text:style-name="T993">진행</text:span><text:span text:style-name="T994">]<text:s/></text:span><text:span text:style-name="T995">버튼</text:span><text:span text:style-name="T996"><text:s/></text:span><text:span text:style-name="T997">클릭</text:span></text:p>
      <text:p text:style-name="Standard"><text:span text:style-name="T998">(vm ware: +</text:span><text:span text:style-name="T999">기호를</text:span><text:span text:style-name="T1000"><text:s/></text:span><text:span text:style-name="T1001">눌러</text:span><text:span text:style-name="T1002"><text:s/></text:span><text:span text:style-name="T1003">영어</text:span><text:span text:style-name="T1004"><text:s/></text:span><text:span text:style-name="T1005">선택</text:span><text:span text:style-name="T1006"><text:s/></text:span><text:span text:style-name="T1007">후</text:span><text:span text:style-name="T1008"><text:s/>^</text:span><text:span text:style-name="T1009">등을</text:span><text:span text:style-name="T1010"><text:s/></text:span><text:span text:style-name="T1011">눌러</text:span><text:span text:style-name="T1012"><text:s/></text:span><text:span text:style-name="T1013">영어를</text:span><text:span text:style-name="T1014"><text:s/></text:span><text:span text:style-name="T1015">맨</text:span><text:span text:style-name="T1016"><text:s/></text:span><text:span text:style-name="T1017">위로</text:span><text:span text:style-name="T1018"><text:s/></text:span><text:span text:style-name="T1019">올림</text:span><text:span text:style-name="T1020">)</text:span></text:p>
      <text:p text:style-name="Standard"/>
      <text:p text:style-name="Standard"><text:span text:style-name="T1021">"</text:span><text:span text:style-name="T1022">소프트웨어</text:span><text:span text:style-name="T1023"><text:s/></text:span><text:span text:style-name="T1024">선택</text:span><text:span text:style-name="T1025">"</text:span><text:span text:style-name="T1026">을</text:span><text:span text:style-name="T1027"><text:s/></text:span><text:span text:style-name="T1028">누른</text:span><text:span text:style-name="T1029"><text:s/></text:span><text:span text:style-name="T1030">후</text:span><text:span text:style-name="T1031"><text:s/></text:span><text:span text:style-name="T1032">맨</text:span><text:span text:style-name="T1033"><text:s/></text:span><text:span text:style-name="T1034">아래</text:span><text:span text:style-name="T1035"><text:s/>[</text:span><text:span text:style-name="T1036">개발</text:span><text:span text:style-name="T1037"><text:s/></text:span><text:span text:style-name="T1038">및</text:span><text:span text:style-name="T1039"><text:s/></text:span><text:span text:style-name="T1040">창조를</text:span><text:span text:style-name="T1041"><text:s/></text:span><text:span text:style-name="T1042">위한</text:span><text:span text:style-name="T1043"><text:s/></text:span><text:span text:style-name="T1044">워크</text:span><text:span text:style-name="T1045"><text:s/></text:span><text:span text:style-name="T1046">스테이션</text:span><text:span text:style-name="T1047">]</text:span><text:span text:style-name="T1048">을</text:span><text:span text:style-name="T1049"><text:s/></text:span><text:span text:style-name="T1050">클릭</text:span><text:span text:style-name="T1051"><text:s/></text:span><text:span text:style-name="T1052">후</text:span><text:span text:style-name="T1053"><text:s/>[</text:span><text:span text:style-name="T1054">완료</text:span><text:span text:style-name="T1055">]<text:s/></text:span><text:span text:style-name="T1056">버튼</text:span><text:span text:style-name="T1057"><text:s/></text:span><text:span text:style-name="T1058">클릭</text:span></text:p>
      <text:p text:style-name="Standard"/>
      <text:p text:style-name="Standard"><text:span text:style-name="T1059">네트워크</text:span><text:span text:style-name="T1060"><text:s/></text:span><text:span text:style-name="T1061">및</text:span><text:span text:style-name="T1062"><text:s/></text:span><text:span text:style-name="T1063">호스트</text:span><text:span text:style-name="T1064"><text:s/></text:span><text:span text:style-name="T1065">이름을</text:span><text:span text:style-name="T1066"><text:s/></text:span><text:span text:style-name="T1067">클릭</text:span><text:span text:style-name="T1068"><text:s/></text:span><text:span text:style-name="T1069">후</text:span><text:span text:style-name="T1070"><text:s/></text:span><text:span text:style-name="T1071">오른쪽의</text:span><text:span text:style-name="T1072"><text:s/></text:span><text:span text:style-name="T1073">끔을</text:span><text:span text:style-name="T1074"><text:s/></text:span><text:span text:style-name="T1075">켬으로</text:span><text:span text:style-name="T1076"><text:s/></text:span><text:span text:style-name="T1077">변경</text:span><text:span text:style-name="T1078"><text:s/></text:span><text:span text:style-name="T1079">후</text:span><text:span text:style-name="T1080"><text:s/></text:span><text:span text:style-name="T1081">상단</text:span><text:span text:style-name="T1082"><text:s/></text:span><text:span text:style-name="T1083">완료</text:span><text:span text:style-name="T1084"><text:s/></text:span><text:span text:style-name="T1085">버튼</text:span><text:span text:style-name="T1086"><text:s/></text:span><text:span text:style-name="T1087">클릭</text:span></text:p>
      <text:p text:style-name="Standard"/>
      <text:p text:style-name="Standard"><text:span text:style-name="T1088">설치</text:span><text:span text:style-name="T1089"><text:s/></text:span><text:span text:style-name="T1090">대상을</text:span><text:span text:style-name="T1091"><text:s/></text:span><text:span text:style-name="T1092">클릭</text:span></text:p>
      <text:p text:style-name="Standard"><text:span text:style-name="T1093">하드디스크</text:span><text:span text:style-name="T1094"><text:s/></text:span><text:span text:style-name="T1095">천천히</text:span><text:span text:style-name="T1096"><text:s/></text:span><text:span text:style-name="T1097">두번</text:span><text:span text:style-name="T1098"><text:s/></text:span><text:span text:style-name="T1099">눌러</text:span><text:span text:style-name="T1100"><text:s/></text:span><text:span text:style-name="T1101">파란색</text:span><text:span text:style-name="T1102"><text:s/></text:span><text:span text:style-name="T1103">체크표시</text:span><text:span text:style-name="T1104"><text:s/></text:span><text:span text:style-name="T1105">확인</text:span><text:span text:style-name="T1106"><text:s/></text:span><text:span text:style-name="T1107">후</text:span></text:p>
      <text:p text:style-name="Standard"><text:span text:style-name="T1108">아래</text:span><text:span text:style-name="T1109"><text:s/>'</text:span><text:span text:style-name="T1110">파티션을</text:span><text:span text:style-name="T1111"><text:s/></text:span><text:span text:style-name="T1112">설정합니다</text:span><text:span text:style-name="T1113">'</text:span><text:span text:style-name="T1114">를</text:span><text:span text:style-name="T1115"><text:s/></text:span><text:span text:style-name="T1116">체크</text:span><text:span text:style-name="T1117"><text:s/></text:span><text:span text:style-name="T1118">후</text:span><text:span text:style-name="T1119"><text:s/></text:span><text:span text:style-name="T1120">상단</text:span><text:span text:style-name="T1121"><text:s/></text:span><text:span text:style-name="T1122">완료</text:span><text:span text:style-name="T1123"><text:s/></text:span><text:span text:style-name="T1124">버튼</text:span><text:span text:style-name="T1125"><text:s/></text:span><text:span text:style-name="T1126">클릭</text:span><text:span text:style-name="T1127"><text:s/>(</text:span><text:span text:style-name="T1128">자동</text:span><text:span text:style-name="T1129"><text:s/>-&gt;<text:s/></text:span><text:span text:style-name="T1130">파티션을</text:span><text:span text:style-name="T1131"><text:s/></text:span><text:span text:style-name="T1132">설정합니다</text:span><text:span text:style-name="T1133">)</text:span></text:p>
      <text:p text:style-name="Standard"/>
      <text:p text:style-name="Standard"><text:span text:style-name="T1134">수동으로</text:span><text:span text:style-name="T1135"><text:s/></text:span><text:span text:style-name="T1136">파티션</text:span><text:span text:style-name="T1137"><text:s/></text:span><text:span text:style-name="T1138">설정</text:span></text:p>
      <text:p text:style-name="Standard"><text:span text:style-name="T1139">중간부분을</text:span><text:span text:style-name="T1140"><text:s/>'</text:span><text:span text:style-name="T1141">표준파티션</text:span><text:span text:style-name="T1142">'</text:span><text:span text:style-name="T1143">으로</text:span><text:span text:style-name="T1144"><text:s/></text:span><text:span text:style-name="T1145">변경</text:span><text:span text:style-name="T1146"><text:s/></text:span><text:span text:style-name="T1147">후</text:span><text:span text:style-name="T1148"><text:s/>(LVM -&gt;<text:s/></text:span><text:span text:style-name="T1149">표준파티션</text:span><text:span text:style-name="T1150">)</text:span></text:p>
      <text:p text:style-name="Standard"><text:span text:style-name="T1151">아래</text:span><text:span text:style-name="T1152"><text:s/>+<text:s/></text:span><text:span text:style-name="T1153">기호를</text:span><text:span text:style-name="T1154"><text:s/></text:span><text:span text:style-name="T1155">눌러</text:span><text:span text:style-name="T1156"><text:s/></text:span><text:span text:style-name="T1157">마운트</text:span><text:span text:style-name="T1158"><text:s/></text:span><text:span text:style-name="T1159">지점에는</text:span><text:span text:style-name="T1160"><text:s/>swap,<text:s/></text:span><text:span text:style-name="T1161">용량은</text:span><text:span text:style-name="T1162"><text:s/>2G<text:s/></text:span><text:span text:style-name="T1163">입력</text:span><text:span text:style-name="T1164"><text:s/></text:span><text:span text:style-name="T1165">후</text:span><text:span text:style-name="T1166"><text:s/>'</text:span><text:span text:style-name="T1167">마운트</text:span><text:span text:style-name="T1168"><text:s/></text:span><text:span text:style-name="T1169">지점</text:span><text:span text:style-name="T1170"><text:s/></text:span><text:span text:style-name="T1171">추가</text:span><text:span text:style-name="T1172">'<text:s/></text:span><text:span text:style-name="T1173">버튼을</text:span><text:span text:style-name="T1174"><text:s/></text:span><text:span text:style-name="T1175">클릭</text:span></text:p>
      <text:p text:style-name="Standard"><text:span text:style-name="T1176">+<text:s/></text:span><text:span text:style-name="T1177">기호를</text:span><text:span text:style-name="T1178"><text:s/></text:span><text:span text:style-name="T1179">눌러</text:span><text:span text:style-name="T1180"><text:s/></text:span><text:span text:style-name="T1181">마운트</text:span><text:span text:style-name="T1182"><text:s/></text:span><text:span text:style-name="T1183">지점에는</text:span><text:span text:style-name="T1184"><text:s/>/,<text:s/></text:span><text:span text:style-name="T1185">용량은</text:span><text:span text:style-name="T1186"><text:s/></text:span><text:span text:style-name="T1187">빈칸으로</text:span><text:span text:style-name="T1188"><text:s/></text:span><text:span text:style-name="T1189">두고</text:span><text:span text:style-name="T1190"><text:s/>'</text:span><text:span text:style-name="T1191">마운트</text:span><text:span text:style-name="T1192"><text:s/></text:span><text:span text:style-name="T1193">지점</text:span><text:span text:style-name="T1194"><text:s/></text:span><text:span text:style-name="T1195">추가</text:span><text:span text:style-name="T1196">'<text:s/></text:span><text:span text:style-name="T1197">버튼을</text:span><text:span text:style-name="T1198"><text:s/></text:span><text:span text:style-name="T1199">클릭</text:span><text:span text:style-name="T1200"><text:s/></text:span><text:span text:style-name="T1201">후</text:span><text:span text:style-name="T1202"><text:s/></text:span><text:span text:style-name="T1203">상단</text:span><text:span text:style-name="T1204"><text:s/></text:span><text:span text:style-name="T1205">완</text:span><text:span text:style-name="T1206">료</text:span><text:span text:style-name="T1207"><text:s/></text:span><text:span text:style-name="T1208">버튼</text:span><text:span text:style-name="T1209"><text:s/></text:span><text:span text:style-name="T1210">클릭</text:span></text:p>
      <text:p text:style-name="Standard"><text:span text:style-name="T1211">변경사항</text:span><text:span text:style-name="T1212"><text:s/></text:span><text:span text:style-name="T1213">적용</text:span><text:span text:style-name="T1214"><text:s/></text:span><text:span text:style-name="T1215">버튼</text:span><text:span text:style-name="T1216"><text:s/></text:span><text:span text:style-name="T1217">클릭</text:span></text:p>
      <text:p text:style-name="Standard"/>
      <text:p text:style-name="Standard"/>
      <text:p text:style-name="Standard"><text:span text:style-name="T1218">아래</text:span><text:span text:style-name="T1219"><text:s/></text:span><text:span text:style-name="T1220">설치</text:span><text:span text:style-name="T1221"><text:s/></text:span><text:span text:style-name="T1222">시작</text:span><text:span text:style-name="T1223"><text:s/></text:span><text:span text:style-name="T1224">버튼</text:span><text:span text:style-name="T1225"><text:s/></text:span><text:span text:style-name="T1226">클릭</text:span></text:p>
      <text:p text:style-name="Standard"><text:span text:style-name="T1227">설치가</text:span><text:span text:style-name="T1228"><text:s/></text:span><text:span text:style-name="T1229">진행되는</text:span><text:span text:style-name="T1230"><text:s/></text:span><text:span text:style-name="T1231">것을</text:span><text:span text:style-name="T1232"><text:s/></text:span><text:span text:style-name="T1233">확인한</text:span><text:span text:style-name="T1234"><text:s/></text:span><text:span text:style-name="T1235">후</text:span><text:span text:style-name="T1236"><text:s/>root<text:s/></text:span><text:span text:style-name="T1237">암호를</text:span><text:span text:style-name="T1238"><text:s/></text:span><text:span text:style-name="T1239">설정한다</text:span></text:p>
      <text:p text:style-name="Standard"/>
      <text:p text:style-name="Standard"><text:span text:style-name="T1240">1234<text:s/></text:span><text:span text:style-name="T1241">입력</text:span><text:span text:style-name="T1242"><text:s/></text:span><text:span text:style-name="T1243">후</text:span><text:span text:style-name="T1244"><text:s/></text:span><text:span text:style-name="T1245">완료</text:span><text:span text:style-name="T1246"><text:s/>2</text:span><text:span text:style-name="T1247">번</text:span><text:span text:style-name="T1248">(</text:span><text:span text:style-name="T1249">암호는</text:span><text:span text:style-name="T1250"><text:s/></text:span><text:span text:style-name="T1251">아무거나</text:span><text:span text:style-name="T1252"><text:s/></text:span><text:span text:style-name="T1253">상관없음</text:span><text:span text:style-name="T1254">)</text:span></text:p>
      <text:p text:style-name="Standard"><text:span text:style-name="T1255">암호가</text:span><text:span text:style-name="T1256"><text:s/></text:span><text:span text:style-name="T1257">취약일때는</text:span><text:span text:style-name="T1258"><text:s/></text:span><text:span text:style-name="T1259">상단</text:span><text:span text:style-name="T1260"><text:s/></text:span><text:span text:style-name="T1261">완료</text:span><text:span text:style-name="T1262"><text:s/></text:span><text:span text:style-name="T1263">버늩을</text:span><text:span text:style-name="T1264"><text:s/>2</text:span><text:span text:style-name="T1265">번</text:span><text:span text:style-name="T1266"><text:s/></text:span><text:span text:style-name="T1267">클릭하면</text:span><text:span text:style-name="T1268"><text:s/></text:span><text:span text:style-name="T1269">된다</text:span></text:p>
      <text:p text:style-name="Standard"/>
      <text:p text:style-name="Standard"><text:span text:style-name="T1270">필요시</text:span><text:span text:style-name="T1271"><text:s/></text:span><text:span text:style-name="T1272">사용자</text:span><text:span text:style-name="T1273"><text:s/></text:span><text:span text:style-name="T1274">생성</text:span><text:span text:style-name="T1275"><text:s/></text:span><text:span text:style-name="T1276">클릭</text:span></text:p>
      <text:p text:style-name="Standard"><text:span text:style-name="T1277">입력칸</text:span><text:span text:style-name="T1278"><text:s/></text:span><text:span text:style-name="T1279">모두</text:span><text:span text:style-name="T1280"><text:s/>ondal</text:span><text:span text:style-name="T1281">을</text:span><text:span text:style-name="T1282"><text:s/>4</text:span><text:span text:style-name="T1283">번</text:span><text:span text:style-name="T1284"><text:s/></text:span><text:span text:style-name="T1285">입력</text:span><text:span text:style-name="T1286"><text:s/></text:span><text:span text:style-name="T1287">후</text:span><text:span text:style-name="T1288"><text:s/></text:span><text:span text:style-name="T1289">상단</text:span><text:span text:style-name="T1290"><text:s/></text:span><text:span text:style-name="T1291">완료</text:span><text:span text:style-name="T1292"><text:s/></text:span><text:span text:style-name="T1293">클릭</text:span></text:p>
      <text:p text:style-name="Standard"><text:span text:style-name="T1294">암호가</text:span><text:span text:style-name="T1295"><text:s/></text:span><text:span text:style-name="T1296">취약일때는</text:span><text:span text:style-name="T1297"><text:s/></text:span><text:span text:style-name="T1298">상단</text:span><text:span text:style-name="T1299"><text:s/></text:span><text:span text:style-name="T1300">완료</text:span><text:span text:style-name="T1301"><text:s/></text:span><text:span text:style-name="T1302">버큰을</text:span><text:span text:style-name="T1303"><text:s/>2</text:span><text:span text:style-name="T1304">번</text:span><text:span text:style-name="T1305"><text:s/></text:span><text:span text:style-name="T1306">클릭하면</text:span><text:span text:style-name="T1307"><text:s/></text:span><text:span text:style-name="T1308">된다</text:span></text:p>
      <text:p text:style-name="Standard"/>
      <text:p text:style-name="Standard"><text:span text:style-name="T1309">설치가</text:span><text:span text:style-name="T1310"><text:s/></text:span><text:span text:style-name="T1311">진행일</text:span><text:span text:style-name="T1312"><text:s/></text:span><text:span text:style-name="T1313">것이므로</text:span><text:span text:style-name="T1314"><text:s/>1600</text:span><text:span text:style-name="T1315">여개의</text:span><text:span text:style-name="T1316"><text:s/></text:span><text:span text:style-name="T1317">설치가</text:span><text:span text:style-name="T1318"><text:s/></text:span><text:span text:style-name="T1319">완료되면</text:span><text:span text:style-name="T1320"><text:s/></text:span><text:span text:style-name="T1321">재부팅</text:span><text:span text:style-name="T1322"><text:s/></text:span><text:span text:style-name="T1323">버튼</text:span><text:span text:style-name="T1324"><text:s/></text:span><text:span text:style-name="T1325">클릭</text:span><text:span text:style-name="T1326"><text:s/></text:span><text:span text:style-name="T1327">후</text:span><text:span text:style-name="T1328"><text:s/></text:span><text:span text:style-name="T1329">기다림</text:span></text:p>
      <text:p text:style-name="Standard"/>
      <text:p text:style-name="Standard"><text:span text:style-name="T1330">(</text:span><text:span text:style-name="T1331">참고</text:span><text:span text:style-name="T1332">)<text:s/></text:span><text:span text:style-name="T1333">부팅</text:span><text:span text:style-name="T1334"><text:s/></text:span><text:span text:style-name="T1335">시</text:span><text:span text:style-name="T1336"><text:s/></text:span><text:span text:style-name="T1337">기다리고</text:span><text:span text:style-name="T1338"><text:s/></text:span><text:span text:style-name="T1339">있으면</text:span><text:span text:style-name="T1340"><text:s/></text:span><text:span text:style-name="T1341">부팅이</text:span><text:span text:style-name="T1342"><text:s/></text:span><text:span text:style-name="T1343">시작됨</text:span><text:span text:style-name="T1344">,<text:s/></text:span><text:span text:style-name="T1345">만일</text:span><text:span text:style-name="T1346"><text:s/></text:span><text:span text:style-name="T1347">기다리지</text:span><text:span text:style-name="T1348"><text:s/></text:span><text:span text:style-name="T1349">않고</text:span><text:span text:style-name="T1350"><text:s/></text:span><text:span text:style-name="T1351">부팅시키려면</text:span><text:span text:style-name="T1352"><text:s/></text:span><text:span text:style-name="T1353">첫번째</text:span><text:span text:style-name="T1354"><text:s/></text:span><text:span text:style-name="T1355">줄</text:span><text:span text:style-name="T1356"><text:s/></text:span><text:span text:style-name="T1357">누른다</text:span></text:p>
      <text:p text:style-name="Standard"><text:span text:style-name="T1358">(or<text:s/></text:span><text:span text:style-name="T1359">첫번째</text:span><text:span text:style-name="T1360"><text:s/></text:span><text:span text:style-name="T1361">줄</text:span><text:span text:style-name="T1362"><text:s/></text:span><text:span text:style-name="T1363">첫글자</text:span><text:span text:style-name="T1364"><text:s/></text:span><text:span text:style-name="T1365">입력</text:span><text:span text:style-name="T1366">)</text:span></text:p>
      <text:p text:style-name="Standard"/>
      <text:p text:style-name="Standard"/>
      <text:p text:style-name="Standard"><text:span text:style-name="T1367">라이센스</text:span><text:span text:style-name="T1368"><text:s/></text:span><text:span text:style-name="T1369">정보</text:span><text:span text:style-name="T1370"><text:s/></text:span><text:span text:style-name="T1371">클릭</text:span><text:span text:style-name="T1372"><text:s/>-<text:s/></text:span><text:span text:style-name="T1373">약관에</text:span><text:span text:style-name="T1374"><text:s/></text:span><text:span text:style-name="T1375">동의합니다</text:span><text:span text:style-name="T1376"><text:s/></text:span><text:span text:style-name="T1377">클릭</text:span><text:span text:style-name="T1378"><text:s/></text:span><text:span text:style-name="T1379">후</text:span><text:span text:style-name="T1380"><text:s/></text:span><text:span text:style-name="T1381">완료</text:span></text:p>
      <text:p text:style-name="Standard"/>
      <text:p text:style-name="Standard"><text:span text:style-name="T1382">네트워크</text:span><text:span text:style-name="T1383"><text:s/></text:span><text:span text:style-name="T1384">설정</text:span><text:span text:style-name="T1385"><text:s/>-<text:s/></text:span><text:span text:style-name="T1386">켬</text:span><text:span text:style-name="T1387"><text:s/></text:span><text:span text:style-name="T1388">확인</text:span><text:span text:style-name="T1389"><text:s/></text:span><text:span text:style-name="T1390">완료</text:span></text:p>
      <text:p text:style-name="Standard"/>
      <text:p text:style-name="Standard"><text:span text:style-name="T1391">우측</text:span><text:span text:style-name="T1392"><text:s/></text:span><text:span text:style-name="T1393">아래</text:span><text:span text:style-name="T1394"><text:s/></text:span><text:span text:style-name="T1395">설정</text:span><text:span text:style-name="T1396"><text:s/></text:span><text:span text:style-name="T1397">완료</text:span><text:span text:style-name="T1398"><text:s/></text:span><text:span text:style-name="T1399">클릭</text:span><text:span text:style-name="T1400">.</text:span></text:p>
      <text:p text:style-name="Standard"/>
      <text:p text:style-name="Standard"/>
      <text:p text:style-name="Standard"><text:span text:style-name="T1401">(</text:span><text:span text:style-name="T1402">참고</text:span><text:span text:style-name="T1403">)<text:s/></text:span><text:span text:style-name="T1404">리눅스</text:span><text:span text:style-name="T1405"><text:s/></text:span><text:span text:style-name="T1406">암호는</text:span><text:span text:style-name="T1407"><text:s/></text:span><text:span text:style-name="T1408">일방암호</text:span><text:span text:style-name="T1409"><text:s/></text:span><text:span text:style-name="T1410">알고리즘</text:span></text:p>
      <text:p text:style-name="Standard"><text:span text:style-name="T1411"><text:tab/></text:span><text:span text:style-name="T1412">일방암호</text:span><text:span text:style-name="T1413"><text:s/></text:span><text:span text:style-name="T1414">알고리즘</text:span><text:span text:style-name="T1415">:<text:s/></text:span><text:span text:style-name="T1416">암호는</text:span><text:span text:style-name="T1417"><text:s/></text:span><text:span text:style-name="T1418">쉽게</text:span><text:span text:style-name="T1419"><text:s/></text:span><text:span text:style-name="T1420">생성</text:span><text:span text:style-name="T1421">,<text:s/></text:span><text:span text:style-name="T1422">암호</text:span><text:span text:style-name="T1423"><text:s/></text:span><text:span text:style-name="T1424">알아내기는</text:span><text:span text:style-name="T1425"><text:s/></text:span><text:span text:style-name="T1426">대단히</text:span><text:span text:style-name="T1427"><text:s/></text:span><text:span text:style-name="T1428">어렵</text:span></text:p>
      <text:p text:style-name="Standard"/>
      <text:p text:style-name="Standard"><text:span text:style-name="T1429">로그인</text:span><text:span text:style-name="T1430"><text:s/></text:span><text:span text:style-name="T1431">화면</text:span><text:span text:style-name="T1432"><text:s/></text:span><text:span text:style-name="T1433">뜨면</text:span><text:span text:style-name="T1434"><text:s/></text:span><text:span text:style-name="T1435">목록에</text:span><text:span text:style-name="T1436"><text:s/></text:span><text:span text:style-name="T1437">없습니까</text:span><text:span text:style-name="T1438"><text:s/>-<text:s/></text:span><text:span text:style-name="T1439">사용자</text:span><text:span text:style-name="T1440"><text:s/></text:span><text:span text:style-name="T1441">입력에</text:span><text:span text:style-name="T1442"><text:s/>root<text:s/></text:span><text:span text:style-name="T1443">입력</text:span><text:span text:style-name="T1444"><text:s/></text:span><text:span text:style-name="T1445">앞에</text:span><text:span text:style-name="T1446"><text:s/></text:span><text:span text:style-name="T1447">입력했던</text:span><text:span text:style-name="T1448"><text:s/></text:span><text:span text:style-name="T1449">암호</text:span><text:span text:style-name="T1450"><text:s/></text:span><text:span text:style-name="T1451">입력</text:span></text:p>
      <text:p text:style-name="Standard"/>
      <text:p text:style-name="Standard"><text:span text:style-name="T1452">gnom(</text:span><text:span text:style-name="T1453">리눅스</text:span><text:span text:style-name="T1454"><text:s/>gui<text:s/></text:span><text:span text:style-name="T1455">화면</text:span><text:span text:style-name="T1456">)<text:s/></text:span><text:span text:style-name="T1457">화면</text:span><text:span text:style-name="T1458"><text:s/>(GUI)</text:span><text:span text:style-name="T1459">에서</text:span><text:span text:style-name="T1460"><text:s/></text:span><text:span text:style-name="T1461">잠시</text:span><text:span text:style-name="T1462"><text:s/></text:span><text:span text:style-name="T1463">기다린</text:span><text:span text:style-name="T1464"><text:s/></text:span><text:span text:style-name="T1465">후</text:span><text:span text:style-name="T1466"><text:s/></text:span><text:span text:style-name="T1467">환영합니다</text:span><text:span text:style-name="T1468"><text:s/></text:span><text:span text:style-name="T1469">나오면</text:span><text:span text:style-name="T1470"><text:s/></text:span><text:span text:style-name="T1471">한국어</text:span><text:span text:style-name="T1472"><text:s/></text:span><text:span text:style-name="T1473">선택된</text:span><text:span text:style-name="T1474"><text:s/></text:span><text:span text:style-name="T1475">것</text:span><text:span text:style-name="T1476"><text:s/></text:span><text:span text:style-name="T1477">확인</text:span><text:span text:style-name="T1478"><text:s/></text:span><text:span text:style-name="T1479">후</text:span><text:span text:style-name="T1480"><text:s/></text:span><text:span text:style-name="T1481">다음</text:span><text:span text:style-name="T1482"><text:s/></text:span><text:span text:style-name="T1483">클릭</text:span></text:p>
      <text:p text:style-name="Standard"><text:span text:style-name="T1484">입력</text:span><text:span text:style-name="T1485"><text:s/></text:span><text:span text:style-name="T1486">화면에서</text:span><text:span text:style-name="T1487"><text:s/></text:span><text:span text:style-name="T1488">맨</text:span><text:span text:style-name="T1489"><text:s/></text:span><text:span text:style-name="T1490">위</text:span><text:span text:style-name="T1491"><text:s/></text:span><text:span text:style-name="T1492">한국어</text:span><text:span text:style-name="T1493"><text:s/></text:span><text:span text:style-name="T1494">선택</text:span><text:span text:style-name="T1495"><text:s/></text:span><text:span text:style-name="T1496">후</text:span><text:span text:style-name="T1497"><text:s/></text:span><text:span text:style-name="T1498">다음</text:span><text:span text:style-name="T1499"><text:s/></text:span><text:span text:style-name="T1500">개인</text:span><text:span text:style-name="T1501"><text:s/></text:span><text:span text:style-name="T1502">정보는</text:span><text:span text:style-name="T1503"><text:s/></text:span><text:span text:style-name="T1504">끔</text:span><text:span text:style-name="T1505"><text:s/></text:span><text:span text:style-name="T1506">선택</text:span><text:span text:style-name="T1507"><text:s/></text:span><text:span text:style-name="T1508">후</text:span><text:span text:style-name="T1509"><text:s/></text:span><text:span text:style-name="T1510">다음</text:span><text:span text:style-name="T1511"><text:s/></text:span><text:span text:style-name="T1512">온라인</text:span><text:span text:style-name="T1513"><text:s/></text:span><text:span text:style-name="T1514">계정</text:span><text:span text:style-name="T1515"><text:s/></text:span><text:span text:style-name="T1516">연결은</text:span><text:span text:style-name="T1517"><text:s/></text:span><text:span text:style-name="T1518">건너뛰기</text:span><text:span text:style-name="T1519"><text:s/>-<text:s/></text:span><text:span text:style-name="T1520">준비됐습니다</text:span><text:span text:style-name="T1521"><text:s/></text:span><text:span text:style-name="T1522">나오면</text:span><text:span text:style-name="T1523"><text:s/>centos linux<text:s/></text:span><text:span text:style-name="T1524">시작</text:span><text:span text:style-name="T1525"><text:s/></text:span><text:span text:style-name="T1526">클릭</text:span><text:span text:style-name="T1527"><text:s/></text:span><text:span text:style-name="T1528">시작하기</text:span><text:span text:style-name="T1529"><text:s/></text:span><text:span text:style-name="T1530">화면</text:span><text:span text:style-name="T1531"><text:s/></text:span><text:span text:style-name="T1532">나오면</text:span><text:span text:style-name="T1533"><text:s/></text:span><text:span text:style-name="T1534">일단</text:span><text:span text:style-name="T1535"><text:s/></text:span><text:span text:style-name="T1536">닫기</text:span></text:p>
      <text:p text:style-name="Standard"/>
      <text:p text:style-name="Standard"><text:span text:style-name="T1537">서버</text:span><text:span text:style-name="T1538"><text:s/></text:span><text:span text:style-name="T1539">종료하기</text:span></text:p>
      <text:p text:style-name="Standard"><text:span text:style-name="T1540">우측</text:span><text:span text:style-name="T1541"><text:s/></text:span><text:span text:style-name="T1542">상단에</text:span><text:span text:style-name="T1543"><text:s/></text:span><text:span text:style-name="T1544">전원</text:span><text:span text:style-name="T1545"><text:s/></text:span><text:span text:style-name="T1546">스위치</text:span><text:span text:style-name="T1547"><text:s/></text:span><text:span text:style-name="T1548">버튼</text:span><text:span text:style-name="T1549"><text:s/></text:span><text:span text:style-name="T1550">클릭</text:span></text:p>
      <text:p text:style-name="Standard"><text:span text:style-name="T1551">root<text:s/></text:span><text:span text:style-name="T1552">클릭하면</text:span><text:span text:style-name="T1553"><text:s/></text:span><text:span text:style-name="T1554">펼친</text:span><text:span text:style-name="T1555"><text:s/></text:span><text:span text:style-name="T1556">메뉴</text:span><text:span text:style-name="T1557"><text:s/></text:span><text:span text:style-name="T1558">뜸</text:span></text:p>
      <text:p text:style-name="Standard"><text:span text:style-name="T1559">전원</text:span><text:span text:style-name="T1560"><text:s/></text:span><text:span text:style-name="T1561">스위치</text:span><text:span text:style-name="T1562"><text:s/></text:span><text:span text:style-name="T1563">클릭</text:span></text:p>
      <text:p text:style-name="Standard"><text:span text:style-name="T1564">컴퓨터</text:span><text:span text:style-name="T1565"><text:s/></text:span><text:span text:style-name="T1566">끄기</text:span><text:span text:style-name="T1567"><text:s/></text:span><text:span text:style-name="T1568">클릭</text:span></text:p>
      <text:p text:style-name="Standard"/>
      <text:p text:style-name="Standard"/>
      <text:p text:style-name="Standard"><text:span text:style-name="T1569">***</text:span><text:span text:style-name="T1570">제대로</text:span><text:span text:style-name="T1571"><text:s/></text:span><text:span text:style-name="T1572">리눅스</text:span><text:span text:style-name="T1573"><text:s/></text:span><text:span text:style-name="T1574">시작</text:span></text:p>
      <text:p text:style-name="Standard"><text:span text:style-name="T1575">centos7 -<text:s/></text:span><text:span text:style-name="T1576">마오</text:span><text:span text:style-name="T1577"><text:s/>-<text:s/></text:span><text:span text:style-name="T1578">시작</text:span><text:span text:style-name="T1579"><text:s/>-<text:s/></text:span><text:span text:style-name="T1580">일반</text:span><text:span text:style-name="T1581"><text:s/></text:span><text:span text:style-name="T1582">시작</text:span></text:p>
      <text:p text:style-name="Standard"><text:span text:style-name="T1583">ondal</text:span><text:span text:style-name="T1584">로</text:span><text:span text:style-name="T1585"><text:s/></text:span><text:span text:style-name="T1586">로그인</text:span><text:span text:style-name="T1587"><text:s/></text:span><text:span text:style-name="T1588">하거나</text:span><text:span text:style-name="T1589"><text:s/>root</text:span><text:span text:style-name="T1590">로</text:span><text:span text:style-name="T1591"><text:s/></text:span><text:span text:style-name="T1592">로그인</text:span></text:p>
      <text:p text:style-name="Standard"/>
      <text:p text:style-name="Standard"><text:span text:style-name="T1593">*</text:span><text:span text:style-name="T1594">터미널모드</text:span></text:p>
      <text:p text:style-name="Standard"><text:span text:style-name="T1595">prompt</text:span><text:span text:style-name="T1596">가</text:span><text:span text:style-name="T1597"><text:s/></text:span><text:span text:style-name="T1598">출력</text:span></text:p>
      <text:p text:style-name="Standard"><text:span text:style-name="T1599">#:<text:s/></text:span><text:span text:style-name="T1600">root</text:span></text:p>
      <text:p text:style-name="Standard"><text:span text:style-name="T1601">$:<text:s/></text:span><text:span text:style-name="T1602">일반</text:span><text:span text:style-name="T1603"><text:s/></text:span><text:span text:style-name="T1604">유저</text:span></text:p>
      <text:p text:style-name="Standard"/>
      <text:p text:style-name="Standard"><text:span text:style-name="T1605">(</text:span><text:span text:style-name="T1606">참고</text:span><text:span text:style-name="T1607">)<text:s/></text:span><text:span text:style-name="T1608">한영변환은</text:span><text:span text:style-name="T1609"><text:s/></text:span><text:span text:style-name="T1610">한</text:span><text:span text:style-name="T1611">/</text:span><text:span text:style-name="T1612">영키</text:span><text:span text:style-name="T1613"><text:s/>or<text:s/></text:span><text:span text:style-name="T1614">윈도우키</text:span><text:span text:style-name="T1615"><text:s/>+<text:s/></text:span><text:span text:style-name="T1616">스페이스</text:span><text:span text:style-name="T1617"><text:s/>or shift + space<text:s/></text:span><text:span text:style-name="T1618">로</text:span><text:span text:style-name="T1619"><text:s/></text:span><text:span text:style-name="T1620">해본다</text:span></text:p>
      <text:p text:style-name="Standard"><text:span text:style-name="T1621">(</text:span><text:span text:style-name="T1622">참고</text:span><text:span text:style-name="T1623">)<text:s/></text:span><text:span text:style-name="T1624">한글이</text:span><text:span text:style-name="T1625"><text:s/></text:span><text:span text:style-name="T1626">안먹으면</text:span><text:span text:style-name="T1627"><text:s/></text:span><text:span text:style-name="T1628">프로그램</text:span><text:span text:style-name="T1629"><text:s/>-<text:s/></text:span><text:span text:style-name="T1630">시스템도구</text:span><text:span text:style-name="T1631">-<text:s/></text:span><text:span text:style-name="T1632">설정</text:span><text:span text:style-name="T1633"><text:s/>-</text:span><text:span text:style-name="T1634">지역</text:span><text:span text:style-name="T1635"><text:s/></text:span><text:span text:style-name="T1636">및</text:span><text:span text:style-name="T1637"><text:s/></text:span><text:span text:style-name="T1638">언어에서</text:span><text:span text:style-name="T1639"><text:s/></text:span><text:span text:style-name="T1640">한글</text:span><text:span text:style-name="T1641">(hangul)</text:span><text:span text:style-name="T1642">을</text:span><text:span text:style-name="T1643"><text:s/></text:span><text:span text:style-name="T1644">추가한</text:span><text:span text:style-name="T1645"><text:s/></text:span><text:span text:style-name="T1646">후</text:span></text:p>
      <text:p text:style-name="Standard"><text:span text:style-name="T1647">순서를</text:span><text:span text:style-name="T1648"><text:s/></text:span><text:span text:style-name="T1649">다른</text:span><text:span text:style-name="T1650"><text:s/></text:span><text:span text:style-name="T1651">한국어보다</text:span><text:span text:style-name="T1652"><text:s/></text:span><text:span text:style-name="T1653">위에</text:span><text:span text:style-name="T1654"><text:s/></text:span><text:span text:style-name="T1655">올리고</text:span><text:span text:style-name="T1656"><text:s/>reboot<text:s/></text:span><text:span text:style-name="T1657">하면됨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658">**********************************</text:span><text:span text:style-name="T1659">리눅스</text:span><text:span text:style-name="T1660"><text:s/></text:span><text:span text:style-name="T1661">사용법</text:span></text:p>
      <text:p text:style-name="Standard"><text:span text:style-name="T1662">echo:<text:s/></text:span><text:span text:style-name="T1663">화면</text:span><text:span text:style-name="T1664"><text:s/></text:span><text:span text:style-name="T1665">출력</text:span><text:span text:style-name="T1666"><text:s/></text:span><text:span text:style-name="T1667">명령어</text:span></text:p>
      <text:p text:style-name="Standard"/>
      <text:p text:style-name="Standard"><text:span text:style-name="T1668">리눅스에서</text:span><text:span text:style-name="T1669"><text:s/>c<text:s/></text:span><text:span text:style-name="T1670">언어를</text:span><text:span text:style-name="T1671"><text:s/></text:span><text:span text:style-name="T1672">개발</text:span><text:span text:style-name="T1673">,<text:s/></text:span><text:span text:style-name="T1674">먼저</text:span><text:span text:style-name="T1675"><text:s/></text:span><text:span text:style-name="T1676">윈도우에서</text:span><text:span text:style-name="T1677"><text:s/></text:span><text:span text:style-name="T1678">쉽게</text:span><text:span text:style-name="T1679"><text:s/></text:span><text:span text:style-name="T1680">작</text:span><text:span text:style-name="T1681">성하고</text:span><text:span text:style-name="T1682"><text:s/></text:span><text:span text:style-name="T1683">리눅스로</text:span><text:span text:style-name="T1684"><text:s/></text:span><text:span text:style-name="T1685">전송</text:span></text:p>
      <text:p text:style-name="Standard"><text:span text:style-name="T1686">툴</text:span><text:span text:style-name="T1687">: acroedit</text:span></text:p>
      <text:p text:style-name="Standard"><text:span text:style-name="T1688">ftp</text:span><text:span text:style-name="T1689">로</text:span><text:span text:style-name="T1690"><text:s/></text:span><text:span text:style-name="T1691">전송됨</text:span></text:p>
      <text:p text:style-name="Standard"/>
      <text:p text:style-name="Standard"><text:span text:style-name="T1692">repository(</text:span><text:span text:style-name="T1693">저장소</text:span><text:span text:style-name="T1694">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Lucida Sans" svg:font-family="Lucida Sans" style:font-family-generic="swiss" style:font-pitch="variable" svg:panose-1="2 11 6 2 3 5 4 2 2 4"/>
    <style:font-face style:name="Liberation Serif" svg:font-family="Liberation Serif" style:font-family-generic="roman" style:font-pitch="variable"/>
    <style:font-face style:name="나눔고딕" svg:font-family="나눔고딕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바탕" style:font-name-asian="맑은 고딕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제목1" style:display-name="제목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나눔고딕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나눔고딕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3505</dc:creator>
    <meta:creation-date>2020-10-29T15:45:00Z</meta:creation-date>
    <dc:date>2020-11-01T12:06:00Z</dc:date>
    <meta:template xlink:href="Normal.dotm" xlink:type="simple"/>
    <meta:editing-cycles>5</meta:editing-cycles>
    <meta:editing-duration>PT33600S</meta:editing-duration>
    <meta:document-statistic meta:page-count="1" meta:paragraph-count="9" meta:word-count="729" meta:character-count="4879" meta:row-count="34" meta:non-whitespace-character-count="4159"/>
  </office:meta>
</office:document-meta>
</file>